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charter" svg:font-family="&quot;Bitstream charter&quot;"/>
    <style:font-face style:name="Liberation Serif" svg:font-family="&quot;Liberation Serif&quot;"/>
    <style:font-face style:name="Times New Roman" svg:font-family="&quot;Times New Roman&quot;"/>
    <style:font-face style:name="Calibri1" svg:font-family="Calibri1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fo:background-color="#9BBB59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background-color="#9BBB59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9BBB59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55555"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Default" style:data-style-name="N0">
      <style:text-properties fo:color="#000000" style:font-name="Bitstream charter" style:font-name-asian="Bitstream charter" style:font-name-complex="Bitstream charter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fo:color="#000000" style:font-name="Calibri1" style:font-name-asian="Calibri1" style:font-name-complex="Calibri1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 style:font-name="Calibri1" style:font-name-asian="Calibri1" style:font-name-complex="Calibri1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A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thin solid #00000A" fo:border-bottom="thin solid #00000A" fo:border-left="thin solid #00000A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top" fo:background-color="#B2B2B2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6.32354166666667cm" style:use-optimal-column-width="true"/>
    </style:style>
    <style:style style:name="co10" style:family="table-column">
      <style:table-column-properties fo:break-before="auto" style:column-width="11.324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0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ReferenceID</text:p>
          </table:table-cell>
          <table:table-cell office:value-type="string" table:style-name="ce3">
            <text:p>Ecosystem_name</text:p>
          </table:table-cell>
          <table:table-cell office:value-type="string" table:style-name="ce4">
            <text:p>Ecosystem_ID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overlaps with</text:p>
          </table:table-cell>
          <table:table-cell office:value-type="string" table:style-name="ce4">
            <text:p>RLEversion</text:p>
          </table:table-cell>
          <table:table-cell office:value-type="string" table:style-name="ce4">
            <text:p>AssessmentDate</text:p>
          </table:table-cell>
          <table:table-cell office:value-type="string" table:style-name="ce4">
            <text:p>OverallRiskCat</text:p>
          </table:table-cell>
          <table:table-cell office:value-type="string" table:style-name="ce5">
            <text:p>RiskCatBound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CoastalSandstone_2013</text:p>
          </table:table-cell>
          <table:table-cell office:value-type="string" table:style-name="ce7">
            <text:p>Coastal sandstone upland swamps</text:p>
          </table:table-cell>
          <table:table-cell office:value-type="string" table:style-name="ce8">
            <text:p>Keith_CS_CoastalSandstone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Riecken_CS_RaisedBogs_2013</text:p>
          </table:table-cell>
          <table:table-cell office:value-type="string" table:style-name="ce7">
            <text:p>Raised bogs</text:p>
          </table:table-cell>
          <table:table-cell office:value-type="string" table:style-name="ce8">
            <text:p>Riecken_CS_RaisedBog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Essl_CS_GermanTamarisk_2013</text:p>
          </table:table-cell>
          <table:table-cell office:value-type="string" table:style-name="ce7">
            <text:p>German tamarisk pioneer vegetation</text:p>
          </table:table-cell>
          <table:table-cell office:value-type="string" table:style-name="ce8">
            <text:p>Essl_CS_GermanTamarisk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ingsford_CS_MurrayDarlingBasin_2013</text:p>
          </table:table-cell>
          <table:table-cell office:value-type="string" table:style-name="ce7">
            <text:p>Swamps, marshes and lakes in the Murray-Darling Basin, Australia</text:p>
          </table:table-cell>
          <table:table-cell office:value-type="string" table:style-name="ce8">
            <text:p>Kingsford_CS_MurrayDarlingBasin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AralSea_2013</text:p>
          </table:table-cell>
          <table:table-cell office:value-type="string" table:style-name="ce7">
            <text:p>Aral Sea</text:p>
          </table:table-cell>
          <table:table-cell office:value-type="string" table:style-name="ce8">
            <text:p>Keith_CS_AralSea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O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Poulin_CS_EuropeanReedbeds_2013</text:p>
          </table:table-cell>
          <table:table-cell office:value-type="string" table:style-name="ce7">
            <text:p>Reedbeds, Europe</text:p>
          </table:table-cell>
          <table:table-cell office:value-type="string" table:style-name="ce8">
            <text:p>Poulin_CS_EuropeanReedbe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office:value-type="string" table:style-name="ce10">
            <text:p>VU-EN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GonakierForest_2013</text:p>
          </table:table-cell>
          <table:table-cell office:value-type="string" table:style-name="ce7">
            <text:p>Gonakier forests of Senegal</text:p>
          </table:table-cell>
          <table:table-cell office:value-type="string" table:style-name="ce8">
            <text:p>Keith_CS_GonakierForest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acNally_RiverRedGum_2013</text:p>
          </table:table-cell>
          <table:table-cell office:value-type="string" table:style-name="ce7">
            <text:p>River red gum and black box</text:p>
          </table:table-cell>
          <table:table-cell office:value-type="string" table:style-name="ce8">
            <text:p>MacNally_RiverRedGum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eith_CS_CoolibahBlackBox_2013</text:p>
          </table:table-cell>
          <table:table-cell office:value-type="string" table:style-name="ce7">
            <text:p>Coolibah Black Box woodland</text:p>
          </table:table-cell>
          <table:table-cell office:value-type="string" table:style-name="ce8">
            <text:p>Keith_CS_CoolibahBlackBox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enson_CS_VineThicketSEAustralia_2013</text:p>
          </table:table-cell>
          <table:table-cell office:value-type="string" table:style-name="ce7">
            <text:p>Mock Olive Wilga Peach Bush Carissa dry sub-tropical semi evergreen vine thicket</text:p>
          </table:table-cell>
          <table:table-cell office:value-type="string" table:style-name="ce8">
            <text:p>Benson_CS_VineThicketSEAustralia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OliveiraMiranda_CS_TepuiShrublands_2013</text:p>
          </table:table-cell>
          <table:table-cell office:value-type="string" table:style-name="ce7">
            <text:p>Tepui shrubland</text:p>
          </table:table-cell>
          <table:table-cell office:value-type="string" table:style-name="ce8">
            <text:p>OliveiraMiranda_CS_TepuiShrublan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Holdaway_CS_GraniteGravelFields_2013</text:p>
          </table:table-cell>
          <table:table-cell office:value-type="string" table:style-name="ce7">
            <text:p>Granite gravel fields &amp; sandplains</text:p>
          </table:table-cell>
          <table:table-cell office:value-type="string" table:style-name="ce8">
            <text:p>Holdaway_CS_GraniteGravelField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Keith_CS_CapeFlatsSandFynbos_2013</text:p>
          </table:table-cell>
          <table:table-cell office:value-type="string" table:style-name="ce7">
            <text:p>Cape Sand Flats Fynbos</text:p>
          </table:table-cell>
          <table:table-cell office:value-type="string" table:style-name="ce8">
            <text:p>Keith_CS_CapeFlatsSandFynbo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oat_CS_TapiaForest_2013</text:p>
          </table:table-cell>
          <table:table-cell office:value-type="string" table:style-name="ce7">
            <text:p>Tapia Forest</text:p>
          </table:table-cell>
          <table:table-cell office:value-type="string" table:style-name="ce8">
            <text:p>Moat_CS_TapiaForest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FaberLnagendoen_CS_GreatLakesAlvar_2013</text:p>
          </table:table-cell>
          <table:table-cell office:value-type="string" table:style-name="ce7">
            <text:p>Great Lakes Alvar</text:p>
          </table:table-cell>
          <table:table-cell office:value-type="string" table:style-name="ce8">
            <text:p>FaberLnagendoen_CS_GreatLakesAlvar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VU-EN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GiantKelp_2013</text:p>
          </table:table-cell>
          <table:table-cell office:value-type="string" table:style-name="ce7">
            <text:p>Giant kelp forests</text:p>
          </table:table-cell>
          <table:table-cell office:value-type="string" table:style-name="ce8">
            <text:p>Keith_CS_GiantKelp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Keith_CS_CaribbeanCoralReefs_2013</text:p>
          </table:table-cell>
          <table:table-cell office:value-type="string" table:style-name="ce7">
            <text:p>Caribbean coral reefs</text:p>
          </table:table-cell>
          <table:table-cell office:value-type="string" table:style-name="ce8">
            <text:p>Keith_CS_CaribbeanCoralReef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Bonifacio_CS_SeagrassCommunity_2013</text:p>
          </table:table-cell>
          <table:table-cell office:value-type="string" table:style-name="ce7">
            <text:p>Seagrass meadows of South Australia</text:p>
          </table:table-cell>
          <table:table-cell office:value-type="string" table:style-name="ce8">
            <text:p>Bonifacio_CS_SeagrassCommunity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office:value-type="string" table:style-name="ce10">
            <text:p>EN-C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Lester_CS_CoorongLagoons_2013</text:p>
          </table:table-cell>
          <table:table-cell office:value-type="string" table:style-name="ce7">
            <text:p>Coorong lagoons</text:p>
          </table:table-cell>
          <table:table-cell office:value-type="string" table:style-name="ce8">
            <text:p>Lester_CS_CoorongLagoons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onifacio_CS_KRSWetland_2013</text:p>
          </table:table-cell>
          <table:table-cell office:value-type="string" table:style-name="ce7">
            <text:p>Karst rising springs</text:p>
          </table:table-cell>
          <table:table-cell office:value-type="string" table:style-name="ce8">
            <text:p>Bonifacio_CS_KRSWetland_2013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Auld_Australia_GnarledMossyCloudForest_2015</text:p>
          </table:table-cell>
          <table:table-cell office:value-type="string" table:style-name="ce7">
            <text:p>Gnarled Mossy Cloud Forest</text:p>
          </table:table-cell>
          <table:table-cell office:value-type="string" table:style-name="ce8">
            <text:p>Auld_Australia_GnarledMossyCloudFores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etcalfe_Australia_WetTropics_2015</text:p>
          </table:table-cell>
          <table:table-cell office:value-type="string" table:style-name="ce7">
            <text:p>Coastal lowland rainforests of the Wet Tropics Bioregion, Queensland, Australia</text:p>
          </table:table-cell>
          <table:table-cell office:value-type="string" table:style-name="ce8">
            <text:p>Metcalfe_Australia_WetTropics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urns_Australia_MountainAshForest_2015</text:p>
          </table:table-cell>
          <table:table-cell office:value-type="string" table:style-name="ce7">
            <text:p>Mountain ash forest</text:p>
          </table:table-cell>
          <table:table-cell office:value-type="string" table:style-name="ce8">
            <text:p>Burns_Australia_MountainAshFores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Tozer_Australia_CumberlandPlain_2015</text:p>
          </table:table-cell>
          <table:table-cell office:value-type="string" table:style-name="ce7">
            <text:p>Cumberland Plain Woodland</text:p>
          </table:table-cell>
          <table:table-cell office:value-type="string" table:style-name="ce8">
            <text:p>Tozer_Australia_CumberlandPlain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English_Australia_SWA_2015</text:p>
          </table:table-cell>
          <table:table-cell office:value-type="string" table:style-name="ce7">
            <text:p>Shrubland Swan Coastal plain Ironstones</text:p>
          </table:table-cell>
          <table:table-cell office:value-type="string" table:style-name="ce8">
            <text:p>English_Australia_SWA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Barret_Australia_MountainSummit_2015</text:p>
          </table:table-cell>
          <table:table-cell office:value-type="string" table:style-name="ce7">
            <text:p>Eastern Stilring Range Montane Heath and Thicket</text:p>
          </table:table-cell>
          <table:table-cell office:value-type="string" table:style-name="ce8">
            <text:p>Barret_Australia_MountainSummit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Williams_Australia_AlpineSnowPatch_2015</text:p>
          </table:table-cell>
          <table:table-cell office:value-type="string" table:style-name="ce7">
            <text:p>Alpine snow patch herbfields</text:p>
          </table:table-cell>
          <table:table-cell office:value-type="string" table:style-name="ce8">
            <text:p>Williams_Australia_AlpineSnowPatch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Wardle_Australia_GeorginaGidgee_2015</text:p>
          </table:table-cell>
          <table:table-cell office:value-type="string" table:style-name="ce7">
            <text:p>Georgina gidgee woodlands</text:p>
          </table:table-cell>
          <table:table-cell office:value-type="string" table:style-name="ce8">
            <text:p>Wardle_Australia_GeorginaGidgee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Pisanu_Australia_LakeEyre_2015</text:p>
          </table:table-cell>
          <table:table-cell office:value-type="string" table:style-name="ce7">
            <text:p>Connected Wetlands of the Lake Eyre</text:p>
          </table:table-cell>
          <table:table-cell office:value-type="string" table:style-name="ce8">
            <text:p>Pisanu_Australia_LakeEyre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urray_China_TidalFlats_2015</text:p>
          </table:table-cell>
          <table:table-cell office:value-type="string" table:style-name="ce7">
            <text:p>Tidal Flats of the Yellow Sea</text:p>
          </table:table-cell>
          <table:table-cell office:value-type="string" table:style-name="ce8">
            <text:p>Murray_China_TidalFlats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Clark_Antarctic_2015</text:p>
          </table:table-cell>
          <table:table-cell office:value-type="string" table:style-name="ce7">
            <text:p>Antarctic under ice communities</text:p>
          </table:table-cell>
          <table:table-cell office:value-type="string" table:style-name="ce8">
            <text:p>Clark_Antarctic_2015:1</text:p>
          </table:table-cell>
          <table:table-cell table:style-name="ce8"/>
          <table:table-cell office:value-type="string" table:style-name="ce8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upper-montane forest</text:p>
          </table:table-cell>
          <table:table-cell office:value-type="string" table:style-name="ce9">
            <text:p>Crespin_RLE_ElSalvador_2015:1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needle-leaved upper-montane forest</text:p>
          </table:table-cell>
          <table:table-cell office:value-type="string" table:style-name="ce9">
            <text:p>Crespin_RLE_ElSalvador_2015:2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needle-leaved lowland forest</text:p>
          </table:table-cell>
          <table:table-cell office:value-type="string" table:style-name="ce9">
            <text:p>Crespin_RLE_ElSalvador_2015:3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altimontane forest</text:p>
          </table:table-cell>
          <table:table-cell office:value-type="string" table:style-name="ce9">
            <text:p>Crespin_RLE_ElSalvador_2015:4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evergreen seasonal broad-leaved alluvial forest, occasionally inundated</text:p>
          </table:table-cell>
          <table:table-cell office:value-type="string" table:style-name="ce9">
            <text:p>Crespin_RLE_ElSalvador_2015:5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well-drained lowland forest</text:p>
          </table:table-cell>
          <table:table-cell office:value-type="string" table:style-name="ce9">
            <text:p>Crespin_RLE_ElSalvador_2015:6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submontane forest</text:p>
          </table:table-cell>
          <table:table-cell office:value-type="string" table:style-name="ce9">
            <text:p>Crespin_RLE_ElSalvador_2015:7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mixed submontane forest</text:p>
          </table:table-cell>
          <table:table-cell office:value-type="string" table:style-name="ce9">
            <text:p>Crespin_RLE_ElSalvador_2015:8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broad-leaved lower montane forest</text:p>
          </table:table-cell>
          <table:table-cell office:value-type="string" table:style-name="ce9">
            <text:p>Crespin_RLE_ElSalvador_2015:9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semi-deciduous mixed lower montane forest</text:p>
          </table:table-cell>
          <table:table-cell office:value-type="string" table:style-name="ce9">
            <text:p>Crespin_RLE_ElSalvador_2015:10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Pacific mangrove forest on clay</text:p>
          </table:table-cell>
          <table:table-cell office:value-type="string" table:style-name="ce9">
            <text:p>Crespin_RLE_ElSalvador_2015:11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deciduous broad-leaved lowland forest, well-drained</text:p>
          </table:table-cell>
          <table:table-cell office:value-type="string" table:style-name="ce9">
            <text:p>Crespin_RLE_ElSalvador_2015:12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Look-up Forest Macrogroups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hort-grass savanna lowland with evergreen broad-leaved shrubs, well-drained, Curatella americana variant</text:p>
          </table:table-cell>
          <table:table-cell office:value-type="string" table:style-name="ce9">
            <text:p>Crespin_RLE_ElSalvador_2015:13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hort-grass savanna with semi-deciduous broad-leaved shrubs, well-drained, Crescentia alata variant</text:p>
          </table:table-cell>
          <table:table-cell office:value-type="string" table:style-name="ce9">
            <text:p>Crespin_RLE_ElSalvador_2015:14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altimontane meadow or paramo</text:p>
          </table:table-cell>
          <table:table-cell office:value-type="string" table:style-name="ce9">
            <text:p>Crespin_RLE_ElSalvador_2015:15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carcely vegetated lava flow</text:p>
          </table:table-cell>
          <table:table-cell office:value-type="string" table:style-name="ce9">
            <text:p>Crespin_RLE_ElSalvador_2015:16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Scarcely vegetated tropical dune and beaches</text:p>
          </table:table-cell>
          <table:table-cell office:value-type="string" table:style-name="ce9">
            <text:p>Crespin_RLE_ElSalvador_2015:17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coastal vegetation in successional transition on very recent sediments, moderately drained</text:p>
          </table:table-cell>
          <table:table-cell office:value-type="string" table:style-name="ce9">
            <text:p>Crespin_RLE_ElSalvador_2015:18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O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Crespin_RLE_ElSalvador_2015</text:p>
          </table:table-cell>
          <table:table-cell office:value-type="string" table:style-name="ce7">
            <text:p>Tropical freshwater reed-swamp formation</text:p>
          </table:table-cell>
          <table:table-cell office:value-type="string" table:style-name="ce9">
            <text:p>Crespin_RLE_ElSalvador_2015:19</text:p>
          </table:table-cell>
          <table:table-cell office:value-type="string" table:style-name="ce9">
            <text:p>El Salvador</text:p>
          </table:table-cell>
          <table:table-cell office:value-type="string" table:style-name="ce9">
            <text:p>none</text:p>
          </table:table-cell>
          <table:table-cell office:value-type="float" office:value="2" table:style-name="ce9">
            <text:p>2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6">
            <text:p>Mahoney_USA_EstuarineEcosystem_2017</text:p>
          </table:table-cell>
          <table:table-cell office:value-type="string" table:style-name="ce11">
            <text:p>Chesapeake Bay</text:p>
          </table:table-cell>
          <table:table-cell office:value-type="string" table:style-name="ce8">
            <text:p>Mahoney_USA_EstuarineEcosystem_2017:1</text:p>
          </table:table-cell>
          <table:table-cell office:value-type="string" table:style-name="ce8">
            <text:p>United States of America</text:p>
          </table:table-cell>
          <table:table-cell office:value-type="string" table:style-name="ce8">
            <text:p>none</text:p>
          </table:table-cell>
          <table:table-cell office:value-type="float" office:value="2" table:style-name="ce12">
            <text:p>2</text:p>
          </table:table-cell>
          <table:table-cell office:value-type="float" office:value="2017" table:style-name="ce12">
            <text:p>2017</text:p>
          </table:table-cell>
          <table:table-cell office:value-type="string" table:style-name="ce12">
            <text:p>CR</text:p>
          </table:table-cell>
          <table:table-cell table:style-name="ce13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thorn forest of A. caven and Prosopis chilensis</text:p>
          </table:table-cell>
          <table:table-cell office:value-type="string" table:style-name="ce9">
            <text:p>Alaniz_Chile_CentralChileHotspot_2016:1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thorn forest of A. caven and Baccharis paniculata</text:p>
          </table:table-cell>
          <table:table-cell office:value-type="string" table:style-name="ce9">
            <text:p>Alaniz_Chile_CentralChileHotspot_2016:2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thorn forest of A. caven and Maytenus boaria</text:p>
          </table:table-cell>
          <table:table-cell office:value-type="string" table:style-name="ce9">
            <text:p>Alaniz_Chile_CentralChileHotspot_2016:3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thorn forest of A. caven and Lithraea caustica</text:p>
          </table:table-cell>
          <table:table-cell office:value-type="string" table:style-name="ce9">
            <text:p>Alaniz_Chile_CentralChileHotspot_2016:4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arborescent scrub of Peumus boldus and Schinus latifolius</text:p>
          </table:table-cell>
          <table:table-cell office:value-type="string" table:style-name="ce9">
            <text:p>Alaniz_Chile_CentralChileHotspot_2016:5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arborescent scrub of Quillaja saponaria and Porlieria chilesis</text:p>
          </table:table-cell>
          <table:table-cell office:value-type="string" table:style-name="ce9">
            <text:p>Alaniz_Chile_CentralChileHotspot_2016:6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Kageneckia angustifolia and Guindilia trinervis</text:p>
          </table:table-cell>
          <table:table-cell office:value-type="string" table:style-name="ce9">
            <text:p>Alaniz_Chile_CentralChileHotspot_2016:7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Cryptocarya alba and P. boldus</text:p>
          </table:table-cell>
          <table:table-cell office:value-type="string" table:style-name="ce9">
            <text:p>Alaniz_Chile_CentralChileHotspot_2016:8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L. caustica and C. alba</text:p>
          </table:table-cell>
          <table:table-cell office:value-type="string" table:style-name="ce9">
            <text:p>Alaniz_Chile_CentralChileHotspot_2016:9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Q. saponaria and L. caustica</text:p>
          </table:table-cell>
          <table:table-cell office:value-type="string" table:style-name="ce9">
            <text:p>Alaniz_Chile_CentralChileHotspot_2016:10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clerophyll forest of L. caustica and Azara integrifolia</text:p>
          </table:table-cell>
          <table:table-cell office:value-type="string" table:style-name="ce9">
            <text:p>Alaniz_Chile_CentralChileHotspot_2016:11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forest of L. caustica and P. boldus</text:p>
          </table:table-cell>
          <table:table-cell office:value-type="string" table:style-name="ce9">
            <text:p>Alaniz_Chile_CentralChileHotspot_2016:12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sclerophyll forest of L. caustica and Lomatia hirsuta</text:p>
          </table:table-cell>
          <table:table-cell office:value-type="string" table:style-name="ce9">
            <text:p>Alaniz_Chile_CentralChileHotspot_2016:13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sclerophyll psammophytic forest of Q. saponaria and Fabiana imbricata</text:p>
          </table:table-cell>
          <table:table-cell office:value-type="string" table:style-name="ce9">
            <text:p>Alaniz_Chile_CentralChileHotspot_2016:14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othofagus macrocarpa and Ribes punctatum</text:p>
          </table:table-cell>
          <table:table-cell office:value-type="string" table:style-name="ce9">
            <text:p>Alaniz_Chile_CentralChileHotspot_2016:15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Interior Mediterranean deciduous forest of Nothofagus obliqua and C. alba</text:p>
          </table:table-cell>
          <table:table-cell office:value-type="string" table:style-name="ce9">
            <text:p>Alaniz_Chile_CentralChileHotspot_2016:16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Andean Mediterranean deciduous forest of N. obliqua and Austrocedrus chilensis</text:p>
          </table:table-cell>
          <table:table-cell office:value-type="string" table:style-name="ce9">
            <text:p>Alaniz_Chile_CentralChileHotspot_2016:17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othofagus glauca and Azara petiolaris</text:p>
          </table:table-cell>
          <table:table-cell office:value-type="string" table:style-name="ce9">
            <text:p>Alaniz_Chile_CentralChileHotspot_2016:18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deciduous forest of N. glauca and Persea lingue</text:p>
          </table:table-cell>
          <table:table-cell office:value-type="string" table:style-name="ce9">
            <text:p>Alaniz_Chile_CentralChileHotspot_2016:19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Alaniz_Chile_CentralChileHotspot_2016</text:p>
          </table:table-cell>
          <table:table-cell office:value-type="string" table:style-name="ce7">
            <text:p>Coastal Mediterranean short scrub of Chuquiraga oppositifolia and Mulinum spinosum</text:p>
          </table:table-cell>
          <table:table-cell office:value-type="string" table:style-name="ce9">
            <text:p>Alaniz_Chile_CentralChileHotspot_2016:20</text:p>
          </table:table-cell>
          <table:table-cell office:value-type="string" table:style-name="ce9">
            <text:p>Chile</text:p>
          </table:table-cell>
          <table:table-cell office:value-type="string" table:style-name="ce9">
            <text:p>look up MAC_CHILE</text:p>
          </table:table-cell>
          <table:table-cell office:value-type="float" office:value="2" table:style-name="ce9">
            <text:p>2</text:p>
          </table:table-cell>
          <table:table-cell office:value-type="float" office:value="2016" table:style-name="ce9">
            <text:p>2016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134 - Caribbean Coastal Lowland Dry Forest</text:p>
          </table:table-cell>
          <table:table-cell office:value-type="string" table:style-name="ce14">
            <text:p>FerrerParis_Continental_ForestMacrogroup_2019: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294 - Caribbean Dry Limestone Forest</text:p>
          </table:table-cell>
          <table:table-cell office:value-type="string" table:style-name="ce14">
            <text:p>FerrerParis_Continental_ForestMacrogroup_2019: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296 - Caribbean &amp; Mesoamerican Pine-Oak Dry Forest</text:p>
          </table:table-cell>
          <table:table-cell office:value-type="string" table:style-name="ce14">
            <text:p>FerrerParis_Continental_ForestMacrogroup_2019: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561 - Caribbean &amp; Mesoamerican Seasonal Dry Forest</text:p>
          </table:table-cell>
          <table:table-cell office:value-type="string" table:style-name="ce14">
            <text:p>FerrerParis_Continental_ForestMacrogroup_2019: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a.562 - Pacific Mesoamerican Seasonal Dry Forest</text:p>
          </table:table-cell>
          <table:table-cell office:value-type="string" table:style-name="ce14">
            <text:p>FerrerParis_Continental_ForestMacrogroup_2019: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3 - Guajiran Seasonal Dry Forest</text:p>
          </table:table-cell>
          <table:table-cell office:value-type="string" table:style-name="ce14">
            <text:p>FerrerParis_Continental_ForestMacrogroup_2019: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5 - Llanos Seasonal Dry Forest</text:p>
          </table:table-cell>
          <table:table-cell office:value-type="string" table:style-name="ce14">
            <text:p>FerrerParis_Continental_ForestMacrogroup_2019: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i.566 - Tumbes Guayaquil Seasonal Dry Forest</text:p>
          </table:table-cell>
          <table:table-cell office:value-type="string" table:style-name="ce14">
            <text:p>FerrerParis_Continental_ForestMacrogroup_2019: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j.567 - Central Guianan Seasonal Dry Forest</text:p>
          </table:table-cell>
          <table:table-cell office:value-type="string" table:style-name="ce14">
            <text:p>FerrerParis_Continental_ForestMacrogroup_2019: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68 - Brazilian Atlantic Seasonal Dry Forest</text:p>
          </table:table-cell>
          <table:table-cell office:value-type="string" table:style-name="ce14">
            <text:p>FerrerParis_Continental_ForestMacrogroup_2019:1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0 - Cerrado Seasonal Dry Forest</text:p>
          </table:table-cell>
          <table:table-cell office:value-type="string" table:style-name="ce14">
            <text:p>FerrerParis_Continental_ForestMacrogroup_2019:1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1 - Parana Seasonal Dry Forest</text:p>
          </table:table-cell>
          <table:table-cell office:value-type="string" table:style-name="ce14">
            <text:p>FerrerParis_Continental_ForestMacrogroup_2019:1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572 - Caatinga Seasonal Dry Forest</text:p>
          </table:table-cell>
          <table:table-cell office:value-type="string" table:style-name="ce14">
            <text:p>FerrerParis_Continental_ForestMacrogroup_2019:1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k.872 ‚Äì Cerradao Sclerophyllous Woodland</text:p>
          </table:table-cell>
          <table:table-cell office:value-type="string" table:style-name="ce14">
            <text:p>FerrerParis_Continental_ForestMacrogroup_2019:1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3 - Northern Andes Seasonal Dry Forest</text:p>
          </table:table-cell>
          <table:table-cell office:value-type="string" table:style-name="ce14">
            <text:p>FerrerParis_Continental_ForestMacrogroup_2019:1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4 - Central Andes Seasonal Dry Forest</text:p>
          </table:table-cell>
          <table:table-cell office:value-type="string" table:style-name="ce14">
            <text:p>FerrerParis_Continental_ForestMacrogroup_2019:1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1.El.575 - Boliviano Tucumano Seasonal Dry Forest</text:p>
          </table:table-cell>
          <table:table-cell office:value-type="string" table:style-name="ce14">
            <text:p>FerrerParis_Continental_ForestMacrogroup_2019:1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281 - Caribbean Lowland Humid Forest</text:p>
          </table:table-cell>
          <table:table-cell office:value-type="string" table:style-name="ce14">
            <text:p>FerrerParis_Continental_ForestMacrogroup_2019:1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578 - Mesoamerican Lowland Humid Forest</text:p>
          </table:table-cell>
          <table:table-cell office:value-type="string" table:style-name="ce14">
            <text:p>FerrerParis_Continental_ForestMacrogroup_2019:1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g.873 - Mesoamerican Submontane Humid Forest</text:p>
          </table:table-cell>
          <table:table-cell office:value-type="string" table:style-name="ce14">
            <text:p>FerrerParis_Continental_ForestMacrogroup_2019:2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79 - Guajiran Humid Forest</text:p>
          </table:table-cell>
          <table:table-cell office:value-type="string" table:style-name="ce14">
            <text:p>FerrerParis_Continental_ForestMacrogroup_2019:2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0 - Catatumbo Magdalena Humid Forest</text:p>
          </table:table-cell>
          <table:table-cell office:value-type="string" table:style-name="ce14">
            <text:p>FerrerParis_Continental_ForestMacrogroup_2019:2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1 - Choco-Darien Humid Forest</text:p>
          </table:table-cell>
          <table:table-cell office:value-type="string" table:style-name="ce14">
            <text:p>FerrerParis_Continental_ForestMacrogroup_2019:2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2 - Western Ecuador Humid Forest</text:p>
          </table:table-cell>
          <table:table-cell office:value-type="string" table:style-name="ce14">
            <text:p>FerrerParis_Continental_ForestMacrogroup_2019:2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h.583 - Llanos Humid Forest</text:p>
          </table:table-cell>
          <table:table-cell office:value-type="string" table:style-name="ce14">
            <text:p>FerrerParis_Continental_ForestMacrogroup_2019:2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4 - Western Guianan Humid Forest</text:p>
          </table:table-cell>
          <table:table-cell office:value-type="string" table:style-name="ce14">
            <text:p>FerrerParis_Continental_ForestMacrogroup_2019:2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5 - Central Guianan Humid Forest</text:p>
          </table:table-cell>
          <table:table-cell office:value-type="string" table:style-name="ce14">
            <text:p>FerrerParis_Continental_ForestMacrogroup_2019:2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6 - Eastern Guianan Humid Forest</text:p>
          </table:table-cell>
          <table:table-cell office:value-type="string" table:style-name="ce14">
            <text:p>FerrerParis_Continental_ForestMacrogroup_2019:2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i.587 - Orinoquian Humid Forest</text:p>
          </table:table-cell>
          <table:table-cell office:value-type="string" table:style-name="ce14">
            <text:p>FerrerParis_Continental_ForestMacrogroup_2019:2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88 - Western Amazon Lowland Humid Forest</text:p>
          </table:table-cell>
          <table:table-cell office:value-type="string" table:style-name="ce14">
            <text:p>FerrerParis_Continental_ForestMacrogroup_2019:3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89 - Western Amazon Subandean Humid Forest</text:p>
          </table:table-cell>
          <table:table-cell office:value-type="string" table:style-name="ce14">
            <text:p>FerrerParis_Continental_ForestMacrogroup_2019:3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0 - Southwestern Amazon Lowland Humid Forest</text:p>
          </table:table-cell>
          <table:table-cell office:value-type="string" table:style-name="ce14">
            <text:p>FerrerParis_Continental_ForestMacrogroup_2019:3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1 - Southwestern Amazon Subandean Humid Forest</text:p>
          </table:table-cell>
          <table:table-cell office:value-type="string" table:style-name="ce14">
            <text:p>FerrerParis_Continental_ForestMacrogroup_2019:3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2 - Northern Amazon Humid Forest</text:p>
          </table:table-cell>
          <table:table-cell office:value-type="string" table:style-name="ce14">
            <text:p>FerrerParis_Continental_ForestMacrogroup_2019:3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NT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j.593 - Central Amazon Humid Forest</text:p>
          </table:table-cell>
          <table:table-cell office:value-type="string" table:style-name="ce14">
            <text:p>FerrerParis_Continental_ForestMacrogroup_2019:3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5 - Brazilian Atlantic Humid Forest</text:p>
          </table:table-cell>
          <table:table-cell office:value-type="string" table:style-name="ce14">
            <text:p>FerrerParis_Continental_ForestMacrogroup_2019:3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6 - Parana Humid Forest</text:p>
          </table:table-cell>
          <table:table-cell office:value-type="string" table:style-name="ce14">
            <text:p>FerrerParis_Continental_ForestMacrogroup_2019:3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2.Ek.597 - Cerrado Humid Forest</text:p>
          </table:table-cell>
          <table:table-cell office:value-type="string" table:style-name="ce14">
            <text:p>FerrerParis_Continental_ForestMacrogroup_2019:3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598 - Caribbean Montane Humid Forest</text:p>
          </table:table-cell>
          <table:table-cell office:value-type="string" table:style-name="ce14">
            <text:p>FerrerParis_Continental_ForestMacrogroup_2019:3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0 - Mesoamerican Montane Humid Forest</text:p>
          </table:table-cell>
          <table:table-cell office:value-type="string" table:style-name="ce14">
            <text:p>FerrerParis_Continental_ForestMacrogroup_2019:4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1 - Mesoamerican Pine-Oak Forest</text:p>
          </table:table-cell>
          <table:table-cell office:value-type="string" table:style-name="ce14">
            <text:p>FerrerParis_Continental_ForestMacrogroup_2019:4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g.602 - Southern Mesoamerican Montane Humid Forest</text:p>
          </table:table-cell>
          <table:table-cell office:value-type="string" table:style-name="ce14">
            <text:p>FerrerParis_Continental_ForestMacrogroup_2019:4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h.603 - Central Guianan Montane Humid Forest</text:p>
          </table:table-cell>
          <table:table-cell office:value-type="string" table:style-name="ce14">
            <text:p>FerrerParis_Continental_ForestMacrogroup_2019:4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h.604 - Eastern Guianan Montane Humid Forest</text:p>
          </table:table-cell>
          <table:table-cell office:value-type="string" table:style-name="ce14">
            <text:p>FerrerParis_Continental_ForestMacrogroup_2019:4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6 - Northern Andean Montane &amp; Upper Montane Humid Forest</text:p>
          </table:table-cell>
          <table:table-cell office:value-type="string" table:style-name="ce14">
            <text:p>FerrerParis_Continental_ForestMacrogroup_2019:4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7 - Northern Andean Lower Montane Humid Forest</text:p>
          </table:table-cell>
          <table:table-cell office:value-type="string" table:style-name="ce14">
            <text:p>FerrerParis_Continental_ForestMacrogroup_2019:4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09 - Northern Andes Venezuelan Coastal Ridge Forest</text:p>
          </table:table-cell>
          <table:table-cell office:value-type="string" table:style-name="ce14">
            <text:p>FerrerParis_Continental_ForestMacrogroup_2019:4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0 - Central Andean (Yungas) Montane &amp; Upper Montane Humid Forest</text:p>
          </table:table-cell>
          <table:table-cell office:value-type="string" table:style-name="ce14">
            <text:p>FerrerParis_Continental_ForestMacrogroup_2019:4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1 - Central Andean (Yungas) Lower Montane Humid Forest</text:p>
          </table:table-cell>
          <table:table-cell office:value-type="string" table:style-name="ce14">
            <text:p>FerrerParis_Continental_ForestMacrogroup_2019:4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2 - Bolivian-Tucuman Montane &amp; Upper Montane Humid Forest</text:p>
          </table:table-cell>
          <table:table-cell office:value-type="string" table:style-name="ce14">
            <text:p>FerrerParis_Continental_ForestMacrogroup_2019:5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NT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3 - Bolivian-Tucuman Lower Montane Humid Forest</text:p>
          </table:table-cell>
          <table:table-cell office:value-type="string" table:style-name="ce14">
            <text:p>FerrerParis_Continental_ForestMacrogroup_2019:5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4 - Moist Puna Humid Forest</text:p>
          </table:table-cell>
          <table:table-cell office:value-type="string" table:style-name="ce14">
            <text:p>FerrerParis_Continental_ForestMacrogroup_2019:5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j.615 - Eastern Subandean Ridge Montane Humid Forest</text:p>
          </table:table-cell>
          <table:table-cell office:value-type="string" table:style-name="ce14">
            <text:p>FerrerParis_Continental_ForestMacrogroup_2019:5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3.Ek.616 - Brazilian Atlantic Montane Humid Forest</text:p>
          </table:table-cell>
          <table:table-cell office:value-type="string" table:style-name="ce14">
            <text:p>FerrerParis_Continental_ForestMacrogroup_2019:5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7 - Caribbean Swamp</text:p>
          </table:table-cell>
          <table:table-cell office:value-type="string" table:style-name="ce14">
            <text:p>FerrerParis_Continental_ForestMacrogroup_2019:5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8 - Caribbean Floodplain Forest</text:p>
          </table:table-cell>
          <table:table-cell office:value-type="string" table:style-name="ce14">
            <text:p>FerrerParis_Continental_ForestMacrogroup_2019:5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19 - Mesoamerican Coastal Plain Swamp</text:p>
          </table:table-cell>
          <table:table-cell office:value-type="string" table:style-name="ce14">
            <text:p>FerrerParis_Continental_ForestMacrogroup_2019:5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d.620 - Mesoamerican Floodplain Forest</text:p>
          </table:table-cell>
          <table:table-cell office:value-type="string" table:style-name="ce14">
            <text:p>FerrerParis_Continental_ForestMacrogroup_2019:5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1 - Guajiran Flooded Forest</text:p>
          </table:table-cell>
          <table:table-cell office:value-type="string" table:style-name="ce14">
            <text:p>FerrerParis_Continental_ForestMacrogroup_2019:5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2 - Choco-Darien Floodplain Forest</text:p>
          </table:table-cell>
          <table:table-cell office:value-type="string" table:style-name="ce14">
            <text:p>FerrerParis_Continental_ForestMacrogroup_2019:6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4 - Llanos Flooded &amp; Swamp Forest</text:p>
          </table:table-cell>
          <table:table-cell office:value-type="string" table:style-name="ce14">
            <text:p>FerrerParis_Continental_ForestMacrogroup_2019:6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i.625 - Guayaquil Flooded &amp; Swamp Forest</text:p>
          </table:table-cell>
          <table:table-cell office:value-type="string" table:style-name="ce14">
            <text:p>FerrerParis_Continental_ForestMacrogroup_2019:6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6 - Guianan Riparian Forest</text:p>
          </table:table-cell>
          <table:table-cell office:value-type="string" table:style-name="ce14">
            <text:p>FerrerParis_Continental_ForestMacrogroup_2019:6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7 - Guianan Swamp Forest</text:p>
          </table:table-cell>
          <table:table-cell office:value-type="string" table:style-name="ce14">
            <text:p>FerrerParis_Continental_ForestMacrogroup_2019:6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j.628 - Orinoco Delta Swamp Forest</text:p>
          </table:table-cell>
          <table:table-cell office:value-type="string" table:style-name="ce14">
            <text:p>FerrerParis_Continental_ForestMacrogroup_2019:6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29 - Northern Andean Riparian &amp; Flooded Forest</text:p>
          </table:table-cell>
          <table:table-cell office:value-type="string" table:style-name="ce14">
            <text:p>FerrerParis_Continental_ForestMacrogroup_2019:6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0 - Central Andean Riparian &amp; Flooded Forest</text:p>
          </table:table-cell>
          <table:table-cell office:value-type="string" table:style-name="ce14">
            <text:p>FerrerParis_Continental_ForestMacrogroup_2019:6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1 - Bolivian-Tucuman Dry Valley Riparian Forest</text:p>
          </table:table-cell>
          <table:table-cell office:value-type="string" table:style-name="ce14">
            <text:p>FerrerParis_Continental_ForestMacrogroup_2019:6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k.632 - Eastern Subandean Ridge Riparian &amp; Flooded Forest</text:p>
          </table:table-cell>
          <table:table-cell office:value-type="string" table:style-name="ce14">
            <text:p>FerrerParis_Continental_ForestMacrogroup_2019:6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3 - Western Amazon Floodplain Forest</text:p>
          </table:table-cell>
          <table:table-cell office:value-type="string" table:style-name="ce14">
            <text:p>FerrerParis_Continental_ForestMacrogroup_2019:7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4 - Western Amazon Swamp Forest</text:p>
          </table:table-cell>
          <table:table-cell office:value-type="string" table:style-name="ce14">
            <text:p>FerrerParis_Continental_ForestMacrogroup_2019:7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5 - Southwestern Amazon Floodplain Forest</text:p>
          </table:table-cell>
          <table:table-cell office:value-type="string" table:style-name="ce14">
            <text:p>FerrerParis_Continental_ForestMacrogroup_2019:7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6 - Southern Amazon Swamp Forest</text:p>
          </table:table-cell>
          <table:table-cell office:value-type="string" table:style-name="ce14">
            <text:p>FerrerParis_Continental_ForestMacrogroup_2019:7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7 - Northern Amazon Floodplain Forest</text:p>
          </table:table-cell>
          <table:table-cell office:value-type="string" table:style-name="ce14">
            <text:p>FerrerParis_Continental_ForestMacrogroup_2019:7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8 - Central Amazon Floodplain Forest</text:p>
          </table:table-cell>
          <table:table-cell office:value-type="string" table:style-name="ce14">
            <text:p>FerrerParis_Continental_ForestMacrogroup_2019:7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39 - South-Central Amazon Floodplain Forest</text:p>
          </table:table-cell>
          <table:table-cell office:value-type="string" table:style-name="ce14">
            <text:p>FerrerParis_Continental_ForestMacrogroup_2019:7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l.640 - Amazon Delta Swamp Forest</text:p>
          </table:table-cell>
          <table:table-cell office:value-type="string" table:style-name="ce14">
            <text:p>FerrerParis_Continental_ForestMacrogroup_2019:7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1 - Brazilian Atlantic Coastal Plain Swamp</text:p>
          </table:table-cell>
          <table:table-cell office:value-type="string" table:style-name="ce14">
            <text:p>FerrerParis_Continental_ForestMacrogroup_2019:7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2 - Parana Floodplain Forest</text:p>
          </table:table-cell>
          <table:table-cell office:value-type="string" table:style-name="ce14">
            <text:p>FerrerParis_Continental_ForestMacrogroup_2019:7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3 - Cerrado Floodplain Forest</text:p>
          </table:table-cell>
          <table:table-cell office:value-type="string" table:style-name="ce14">
            <text:p>FerrerParis_Continental_ForestMacrogroup_2019:8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4 - Beni Chiquitano Swamp Forest</text:p>
          </table:table-cell>
          <table:table-cell office:value-type="string" table:style-name="ce14">
            <text:p>FerrerParis_Continental_ForestMacrogroup_2019:8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5 - Beni Floodplain Forest</text:p>
          </table:table-cell>
          <table:table-cell office:value-type="string" table:style-name="ce14">
            <text:p>FerrerParis_Continental_ForestMacrogroup_2019:8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m.646 - Pantanal Floodplain Forest</text:p>
          </table:table-cell>
          <table:table-cell office:value-type="string" table:style-name="ce14">
            <text:p>FerrerParis_Continental_ForestMacrogroup_2019:8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7 - Northern Chaco Floodplain Forest &amp; Woodland</text:p>
          </table:table-cell>
          <table:table-cell office:value-type="string" table:style-name="ce14">
            <text:p>FerrerParis_Continental_ForestMacrogroup_2019:8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8 - Northern Chaco Riparian Shrubland &amp; Woodland</text:p>
          </table:table-cell>
          <table:table-cell office:value-type="string" table:style-name="ce14">
            <text:p>FerrerParis_Continental_ForestMacrogroup_2019:8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49 - Northern Chaco Palm Swamp</text:p>
          </table:table-cell>
          <table:table-cell office:value-type="string" table:style-name="ce14">
            <text:p>FerrerParis_Continental_ForestMacrogroup_2019:8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4.En.650 - Southern Chaco Floodplain Forest &amp; Woodland</text:p>
          </table:table-cell>
          <table:table-cell office:value-type="string" table:style-name="ce14">
            <text:p>FerrerParis_Continental_ForestMacrogroup_2019:8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5.Ua.4 - Eastern Pacific Mangrove</text:p>
          </table:table-cell>
          <table:table-cell office:value-type="string" table:style-name="ce14">
            <text:p>FerrerParis_Continental_ForestMacrogroup_2019:8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A.5.Ua.5 - Western Atlantic &amp; Caribbean Mangrove</text:p>
          </table:table-cell>
          <table:table-cell office:value-type="string" table:style-name="ce14">
            <text:p>FerrerParis_Continental_ForestMacrogroup_2019:8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f.652 - Central Chilean (Mediterranean) Sclerophyllous Forest</text:p>
          </table:table-cell>
          <table:table-cell office:value-type="string" table:style-name="ce14">
            <text:p>FerrerParis_Continental_ForestMacrogroup_2019:9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f.653 - Central Chilean (Mediterranean) Deciduous Forest</text:p>
          </table:table-cell>
          <table:table-cell office:value-type="string" table:style-name="ce14">
            <text:p>FerrerParis_Continental_ForestMacrogroup_2019:9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Eg.654 - Espinal Deciduous Forest &amp; Woodland</text:p>
          </table:table-cell>
          <table:table-cell office:value-type="string" table:style-name="ce14">
            <text:p>FerrerParis_Continental_ForestMacrogroup_2019:9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a.7 - Longleaf Pine Woodland</text:p>
          </table:table-cell>
          <table:table-cell office:value-type="string" table:style-name="ce14">
            <text:p>FerrerParis_Continental_ForestMacrogroup_2019:9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a.8 - Southern Mesic Mixed Broadleaf Forest</text:p>
          </table:table-cell>
          <table:table-cell office:value-type="string" table:style-name="ce14">
            <text:p>FerrerParis_Continental_ForestMacrogroup_2019:9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c.9 - California Forest &amp; Woodland</text:p>
          </table:table-cell>
          <table:table-cell office:value-type="string" table:style-name="ce14">
            <text:p>FerrerParis_Continental_ForestMacrogroup_2019:9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0 - Madrean Lowland Evergreen Woodland</text:p>
          </table:table-cell>
          <table:table-cell office:value-type="string" table:style-name="ce14">
            <text:p>FerrerParis_Continental_ForestMacrogroup_2019:9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LC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5 - Comanchian Forest &amp; Woodland</text:p>
          </table:table-cell>
          <table:table-cell office:value-type="string" table:style-name="ce14">
            <text:p>FerrerParis_Continental_ForestMacrogroup_2019:9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5 - Valdivian Lower Montane Evergreen Forest</text:p>
          </table:table-cell>
          <table:table-cell office:value-type="string" table:style-name="ce14">
            <text:p>FerrerParis_Continental_ForestMacrogroup_2019:9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6 - Valdivian Lower Montane Deciduous Forest</text:p>
          </table:table-cell>
          <table:table-cell office:value-type="string" table:style-name="ce14">
            <text:p>FerrerParis_Continental_ForestMacrogroup_2019:9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7 - Valdivian Montane &amp; Upper Montane Deciduous Forest</text:p>
          </table:table-cell>
          <table:table-cell office:value-type="string" table:style-name="ce14">
            <text:p>FerrerParis_Continental_ForestMacrogroup_2019:10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e.658 - Valdivian Montane &amp; Upper Montane Evergreen Forest</text:p>
          </table:table-cell>
          <table:table-cell office:value-type="string" table:style-name="ce14">
            <text:p>FerrerParis_Continental_ForestMacrogroup_2019:10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Ef.659 - Magellanian Temperate Evergreen Forest</text:p>
          </table:table-cell>
          <table:table-cell office:value-type="string" table:style-name="ce14">
            <text:p>FerrerParis_Continental_ForestMacrogroup_2019:10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2 - North-Central Oak - Hardwood &amp; Pine Forest</text:p>
          </table:table-cell>
          <table:table-cell office:value-type="string" table:style-name="ce14">
            <text:p>FerrerParis_Continental_ForestMacrogroup_2019:10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1.Nd.13 - Madrean Montane Forest &amp; Woodland</text:p>
          </table:table-cell>
          <table:table-cell office:value-type="string" table:style-name="ce14">
            <text:p>FerrerParis_Continental_ForestMacrogroup_2019:10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4 - Northern Mesic Hardwood &amp; Conifer Forest</text:p>
          </table:table-cell>
          <table:table-cell office:value-type="string" table:style-name="ce14">
            <text:p>FerrerParis_Continental_ForestMacrogroup_2019:10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6 - South-Central Oak - Hardwood &amp; Pine Forest</text:p>
          </table:table-cell>
          <table:table-cell office:value-type="string" table:style-name="ce14">
            <text:p>FerrerParis_Continental_ForestMacrogroup_2019:10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51 - Northern Great Plains Woodland</text:p>
          </table:table-cell>
          <table:table-cell office:value-type="string" table:style-name="ce14">
            <text:p>FerrerParis_Continental_ForestMacrogroup_2019:10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EN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159 - Northern Pine &amp; Oak - Hardwood Forest</text:p>
          </table:table-cell>
          <table:table-cell office:value-type="string" table:style-name="ce14">
            <text:p>FerrerParis_Continental_ForestMacrogroup_2019:10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a.502 - Appalachian &amp; Northeastern Oak - Hardwood &amp; Pine Forest</text:p>
          </table:table-cell>
          <table:table-cell office:value-type="string" table:style-name="ce14">
            <text:p>FerrerParis_Continental_ForestMacrogroup_2019:10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0 - Rocky Mountain Subalpine &amp; High Montane Conifer Forest</text:p>
          </table:table-cell>
          <table:table-cell office:value-type="string" table:style-name="ce14">
            <text:p>FerrerParis_Continental_ForestMacrogroup_2019:11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NT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1 - Sierra Madre High Montane Forest</text:p>
          </table:table-cell>
          <table:table-cell office:value-type="string" table:style-name="ce14">
            <text:p>FerrerParis_Continental_ForestMacrogroup_2019:11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22 - Southern Rocky Mountain Lower Montane Forest</text:p>
          </table:table-cell>
          <table:table-cell office:value-type="string" table:style-name="ce14">
            <text:p>FerrerParis_Continental_ForestMacrogroup_2019:11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500 - Central Rocky Mountain Mesic Lower Montane Forest</text:p>
          </table:table-cell>
          <table:table-cell office:value-type="string" table:style-name="ce14">
            <text:p>FerrerParis_Continental_ForestMacrogroup_2019:11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LC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b.501 - Central Rocky Mountain Dry Lower Montane &amp; Foothill Forest</text:p>
          </table:table-cell>
          <table:table-cell office:value-type="string" table:style-name="ce14">
            <text:p>FerrerParis_Continental_ForestMacrogroup_2019:11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3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c.26 - Intermountain Singleleaf Pinyon - Utah Juniper - Western Juniper Woodland</text:p>
          </table:table-cell>
          <table:table-cell office:value-type="string" table:style-name="ce14">
            <text:p>FerrerParis_Continental_ForestMacrogroup_2019:11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3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c.27 - Southern Rocky Mountain Two-needle Pinyon - One-seed Juniper Woodland</text:p>
          </table:table-cell>
          <table:table-cell office:value-type="string" table:style-name="ce14">
            <text:p>FerrerParis_Continental_ForestMacrogroup_2019:11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3 - Southern Vancouverian Montane &amp; Foothill Forest</text:p>
          </table:table-cell>
          <table:table-cell office:value-type="string" table:style-name="ce14">
            <text:p>FerrerParis_Continental_ForestMacrogroup_2019:11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4 - Vancouverian Lowland &amp; Montane Rainforest</text:p>
          </table:table-cell>
          <table:table-cell office:value-type="string" table:style-name="ce14">
            <text:p>FerrerParis_Continental_ForestMacrogroup_2019:11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2.Nd.25 - Vancouverian Subalpine Forest</text:p>
          </table:table-cell>
          <table:table-cell office:value-type="string" table:style-name="ce14">
            <text:p>FerrerParis_Continental_ForestMacrogroup_2019:11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h.661 - Espinal Floodplain Forest</text:p>
          </table:table-cell>
          <table:table-cell office:value-type="string" table:style-name="ce14">
            <text:p>FerrerParis_Continental_ForestMacrogroup_2019:12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i.662 - Central Chilean (Mediterranean) &amp; Desert Riparian &amp; Flooded Forest</text:p>
          </table:table-cell>
          <table:table-cell office:value-type="string" table:style-name="ce14">
            <text:p>FerrerParis_Continental_ForestMacrogroup_2019:12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j.663 - Valdivian Temperate Flooded &amp; Swamp Forest</text:p>
          </table:table-cell>
          <table:table-cell office:value-type="string" table:style-name="ce14">
            <text:p>FerrerParis_Continental_ForestMacrogroup_2019:12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LC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Ek.664 - Monte Floodplain Forest</text:p>
          </table:table-cell>
          <table:table-cell office:value-type="string" table:style-name="ce14">
            <text:p>FerrerParis_Continental_ForestMacrogroup_2019:12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28 - Great Plains Floodplain Forest</text:p>
          </table:table-cell>
          <table:table-cell office:value-type="string" table:style-name="ce14">
            <text:p>FerrerParis_Continental_ForestMacrogroup_2019:12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29 - Central Interior and Appalachian Floodplain Forest</text:p>
          </table:table-cell>
          <table:table-cell office:value-type="string" table:style-name="ce14">
            <text:p>FerrerParis_Continental_ForestMacrogroup_2019:12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EN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503 - Central &amp; Appalachian Swamp Forest</text:p>
          </table:table-cell>
          <table:table-cell office:value-type="string" table:style-name="ce14">
            <text:p>FerrerParis_Continental_ForestMacrogroup_2019:12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CR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a.504 - Northern Swamp Forest</text:p>
          </table:table-cell>
          <table:table-cell office:value-type="string" table:style-name="ce14">
            <text:p>FerrerParis_Continental_ForestMacrogroup_2019:127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1 - Southern Floodplain Hardwood Forest</text:p>
          </table:table-cell>
          <table:table-cell office:value-type="string" table:style-name="ce14">
            <text:p>FerrerParis_Continental_ForestMacrogroup_2019:128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2 - Southern Coastal Plain Evergreen Hardwood &amp; Conifer Swamp</text:p>
          </table:table-cell>
          <table:table-cell office:value-type="string" table:style-name="ce14">
            <text:p>FerrerParis_Continental_ForestMacrogroup_2019:129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33 - Southern Coastal Plain Basin Swamp &amp; Flatwoods</text:p>
          </table:table-cell>
          <table:table-cell office:value-type="string" table:style-name="ce14">
            <text:p>FerrerParis_Continental_ForestMacrogroup_2019:130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154 - Edwards Plateau Riparian Woodland</text:p>
          </table:table-cell>
          <table:table-cell office:value-type="string" table:style-name="ce14">
            <text:p>FerrerParis_Continental_ForestMacrogroup_2019:131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E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b.161 - Pond-cypress - Slash Pine Swamp</text:p>
          </table:table-cell>
          <table:table-cell office:value-type="string" table:style-name="ce14">
            <text:p>FerrerParis_Continental_ForestMacrogroup_2019:132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office:value-type="string" table:style-name="ce16">
            <text:p>NT -- VU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c.34 - Rocky Mountain &amp; Great Basin Riparian Forest</text:p>
          </table:table-cell>
          <table:table-cell office:value-type="string" table:style-name="ce14">
            <text:p>FerrerParis_Continental_ForestMacrogroup_2019:133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NT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d.36 - Warm Southwest Riparian Forest</text:p>
          </table:table-cell>
          <table:table-cell office:value-type="string" table:style-name="ce14">
            <text:p>FerrerParis_Continental_ForestMacrogroup_2019:134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d.660 - Mexican Interior Riparian Forest</text:p>
          </table:table-cell>
          <table:table-cell office:value-type="string" table:style-name="ce14">
            <text:p>FerrerParis_Continental_ForestMacrogroup_2019:135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EN</text:p>
          </table:table-cell>
          <table:table-cell office:value-type="string" table:style-name="ce16">
            <text:p>VU -- CR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FerrerParis_Continental_ForestMacrogroup_2019</text:p>
          </table:table-cell>
          <table:table-cell office:value-type="string" table:style-name="ce15">
            <text:p>1.B.3.Ng.35 - Vancouverian Flooded &amp; Swamp Forest</text:p>
          </table:table-cell>
          <table:table-cell office:value-type="string" table:style-name="ce14">
            <text:p>FerrerParis_Continental_ForestMacrogroup_2019:136</text:p>
          </table:table-cell>
          <table:table-cell table:style-name="ce14"/>
          <table:table-cell table:style-name="ce1"/>
          <table:table-cell office:value-type="string" table:style-name="ce9">
            <text:p>2.2 (Bland et al 2017)</text:p>
          </table:table-cell>
          <table:table-cell office:value-type="float" office:value="2019" table:style-name="ce9">
            <text:p>2019</text:p>
          </table:table-cell>
          <table:table-cell office:value-type="string" table:style-name="ce16">
            <text:p>VU</text:p>
          </table:table-cell>
          <table:table-cell office:value-type="string" table:style-name="ce16">
            <text:p>LC -- EN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.1.Bosque siempreverde estacional de tierras anegadas o inundadas de las llanuras de Guatuso</text:p>
          </table:table-cell>
          <table:table-cell office:value-type="string" table:style-name="ce9">
            <text:p>Herrera_RLE_CostaRica_2015: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.2. Bosque siempreverde estacional de tierras elevadas de las llanuras de Guatuso</text:p>
          </table:table-cell>
          <table:table-cell office:value-type="string" table:style-name="ce9">
            <text:p>Herrera_RLE_CostaRica_2015: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2.1. Bosque siempreverde de tierras anegadas o inundadas de las llanuras de San Carlos</text:p>
          </table:table-cell>
          <table:table-cell office:value-type="string" table:style-name="ce9">
            <text:p>Herrera_RLE_CostaRica_2015: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2.2. Bosque siempreverde de tierras elevadas de las llanuras de San Carlos</text:p>
          </table:table-cell>
          <table:table-cell office:value-type="string" table:style-name="ce9">
            <text:p>Herrera_RLE_CostaRica_2015: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3.1. Bosque siempreverde de tierras anegadas o inundadas de las llanuras de Tortuguero/Santa Clara</text:p>
          </table:table-cell>
          <table:table-cell office:value-type="string" table:style-name="ce9">
            <text:p>Herrera_RLE_CostaRica_2015: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3.2. Bosque siempreverde de tierras elevadas de las llanuras de Tortuguero/ Santa Clara</text:p>
          </table:table-cell>
          <table:table-cell office:value-type="string" table:style-name="ce9">
            <text:p>Herrera_RLE_CostaRica_2015: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4.1. Bosque siempreverde estacional de llanuras inundadas del litoral Caribe sur</text:p>
          </table:table-cell>
          <table:table-cell office:value-type="string" table:style-name="ce9">
            <text:p>Herrera_RLE_CostaRica_2015: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4.2. Bosque siempreverde estacional de tierras elevadas (bajas-medias) del Caribe sur</text:p>
          </table:table-cell>
          <table:table-cell office:value-type="string" table:style-name="ce9">
            <text:p>Herrera_RLE_CostaRica_2015: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5.1. Bosque deciduo a matorral xeromórfico de la Península de Santa Elena e Islas Murciélago</text:p>
          </table:table-cell>
          <table:table-cell office:value-type="string" table:style-name="ce9">
            <text:p>Herrera_RLE_CostaRica_2015: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1. Bosque semideciduo a deciduo de las llanuras de Guanacaste-Valle Central e Islas del Pacífico Norte</text:p>
          </table:table-cell>
          <table:table-cell office:value-type="string" table:style-name="ce9">
            <text:p>Herrera_RLE_CostaRica_2015:1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2 Bosque deciduo a semideciduo kárstico del Valle de Tempisque-Península de Nicoya</text:p>
          </table:table-cell>
          <table:table-cell office:value-type="string" table:style-name="ce9">
            <text:p>Herrera_RLE_CostaRica_2015:1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6.4.Vegetación herbácea hidromórfica a matorral espinoso del Valle de Tempisque-Península de Nicoya</text:p>
          </table:table-cell>
          <table:table-cell office:value-type="string" table:style-name="ce9">
            <text:p>Herrera_RLE_CostaRica_2015:1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7.1. Bosque semideciduo de tierras costeras a elevadas de la Península de Nicoya</text:p>
          </table:table-cell>
          <table:table-cell office:value-type="string" table:style-name="ce9">
            <text:p>Herrera_RLE_CostaRica_2015:1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7.2. Bosque siempreverde subnuboso a nuboso de la Península de Nicoya</text:p>
          </table:table-cell>
          <table:table-cell office:value-type="string" table:style-name="ce9">
            <text:p>Herrera_RLE_CostaRica_2015:1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1. Bosque siempreverde estacional de la vertiente Pacífica de la cordillera de Guanacaste</text:p>
          </table:table-cell>
          <table:table-cell office:value-type="string" table:style-name="ce9">
            <text:p>Herrera_RLE_CostaRica_2015:1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2. Bosque siempreverde de la vertiente Caribe de la cordillera de Guanacaste</text:p>
          </table:table-cell>
          <table:table-cell office:value-type="string" table:style-name="ce9">
            <text:p>Herrera_RLE_CostaRica_2015:1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8.3. Bosque nuboso a nuboso enano de la cordillera de Guanacaste</text:p>
          </table:table-cell>
          <table:table-cell office:value-type="string" table:style-name="ce9">
            <text:p>Herrera_RLE_CostaRica_2015:1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1. Bosque semediciduo a siempreverde estacional de la vertiente Pacífica de la cordillera de Tilarán</text:p>
          </table:table-cell>
          <table:table-cell office:value-type="string" table:style-name="ce9">
            <text:p>Herrera_RLE_CostaRica_2015:1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2. Bosque siempreverde de la vertiente Caribe de la cordillera de Tilarán</text:p>
          </table:table-cell>
          <table:table-cell office:value-type="string" table:style-name="ce9">
            <text:p>Herrera_RLE_CostaRica_2015:1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9.3. Bosque nuboso a nuboso enano de las cimas de la cordillera de Tilarán</text:p>
          </table:table-cell>
          <table:table-cell office:value-type="string" table:style-name="ce9">
            <text:p>Herrera_RLE_CostaRica_2015:2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1. Bosque siempreverde estacional de la vertiente Bosque sobre laderas con topografía ondulada a quebrada, a partir de los Pacífica de la cordillera Volcánica Central</text:p>
          </table:table-cell>
          <table:table-cell office:value-type="string" table:style-name="ce9">
            <text:p>Herrera_RLE_CostaRica_2015:2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2. Bosque siempreverde de la vertiente Caribe de la cordillera Volcánica Central</text:p>
          </table:table-cell>
          <table:table-cell office:value-type="string" table:style-name="ce9">
            <text:p>Herrera_RLE_CostaRica_2015:2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3. Bosque nuboso de las cimas de la cordillera Volcánica Central</text:p>
          </table:table-cell>
          <table:table-cell office:value-type="string" table:style-name="ce9">
            <text:p>Herrera_RLE_CostaRica_2015:2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0.4. Páramos o vegetación paramera de la cordillera Vegetación sobre topografía quebrada, mayormente sobre las crestas o Volcánica Central</text:p>
          </table:table-cell>
          <table:table-cell office:value-type="string" table:style-name="ce9">
            <text:p>Herrera_RLE_CostaRica_2015:2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1. Bosque mixto intermedio estacional, subnuboso a nuboso de la Vertiente Pacífica de la Cordillera de Talamanca</text:p>
          </table:table-cell>
          <table:table-cell office:value-type="string" table:style-name="ce9">
            <text:p>Herrera_RLE_CostaRica_2015:2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2. Bosque de robledales estacional nuboso de la Vertiente Pacífica de la Cordillera de Talamanca</text:p>
          </table:table-cell>
          <table:table-cell office:value-type="string" table:style-name="ce9">
            <text:p>Herrera_RLE_CostaRica_2015:2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3. Bosque mixto intermedio siempreverde, subnuboso a nuboso de la vertiente Caribe de la cordillera de Talamanca</text:p>
          </table:table-cell>
          <table:table-cell office:value-type="string" table:style-name="ce9">
            <text:p>Herrera_RLE_CostaRica_2015:2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4 Bosque de robledales siempreverde nuboso de la vertiente Caribe de la cordillera de Talamanca</text:p>
          </table:table-cell>
          <table:table-cell office:value-type="string" table:style-name="ce9">
            <text:p>Herrera_RLE_CostaRica_2015:2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1.5 Páramos de la Cordillera de Talamanca</text:p>
          </table:table-cell>
          <table:table-cell office:value-type="string" table:style-name="ce9">
            <text:p>Herrera_RLE_CostaRica_2015:2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D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2.1. Bosque siempreverde estacional de las serranías y valles del Pacífico Central</text:p>
          </table:table-cell>
          <table:table-cell office:value-type="string" table:style-name="ce9">
            <text:p>Herrera_RLE_CostaRica_2015:3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2.2. Bosque siempreverde subnuboso a nuboso de las serranías del Pacífico Central</text:p>
          </table:table-cell>
          <table:table-cell office:value-type="string" table:style-name="ce9">
            <text:p>Herrera_RLE_CostaRica_2015:3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3.1 Bosque siempreverde estacional de llanura aluvional anegadas del Valle de Parrita</text:p>
          </table:table-cell>
          <table:table-cell office:value-type="string" table:style-name="ce9">
            <text:p>Herrera_RLE_CostaRica_2015:32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3.2. Bosque siempreverde estacional de tierras elevadas del litoral pacífico Tarcoles-Terraba</text:p>
          </table:table-cell>
          <table:table-cell office:value-type="string" table:style-name="ce9">
            <text:p>Herrera_RLE_CostaRica_2015:33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4.1. Bosque siempreverde estacional subnuboso a nuboso de la cordillera o fila Costeña Norte</text:p>
          </table:table-cell>
          <table:table-cell office:value-type="string" table:style-name="ce9">
            <text:p>Herrera_RLE_CostaRica_2015:34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4.2. Bosque siempreverde estacional subnuboso a nuboso de la cordillera o fila Costeña Sur</text:p>
          </table:table-cell>
          <table:table-cell office:value-type="string" table:style-name="ce9">
            <text:p>Herrera_RLE_CostaRica_2015:35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VU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5.1. Bosque semideciuo estacional del Valle de El General</text:p>
          </table:table-cell>
          <table:table-cell office:value-type="string" table:style-name="ce9">
            <text:p>Herrera_RLE_CostaRica_2015:36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6.1. Bosque siempreverde estacional del Valle de Coto Brus</text:p>
          </table:table-cell>
          <table:table-cell office:value-type="string" table:style-name="ce9">
            <text:p>Herrera_RLE_CostaRica_2015:37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1. Bosque mixto anegado estacional del humedal Térraba-Sierpe</text:p>
          </table:table-cell>
          <table:table-cell office:value-type="string" table:style-name="ce9">
            <text:p>Herrera_RLE_CostaRica_2015:38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E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2. Bosque siempreverde estacional aluvional de la región de Golfo Dulce-Punta Burica</text:p>
          </table:table-cell>
          <table:table-cell office:value-type="string" table:style-name="ce9">
            <text:p>Herrera_RLE_CostaRica_2015:39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3. Bosque siempreverde estacional de tierras elevadas de la Península de Osa-Punta Burica e Isla del Caño</text:p>
          </table:table-cell>
          <table:table-cell office:value-type="string" table:style-name="ce9">
            <text:p>Herrera_RLE_CostaRica_2015:40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7">
            <text:p>Herrera_RLE_CostaRica_2015</text:p>
          </table:table-cell>
          <table:table-cell office:value-type="string" table:style-name="ce7">
            <text:p>17.4. Bosque siempreverde estacional subnuboso a nuboso de la Península de Osa</text:p>
          </table:table-cell>
          <table:table-cell office:value-type="string" table:style-name="ce9">
            <text:p>Herrera_RLE_CostaRica_2015:41</text:p>
          </table:table-cell>
          <table:table-cell office:value-type="string" table:style-name="ce9">
            <text:p>Costa Rica</text:p>
          </table:table-cell>
          <table:table-cell office:value-type="string" table:style-name="ce9">
            <text:p>Look-up Forest Macrogroups</text:p>
          </table:table-cell>
          <table:table-cell office:value-type="string" table:style-name="ce9">
            <text:p>RLE v2.0 (Keith et al. 2013)</text:p>
          </table:table-cell>
          <table:table-cell office:value-type="float" office:value="2015" table:style-name="ce9">
            <text:p>2015</text:p>
          </table:table-cell>
          <table:table-cell office:value-type="string" table:style-name="ce9">
            <text:p>LC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7">
            <text:p>Bland_MesoAmericanReef_2017</text:p>
          </table:table-cell>
          <table:table-cell office:value-type="string" table:style-name="ce7">
            <text:p>Meso American Reef</text:p>
          </table:table-cell>
          <table:table-cell office:value-type="string" table:style-name="ce18">
            <text:p>Bland_MesoAmericanReef_2017:1</text:p>
          </table:table-cell>
          <table:table-cell table:style-name="ce18"/>
          <table:table-cell office:value-type="string" table:style-name="ce8">
            <text:p>Keith_CS_CaribbeanCoralReefs_2013:1</text:p>
          </table:table-cell>
          <table:table-cell office:value-type="string" table:style-name="ce9">
            <text:p>RLE v2.0 (Bland et al. 2016)</text:p>
          </table:table-cell>
          <table:table-cell office:value-type="float" office:value="2017" table:style-name="ce9">
            <text:p>2017</text:p>
          </table:table-cell>
          <table:table-cell office:value-type="string" table:style-name="ce9">
            <text:p>CR</text:p>
          </table:table-cell>
          <table:table-cell office:value-type="string" table:style-name="ce19">
            <text:p>(EN-CR)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Contatos</text:p>
          </table:table-cell>
          <table:table-cell office:value-type="string" table:style-name="ce9">
            <text:p>Texeira_MataAtlantica_2013:1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Estepe</text:p>
          </table:table-cell>
          <table:table-cell office:value-type="string" table:style-name="ce9">
            <text:p>Texeira_MataAtlantica_2013:2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VU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Estacional Decidual</text:p>
          </table:table-cell>
          <table:table-cell office:value-type="string" table:style-name="ce9">
            <text:p>Texeira_MataAtlantica_2013:3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Estacional Semidecidual</text:p>
          </table:table-cell>
          <table:table-cell office:value-type="string" table:style-name="ce9">
            <text:p>Texeira_MataAtlantica_2013:4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Aberta</text:p>
          </table:table-cell>
          <table:table-cell office:value-type="string" table:style-name="ce9">
            <text:p>Texeira_MataAtlantica_2013:5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Mista</text:p>
          </table:table-cell>
          <table:table-cell office:value-type="string" table:style-name="ce9">
            <text:p>Texeira_MataAtlantica_2013:6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loresta Ombrófila densa</text:p>
          </table:table-cell>
          <table:table-cell office:value-type="string" table:style-name="ce9">
            <text:p>Texeira_MataAtlantica_2013:7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Look-up Forest Macrogroups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Refúgios ecológicos</text:p>
          </table:table-cell>
          <table:table-cell office:value-type="string" table:style-name="ce9">
            <text:p>Texeira_MataAtlantica_2013:8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Formacoes Pioneiras</text:p>
          </table:table-cell>
          <table:table-cell office:value-type="string" table:style-name="ce9">
            <text:p>Texeira_MataAtlantica_2013:9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Savana</text:p>
          </table:table-cell>
          <table:table-cell office:value-type="string" table:style-name="ce9">
            <text:p>Texeira_MataAtlantica_2013:10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Texeira_MataAtlantica_2013</text:p>
          </table:table-cell>
          <table:table-cell office:value-type="string" table:style-name="ce7">
            <text:p>Savana estépica</text:p>
          </table:table-cell>
          <table:table-cell office:value-type="string" table:style-name="ce9">
            <text:p>Texeira_MataAtlantica_2013:11</text:p>
          </table:table-cell>
          <table:table-cell office:value-type="string" table:style-name="ce9">
            <text:p>Brazil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2013" table:style-name="ce9">
            <text:p>2013</text:p>
          </table:table-cell>
          <table:table-cell office:value-type="string" table:style-name="ce9">
            <text:p>C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1a Permanent oligotrophic waterbody with very soft-water species</text:p>
          </table:table-cell>
          <table:table-cell office:value-type="string" table:style-name="ce21">
            <text:p>EU28plus_Habitats: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1: &lt;em&gt;Mytilius edulis&lt;/em&gt; and/or barnacle communities on wave-exposed Atlantic littoral rock</text:p>
          </table:table-cell>
          <table:table-cell office:value-type="string" table:style-name="ce21">
            <text:p>EU28plus_Habitats: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&amp;nbsp;Communities of Atlantic littoral caves and overhangs</text:p>
          </table:table-cell>
          <table:table-cell office:value-type="string" table:style-name="ce21">
            <text:p>EU28plus_Habitats: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b Mediterranean and Black Sea coastal dune scrub</text:p>
          </table:table-cell>
          <table:table-cell office:value-type="string" table:style-name="ce21">
            <text:p>EU28plus_Habitats: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c Macaronesian coastal dune scrub</text:p>
          </table:table-cell>
          <table:table-cell office:value-type="string" table:style-name="ce21">
            <text:p>EU28plus_Habitats: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a Atlantic and Baltic broad-leaved coastal dune woodland</text:p>
          </table:table-cell>
          <table:table-cell office:value-type="string" table:style-name="ce21">
            <text:p>EU28plus_Habitats: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 Communities of Mediterranean circalittoral caves and overhangs</text:p>
          </table:table-cell>
          <table:table-cell office:value-type="string" table:style-name="ce21">
            <text:p>EU28plus_Habitats: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a Arctic coastal salt marsh</text:p>
          </table:table-cell>
          <table:table-cell office:value-type="string" table:style-name="ce21">
            <text:p>EU28plus_Habitats: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1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a Pannonian and Pontic sandy steppe</text:p>
          </table:table-cell>
          <table:table-cell office:value-type="string" table:style-name="ce21">
            <text:p>EU28plus_Habitats: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2/2016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3a Atlantic and Baltic shifting coastal dune</text:p>
          </table:table-cell>
          <table:table-cell office:value-type="string" table:style-name="ce21">
            <text:p>EU28plus_Habitats: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c Atlantic coastal salt marsh</text:p>
          </table:table-cell>
          <table:table-cell office:value-type="string" table:style-name="ce21">
            <text:p>EU28plus_Habitats: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d Mediterranean and Black Sea coastal salt marsh</text:p>
          </table:table-cell>
          <table:table-cell office:value-type="string" table:style-name="ce21">
            <text:p>EU28plus_Habitats: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a Periodically exposed shore with stable, eutrophic sediments with pioneer or ephemeral vegetation</text:p>
          </table:table-cell>
          <table:table-cell office:value-type="string" table:style-name="ce21">
            <text:p>EU28plus_Habitats: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5a Temperate temporary running watercourse</text:p>
          </table:table-cell>
          <table:table-cell office:value-type="string" table:style-name="ce21">
            <text:p>EU28plus_Habitats: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Turf algae on Pontic exposed lower mediolittoral rock</text:p>
          </table:table-cell>
          <table:table-cell office:value-type="string" table:style-name="ce21">
            <text:p>EU28plus_Habitats: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a Iberian oromediterranean siliceous dry grassland</text:p>
          </table:table-cell>
          <table:table-cell office:value-type="string" table:style-name="ce21">
            <text:p>EU28plus_Habitats: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c Macaronesian thermophilous woodland fringe</text:p>
          </table:table-cell>
          <table:table-cell office:value-type="string" table:style-name="ce21">
            <text:p>EU28plus_Habitats: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&amp;nbsp;Estuarine Atlantic sublittoral mud</text:p>
          </table:table-cell>
          <table:table-cell office:value-type="string" table:style-name="ce21">
            <text:p>EU28plus_Habitats: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5&amp;nbsp;Atlantic lower circalittoral mixed sediment</text:p>
          </table:table-cell>
          <table:table-cell office:value-type="string" table:style-name="ce21">
            <text:p>EU28plus_Habitats: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: Faunal communities in Mediterranean infralittoral coarse sediment</text:p>
          </table:table-cell>
          <table:table-cell office:value-type="string" table:style-name="ce21">
            <text:p>EU28plus_Habitats: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b Temperate Rubus scrub</text:p>
          </table:table-cell>
          <table:table-cell office:value-type="string" table:style-name="ce21">
            <text:p>EU28plus_Habitats: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1.1 Raised bog</text:p>
          </table:table-cell>
          <table:table-cell office:value-type="string" table:style-name="ce21">
            <text:p>EU28plus_Habitats: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3.1 Palsa mire</text:p>
          </table:table-cell>
          <table:table-cell office:value-type="string" table:style-name="ce21">
            <text:p>EU28plus_Habitats: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3: Communities of Mediterranean upper mediolittoral rock</text:p>
          </table:table-cell>
          <table:table-cell office:value-type="string" table:style-name="ce21">
            <text:p>EU28plus_Habitats: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4 Tidal river, upstream from the estuary</text:p>
          </table:table-cell>
          <table:table-cell office:value-type="string" table:style-name="ce21">
            <text:p>EU28plus_Habitats: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5: &lt;em&gt;Posidonia&lt;/em&gt; beds in the Mediterranean infralittoral zone</text:p>
          </table:table-cell>
          <table:table-cell office:value-type="string" table:style-name="ce21">
            <text:p>EU28plus_Habitats: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e Perennial rocky grassland of the Italian Peninsula</text:p>
          </table:table-cell>
          <table:table-cell office:value-type="string" table:style-name="ce21">
            <text:p>EU28plus_Habitats: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1: Communities of Atlantic littoral rockpools</text:p>
          </table:table-cell>
          <table:table-cell office:value-type="string" table:style-name="ce21">
            <text:p>EU28plus_Habitats: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1 Temperate and boreal softwood riparian woodland</text:p>
          </table:table-cell>
          <table:table-cell office:value-type="string" table:style-name="ce21">
            <text:p>EU28plus_Habitats: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1.1 Cave</text:p>
          </table:table-cell>
          <table:table-cell office:value-type="string" table:style-name="ce21">
            <text:p>EU28plus_Habitats: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e Temperate and submediterranean thorn scrub</text:p>
          </table:table-cell>
          <table:table-cell office:value-type="string" table:style-name="ce21">
            <text:p>EU28plus_Habitats: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1b Permanent oligotrophic to mesotrophic waterbody&amp;nbsp;with soft-water species</text:p>
          </table:table-cell>
          <table:table-cell office:value-type="string" table:style-name="ce21">
            <text:p>EU28plus_Habitats: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b Relict mire of Mediterranean mountains</text:p>
          </table:table-cell>
          <table:table-cell office:value-type="string" table:style-name="ce21">
            <text:p>EU28plus_Habitats: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5 Permanent inland saline and brackish waterbody</text:p>
          </table:table-cell>
          <table:table-cell office:value-type="string" table:style-name="ce21">
            <text:p>EU28plus_Habitats: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c Calcareous quaking mire</text:p>
          </table:table-cell>
          <table:table-cell office:value-type="string" table:style-name="ce21">
            <text:p>EU28plus_Habitats: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6 Ilex aquifolium woodland</text:p>
          </table:table-cell>
          <table:table-cell office:value-type="string" table:style-name="ce21">
            <text:p>EU28plus_Habitats: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9b Mediterranean mountain Betula and Populus tremula woodland on mineral soil</text:p>
          </table:table-cell>
          <table:table-cell office:value-type="string" table:style-name="ce21">
            <text:p>EU28plus_Habitats: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4 Broadleaved swamp woodland on non-acid peat</text:p>
          </table:table-cell>
          <table:table-cell office:value-type="string" table:style-name="ce21">
            <text:p>EU28plus_Habitats: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1.2 Blanket bog</text:p>
          </table:table-cell>
          <table:table-cell office:value-type="string" table:style-name="ce21">
            <text:p>EU28plus_Habitats: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b Temperate high mountain siliceous inland cliff</text:p>
          </table:table-cell>
          <table:table-cell office:value-type="string" table:style-name="ce21">
            <text:p>EU28plus_Habitats: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2 Eastern garrigue</text:p>
          </table:table-cell>
          <table:table-cell office:value-type="string" table:style-name="ce21">
            <text:p>EU28plus_Habitats: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5a Limestone pavement</text:p>
          </table:table-cell>
          <table:table-cell office:value-type="string" table:style-name="ce21">
            <text:p>EU28plus_Habitats: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3 Macaronesian heath</text:p>
          </table:table-cell>
          <table:table-cell office:value-type="string" table:style-name="ce21">
            <text:p>EU28plus_Habitats: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1.2 Moss and lichen tundra</text:p>
          </table:table-cell>
          <table:table-cell office:value-type="string" table:style-name="ce21">
            <text:p>EU28plus_Habitats: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1 Snow pack</text:p>
          </table:table-cell>
          <table:table-cell office:value-type="string" table:style-name="ce21">
            <text:p>EU28plus_Habitats: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d Mediterranean siliceous inland cliff</text:p>
          </table:table-cell>
          <table:table-cell office:value-type="string" table:style-name="ce21">
            <text:p>EU28plus_Habitats: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4 Wet inland cliff</text:p>
          </table:table-cell>
          <table:table-cell office:value-type="string" table:style-name="ce21">
            <text:p>EU28plus_Habitats: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6b Fagus woodland on acid soils</text:p>
          </table:table-cell>
          <table:table-cell office:value-type="string" table:style-name="ce21">
            <text:p>EU28plus_Habitats: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e Madeiran oromediterranean siliceous dry grassland</text:p>
          </table:table-cell>
          <table:table-cell office:value-type="string" table:style-name="ce21">
            <text:p>EU28plus_Habitats: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1 Subarctic and alpine dwarf&amp;nbsp;Salix scrub</text:p>
          </table:table-cell>
          <table:table-cell office:value-type="string" table:style-name="ce21">
            <text:p>EU28plus_Habitats: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5 Temperate, lowland to montane siliceous scree</text:p>
          </table:table-cell>
          <table:table-cell office:value-type="string" table:style-name="ce21">
            <text:p>EU28plus_Habitats: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a Alpine and subalpine ericoid heath</text:p>
          </table:table-cell>
          <table:table-cell office:value-type="string" table:style-name="ce21">
            <text:p>EU28plus_Habitats: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c Temperate, lowland to montane siliceous inland cliff</text:p>
          </table:table-cell>
          <table:table-cell office:value-type="string" table:style-name="ce21">
            <text:p>EU28plus_Habitats: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4 Olea europaea - Ceratonia siliqua woodland</text:p>
          </table:table-cell>
          <table:table-cell office:value-type="string" table:style-name="ce21">
            <text:p>EU28plus_Habitats: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8 Acidophilous Quercus woodland</text:p>
          </table:table-cell>
          <table:table-cell office:value-type="string" table:style-name="ce21">
            <text:p>EU28plus_Habitats: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Ab Ravine woodland</text:p>
          </table:table-cell>
          <table:table-cell office:value-type="string" table:style-name="ce21">
            <text:p>EU28plus_Habitats: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6a Fagus woodland on non-acid soils</text:p>
          </table:table-cell>
          <table:table-cell office:value-type="string" table:style-name="ce21">
            <text:p>EU28plus_Habitats: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3.2 Aapa mire</text:p>
          </table:table-cell>
          <table:table-cell office:value-type="string" table:style-name="ce21">
            <text:p>EU28plus_Habitats: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b Cryptogam- and annual-dominated vegetation on siliceous rock outcrops</text:p>
          </table:table-cell>
          <table:table-cell office:value-type="string" table:style-name="ce21">
            <text:p>EU28plus_Habitats: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c Baltic coniferous coastal dune woodland</text:p>
          </table:table-cell>
          <table:table-cell office:value-type="string" table:style-name="ce21">
            <text:p>EU28plus_Habitats: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1b Calcareous spring and&amp;nbsp;spring brook</text:p>
          </table:table-cell>
          <table:table-cell office:value-type="string" table:style-name="ce21">
            <text:p>EU28plus_Habitats: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3 Mediterranean and Macaronesian riparian woodland</text:p>
          </table:table-cell>
          <table:table-cell office:value-type="string" table:style-name="ce21">
            <text:p>EU28plus_Habitats: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4: Communities of sheltered Mediterranean lower mediolittoral rock</text:p>
          </table:table-cell>
          <table:table-cell office:value-type="string" table:style-name="ce21">
            <text:p>EU28plus_Habitats: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4 Subalpine Pinus mugo scrub</text:p>
          </table:table-cell>
          <table:table-cell office:value-type="string" table:style-name="ce21">
            <text:p>EU28plus_Habitats: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1&amp;nbsp;Rhodolith beds in the Mediterranean&amp;nbsp;</text:p>
          </table:table-cell>
          <table:table-cell office:value-type="string" table:style-name="ce21">
            <text:p>EU28plus_Habitats: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7 Lowland to submontane, dry to mesic Nardus grassland</text:p>
          </table:table-cell>
          <table:table-cell office:value-type="string" table:style-name="ce21">
            <text:p>EU28plus_Habitats: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1.1 Shrub tundra</text:p>
          </table:table-cell>
          <table:table-cell office:value-type="string" table:style-name="ce21">
            <text:p>EU28plus_Habitats: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2 Mainland laurophyllous woodland</text:p>
          </table:table-cell>
          <table:table-cell office:value-type="string" table:style-name="ce21">
            <text:p>EU28plus_Habitats: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a Mediterranean closely grazed dry grassland</text:p>
          </table:table-cell>
          <table:table-cell office:value-type="string" table:style-name="ce21">
            <text:p>EU28plus_Habitats: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3 Permanent non-tidal, smooth-flowing watercourse</text:p>
          </table:table-cell>
          <table:table-cell office:value-type="string" table:style-name="ce21">
            <text:p>EU28plus_Habitats: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2a Semi-dry perennial calcareous grassland</text:p>
          </table:table-cell>
          <table:table-cell office:value-type="string" table:style-name="ce21">
            <text:p>EU28plus_Habitats: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2b Temperate and boreal hardwood riparian woodland</text:p>
          </table:table-cell>
          <table:table-cell office:value-type="string" table:style-name="ce21">
            <text:p>EU28plus_Habitats: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g Perennial grassland on rocky outcrops at low altitudes in Central and Southeastern Europe</text:p>
          </table:table-cell>
          <table:table-cell office:value-type="string" table:style-name="ce21">
            <text:p>EU28plus_Habitats: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2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b Alpine and subalpine Juniperus scrub</text:p>
          </table:table-cell>
          <table:table-cell office:value-type="string" table:style-name="ce21">
            <text:p>EU28plus_Habitats: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2b Permanent non-tidal, fast, turbulent watercourse of plains and montane regions with Ranunculus spp.</text:p>
          </table:table-cell>
          <table:table-cell office:value-type="string" table:style-name="ce21">
            <text:p>EU28plus_Habitats: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1 Boreal and arctic siliceous scree</text:p>
          </table:table-cell>
          <table:table-cell office:value-type="string" table:style-name="ce21">
            <text:p>EU28plus_Habitats: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c Mediterranean mountain Abies woodland</text:p>
          </table:table-cell>
          <table:table-cell office:value-type="string" table:style-name="ce21">
            <text:p>EU28plus_Habitats: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8 Pinus canariensis woodland</text:p>
          </table:table-cell>
          <table:table-cell office:value-type="string" table:style-name="ce21">
            <text:p>EU28plus_Habitats: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4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1 Vegetated snow patch</text:p>
          </table:table-cell>
          <table:table-cell office:value-type="string" table:style-name="ce21">
            <text:p>EU28plus_Habitats: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1&amp;nbsp;Mediterranean inland salt steppe</text:p>
          </table:table-cell>
          <table:table-cell office:value-type="string" table:style-name="ce21">
            <text:p>EU28plus_Habitats: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3a Boreal and arctic acidophilous alpine grassland</text:p>
          </table:table-cell>
          <table:table-cell office:value-type="string" table:style-name="ce21">
            <text:p>EU28plus_Habitats: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3b Temperate acidophilous alpine grassland</text:p>
          </table:table-cell>
          <table:table-cell office:value-type="string" table:style-name="ce21">
            <text:p>EU28plus_Habitats: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3b Mediterranean and Black Sea shifting coastal dune</text:p>
          </table:table-cell>
          <table:table-cell office:value-type="string" table:style-name="ce21">
            <text:p>EU28plus_Habitats: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4a Arctic-alpine calcareous grassland</text:p>
          </table:table-cell>
          <table:table-cell office:value-type="string" table:style-name="ce21">
            <text:p>EU28plus_Habitats: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4.4b Alpine and subalpine calcareous grassland&amp;nbsp;of the Balkan and Apennines</text:p>
          </table:table-cell>
          <table:table-cell office:value-type="string" table:style-name="ce21">
            <text:p>EU28plus_Habitats: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c Macaronesian rocky sea cliff&amp;nbsp;and shore</text:p>
          </table:table-cell>
          <table:table-cell office:value-type="string" table:style-name="ce21">
            <text:p>EU28plus_Habitats: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d Cryptogam- and annual-dominated vegetation on calcareous and ultramafic rock outcrops</text:p>
          </table:table-cell>
          <table:table-cell office:value-type="string" table:style-name="ce21">
            <text:p>EU28plus_Habitats: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2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h Heavy-metal dry grassland of the Balkans</text:p>
          </table:table-cell>
          <table:table-cell office:value-type="string" table:style-name="ce21">
            <text:p>EU28plus_Habitats: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i Perennial rocky calcareous grassland of subatlantic-submediterranean Europe</text:p>
          </table:table-cell>
          <table:table-cell office:value-type="string" table:style-name="ce21">
            <text:p>EU28plus_Habitats: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1j Dry steppic, submediterranean pasture&amp;nbsp;of South-Eastern Europe</text:p>
          </table:table-cell>
          <table:table-cell office:value-type="string" table:style-name="ce21">
            <text:p>EU28plus_Habitats: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2b Continental dry steppe</text:p>
          </table:table-cell>
          <table:table-cell office:value-type="string" table:style-name="ce21">
            <text:p>EU28plus_Habitats: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b Mediterranean tall perennial dry grassland</text:p>
          </table:table-cell>
          <table:table-cell office:value-type="string" table:style-name="ce21">
            <text:p>EU28plus_Habitats: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3c Mediterranean annual-rich dry grassland</text:p>
          </table:table-cell>
          <table:table-cell office:value-type="string" table:style-name="ce21">
            <text:p>EU28plus_Habitats: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b Iberian oromediterranean basiphilous dry grassland</text:p>
          </table:table-cell>
          <table:table-cell office:value-type="string" table:style-name="ce21">
            <text:p>EU28plus_Habitats: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c Cyrno-Sardean oromediterranean siliceous dry grassland</text:p>
          </table:table-cell>
          <table:table-cell office:value-type="string" table:style-name="ce21">
            <text:p>EU28plus_Habitats: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5d Greek and Anatolian oromediterranean siliceous dry grassland</text:p>
          </table:table-cell>
          <table:table-cell office:value-type="string" table:style-name="ce21">
            <text:p>EU28plus_Habitats: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8 Open Iberian supramediterranean dry acid and neutral grassland</text:p>
          </table:table-cell>
          <table:table-cell office:value-type="string" table:style-name="ce21">
            <text:p>EU28plus_Habitats: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9a Oceanic to subcontinental inland sand grassland on dry acid and neutral soils</text:p>
          </table:table-cell>
          <table:table-cell office:value-type="string" table:style-name="ce21">
            <text:p>EU28plus_Habitats: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9b Inland sanddrift and dune with siliceous grassland</text:p>
          </table:table-cell>
          <table:table-cell office:value-type="string" table:style-name="ce21">
            <text:p>EU28plus_Habitats: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5 Temperate and boreal moist or wet oligotrophic grassland</text:p>
          </table:table-cell>
          <table:table-cell office:value-type="string" table:style-name="ce21">
            <text:p>EU28plus_Habitats:1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5b Baltic coastal meadow</text:p>
          </table:table-cell>
          <table:table-cell office:value-type="string" table:style-name="ce21">
            <text:p>EU28plus_Habitats:1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4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4b Moist or wet mesotrophic to eutrophic pasture</text:p>
          </table:table-cell>
          <table:table-cell office:value-type="string" table:style-name="ce21">
            <text:p>EU28plus_Habitats:1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B Heavy-metal grassland of western and central Europe</text:p>
          </table:table-cell>
          <table:table-cell office:value-type="string" table:style-name="ce21">
            <text:p>EU28plus_Habitats:1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1a Mesic permanent pasture of lowlands and mountains</text:p>
          </table:table-cell>
          <table:table-cell office:value-type="string" table:style-name="ce21">
            <text:p>EU28plus_Habitats:1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2 Low and medium altitude hay meadow</text:p>
          </table:table-cell>
          <table:table-cell office:value-type="string" table:style-name="ce21">
            <text:p>EU28plus_Habitats:1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3 Mountain hay meadow</text:p>
          </table:table-cell>
          <table:table-cell office:value-type="string" table:style-name="ce21">
            <text:p>EU28plus_Habitats:1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3 Temperate inland salt marsh</text:p>
          </table:table-cell>
          <table:table-cell office:value-type="string" table:style-name="ce21">
            <text:p>EU28plus_Habitats:1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2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2.4 Iberian summer pasture (vallicar)</text:p>
          </table:table-cell>
          <table:table-cell office:value-type="string" table:style-name="ce21">
            <text:p>EU28plus_Habitats:1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A Mediterranean to Atlantic open, dry, acid and neutral grassland</text:p>
          </table:table-cell>
          <table:table-cell office:value-type="string" table:style-name="ce21">
            <text:p>EU28plus_Habitats:1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4a Moist or wet mesotrophic to eutrophic hay meadow</text:p>
          </table:table-cell>
          <table:table-cell office:value-type="string" table:style-name="ce21">
            <text:p>EU28plus_Habitats:1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3 Submediterranean moist meadow</text:p>
          </table:table-cell>
          <table:table-cell office:value-type="string" table:style-name="ce21">
            <text:p>EU28plus_Habitats:1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a Thermophile woodland fringe&amp;nbsp;of base-rich soils</text:p>
          </table:table-cell>
          <table:table-cell office:value-type="string" table:style-name="ce21">
            <text:p>EU28plus_Habitats:1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3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2b Thermophile woodland fringe&amp;nbsp;of acidic soils</text:p>
          </table:table-cell>
          <table:table-cell office:value-type="string" table:style-name="ce21">
            <text:p>EU28plus_Habitats:1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1 Oceanic valley bog</text:p>
          </table:table-cell>
          <table:table-cell office:value-type="string" table:style-name="ce21">
            <text:p>EU28plus_Habitats:1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3/2016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c Intermediate fen and soft-water spring mire</text:p>
          </table:table-cell>
          <table:table-cell office:value-type="string" table:style-name="ce21">
            <text:p>EU28plus_Habitats:1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1.F Azorean open dry, acid to neutral grassland</text:p>
          </table:table-cell>
          <table:table-cell office:value-type="string" table:style-name="ce21">
            <text:p>EU28plus_Habitats:1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1a Mediterranean tall humid inland grassland</text:p>
          </table:table-cell>
          <table:table-cell office:value-type="string" table:style-name="ce21">
            <text:p>EU28plus_Habitats:1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2a Mediterranean short moist grassland of lowlands</text:p>
          </table:table-cell>
          <table:table-cell office:value-type="string" table:style-name="ce21">
            <text:p>EU28plus_Habitats:1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3.2b Mediterranean short moist grassland of mountains</text:p>
          </table:table-cell>
          <table:table-cell office:value-type="string" table:style-name="ce21">
            <text:p>EU28plus_Habitats:1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3 Pteridium aquilinum stand</text:p>
          </table:table-cell>
          <table:table-cell office:value-type="string" table:style-name="ce21">
            <text:p>EU28plus_Habitats:1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4 Lowland moist or wet tall-herb and fern fringe</text:p>
          </table:table-cell>
          <table:table-cell office:value-type="string" table:style-name="ce21">
            <text:p>EU28plus_Habitats:1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5.5 Subalpine moist or wet tall-herb and fern fringe</text:p>
          </table:table-cell>
          <table:table-cell office:value-type="string" table:style-name="ce21">
            <text:p>EU28plus_Habitats:1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6.2 Continental inland salt steppe</text:p>
          </table:table-cell>
          <table:table-cell office:value-type="string" table:style-name="ce21">
            <text:p>EU28plus_Habitats:1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1 Temperate wooded pasture&amp;nbsp;and&amp;nbsp;meadow</text:p>
          </table:table-cell>
          <table:table-cell office:value-type="string" table:style-name="ce21">
            <text:p>EU28plus_Habitats:1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1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2 Hemiboreal and boreal wooded pasture&amp;nbsp;and meadow</text:p>
          </table:table-cell>
          <table:table-cell office:value-type="string" table:style-name="ce21">
            <text:p>EU28plus_Habitats:1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CR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E7.3 Mediterranean wooded pasture&amp;nbsp;and meadow</text:p>
          </table:table-cell>
          <table:table-cell office:value-type="string" table:style-name="ce21">
            <text:p>EU28plus_Habitats:1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1b Mediterranean and Black Sea sand beach</text:p>
          </table:table-cell>
          <table:table-cell office:value-type="string" table:style-name="ce21">
            <text:p>EU28plus_Habitats:1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7b Mediterranean thermophilous deciduous woodland</text:p>
          </table:table-cell>
          <table:table-cell office:value-type="string" table:style-name="ce21">
            <text:p>EU28plus_Habitats:1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1a Atlantic, Baltic and Arctic sand beach</text:p>
          </table:table-cell>
          <table:table-cell office:value-type="string" table:style-name="ce21">
            <text:p>EU28plus_Habitats:1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b Mediterranean and Macaronesian coastal dune grassland&amp;nbsp;(grey dune)</text:p>
          </table:table-cell>
          <table:table-cell office:value-type="string" table:style-name="ce21">
            <text:p>EU28plus_Habitats:1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d Mediterranean coniferous coastal dune woodland</text:p>
          </table:table-cell>
          <table:table-cell office:value-type="string" table:style-name="ce21">
            <text:p>EU28plus_Habitats:1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c Black Sea coastal dune grassland (grey dune)</text:p>
          </table:table-cell>
          <table:table-cell office:value-type="string" table:style-name="ce21">
            <text:p>EU28plus_Habitats:1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7b Black Sea broad-leaved coastal dune woodland</text:p>
          </table:table-cell>
          <table:table-cell office:value-type="string" table:style-name="ce21">
            <text:p>EU28plus_Habitats:1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9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4 Annual algae communities on Baltic infralittoral coarse sediment</text:p>
          </table:table-cell>
          <table:table-cell office:value-type="string" table:style-name="ce21">
            <text:p>EU28plus_Habitats:1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5 Submerged rooted plant communities on Baltic infralittoral coarse sediment</text:p>
          </table:table-cell>
          <table:table-cell office:value-type="string" table:style-name="ce21">
            <text:p>EU28plus_Habitats:1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6 Stable aggregations of unattached perennial vegetation on Baltic infralittoral sand</text:p>
          </table:table-cell>
          <table:table-cell office:value-type="string" table:style-name="ce21">
            <text:p>EU28plus_Habitats:1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7 Annual algal communities on Baltic infralittoral sand</text:p>
          </table:table-cell>
          <table:table-cell office:value-type="string" table:style-name="ce21">
            <text:p>EU28plus_Habitats:1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8 Submerged rooted plant communities on Baltic infralittoral sand</text:p>
          </table:table-cell>
          <table:table-cell office:value-type="string" table:style-name="ce21">
            <text:p>EU28plus_Habitats:1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9 Emergent vegetation communities on Baltic infralittoral sand</text:p>
          </table:table-cell>
          <table:table-cell office:value-type="string" table:style-name="ce21">
            <text:p>EU28plus_Habitats:1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1 Infaunal communities in Baltic infralittoral sand - bivalves</text:p>
          </table:table-cell>
          <table:table-cell office:value-type="string" table:style-name="ce21">
            <text:p>EU28plus_Habitats:1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4b Mediterranean and Black Sea soft sea cliff</text:p>
          </table:table-cell>
          <table:table-cell office:value-type="string" table:style-name="ce21">
            <text:p>EU28plus_Habitats:1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2 Arctic-alpine rich fen</text:p>
          </table:table-cell>
          <table:table-cell office:value-type="string" table:style-name="ce21">
            <text:p>EU28plus_Habitats:1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8a Atlantic and Baltic moist and wet dune slack</text:p>
          </table:table-cell>
          <table:table-cell office:value-type="string" table:style-name="ce21">
            <text:p>EU28plus_Habitats:1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2.1b Mediterranean and Black Sea coastal shingle beach</text:p>
          </table:table-cell>
          <table:table-cell office:value-type="string" table:style-name="ce21">
            <text:p>EU28plus_Habitats:1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5a Atlantic and Baltic coastal Empetrum heath</text:p>
          </table:table-cell>
          <table:table-cell office:value-type="string" table:style-name="ce21">
            <text:p>EU28plus_Habitats:1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3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8b Mediterranean and Black Sea moist and wet dune slack</text:p>
          </table:table-cell>
          <table:table-cell office:value-type="string" table:style-name="ce21">
            <text:p>EU28plus_Habitats:1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4a Atlantic and Baltic soft sea cliff</text:p>
          </table:table-cell>
          <table:table-cell office:value-type="string" table:style-name="ce21">
            <text:p>EU28plus_Habitats:1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a Atlantic and Baltic rocky sea cliff and shore</text:p>
          </table:table-cell>
          <table:table-cell office:value-type="string" table:style-name="ce21">
            <text:p>EU28plus_Habitats:1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4a Atlantic and Baltic coastal dune grassland (grey dune)</text:p>
          </table:table-cell>
          <table:table-cell office:value-type="string" table:style-name="ce21">
            <text:p>EU28plus_Habitats:1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4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5b Atlantic coastal Calluna and Ulex heath</text:p>
          </table:table-cell>
          <table:table-cell office:value-type="string" table:style-name="ce21">
            <text:p>EU28plus_Habitats:1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 Kelp communities on Baltic infralittoral rock and mixed substrata (predominantly hard)</text:p>
          </table:table-cell>
          <table:table-cell office:value-type="string" table:style-name="ce21">
            <text:p>EU28plus_Habitats:1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4 Communities on Baltic circalittoral clay and other hard substrata</text:p>
          </table:table-cell>
          <table:table-cell office:value-type="string" table:style-name="ce21">
            <text:p>EU28plus_Habitats:1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 Aquatic moss communities on Baltic infralittoral rock and mixed substrata (predominantly hard)</text:p>
          </table:table-cell>
          <table:table-cell office:value-type="string" table:style-name="ce21">
            <text:p>EU28plus_Habitats:1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0 Kelp communities on Baltic infralittoral coarse sediment/shell gravel</text:p>
          </table:table-cell>
          <table:table-cell office:value-type="string" table:style-name="ce21">
            <text:p>EU28plus_Habitats:1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 Perennial algal communities (excluding kelp) on Baltic infralittoral rock and mixed substrata (predominantly hard)</text:p>
          </table:table-cell>
          <table:table-cell office:value-type="string" table:style-name="ce21">
            <text:p>EU28plus_Habitats:1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 Stable aggregations of unattached perennial vegetation on Baltic infralittoral mixed substrata (predominantly hard)</text:p>
          </table:table-cell>
          <table:table-cell office:value-type="string" table:style-name="ce21">
            <text:p>EU28plus_Habitats:1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 Crustose algae communities on Baltic infralittoral rock and mixed substrata</text:p>
          </table:table-cell>
          <table:table-cell office:value-type="string" table:style-name="ce21">
            <text:p>EU28plus_Habitats:1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 Annual algal communities on Baltic infralittoral rock and mixed substrata (predominantly hard)</text:p>
          </table:table-cell>
          <table:table-cell office:value-type="string" table:style-name="ce21">
            <text:p>EU28plus_Habitats:1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7 Epifaunal communities on Baltic infralittoral rock and mixed substrata (predominantly hard)</text:p>
          </table:table-cell>
          <table:table-cell office:value-type="string" table:style-name="ce21">
            <text:p>EU28plus_Habitats:1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: Seagrass beds (other than Posidonia) on Mediterranean infralittoral sand</text:p>
          </table:table-cell>
          <table:table-cell office:value-type="string" table:style-name="ce21">
            <text:p>EU28plus_Habitats:1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3&amp;nbsp;Photophilic communities with&amp;nbsp;canopy-forming algae in Mediterranean infralittoral and upper circalittoral rock</text:p>
          </table:table-cell>
          <table:table-cell office:value-type="string" table:style-name="ce21">
            <text:p>EU28plus_Habitats:1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3: Communities of moderately exposed Mediterranean lower mediolittoral rock</text:p>
          </table:table-cell>
          <table:table-cell office:value-type="string" table:style-name="ce21">
            <text:p>EU28plus_Habitats:1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8 Sparse or absent epifaunal communities on Baltic infralittoral rock and mixed substrata (predominantly hard)</text:p>
          </table:table-cell>
          <table:table-cell office:value-type="string" table:style-name="ce21">
            <text:p>EU28plus_Habitats:1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9 Communities on Baltic infralittoral clay and other hard substrata</text:p>
          </table:table-cell>
          <table:table-cell office:value-type="string" table:style-name="ce21">
            <text:p>EU28plus_Habitats:1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1 Perennial algal communities (excluding kelp) on Baltic infralittoral coarse sediment</text:p>
          </table:table-cell>
          <table:table-cell office:value-type="string" table:style-name="ce21">
            <text:p>EU28plus_Habitats:1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2 Aquatic moss communities on Baltic infralittoral coarse sediment</text:p>
          </table:table-cell>
          <table:table-cell office:value-type="string" table:style-name="ce21">
            <text:p>EU28plus_Habitats:1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3 Stable aggregations of unattached perennial vegetation on Baltic infralittoral coarse sediment</text:p>
          </table:table-cell>
          <table:table-cell office:value-type="string" table:style-name="ce21">
            <text:p>EU28plus_Habitats:1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6 Emergent vegetation communities on Baltic infralittoral coarse sediment</text:p>
          </table:table-cell>
          <table:table-cell office:value-type="string" table:style-name="ce21">
            <text:p>EU28plus_Habitats:1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7 Unvegetated epifaunal communities on Baltic infralittoral coarse sediment</text:p>
          </table:table-cell>
          <table:table-cell office:value-type="string" table:style-name="ce21">
            <text:p>EU28plus_Habitats:1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8 Infaunal communities of Baltic infralittoral coarse sediment</text:p>
          </table:table-cell>
          <table:table-cell office:value-type="string" table:style-name="ce21">
            <text:p>EU28plus_Habitats:1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2 Sparse or no communities on Baltic infralittoral shell gravel</text:p>
          </table:table-cell>
          <table:table-cell office:value-type="string" table:style-name="ce21">
            <text:p>EU28plus_Habitats:1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0 Unvegetated communities on Baltic infralittoral shell gravel</text:p>
          </table:table-cell>
          <table:table-cell office:value-type="string" table:style-name="ce21">
            <text:p>EU28plus_Habitats:1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1 Infaunal communities on Baltic infralittoral shell gravel</text:p>
          </table:table-cell>
          <table:table-cell office:value-type="string" table:style-name="ce21">
            <text:p>EU28plus_Habitats:1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19 Sparse or no macrofaunal community on infralittoral coarse sediment</text:p>
          </table:table-cell>
          <table:table-cell office:value-type="string" table:style-name="ce21">
            <text:p>EU28plus_Habitats:1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3 Emergent vegetation communities on Baltic infralittoral mixed substrata (predominantly soft)</text:p>
          </table:table-cell>
          <table:table-cell office:value-type="string" table:style-name="ce21">
            <text:p>EU28plus_Habitats:1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4 Submerged rooted plant communities on Baltic infralittoral mixed substrata (predominantly soft)</text:p>
          </table:table-cell>
          <table:table-cell office:value-type="string" table:style-name="ce21">
            <text:p>EU28plus_Habitats:1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25 Unvegetated Baltic infralittoral mixed sediment (hard and soft) with sparse or no macrofaunal community</text:p>
          </table:table-cell>
          <table:table-cell office:value-type="string" table:style-name="ce21">
            <text:p>EU28plus_Habitats:1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0 Epibenthic macrocommunity on Baltic infralittoral sand</text:p>
          </table:table-cell>
          <table:table-cell office:value-type="string" table:style-name="ce21">
            <text:p>EU28plus_Habitats:1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5 Epifaunal communities on Baltic upper circalittoral coarse sediment and shell gravel</text:p>
          </table:table-cell>
          <table:table-cell office:value-type="string" table:style-name="ce21">
            <text:p>EU28plus_Habitats:1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2 Infaunal communities in Baltic infralittoral sand not dominated by bivalves</text:p>
          </table:table-cell>
          <table:table-cell office:value-type="string" table:style-name="ce21">
            <text:p>EU28plus_Habitats:1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3 Sparse or no macrofauna communities on Baltic infralittoral sand</text:p>
          </table:table-cell>
          <table:table-cell office:value-type="string" table:style-name="ce21">
            <text:p>EU28plus_Habitats:1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5 Annual algal communities on Baltic infralittoral muddy sediment</text:p>
          </table:table-cell>
          <table:table-cell office:value-type="string" table:style-name="ce21">
            <text:p>EU28plus_Habitats:1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4 Stable aggregations of unattached perennial vegetation on Baltic infralittoral muddy sediment</text:p>
          </table:table-cell>
          <table:table-cell office:value-type="string" table:style-name="ce21">
            <text:p>EU28plus_Habitats:1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6 Submerged rooted plant communities on Baltic infralittoral muddy sediment</text:p>
          </table:table-cell>
          <table:table-cell office:value-type="string" table:style-name="ce21">
            <text:p>EU28plus_Habitats:1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7 Emergent vegetation communities on Baltic infralittoral muddy sediment</text:p>
          </table:table-cell>
          <table:table-cell office:value-type="string" table:style-name="ce21">
            <text:p>EU28plus_Habitats:1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9 Infaunal communities of Baltic infralittoral muddy sediment - bivalves</text:p>
          </table:table-cell>
          <table:table-cell office:value-type="string" table:style-name="ce21">
            <text:p>EU28plus_Habitats:1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0 Infaunal communities in Baltic infralittoral muddy sediment not dominated by bivalves</text:p>
          </table:table-cell>
          <table:table-cell office:value-type="string" table:style-name="ce21">
            <text:p>EU28plus_Habitats:1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8 Sparse or no macrofaunal community on Baltic upper circalittoral coarse sediment and shell gravel</text:p>
          </table:table-cell>
          <table:table-cell office:value-type="string" table:style-name="ce21">
            <text:p>EU28plus_Habitats:1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1 Sparse or no macrofaunal communities on Baltic infralittoral muddy sediment</text:p>
          </table:table-cell>
          <table:table-cell office:value-type="string" table:style-name="ce21">
            <text:p>EU28plus_Habitats:1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2 Epifaunal communities on Baltic circalittoral rock and mixed substrata (predominantly hard)</text:p>
          </table:table-cell>
          <table:table-cell office:value-type="string" table:style-name="ce21">
            <text:p>EU28plus_Habitats:1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3 Sparse or no macrofaunal communities on Baltic circalittoral rock and mixed substrata (predominantly hard)</text:p>
          </table:table-cell>
          <table:table-cell office:value-type="string" table:style-name="ce21">
            <text:p>EU28plus_Habitats:1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6 Infaunal communities in Baltic upper circalittoral coarse sediment and shell gravel dominated by bivalves</text:p>
          </table:table-cell>
          <table:table-cell office:value-type="string" table:style-name="ce21">
            <text:p>EU28plus_Habitats:1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7 Infaunal communities in Baltic upper circalittoral coarse sediment and shell gravel not dominated by bivalves</text:p>
          </table:table-cell>
          <table:table-cell office:value-type="string" table:style-name="ce21">
            <text:p>EU28plus_Habitats:1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49 Epibenthic communities in Baltic upper circalittoral mixed sediment</text:p>
          </table:table-cell>
          <table:table-cell office:value-type="string" table:style-name="ce21">
            <text:p>EU28plus_Habitats:1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0 Infaunal communities in Baltic upper circalittoral mixed sediment</text:p>
          </table:table-cell>
          <table:table-cell office:value-type="string" table:style-name="ce21">
            <text:p>EU28plus_Habitats:1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1 Sparse or no macrofaunal community in Baltic upper circalittoral mixed sediment</text:p>
          </table:table-cell>
          <table:table-cell office:value-type="string" table:style-name="ce21">
            <text:p>EU28plus_Habitats:1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5 Sparse or no macrofaunal communities in Baltic upper circalittoral sand</text:p>
          </table:table-cell>
          <table:table-cell office:value-type="string" table:style-name="ce21">
            <text:p>EU28plus_Habitats:1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6 Epifaunal communities of Baltic upper circalittoral muddy sediment</text:p>
          </table:table-cell>
          <table:table-cell office:value-type="string" table:style-name="ce21">
            <text:p>EU28plus_Habitats:1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7 Infaunal communities of Baltic upper circalittoral muddy sediment dominated by&amp;nbsp;bivalves</text:p>
          </table:table-cell>
          <table:table-cell office:value-type="string" table:style-name="ce21">
            <text:p>EU28plus_Habitats:1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8 Infaunal communities of Baltic upper circalittoral muddy sediment not dominated by bivalves</text:p>
          </table:table-cell>
          <table:table-cell office:value-type="string" table:style-name="ce21">
            <text:p>EU28plus_Habitats:2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3 Temperate high-mountain siliceous scree</text:p>
          </table:table-cell>
          <table:table-cell office:value-type="string" table:style-name="ce21">
            <text:p>EU28plus_Habitats:2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4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9 Sparse epibenthic community of Baltic upper circalittoral muddy sediment</text:p>
          </table:table-cell>
          <table:table-cell office:value-type="string" table:style-name="ce21">
            <text:p>EU28plus_Habitats:2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1 Communities of Baltic lower circalittoral soft sediments (mud and sand)</text:p>
          </table:table-cell>
          <table:table-cell office:value-type="string" table:style-name="ce21">
            <text:p>EU28plus_Habitats:2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7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60 Sparse or no macrocommunities of Baltic upper circalittoral muddy sediment</text:p>
          </table:table-cell>
          <table:table-cell office:value-type="string" table:style-name="ce21">
            <text:p>EU28plus_Habitats:2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38 Epifaunal communities on Baltic infralittoral muddy sediment</text:p>
          </table:table-cell>
          <table:table-cell office:value-type="string" table:style-name="ce21">
            <text:p>EU28plus_Habitats:2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2 Epifaunal communities of Baltic upper circalittoral sand</text:p>
          </table:table-cell>
          <table:table-cell office:value-type="string" table:style-name="ce21">
            <text:p>EU28plus_Habitats:2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4 Infaunal communities of Baltic upper circalittoral sand not dominated by bivalves</text:p>
          </table:table-cell>
          <table:table-cell office:value-type="string" table:style-name="ce21">
            <text:p>EU28plus_Habitats:2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53 Infaunal communities of Baltic upper circalittoral sand dominated by bivalves</text:p>
          </table:table-cell>
          <table:table-cell office:value-type="string" table:style-name="ce21">
            <text:p>EU28plus_Habitats:2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7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5 Thermomediterranean&amp;nbsp;scrub</text:p>
          </table:table-cell>
          <table:table-cell office:value-type="string" table:style-name="ce21">
            <text:p>EU28plus_Habitats:2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Pontic exposed lower mediolittoral barren rock</text:p>
          </table:table-cell>
          <table:table-cell office:value-type="string" table:style-name="ce21">
            <text:p>EU28plus_Habitats:2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7 Mediterranean gypsum scrub</text:p>
          </table:table-cell>
          <table:table-cell office:value-type="string" table:style-name="ce21">
            <text:p>EU28plus_Habitats:2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8 Mediterranean halo-nitrophilous scrub</text:p>
          </table:table-cell>
          <table:table-cell office:value-type="string" table:style-name="ce21">
            <text:p>EU28plus_Habitats:2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6 Supramediterranean garrigue</text:p>
          </table:table-cell>
          <table:table-cell office:value-type="string" table:style-name="ce21">
            <text:p>EU28plus_Habitats:2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6a Atlantic and Baltic coastal dune scrub</text:p>
          </table:table-cell>
          <table:table-cell office:value-type="string" table:style-name="ce21">
            <text:p>EU28plus_Habitats:2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_PT9: Seaweeds on moderately exposed shores</text:p>
          </table:table-cell>
          <table:table-cell office:value-type="string" table:style-name="ce21">
            <text:p>EU28plus_Habitats:2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2: Robust fucoid and/or red seaweed communities on wave-exposed Atlantic littoral rock</text:p>
          </table:table-cell>
          <table:table-cell office:value-type="string" table:style-name="ce21">
            <text:p>EU28plus_Habitats:2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5: Fucoids on tide-swept Atlantic littoral rock</text:p>
          </table:table-cell>
          <table:table-cell office:value-type="string" table:style-name="ce21">
            <text:p>EU28plus_Habitats:2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7: Low coverage of fauna and flora of mediolittoral rock and boulders</text:p>
          </table:table-cell>
          <table:table-cell office:value-type="string" table:style-name="ce21">
            <text:p>EU28plus_Habitats:2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1: Barnacles and fucoids on moderately wave-exposed Atlantic littoral rock</text:p>
          </table:table-cell>
          <table:table-cell office:value-type="string" table:style-name="ce21">
            <text:p>EU28plus_Habitats:2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2: &lt;em&gt;Mytilus edulis&lt;/em&gt; and fucoids on moderately wave-exposed Atlantic littoral rock</text:p>
          </table:table-cell>
          <table:table-cell office:value-type="string" table:style-name="ce21">
            <text:p>EU28plus_Habitats:2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1: Fucoids on sheltered Atlantic littoral rock</text:p>
          </table:table-cell>
          <table:table-cell office:value-type="string" table:style-name="ce21">
            <text:p>EU28plus_Habitats:2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2: Fucoids on variable salinity Atlantic littoral rock</text:p>
          </table:table-cell>
          <table:table-cell office:value-type="string" table:style-name="ce21">
            <text:p>EU28plus_Habitats:2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x: Infralittoral biogenic habitats in the Mediterranean - corralligenous bioconcretions</text:p>
          </table:table-cell>
          <table:table-cell office:value-type="string" table:style-name="ce21">
            <text:p>EU28plus_Habitats:2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5&amp;nbsp;Ephemeral green or red seaweeds (freshwater or sand-influenced) on Atlantic littoral non-mobile substrata</text:p>
          </table:table-cell>
          <table:table-cell office:value-type="string" table:style-name="ce21">
            <text:p>EU28plus_Habitats:2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1&amp;nbsp;Marine Atlantic littoral shingle (pebble) and gravel</text:p>
          </table:table-cell>
          <table:table-cell office:value-type="string" table:style-name="ce21">
            <text:p>EU28plus_Habitats:2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2&amp;nbsp;Estuarine Atlantic littoral coarse sediment</text:p>
          </table:table-cell>
          <table:table-cell office:value-type="string" table:style-name="ce21">
            <text:p>EU28plus_Habitats:2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2: Barren or amphipod-dominated Atlantic littoral mobile sand</text:p>
          </table:table-cell>
          <table:table-cell office:value-type="string" table:style-name="ce21">
            <text:p>EU28plus_Habitats:2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3&amp;nbsp;Polychaete/amphipod-dominated Atlantic littoral fine sand</text:p>
          </table:table-cell>
          <table:table-cell office:value-type="string" table:style-name="ce21">
            <text:p>EU28plus_Habitats:2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4&amp;nbsp;Polychaete/bivalve-dominated Atlantic littoral muddy sand</text:p>
          </table:table-cell>
          <table:table-cell office:value-type="string" table:style-name="ce21">
            <text:p>EU28plus_Habitats:2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1&amp;nbsp;Polychaete/ bivalve-dominated mid-estuarine Atlantic littoral mud</text:p>
          </table:table-cell>
          <table:table-cell office:value-type="string" table:style-name="ce21">
            <text:p>EU28plus_Habitats:2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2: Polychaete/ oligochaete-dominated upper estuarine Atlantic littoral mud</text:p>
          </table:table-cell>
          <table:table-cell office:value-type="string" table:style-name="ce21">
            <text:p>EU28plus_Habitats:2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3: Marine Atlantic littoral mud with associated communities</text:p>
          </table:table-cell>
          <table:table-cell office:value-type="string" table:style-name="ce21">
            <text:p>EU28plus_Habitats:2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1 &lt;em&gt;Hediste diversicolor&lt;/em&gt;&amp;nbsp;dominated variable salinity Atlantic littoral gravelly sandy mud</text:p>
          </table:table-cell>
          <table:table-cell office:value-type="string" table:style-name="ce21">
            <text:p>EU28plus_Habitats:2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&amp;nbsp;Species-rich Atlantic littoral mixed sediment</text:p>
          </table:table-cell>
          <table:table-cell office:value-type="string" table:style-name="ce21">
            <text:p>EU28plus_Habitats:2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3: Species-poor Atlantic littoral mixed sediment</text:p>
          </table:table-cell>
          <table:table-cell office:value-type="string" table:style-name="ce21">
            <text:p>EU28plus_Habitats:2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61&amp;nbsp;Seagrass beds on Atlantic littoral sediments</text:p>
          </table:table-cell>
          <table:table-cell office:value-type="string" table:style-name="ce21">
            <text:p>EU28plus_Habitats:2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2: Mussel beds in the Atlantic littoral zone</text:p>
          </table:table-cell>
          <table:table-cell office:value-type="string" table:style-name="ce21">
            <text:p>EU28plus_Habitats:2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1: Worm reefs in the Atlantic littoral zone</text:p>
          </table:table-cell>
          <table:table-cell office:value-type="string" table:style-name="ce21">
            <text:p>EU28plus_Habitats:2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82: Vegetated (ephemeral) Atlantic littoral mixed sediment</text:p>
          </table:table-cell>
          <table:table-cell office:value-type="string" table:style-name="ce21">
            <text:p>EU28plus_Habitats:2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_PT14&amp;nbsp;Faunal communities of high energy infralittoral rock</text:p>
          </table:table-cell>
          <table:table-cell office:value-type="string" table:style-name="ce21">
            <text:p>EU28plus_Habitats:2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1&amp;nbsp;Kelp with cushion fauna and/or foliose red seaweeds on wave-exposed Atlantic infralittoral rock</text:p>
          </table:table-cell>
          <table:table-cell office:value-type="string" table:style-name="ce21">
            <text:p>EU28plus_Habitats:2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2&amp;nbsp;Kelp and seaweed communities on sediment-affected or disturbed Atlantic infralittoral rock</text:p>
          </table:table-cell>
          <table:table-cell office:value-type="string" table:style-name="ce21">
            <text:p>EU28plus_Habitats:2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4&amp;nbsp;Encrusting algal communities on exposed Atlantic infralittoral rock</text:p>
          </table:table-cell>
          <table:table-cell office:value-type="string" table:style-name="ce21">
            <text:p>EU28plus_Habitats:2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c Mediterranean montane Pinus nigra-Pinus sylvestris woodland</text:p>
          </table:table-cell>
          <table:table-cell office:value-type="string" table:style-name="ce21">
            <text:p>EU28plus_Habitats:2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5&amp;nbsp;Frondose algal communities (other than kelp) on exposed Atlantic infralittoral rock</text:p>
          </table:table-cell>
          <table:table-cell office:value-type="string" table:style-name="ce21">
            <text:p>EU28plus_Habitats:2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2&amp;nbsp;Kelp and seaweed communities in tide-swept sheltered Atlantic infralittoral rock</text:p>
          </table:table-cell>
          <table:table-cell office:value-type="string" table:style-name="ce21">
            <text:p>EU28plus_Habitats:2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1: Atlantic silted kelp on marine low energy infralittoral rock</text:p>
          </table:table-cell>
          <table:table-cell office:value-type="string" table:style-name="ce21">
            <text:p>EU28plus_Habitats:2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2&amp;nbsp;Kelp in variable salinity low energy Atlantic infralittoral rock</text:p>
          </table:table-cell>
          <table:table-cell office:value-type="string" table:style-name="ce21">
            <text:p>EU28plus_Habitats:2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7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4&amp;nbsp;Submerged fucoids, green or red seaweeds on low salinity Atlantic infralittoral rock</text:p>
          </table:table-cell>
          <table:table-cell office:value-type="string" table:style-name="ce21">
            <text:p>EU28plus_Habitats:2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5: Faunal communities on low energy marine Atlantic infralittoral rock</text:p>
          </table:table-cell>
          <table:table-cell office:value-type="string" table:style-name="ce21">
            <text:p>EU28plus_Habitats:2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0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6&amp;nbsp;Faunal communities on variable or reduced salinity Atlantic infralittoral rock</text:p>
          </table:table-cell>
          <table:table-cell office:value-type="string" table:style-name="ce21">
            <text:p>EU28plus_Habitats:2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71: Robust faunal cushions and crusts in Atlantic infralittoral surge gullies and caves</text:p>
          </table:table-cell>
          <table:table-cell office:value-type="string" table:style-name="ce21">
            <text:p>EU28plus_Habitats:2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1.&amp;nbsp;Faunal communities on very tide-swept Atlantic upper circalittoral rock</text:p>
          </table:table-cell>
          <table:table-cell office:value-type="string" table:style-name="ce21">
            <text:p>EU28plus_Habitats:2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1 Western Mediterranean&amp;nbsp;spiny heath</text:p>
          </table:table-cell>
          <table:table-cell office:value-type="string" table:style-name="ce21">
            <text:p>EU28plus_Habitats:2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a Western Mediterranean mountain hedgehog-heath</text:p>
          </table:table-cell>
          <table:table-cell office:value-type="string" table:style-name="ce21">
            <text:p>EU28plus_Habitats:2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3&amp;nbsp;Mixed faunal turf communities on high energy Atlantic upper circalittoral rock</text:p>
          </table:table-cell>
          <table:table-cell office:value-type="string" table:style-name="ce21">
            <text:p>EU28plus_Habitats:2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1&amp;nbsp;Echinoderms and crustose communities on moderate energy Atlantic upper circalittoral rock</text:p>
          </table:table-cell>
          <table:table-cell office:value-type="string" table:style-name="ce21">
            <text:p>EU28plus_Habitats:2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2&amp;nbsp;&lt;em&gt;Sabellaria&lt;/em&gt; reefs on moderate energy Atlantic circalittoral rock</text:p>
          </table:table-cell>
          <table:table-cell office:value-type="string" table:style-name="ce21">
            <text:p>EU28plus_Habitats:2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3&amp;nbsp;Communities on Atlantic soft circalittoral rock</text:p>
          </table:table-cell>
          <table:table-cell office:value-type="string" table:style-name="ce21">
            <text:p>EU28plus_Habitats:2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4&amp;nbsp;Mussel beds on moderate energy Atlantic circalittoral rock</text:p>
          </table:table-cell>
          <table:table-cell office:value-type="string" table:style-name="ce21">
            <text:p>EU28plus_Habitats:2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5&amp;nbsp;Faunal communities on variable salinity Atlantic circalittoral rock</text:p>
          </table:table-cell>
          <table:table-cell office:value-type="string" table:style-name="ce21">
            <text:p>EU28plus_Habitats:2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31&amp;nbsp;Ascidian/Brachiopod communities on Atlantic sheltered upper circalittoral rock</text:p>
          </table:table-cell>
          <table:table-cell office:value-type="string" table:style-name="ce21">
            <text:p>EU28plus_Habitats:2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: Communities of Atlantic circalittoral caves and overhangs</text:p>
          </table:table-cell>
          <table:table-cell office:value-type="string" table:style-name="ce21">
            <text:p>EU28plus_Habitats:2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2&amp;nbsp;Faunal communities in estuarine Atlantic sublittoral coarse sediment</text:p>
          </table:table-cell>
          <table:table-cell office:value-type="string" table:style-name="ce21">
            <text:p>EU28plus_Habitats:2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&amp;nbsp;Faunal communities in marine Atlantic infralittoral coarse sediment</text:p>
          </table:table-cell>
          <table:table-cell office:value-type="string" table:style-name="ce21">
            <text:p>EU28plus_Habitats:2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4&amp;nbsp;Atlantic upper circalittoral coarse sediment</text:p>
          </table:table-cell>
          <table:table-cell office:value-type="string" table:style-name="ce21">
            <text:p>EU28plus_Habitats:2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5&amp;nbsp;Atlantic lower circalittoral coarse sediment</text:p>
          </table:table-cell>
          <table:table-cell office:value-type="string" table:style-name="ce21">
            <text:p>EU28plus_Habitats:2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2&amp;nbsp;Estuarine Atlantic sublittoral sand</text:p>
          </table:table-cell>
          <table:table-cell office:value-type="string" table:style-name="ce21">
            <text:p>EU28plus_Habitats:2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&amp;nbsp;Marine Atlantic infralittoral fine sand</text:p>
          </table:table-cell>
          <table:table-cell office:value-type="string" table:style-name="ce21">
            <text:p>EU28plus_Habitats:2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4&amp;nbsp;Marine Atlantic infralittoral muddy sand</text:p>
          </table:table-cell>
          <table:table-cell office:value-type="string" table:style-name="ce21">
            <text:p>EU28plus_Habitats:2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&amp;nbsp;Atlantic upper circalittoral fine sand</text:p>
          </table:table-cell>
          <table:table-cell office:value-type="string" table:style-name="ce21">
            <text:p>EU28plus_Habitats:2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6&amp;nbsp;Atlantic upper circalittoral muddy sand</text:p>
          </table:table-cell>
          <table:table-cell office:value-type="string" table:style-name="ce21">
            <text:p>EU28plus_Habitats:2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7&amp;nbsp;Atlantic lower circalittoral sand</text:p>
          </table:table-cell>
          <table:table-cell office:value-type="string" table:style-name="ce21">
            <text:p>EU28plus_Habitats:2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3&amp;nbsp;Marine Atlantic infralittoral sandy mud</text:p>
          </table:table-cell>
          <table:table-cell office:value-type="string" table:style-name="ce21">
            <text:p>EU28plus_Habitats:2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4: Marine Atlantic infralittoral fine mud</text:p>
          </table:table-cell>
          <table:table-cell office:value-type="string" table:style-name="ce21">
            <text:p>EU28plus_Habitats:2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6: Atlantic upper circalittoral fine mud</text:p>
          </table:table-cell>
          <table:table-cell office:value-type="string" table:style-name="ce21">
            <text:p>EU28plus_Habitats:2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Mytilid-dominated Pontic exposed upper infralittoral rock with Fucales</text:p>
          </table:table-cell>
          <table:table-cell office:value-type="string" table:style-name="ce21">
            <text:p>EU28plus_Habitats:2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7&amp;nbsp;Atlantic lower circalittoral mud</text:p>
          </table:table-cell>
          <table:table-cell office:value-type="string" table:style-name="ce21">
            <text:p>EU28plus_Habitats:2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2&amp;nbsp;Estuarine Atlantic sublittoral mixed sediment</text:p>
          </table:table-cell>
          <table:table-cell office:value-type="string" table:style-name="ce21">
            <text:p>EU28plus_Habitats:2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3 Marine Atlantic infralittoral mixed sediments</text:p>
          </table:table-cell>
          <table:table-cell office:value-type="string" table:style-name="ce21">
            <text:p>EU28plus_Habitats:2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&amp;nbsp;Kelp and seaweed communities on Atlantic infralittoral mixed sediment</text:p>
          </table:table-cell>
          <table:table-cell office:value-type="string" table:style-name="ce21">
            <text:p>EU28plus_Habitats:2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&amp;nbsp;Polychaete worm reefs on sublittoral&amp;nbsp;sediment&amp;nbsp;</text:p>
          </table:table-cell>
          <table:table-cell office:value-type="string" table:style-name="ce21">
            <text:p>EU28plus_Habitats:2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: Mussel beds &lt;em&gt;Modiolus modiolus&lt;/em&gt; on Atlantic sublittoral sediment</text:p>
          </table:table-cell>
          <table:table-cell office:value-type="string" table:style-name="ce21">
            <text:p>EU28plus_Habitats:2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&amp;nbsp;Mussel beds (&lt;em&gt;Mytilis edulis&lt;/em&gt;) on Atlantic sublittoral sediment</text:p>
          </table:table-cell>
          <table:table-cell office:value-type="string" table:style-name="ce21">
            <text:p>EU28plus_Habitats:2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1 Mediterranean maquis and arborescent matorral</text:p>
          </table:table-cell>
          <table:table-cell office:value-type="string" table:style-name="ce21">
            <text:p>EU28plus_Habitats:2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3 Mediterranean riparian scrub</text:p>
          </table:table-cell>
          <table:table-cell office:value-type="string" table:style-name="ce21">
            <text:p>EU28plus_Habitats:2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2 Dry heath</text:p>
          </table:table-cell>
          <table:table-cell office:value-type="string" table:style-name="ce21">
            <text:p>EU28plus_Habitats:2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3a Non-calcareous quaking mire</text:p>
          </table:table-cell>
          <table:table-cell office:value-type="string" table:style-name="ce21">
            <text:p>EU28plus_Habitats:2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b Temperate high-mountain base-rich inland cliff</text:p>
          </table:table-cell>
          <table:table-cell office:value-type="string" table:style-name="ce21">
            <text:p>EU28plus_Habitats:2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g&amp;nbsp; Mediterranean ultramafic inland cliff</text:p>
          </table:table-cell>
          <table:table-cell office:value-type="string" table:style-name="ce21">
            <text:p>EU28plus_Habitats:2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I1.3 Arable land with unmixed crops grown by low-intensity agricultural methods</text:p>
          </table:table-cell>
          <table:table-cell office:value-type="string" table:style-name="ce21">
            <text:p>EU28plus_Habitats:2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f Temperate ultramafic inland cliffs</text:p>
          </table:table-cell>
          <table:table-cell office:value-type="string" table:style-name="ce21">
            <text:p>EU28plus_Habitats:2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4: Communities of exposed Mediterranean lower mediolittoral rock</text:p>
          </table:table-cell>
          <table:table-cell office:value-type="string" table:style-name="ce21">
            <text:p>EU28plus_Habitats:2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7x Biogenic habitats of Mediterranean mediolittoral rock</text:p>
          </table:table-cell>
          <table:table-cell office:value-type="string" table:style-name="ce21">
            <text:p>EU28plus_Habitats:2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1: Communities of Mediterranean mediolittoral rockpools</text:p>
          </table:table-cell>
          <table:table-cell office:value-type="string" table:style-name="ce21">
            <text:p>EU28plus_Habitats:2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: Mediterranean mediolittoral caves and overhangs</text:p>
          </table:table-cell>
          <table:table-cell office:value-type="string" table:style-name="ce21">
            <text:p>EU28plus_Habitats:2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5: Communities of Mediterranean mediolittoral sands</text:p>
          </table:table-cell>
          <table:table-cell office:value-type="string" table:style-name="ce21">
            <text:p>EU28plus_Habitats:2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A Algal dominated communities in the Mediterranean circalittoral sediment</text:p>
          </table:table-cell>
          <table:table-cell office:value-type="string" table:style-name="ce21">
            <text:p>EU28plus_Habitats:2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2B Algal dominated communities in the Mediterranean infralittoral sediment</text:p>
          </table:table-cell>
          <table:table-cell office:value-type="string" table:style-name="ce21">
            <text:p>EU28plus_Habitats:2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12&amp;nbsp;Sponge communities on&amp;nbsp;lower circalittoral rock</text:p>
          </table:table-cell>
          <table:table-cell office:value-type="string" table:style-name="ce21">
            <text:p>EU28plus_Habitats:3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08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6 Macaronesian communities of exposed eulittoral rock</text:p>
          </table:table-cell>
          <table:table-cell office:value-type="string" table:style-name="ce21">
            <text:p>EU28plus_Habitats:3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4 Temperate high-mountain baserich scree</text:p>
          </table:table-cell>
          <table:table-cell office:value-type="string" table:style-name="ce21">
            <text:p>EU28plus_Habitats:3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b Western Mediterranean base-rich scree</text:p>
          </table:table-cell>
          <table:table-cell office:value-type="string" table:style-name="ce21">
            <text:p>EU28plus_Habitats:3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3 Macaronesian inland cliff</text:p>
          </table:table-cell>
          <table:table-cell office:value-type="string" table:style-name="ce21">
            <text:p>EU28plus_Habitats:3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beds on Atlantic infralittoral sand (non-Macaronesian)</text:p>
          </table:table-cell>
          <table:table-cell office:value-type="string" table:style-name="ce21">
            <text:p>EU28plus_Habitats:3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Critically 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beds on Atlantic infralittoral sand (Macaronesian)</text:p>
          </table:table-cell>
          <table:table-cell office:value-type="string" table:style-name="ce21">
            <text:p>EU28plus_Habitats:3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08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b Polar desert</text:p>
          </table:table-cell>
          <table:table-cell office:value-type="string" table:style-name="ce21">
            <text:p>EU28plus_Habitats:3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3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1 Atlantic maerl beds</text:p>
          </table:table-cell>
          <table:table-cell office:value-type="string" table:style-name="ce21">
            <text:p>EU28plus_Habitats:3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5&amp;nbsp;Atlantic upper circalittoral sandy mud</text:p>
          </table:table-cell>
          <table:table-cell office:value-type="string" table:style-name="ce21">
            <text:p>EU28plus_Habitats:3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3 Subalpine deciduous scrub</text:p>
          </table:table-cell>
          <table:table-cell office:value-type="string" table:style-name="ce21">
            <text:p>EU28plus_Habitats:3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3 Eastern Mediterranean spiny heath (phrygana)</text:p>
          </table:table-cell>
          <table:table-cell office:value-type="string" table:style-name="ce21">
            <text:p>EU28plus_Habitats:3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4.1 Wet heath</text:p>
          </table:table-cell>
          <table:table-cell office:value-type="string" table:style-name="ce21">
            <text:p>EU28plus_Habitats:3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c Lowland to montane temperate and submediterranean genistoid scrub</text:p>
          </table:table-cell>
          <table:table-cell office:value-type="string" table:style-name="ce21">
            <text:p>EU28plus_Habitats:3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1a Western basiphilous garrigue</text:p>
          </table:table-cell>
          <table:table-cell office:value-type="string" table:style-name="ce21">
            <text:p>EU28plus_Habitats:3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_PT01 &amp;nbsp;&lt;em&gt;Neopycnodonte cochlear&lt;/em&gt; beds on exposed and tide-swept circalittoral rocks and cobbles</text:p>
          </table:table-cell>
          <table:table-cell office:value-type="string" table:style-name="ce21">
            <text:p>EU28plus_Habitats:3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24 Macaronesian communities of eulittoral rock moderately exposed to wave action</text:p>
          </table:table-cell>
          <table:table-cell office:value-type="string" table:style-name="ce21">
            <text:p>EU28plus_Habitats:3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Macaronesian communities of infralittoral algae moderately exposed to wave action</text:p>
          </table:table-cell>
          <table:table-cell office:value-type="string" table:style-name="ce21">
            <text:p>EU28plus_Habitats:3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2 Polychaete/oligochaete-dominated upper estuarine Pontic littoral mud</text:p>
          </table:table-cell>
          <table:table-cell office:value-type="string" table:style-name="ce21">
            <text:p>EU28plus_Habitats:3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- Turf algae on Pontic moderately exposed lower mediolittoral rock.</text:p>
          </table:table-cell>
          <table:table-cell office:value-type="string" table:style-name="ce21">
            <text:p>EU28plus_Habitats:3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2a Alnus woodland on riparian and upland soils</text:p>
          </table:table-cell>
          <table:table-cell office:value-type="string" table:style-name="ce21">
            <text:p>EU28plus_Habitats:3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4 Macaronesian communities of lower eulittoral rock sheltered from wave action</text:p>
          </table:table-cell>
          <table:table-cell office:value-type="string" table:style-name="ce21">
            <text:p>EU28plus_Habitats:3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4 Macaronesian communities of lower eulittoral rock very exposed to wave action</text:p>
          </table:table-cell>
          <table:table-cell office:value-type="string" table:style-name="ce21">
            <text:p>EU28plus_Habitats:3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3 Macaronesian communities of upper eulittoral rock</text:p>
          </table:table-cell>
          <table:table-cell office:value-type="string" table:style-name="ce21">
            <text:p>EU28plus_Habitats:3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&amp;nbsp;Macaronesian seaweed communities on moderate energy infralittoral rock</text:p>
          </table:table-cell>
          <table:table-cell office:value-type="string" table:style-name="ce21">
            <text:p>EU28plus_Habitats:3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X/3.33 Macaronesian submerged fucoids, green or red seaweeds on&amp;nbsp;full&amp;nbsp;salinity infralittoral rock</text:p>
          </table:table-cell>
          <table:table-cell office:value-type="string" table:style-name="ce21">
            <text:p>EU28plus_Habitats:3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2 Temperate subalpine Larix, Pinus cembra and Pinus uncinata woodland</text:p>
          </table:table-cell>
          <table:table-cell office:value-type="string" table:style-name="ce21">
            <text:p>EU28plus_Habitats:3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Da Pinus mire woodland</text:p>
          </table:table-cell>
          <table:table-cell office:value-type="string" table:style-name="ce21">
            <text:p>EU28plus_Habitats:3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5 Broadleaved bog woodland on acid peat</text:p>
          </table:table-cell>
          <table:table-cell office:value-type="string" table:style-name="ce21">
            <text:p>EU28plus_Habitats:3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5a South-Aegean Phoenix grove</text:p>
          </table:table-cell>
          <table:table-cell office:value-type="string" table:style-name="ce21">
            <text:p>EU28plus_Habitats:3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a Temperate mountain Picea woodland</text:p>
          </table:table-cell>
          <table:table-cell office:value-type="string" table:style-name="ce21">
            <text:p>EU28plus_Habitats:3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Aa Carpinus and Quercus mesic deciduous woodland</text:p>
          </table:table-cell>
          <table:table-cell office:value-type="string" table:style-name="ce21">
            <text:p>EU28plus_Habitats:3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7a Temperate and submediterranean thermophilous deciduous woodland</text:p>
          </table:table-cell>
          <table:table-cell office:value-type="string" table:style-name="ce21">
            <text:p>EU28plus_Habitats:3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a Temperate continental Pinus sylvestris woodland</text:p>
          </table:table-cell>
          <table:table-cell office:value-type="string" table:style-name="ce21">
            <text:p>EU28plus_Habitats:3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b Temperate and submediterranean montane Pinus sylvestris-Pinus nigra woodland</text:p>
          </table:table-cell>
          <table:table-cell office:value-type="string" table:style-name="ce21">
            <text:p>EU28plus_Habitats:3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b Mediterranean Cupressaceae woodland</text:p>
          </table:table-cell>
          <table:table-cell office:value-type="string" table:style-name="ce21">
            <text:p>EU28plus_Habitats:3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1 Mediterranean evergreen Quercus woodland</text:p>
          </table:table-cell>
          <table:table-cell office:value-type="string" table:style-name="ce21">
            <text:p>EU28plus_Habitats:3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1b Temperate mountain Abies woodland</text:p>
          </table:table-cell>
          <table:table-cell office:value-type="string" table:style-name="ce21">
            <text:p>EU28plus_Habitats:3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30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6 Mediterranean and Balkan subalpine Pinus heldreichii-Pinus peuce woodland</text:p>
          </table:table-cell>
          <table:table-cell office:value-type="string" table:style-name="ce21">
            <text:p>EU28plus_Habitats:3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a Taxus baccata woodland</text:p>
          </table:table-cell>
          <table:table-cell office:value-type="string" table:style-name="ce21">
            <text:p>EU28plus_Habitats:3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B Pinus sylvestris taiga woodland</text:p>
          </table:table-cell>
          <table:table-cell office:value-type="string" table:style-name="ce21">
            <text:p>EU28plus_Habitats:3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A Picea taiga woodland</text:p>
          </table:table-cell>
          <table:table-cell office:value-type="string" table:style-name="ce21">
            <text:p>EU28plus_Habitats:3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9a Boreal-nemoral mountain Betula and Populus tremula woodland on mineral soils</text:p>
          </table:table-cell>
          <table:table-cell office:value-type="string" table:style-name="ce21">
            <text:p>EU28plus_Habitats:3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5b Canarian Phoenix grove</text:p>
          </table:table-cell>
          <table:table-cell office:value-type="string" table:style-name="ce21">
            <text:p>EU28plus_Habitats:3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4d Mediterranean montane Cedrus woodland</text:p>
          </table:table-cell>
          <table:table-cell office:value-type="string" table:style-name="ce21">
            <text:p>EU28plus_Habitats:3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2 Ice cap and glacier</text:p>
          </table:table-cell>
          <table:table-cell office:value-type="string" table:style-name="ce21">
            <text:p>EU28plus_Habitats:3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3 Macaronesian laurophyllous woodland</text:p>
          </table:table-cell>
          <table:table-cell office:value-type="string" table:style-name="ce21">
            <text:p>EU28plus_Habitats:3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2.7 Macaronesian heathy woodland</text:p>
          </table:table-cell>
          <table:table-cell office:value-type="string" table:style-name="ce21">
            <text:p>EU28plus_Habitats:3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9c Macaronesian Juniperus woodland</text:p>
          </table:table-cell>
          <table:table-cell office:value-type="string" table:style-name="ce21">
            <text:p>EU28plus_Habitats:3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6.1 Underground standing and running waterbody</text:p>
          </table:table-cell>
          <table:table-cell office:value-type="string" table:style-name="ce21">
            <text:p>EU28plus_Habitats:3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7 Mediterranean lowland to submontane Pinus woodland</text:p>
          </table:table-cell>
          <table:table-cell office:value-type="string" table:style-name="ce21">
            <text:p>EU28plus_Habitats:3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6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c Periodically exposed saline shore with pioneer or ephemeral vegetation</text:p>
          </table:table-cell>
          <table:table-cell office:value-type="string" table:style-name="ce21">
            <text:p>EU28plus_Habitats:3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1a Tall-helophyte bed</text:p>
          </table:table-cell>
          <table:table-cell office:value-type="string" table:style-name="ce21">
            <text:p>EU28plus_Habitats:3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1b Small-helophyte bed</text:p>
          </table:table-cell>
          <table:table-cell office:value-type="string" table:style-name="ce21">
            <text:p>EU28plus_Habitats:3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6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6a Temperate temporary waterbody</text:p>
          </table:table-cell>
          <table:table-cell office:value-type="string" table:style-name="ce21">
            <text:p>EU28plus_Habitats:3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2a Oligotrophic to mesotrophic waterbody&amp;nbsp;with Characeae</text:p>
          </table:table-cell>
          <table:table-cell office:value-type="string" table:style-name="ce21">
            <text:p>EU28plus_Habitats:3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6b Mediterranean temporary waterbody</text:p>
          </table:table-cell>
          <table:table-cell office:value-type="string" table:style-name="ce21">
            <text:p>EU28plus_Habitats:3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9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a Temperate, lowland to sub-montane base-rich scree</text:p>
          </table:table-cell>
          <table:table-cell office:value-type="string" table:style-name="ce21">
            <text:p>EU28plus_Habitats:3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c Temperate, lowland to montane base-rich inland cliff</text:p>
          </table:table-cell>
          <table:table-cell office:value-type="string" table:style-name="ce21">
            <text:p>EU28plus_Habitats:3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7: Communities of Mediterranean lower circalittoral (shelf-edge) detritic bottoms or open-sea detritic&amp;nbsp;bottoms</text:p>
          </table:table-cell>
          <table:table-cell office:value-type="string" table:style-name="ce21">
            <text:p>EU28plus_Habitats:3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6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b Periodically exposed shore with stable, mesotrophic sediments with pioneer or ephemeral vegetation</text:p>
          </table:table-cell>
          <table:table-cell office:value-type="string" table:style-name="ce21">
            <text:p>EU28plus_Habitats:3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d Unvegetated or sparsely vegetated shore with mobile sediments in montane and alpine regions</text:p>
          </table:table-cell>
          <table:table-cell office:value-type="string" table:style-name="ce21">
            <text:p>EU28plus_Habitats:3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2 Tall-sedge bed</text:p>
          </table:table-cell>
          <table:table-cell office:value-type="string" table:style-name="ce21">
            <text:p>EU28plus_Habitats:3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12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8: Faunal communities of sheltered Mediterranean infralittoral muddy sands</text:p>
          </table:table-cell>
          <table:table-cell office:value-type="string" table:style-name="ce21">
            <text:p>EU28plus_Habitats:3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4.3 Rock glacier and unvegetated ice-dominated moraine</text:p>
          </table:table-cell>
          <table:table-cell office:value-type="string" table:style-name="ce21">
            <text:p>EU28plus_Habitats:3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11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Photophilic communities without canopy-forming algae in Mediterranean infralittoral and upper circalittoral rock</text:p>
          </table:table-cell>
          <table:table-cell office:value-type="string" table:style-name="ce21">
            <text:p>EU28plus_Habitats:3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7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Photophilic communities dominated by calcareous, habitat-forming algae.</text:p>
          </table:table-cell>
          <table:table-cell office:value-type="string" table:style-name="ce21">
            <text:p>EU28plus_Habitats:3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11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32 Pontic mediolittoral cobbles and gravels</text:p>
          </table:table-cell>
          <table:table-cell office:value-type="string" table:style-name="ce21">
            <text:p>EU28plus_Habitats:3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3.Db Picea mire woodland</text:p>
          </table:table-cell>
          <table:table-cell office:value-type="string" table:style-name="ce21">
            <text:p>EU28plus_Habitats:3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e Boreal ultramafic inland cliff&amp;nbsp;</text:p>
          </table:table-cell>
          <table:table-cell office:value-type="string" table:style-name="ce21">
            <text:p>EU28plus_Habitats:3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1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a Small-sedge base-rich fen&amp;nbsp;and calcareous spring mire</text:p>
          </table:table-cell>
          <table:table-cell office:value-type="string" table:style-name="ce21">
            <text:p>EU28plus_Habitats:3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3.1b Mediterranean and Black Sea rocky sea cliff and shore</text:p>
          </table:table-cell>
          <table:table-cell office:value-type="string" table:style-name="ce21">
            <text:p>EU28plus_Habitats:3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&amp;nbsp;Faunal communities in Mediterranean infralittoral fine sand</text:p>
          </table:table-cell>
          <table:table-cell office:value-type="string" table:style-name="ce21">
            <text:p>EU28plus_Habitats:3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1a Base-poor spring and spring brook</text:p>
          </table:table-cell>
          <table:table-cell office:value-type="string" table:style-name="ce21">
            <text:p>EU28plus_Habitats:3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2.2a Permanent non-tidal, fast, turbulent watercourse of montane to alpine regions with mosses</text:p>
          </table:table-cell>
          <table:table-cell office:value-type="string" table:style-name="ce21">
            <text:p>EU28plus_Habitats:3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d Mediterranean base-rich inland cliff</text:p>
          </table:table-cell>
          <table:table-cell office:value-type="string" table:style-name="ce21">
            <text:p>EU28plus_Habitats:3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8.2 Madeirean xerophytic scrub</text:p>
          </table:table-cell>
          <table:table-cell office:value-type="string" table:style-name="ce21">
            <text:p>EU28plus_Habitats:3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0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: Polychaete worm reefs in the Mediterranean infralittoral zone</text:p>
          </table:table-cell>
          <table:table-cell office:value-type="string" table:style-name="ce21">
            <text:p>EU28plus_Habitats:3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7. Communities of Mediterranean lower circalittoral rock</text:p>
          </table:table-cell>
          <table:table-cell office:value-type="string" table:style-name="ce21">
            <text:p>EU28plus_Habitats:3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5.4 Inland saline or brackish helophyte bed</text:p>
          </table:table-cell>
          <table:table-cell office:value-type="string" table:style-name="ce21">
            <text:p>EU28plus_Habitats:3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12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6.1b Western acidopholous garrigue</text:p>
          </table:table-cell>
          <table:table-cell office:value-type="string" table:style-name="ce21">
            <text:p>EU28plus_Habitats:3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1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8.1 Canarian xerophytic scrub</text:p>
          </table:table-cell>
          <table:table-cell office:value-type="string" table:style-name="ce21">
            <text:p>EU28plus_Habitats:3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1 Temperate and boreal riparian scrub</text:p>
          </table:table-cell>
          <table:table-cell office:value-type="string" table:style-name="ce21">
            <text:p>EU28plus_Habitats:3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02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2.2c Balkan subalpine genistoid scrub</text:p>
          </table:table-cell>
          <table:table-cell office:value-type="string" table:style-name="ce21">
            <text:p>EU28plus_Habitats:3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4 Permanent dystrophic waterbody</text:p>
          </table:table-cell>
          <table:table-cell office:value-type="string" table:style-name="ce21">
            <text:p>EU28plus_Habitats:3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c Eastern Mediterranean mountain hedgehog-heath</text:p>
          </table:table-cell>
          <table:table-cell office:value-type="string" table:style-name="ce21">
            <text:p>EU28plus_Habitats:3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d Balkan-Anatolian submontane genistoid scrub</text:p>
          </table:table-cell>
          <table:table-cell office:value-type="string" table:style-name="ce21">
            <text:p>EU28plus_Habitats:3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3/2016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5.3 Submediterranean pseudomaquis</text:p>
          </table:table-cell>
          <table:table-cell office:value-type="string" table:style-name="ce21">
            <text:p>EU28plus_Habitats:3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2b Mesotrophic to eutrophic waterbody with angiosperms</text:p>
          </table:table-cell>
          <table:table-cell office:value-type="string" table:style-name="ce21">
            <text:p>EU28plus_Habitats:3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2/2015</text:p>
          </table:table-cell>
          <table:table-cell office:value-type="string" table:style-name="ce21">
            <text:p>Near Threaten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d Canarian mountain hedgehog-heath</text:p>
          </table:table-cell>
          <table:table-cell office:value-type="string" table:style-name="ce21">
            <text:p>EU28plus_Habitats:3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9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7.4b Central Mediterranean mountain hedgehog-heath</text:p>
          </table:table-cell>
          <table:table-cell office:value-type="string" table:style-name="ce21">
            <text:p>EU28plus_Habitats:3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4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a Fjell field</text:p>
          </table:table-cell>
          <table:table-cell office:value-type="string" table:style-name="ce21">
            <text:p>EU28plus_Habitats:39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4/11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5.1c Subarctic volcanic field</text:p>
          </table:table-cell>
          <table:table-cell office:value-type="string" table:style-name="ce21">
            <text:p>EU28plus_Habitats:39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3/2016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2a&amp;nbsp;Boreal and arctic base-rich inland cliff</text:p>
          </table:table-cell>
          <table:table-cell office:value-type="string" table:style-name="ce21">
            <text:p>EU28plus_Habitats:39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y Pontic sheltered, shaded upper infralittoral rock, with sciaphilic algae</text:p>
          </table:table-cell>
          <table:table-cell office:value-type="string" table:style-name="ce21">
            <text:p>EU28plus_Habitats:39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2 Estuarine Pontic infralittoral sand</text:p>
          </table:table-cell>
          <table:table-cell office:value-type="string" table:style-name="ce21">
            <text:p>EU28plus_Habitats:39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Z Pontic circalittoral terrigenous muds</text:p>
          </table:table-cell>
          <table:table-cell office:value-type="string" table:style-name="ce21">
            <text:p>EU28plus_Habitats:39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74 Caves, overhangs and surge gullies in Pontic infralittoral rock</text:p>
          </table:table-cell>
          <table:table-cell office:value-type="string" table:style-name="ce21">
            <text:p>EU28plus_Habitats:39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3 Corallinales on moderately exposed Pontic upper infralittoral rock</text:p>
          </table:table-cell>
          <table:table-cell office:value-type="string" table:style-name="ce21">
            <text:p>EU28plus_Habitats:39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3 Exposed Pontic upper infralittoral rock with turf of Corallinales</text:p>
          </table:table-cell>
          <table:table-cell office:value-type="string" table:style-name="ce21">
            <text:p>EU28plus_Habitats:39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a Fauna-dominated Pontic infralittoral cobbles and gravels</text:p>
          </table:table-cell>
          <table:table-cell office:value-type="string" table:style-name="ce21">
            <text:p>EU28plus_Habitats:40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x Foliose algae, other than Fucales on Pontic sheltered upper infralittoral rock, well illuminated</text:p>
          </table:table-cell>
          <table:table-cell office:value-type="string" table:style-name="ce21">
            <text:p>EU28plus_Habitats:40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6 Invertebrate-dominated exposed Pontic mediolittoral rock</text:p>
          </table:table-cell>
          <table:table-cell office:value-type="string" table:style-name="ce21">
            <text:p>EU28plus_Habitats:40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xx Invertebrate-dominated moderately exposed Pontic mediolittoral rock</text:p>
          </table:table-cell>
          <table:table-cell office:value-type="string" table:style-name="ce21">
            <text:p>EU28plus_Habitats:40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w Invertebrate-dominated Pontic lower infralittoral rock</text:p>
          </table:table-cell>
          <table:table-cell office:value-type="string" table:style-name="ce21">
            <text:p>EU28plus_Habitats:40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A.XY Invertebrate-dominated Pontic other hard substrata</text:p>
          </table:table-cell>
          <table:table-cell office:value-type="string" table:style-name="ce21">
            <text:p>EU28plus_Habitats:40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AA Invertebrate-dominated Marmara circalittoral rock</text:p>
          </table:table-cell>
          <table:table-cell office:value-type="string" table:style-name="ce21">
            <text:p>EU28plus_Habitats:40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 Musselbeds in the Pontic infralittoral zone</text:p>
          </table:table-cell>
          <table:table-cell office:value-type="string" table:style-name="ce21">
            <text:p>EU28plus_Habitats:40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 Mytilid-dominated Pontic moderately exposed upper infralittoral rock, blocks and boulders with Fucales</text:p>
          </table:table-cell>
          <table:table-cell office:value-type="string" table:style-name="ce21">
            <text:p>EU28plus_Habitats:40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x Mytilid-dominated Pontic moderately exposed upper infralittoral rock, blocks and boulders, with foliose algae (other than Fucales)</text:p>
          </table:table-cell>
          <table:table-cell office:value-type="string" table:style-name="ce21">
            <text:p>EU28plus_Habitats:40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5 Mytilid-dominated Pontic exposed upper infralittoral rock with foliose algae (other than Fucales)</text:p>
          </table:table-cell>
          <table:table-cell office:value-type="string" table:style-name="ce21">
            <text:p>EU28plus_Habitats:41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4 Oyster reefs on Pontic lower infralittoral rock</text:p>
          </table:table-cell>
          <table:table-cell office:value-type="string" table:style-name="ce21">
            <text:p>EU28plus_Habitats:41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6.&amp;nbsp;Communities of Mediterranean upper circalittoral&amp;nbsp;coastal&amp;nbsp;detritic bottoms</text:p>
          </table:table-cell>
          <table:table-cell office:value-type="string" table:style-name="ce21">
            <text:p>EU28plus_Habitats:41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1 Polychaete worm reefs in the Pontic infralittoral zone</text:p>
          </table:table-cell>
          <table:table-cell office:value-type="string" table:style-name="ce21">
            <text:p>EU28plus_Habitats:41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Pontic barren circalittoral rock</text:p>
          </table:table-cell>
          <table:table-cell office:value-type="string" table:style-name="ce21">
            <text:p>EU28plus_Habitats:41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q Pontic barren lower infralittoral rock</text:p>
          </table:table-cell>
          <table:table-cell office:value-type="string" table:style-name="ce21">
            <text:p>EU28plus_Habitats:41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71 Pontic circalittoral dark caves and tunnels</text:p>
          </table:table-cell>
          <table:table-cell office:value-type="string" table:style-name="ce21">
            <text:p>EU28plus_Habitats:41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6 Pontic circalittoral muddy sand</text:p>
          </table:table-cell>
          <table:table-cell office:value-type="string" table:style-name="ce21">
            <text:p>EU28plus_Habitats:41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Pontic circalittoral rock affected by sedimentation</text:p>
          </table:table-cell>
          <table:table-cell office:value-type="string" table:style-name="ce21">
            <text:p>EU28plus_Habitats:41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1x Pontic exposed upper infralittoral rock with rock borers</text:p>
          </table:table-cell>
          <table:table-cell office:value-type="string" table:style-name="ce21">
            <text:p>EU28plus_Habitats:41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4 Pontic infralittoral fine mud</text:p>
          </table:table-cell>
          <table:table-cell office:value-type="string" table:style-name="ce21">
            <text:p>EU28plus_Habitats:42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3 Pontic infralittoral mixed substrata</text:p>
          </table:table-cell>
          <table:table-cell office:value-type="string" table:style-name="ce21">
            <text:p>EU28plus_Habitats:42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4 Pontic infralittoral muddy sand</text:p>
          </table:table-cell>
          <table:table-cell office:value-type="string" table:style-name="ce21">
            <text:p>EU28plus_Habitats:42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bb Pontic infralittoral sands and muddy sands with annual algae</text:p>
          </table:table-cell>
          <table:table-cell office:value-type="string" table:style-name="ce21">
            <text:p>EU28plus_Habitats:42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aa Pontic infralittoral sands and muddy sands with stable aggregations of perennial unattached macroalgae</text:p>
          </table:table-cell>
          <table:table-cell office:value-type="string" table:style-name="ce21">
            <text:p>EU28plus_Habitats:42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Endangered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37 Pontic infralittoral sands and muddy sands without macroalgae</text:p>
          </table:table-cell>
          <table:table-cell office:value-type="string" table:style-name="ce21">
            <text:p>EU28plus_Habitats:42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3 Pontic infralittoral terrigenous muds</text:p>
          </table:table-cell>
          <table:table-cell office:value-type="string" table:style-name="ce21">
            <text:p>EU28plus_Habitats:42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7 Pontic lower circalittoral mud</text:p>
          </table:table-cell>
          <table:table-cell office:value-type="string" table:style-name="ce21">
            <text:p>EU28plus_Habitats:42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z Pontic lower infralittoral rock, with siginificant cover of sciaphilic algae</text:p>
          </table:table-cell>
          <table:table-cell office:value-type="string" table:style-name="ce21">
            <text:p>EU28plus_Habitats:42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2x Pontic mediolittoral sands</text:p>
          </table:table-cell>
          <table:table-cell office:value-type="string" table:style-name="ce21">
            <text:p>EU28plus_Habitats:42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6 Pontic upper circalittoral fine mud</text:p>
          </table:table-cell>
          <table:table-cell office:value-type="string" table:style-name="ce21">
            <text:p>EU28plus_Habitats:43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w Seagrass meadows in Pontic lower infralittoral sands</text:p>
          </table:table-cell>
          <table:table-cell office:value-type="string" table:style-name="ce21">
            <text:p>EU28plus_Habitats:43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Vulnerabl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3x Sheltered Pontic mediolittoral rock</text:p>
          </table:table-cell>
          <table:table-cell office:value-type="string" table:style-name="ce21">
            <text:p>EU28plus_Habitats:43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6 Marmara&amp;nbsp;coralligenous communities moderately exposed circalittoral rock</text:p>
          </table:table-cell>
          <table:table-cell office:value-type="string" table:style-name="ce21">
            <text:p>EU28plus_Habitats:43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5 Pontic upper circalittoral sandy mud</text:p>
          </table:table-cell>
          <table:table-cell office:value-type="string" table:style-name="ce21">
            <text:p>EU28plus_Habitats:43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G1.Ba Alnus cordata woodland</text:p>
          </table:table-cell>
          <table:table-cell office:value-type="string" table:style-name="ce21">
            <text:p>EU28plus_Habitats:43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9/09/2015</text:p>
          </table:table-cell>
          <table:table-cell office:value-type="string" table:style-name="ce21">
            <text:p>Data Deficient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3.1a&amp;nbsp;Boreal and arctic siliceous inland cliff</text:p>
          </table:table-cell>
          <table:table-cell office:value-type="string" table:style-name="ce21">
            <text:p>EU28plus_Habitats:43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2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a Lowland to montane temperate and submediterranean Juniperus scrub</text:p>
          </table:table-cell>
          <table:table-cell office:value-type="string" table:style-name="ce21">
            <text:p>EU28plus_Habitats:43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10/2015</text:p>
          </table:table-cell>
          <table:table-cell office:value-type="string" table:style-name="ce21">
            <text:p>Least Concer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4.1b Tall-sedge base-rich fen</text:p>
          </table:table-cell>
          <table:table-cell office:value-type="string" table:style-name="ce21">
            <text:p>EU28plus_Habitats:43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5/01/2016</text:p>
          </table:table-cell>
          <table:table-cell office:value-type="string" table:style-name="ce21">
            <text:p>Endanger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1.7 Permanent lake of glaciers and ice sheets</text:p>
          </table:table-cell>
          <table:table-cell office:value-type="string" table:style-name="ce21">
            <text:p>EU28plus_Habitats:43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0/12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2 Pontic mediolittoral rock pools</text:p>
          </table:table-cell>
          <table:table-cell office:value-type="string" table:style-name="ce21">
            <text:p>EU28plus_Habitats:44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44 Pontic mediolittoral caves and overhangs</text:p>
          </table:table-cell>
          <table:table-cell office:value-type="string" table:style-name="ce21">
            <text:p>EU28plus_Habitats:44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Least Conc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D2.2a Poor fen</text:p>
          </table:table-cell>
          <table:table-cell office:value-type="string" table:style-name="ce21">
            <text:p>EU28plus_Habitats:44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12/2015</text:p>
          </table:table-cell>
          <table:table-cell office:value-type="string" table:style-name="ce21">
            <text:p>Least Concer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21: Kelp and red seaweeds on moderate energy Atlantic infralittoral rock</text:p>
          </table:table-cell>
          <table:table-cell office:value-type="string" table:style-name="ce21">
            <text:p>EU28plus_Habitats:44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12/2015</text:p>
          </table:table-cell>
          <table:table-cell office:value-type="string" table:style-name="ce21">
            <text:p>Data Deficie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4 - Fucales and other algae on Pontic sheltered upper infralittoral rock, well illuminated</text:p>
          </table:table-cell>
          <table:table-cell office:value-type="string" table:style-name="ce21">
            <text:p>EU28plus_Habitats:44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6c Eastern Mediterranean base-rich scree</text:p>
          </table:table-cell>
          <table:table-cell office:value-type="string" table:style-name="ce21">
            <text:p>EU28plus_Habitats:44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10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1.15 Pontic Supralittoral Rock</text:p>
          </table:table-cell>
          <table:table-cell office:value-type="string" table:style-name="ce21">
            <text:p>EU28plus_Habitats:44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2.2 Boreal and arctic base-rich scree</text:p>
          </table:table-cell>
          <table:table-cell office:value-type="string" table:style-name="ce21">
            <text:p>EU28plus_Habitats:44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1/11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4 Invertebrate-dominated Pontic circalittoral rock</text:p>
          </table:table-cell>
          <table:table-cell office:value-type="string" table:style-name="ce21">
            <text:p>EU28plus_Habitats:44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3 Seagrass and rhizomatous algal meadows in Pontic freshwater-influenced sheltered infralittoral muddy sands and sandy muds</text:p>
          </table:table-cell>
          <table:table-cell office:value-type="string" table:style-name="ce21">
            <text:p>EU28plus_Habitats:44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z Seagrass meadows in Pontic moderately exposed upper&amp;nbsp;infralittoral clean sands</text:p>
          </table:table-cell>
          <table:table-cell office:value-type="string" table:style-name="ce21">
            <text:p>EU28plus_Habitats:45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2 Mussel beds on Pontic circalittoral terrigenous muds</text:p>
          </table:table-cell>
          <table:table-cell office:value-type="string" table:style-name="ce21">
            <text:p>EU28plus_Habitats:45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x Pontic circalittoral biogenic detritic bottoms with dead or alive mussel beds, shell deposits, with encrusting corallines (&lt;em&gt;Phymatolithon, Lithothamnion&lt;/em&gt;) and attached foliose sciaphilic macroalgae</text:p>
          </table:table-cell>
          <table:table-cell office:value-type="string" table:style-name="ce21">
            <text:p>EU28plus_Habitats:45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7/2015</text:p>
          </table:table-cell>
          <table:table-cell office:value-type="string" table:style-name="ce21">
            <text:p>Critically 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f Low steppic scrub</text:p>
          </table:table-cell>
          <table:table-cell office:value-type="string" table:style-name="ce21">
            <text:p>EU28plus_Habitats:45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0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XY Pontic circalittoral biogenic detritic bottoms with unattached form of Phyllophora crispa</text:p>
          </table:table-cell>
          <table:table-cell office:value-type="string" table:style-name="ce21">
            <text:p>EU28plus_Habitats:45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9/03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H6.1 Mediterranean and temperate volcanic field</text:p>
          </table:table-cell>
          <table:table-cell office:value-type="string" table:style-name="ce21">
            <text:p>EU28plus_Habitats:45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2/01/2016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3.1g Corylus avellana scrub</text:p>
          </table:table-cell>
          <table:table-cell office:value-type="string" table:style-name="ce21">
            <text:p>EU28plus_Habitats:45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3/11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3.5e Unvegetated or sparsely vegetated shore with mobile sediments in the Mediterranean region</text:p>
          </table:table-cell>
          <table:table-cell office:value-type="string" table:style-name="ce21">
            <text:p>EU28plus_Habitats:45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8/09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F9.2 Salix fen scrub</text:p>
          </table:table-cell>
          <table:table-cell office:value-type="string" table:style-name="ce21">
            <text:p>EU28plus_Habitats:45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1.9 Machair</text:p>
          </table:table-cell>
          <table:table-cell office:value-type="string" table:style-name="ce21">
            <text:p>EU28plus_Habitats:45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11/2015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B2.1a Atlantic, Baltic and Arctic coastal shingle beach</text:p>
          </table:table-cell>
          <table:table-cell office:value-type="string" table:style-name="ce21">
            <text:p>EU28plus_Habitats:46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7/01/2016</text:p>
          </table:table-cell>
          <table:table-cell office:value-type="string" table:style-name="ce21">
            <text:p>Least Concern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y&amp;nbsp;Circalittoral biogenic habitats in the Mediterranean -&amp;nbsp;corralligenous bioconcretions&amp;nbsp;</text:p>
          </table:table-cell>
          <table:table-cell office:value-type="string" table:style-name="ce21">
            <text:p>EU28plus_Habitats:46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Circalittoral biogenic habitats in the Mediterranean - worm reefs</text:p>
          </table:table-cell>
          <table:table-cell office:value-type="string" table:style-name="ce21">
            <text:p>EU28plus_Habitats:46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x: Communities of Mediterranean circalittoral muddy detritic bottoms</text:p>
          </table:table-cell>
          <table:table-cell office:value-type="string" table:style-name="ce21">
            <text:p>EU28plus_Habitats:46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12/2015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v&amp;nbsp;Mediterranean infralittoral mussel beds</text:p>
          </table:table-cell>
          <table:table-cell office:value-type="string" table:style-name="ce21">
            <text:p>EU28plus_Habitats:46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3 Communities of Mediterranean soft circalittoral rock</text:p>
          </table:table-cell>
          <table:table-cell office:value-type="string" table:style-name="ce21">
            <text:p>EU28plus_Habitats:46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5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4.2x Marmara circalittoral biogenic habitats- worm reefs</text:p>
          </table:table-cell>
          <table:table-cell office:value-type="string" table:style-name="ce21">
            <text:p>EU28plus_Habitats:46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4&amp;nbsp;Atlantic upper circalittoral mixed sediments</text:p>
          </table:table-cell>
          <table:table-cell office:value-type="string" table:style-name="ce21">
            <text:p>EU28plus_Habitats:46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25/08/2015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 Communities of Mediterranean infralittoral muddy detritic bottoms</text:p>
          </table:table-cell>
          <table:table-cell office:value-type="string" table:style-name="ce21">
            <text:p>EU28plus_Habitats:46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1 Communities of Mediterranean mediolittoral mud estuarine</text:p>
          </table:table-cell>
          <table:table-cell office:value-type="string" table:style-name="ce21">
            <text:p>EU28plus_Habitats:46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w&amp;nbsp;Mediterranean infralittoral oyster beds</text:p>
          </table:table-cell>
          <table:table-cell office:value-type="string" table:style-name="ce21">
            <text:p>EU28plus_Habitats:47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Endanger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2 Communities of Mediterranean mediolittoral coarse sediment estuarine</text:p>
          </table:table-cell>
          <table:table-cell office:value-type="string" table:style-name="ce21">
            <text:p>EU28plus_Habitats:47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1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33 Communities of Mediterranean mediolittoral mud</text:p>
          </table:table-cell>
          <table:table-cell office:value-type="string" table:style-name="ce21">
            <text:p>EU28plus_Habitats:47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0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4 Communities of Mediterranean upper circalittoral coarse sediments</text:p>
          </table:table-cell>
          <table:table-cell office:value-type="string" table:style-name="ce21">
            <text:p>EU28plus_Habitats:47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15 Communities of Mediterranean lower circalittoral coarse sediments</text:p>
          </table:table-cell>
          <table:table-cell office:value-type="string" table:style-name="ce21">
            <text:p>EU28plus_Habitats:47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 Communities of Mediterranean circalittoral well-sorted fine sands</text:p>
          </table:table-cell>
          <table:table-cell office:value-type="string" table:style-name="ce21">
            <text:p>EU28plus_Habitats:47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9 Communities of Mediterranean infralittoral (coastal) terrigenous muds</text:p>
          </table:table-cell>
          <table:table-cell office:value-type="string" table:style-name="ce21">
            <text:p>EU28plus_Habitats:47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3.36 Communities of Mediterranean estuarine rock</text:p>
          </table:table-cell>
          <table:table-cell office:value-type="string" table:style-name="ce21">
            <text:p>EU28plus_Habitats:47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5x&amp;nbsp;Communities of Mediterranean infralittoral coastal&amp;nbsp;detritic bottoms</text:p>
          </table:table-cell>
          <table:table-cell office:value-type="string" table:style-name="ce21">
            <text:p>EU28plus_Habitats:47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 Communities of Mediterranean sublittoral estuarine sediments</text:p>
          </table:table-cell>
          <table:table-cell office:value-type="string" table:style-name="ce21">
            <text:p>EU28plus_Habitats:47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2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13 Communities of Mediterranean mediolittoral coarse sediment</text:p>
          </table:table-cell>
          <table:table-cell office:value-type="string" table:style-name="ce21">
            <text:p>EU28plus_Habitats:48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9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 Communities of Mediterranean mediolittoral mixed sediment&amp;nbsp;</text:p>
          </table:table-cell>
          <table:table-cell office:value-type="string" table:style-name="ce21">
            <text:p>EU28plus_Habitats:481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7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7 Communities of Mediterranean lower circalittoral sand</text:p>
          </table:table-cell>
          <table:table-cell office:value-type="string" table:style-name="ce21">
            <text:p>EU28plus_Habitats:482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4/01/2016</text:p>
          </table:table-cell>
          <table:table-cell office:value-type="string" table:style-name="ce21">
            <text:p>Vulnerable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25x Communities of Mediterranean very shallow circalittoral fine sand</text:p>
          </table:table-cell>
          <table:table-cell office:value-type="string" table:style-name="ce21">
            <text:p>EU28plus_Habitats:483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3/01/2016</text:p>
          </table:table-cell>
          <table:table-cell office:value-type="string" table:style-name="ce21">
            <text:p>Near Threatened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6z&amp;nbsp;Circalittoral biogenic habitats in the Mediterranean - oyster&amp;nbsp;beds</text:p>
          </table:table-cell>
          <table:table-cell office:value-type="string" table:style-name="ce21">
            <text:p>EU28plus_Habitats:484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08/01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2 Communities of Marmara infralittoral mud estuarine</text:p>
          </table:table-cell>
          <table:table-cell office:value-type="string" table:style-name="ce21">
            <text:p>EU28plus_Habitats:485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2.42 Communities of Marmara littoral mixed sediment</text:p>
          </table:table-cell>
          <table:table-cell office:value-type="string" table:style-name="ce21">
            <text:p>EU28plus_Habitats:486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8 Communities of Marmara infralittoral muddy detritic bottoms</text:p>
          </table:table-cell>
          <table:table-cell office:value-type="string" table:style-name="ce21">
            <text:p>EU28plus_Habitats:487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39 Communities of Marmara infralittoral (coastal) terrigenous muds</text:p>
          </table:table-cell>
          <table:table-cell office:value-type="string" table:style-name="ce21">
            <text:p>EU28plus_Habitats:488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A5.46 Communities of Marmara infralittoral (coastal) detritic bottoms</text:p>
          </table:table-cell>
          <table:table-cell office:value-type="string" table:style-name="ce21">
            <text:p>EU28plus_Habitats:489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20">
            <text:p>EU28plus_Habitats</text:p>
          </table:table-cell>
          <table:table-cell office:value-type="string" table:style-name="ce20">
            <text:p>Communities of Marmara mediolittoral caves and overhangs</text:p>
          </table:table-cell>
          <table:table-cell office:value-type="string" table:style-name="ce21">
            <text:p>EU28plus_Habitats:490</text:p>
          </table:table-cell>
          <table:table-cell table:number-columns-repeated="2" table:style-name="ce21"/>
          <table:table-cell office:value-type="string" table:style-name="ce9">
            <text:p>RLE EU (based on RLE v2.0, with modifications)</text:p>
          </table:table-cell>
          <table:table-cell office:value-type="string" table:style-name="ce22">
            <text:p>18/03/2016</text:p>
          </table:table-cell>
          <table:table-cell office:value-type="string" table:style-name="ce21">
            <text:p>Data Deficie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de tierras bajas norte</text:p>
          </table:table-cell>
          <table:table-cell office:value-type="string" table:style-name="ce1">
            <text:p>OliveiraMiranda_RLE_Venezuela_2012: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de tierras bajas sur</text:p>
          </table:table-cell>
          <table:table-cell office:value-type="string" table:style-name="ce1">
            <text:p>OliveiraMiranda_RLE_Venezuela_2012: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submontanos norte</text:p>
          </table:table-cell>
          <table:table-cell office:value-type="string" table:style-name="ce1">
            <text:p>OliveiraMiranda_RLE_Venezuela_2012: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submontanos sur</text:p>
          </table:table-cell>
          <table:table-cell office:value-type="string" table:style-name="ce1">
            <text:p>OliveiraMiranda_RLE_Venezuela_2012: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montanos norte</text:p>
          </table:table-cell>
          <table:table-cell office:value-type="string" table:style-name="ce1">
            <text:p>OliveiraMiranda_RLE_Venezuela_2012: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montanos sur</text:p>
          </table:table-cell>
          <table:table-cell office:value-type="string" table:style-name="ce1">
            <text:p>OliveiraMiranda_RLE_Venezuela_2012: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manglar</text:p>
          </table:table-cell>
          <table:table-cell office:value-type="string" table:style-name="ce1">
            <text:p>OliveiraMiranda_RLE_Venezuela_2012: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palmas</text:p>
          </table:table-cell>
          <table:table-cell office:value-type="string" table:style-name="ce1">
            <text:p>OliveiraMiranda_RLE_Venezuela_2012:8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de pantanos</text:p>
          </table:table-cell>
          <table:table-cell office:value-type="string" table:style-name="ce1">
            <text:p>OliveiraMiranda_RLE_Venezuela_2012:9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iempreverdes altotepuyanos</text:p>
          </table:table-cell>
          <table:table-cell office:value-type="string" table:style-name="ce1">
            <text:p>OliveiraMiranda_RLE_Venezuela_2012:10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emicaducifolios norte</text:p>
          </table:table-cell>
          <table:table-cell office:value-type="string" table:style-name="ce1">
            <text:p>OliveiraMiranda_RLE_Venezuela_2012:1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semicaducifolios sur</text:p>
          </table:table-cell>
          <table:table-cell office:value-type="string" table:style-name="ce1">
            <text:p>OliveiraMiranda_RLE_Venezuela_2012:1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caducifolios</text:p>
          </table:table-cell>
          <table:table-cell office:value-type="string" table:style-name="ce1">
            <text:p>OliveiraMiranda_RLE_Venezuela_2012:1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Bosques ribereños</text:p>
          </table:table-cell>
          <table:table-cell office:value-type="string" table:style-name="ce1">
            <text:p>OliveiraMiranda_RLE_Venezuela_2012:1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siempreverdes</text:p>
          </table:table-cell>
          <table:table-cell office:value-type="string" table:style-name="ce1">
            <text:p>OliveiraMiranda_RLE_Venezuela_2012:1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tepuyanos</text:p>
          </table:table-cell>
          <table:table-cell office:value-type="string" table:style-name="ce1">
            <text:p>OliveiraMiranda_RLE_Venezuela_2012:1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ribereños</text:p>
          </table:table-cell>
          <table:table-cell office:value-type="string" table:style-name="ce1">
            <text:p>OliveiraMiranda_RLE_Venezuela_2012:1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caducifolios</text:p>
          </table:table-cell>
          <table:table-cell office:value-type="string" table:style-name="ce1">
            <text:p>OliveiraMiranda_RLE_Venezuela_2012:18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espinosos</text:p>
          </table:table-cell>
          <table:table-cell office:value-type="string" table:style-name="ce1">
            <text:p>OliveiraMiranda_RLE_Venezuela_2012:19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litorales</text:p>
          </table:table-cell>
          <table:table-cell office:value-type="string" table:style-name="ce1">
            <text:p>OliveiraMiranda_RLE_Venezuela_2012:20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Arbustales y herbazales parameros</text:p>
          </table:table-cell>
          <table:table-cell office:value-type="string" table:style-name="ce1">
            <text:p>OliveiraMiranda_RLE_Venezuela_2012:21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arbustivos sobre arena</text:p>
          </table:table-cell>
          <table:table-cell office:value-type="string" table:style-name="ce1">
            <text:p>OliveiraMiranda_RLE_Venezuela_2012:22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tepuyanos</text:p>
          </table:table-cell>
          <table:table-cell office:value-type="string" table:style-name="ce1">
            <text:p>OliveiraMiranda_RLE_Venezuela_2012:23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de pantano</text:p>
          </table:table-cell>
          <table:table-cell office:value-type="string" table:style-name="ce1">
            <text:p>OliveiraMiranda_RLE_Venezuela_2012:24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Herbazales litorales</text:p>
          </table:table-cell>
          <table:table-cell office:value-type="string" table:style-name="ce1">
            <text:p>OliveiraMiranda_RLE_Venezuela_2012:2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Sabanas abiertas</text:p>
          </table:table-cell>
          <table:table-cell office:value-type="string" table:style-name="ce1">
            <text:p>OliveiraMiranda_RLE_Venezuela_2012:2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iveiraMiranda_RLE_Venezuela_2012</text:p>
          </table:table-cell>
          <table:table-cell office:value-type="string" table:style-name="ce1">
            <text:p>Sabanas arbustivas/arboladas</text:p>
          </table:table-cell>
          <table:table-cell office:value-type="string" table:style-name="ce1">
            <text:p>OliveiraMiranda_RLE_Venezuela_2012:27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Look-up RLE_Venezuela_2010</text:p>
          </table:table-cell>
          <table:table-cell office:value-type="string" table:style-name="ce21">
            <text:p>RLE v2.0</text:p>
          </table:table-cell>
          <table:table-cell office:value-type="float" office:value="2012" table:style-name="ce21">
            <text:p>2012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 bassin d’Arcachon</text:p>
          </table:table-cell>
          <table:table-cell office:value-type="string" table:style-name="ce23">
            <text:p>Carre_RLE_France_2012:1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s lacs et étangs du littoral aquitain</text:p>
          </table:table-cell>
          <table:table-cell office:value-type="string" table:style-name="ce23">
            <text:p>Carre_RLE_France_2012:2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25">
            <text:p>Les lagunes méditerranéennes françaises</text:p>
          </table:table-cell>
          <table:table-cell office:value-type="string" table:style-name="ce23">
            <text:p>Carre_RLE_France_2012:3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3">
            <text:p>Carre_RLE_France_2012</text:p>
          </table:table-cell>
          <table:table-cell office:value-type="string" table:style-name="ce1">
            <text:p>Les marais maritimes atlantiques</text:p>
          </table:table-cell>
          <table:table-cell office:value-type="string" table:style-name="ce23">
            <text:p>Carre_RLE_France_2012:4</text:p>
          </table:table-cell>
          <table:table-cell office:value-type="string" table:style-name="ce23">
            <text:p>France</text:p>
          </table:table-cell>
          <table:table-cell office:value-type="string" table:style-name="ce21">
            <text:p>Look-up EU</text:p>
          </table:table-cell>
          <table:table-cell office:value-type="string" table:style-name="ce24">
            <text:p>RLE pre v2.0 (Keith et al. Unpub.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Active sand dune</text:p>
          </table:table-cell>
          <table:table-cell office:value-type="string" table:style-name="ce1">
            <text:p>Holdaway_Uncommon_NewZealand_2012: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Blanket mire</text:p>
          </table:table-cell>
          <table:table-cell office:value-type="string" table:style-name="ce1">
            <text:p>Holdaway_Uncommon_NewZealand_2012: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calcareous rock</text:p>
          </table:table-cell>
          <table:table-cell office:value-type="string" table:style-name="ce1">
            <text:p>Holdaway_Uncommon_NewZealand_2012: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silicic rocks</text:p>
          </table:table-cell>
          <table:table-cell office:value-type="string" table:style-name="ce1">
            <text:p>Holdaway_Uncommon_NewZealand_2012: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Boulderfields of silicic-intermediate rocks (non volcanic)</text:p>
          </table:table-cell>
          <table:table-cell office:value-type="string" table:style-name="ce1">
            <text:p>Holdaway_Uncommon_NewZealand_2012: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Braided riverbeds</text:p>
          </table:table-cell>
          <table:table-cell office:value-type="string" table:style-name="ce1">
            <text:p>Holdaway_Uncommon_NewZealand_2012: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ave entrances</text:p>
          </table:table-cell>
          <table:table-cell office:value-type="string" table:style-name="ce1">
            <text:p>Holdaway_Uncommon_NewZealand_2012: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aves and cracks in karst</text:p>
          </table:table-cell>
          <table:table-cell office:value-type="string" table:style-name="ce1">
            <text:p>Holdaway_Uncommon_NewZealand_2012: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mafic rocks</text:p>
          </table:table-cell>
          <table:table-cell office:value-type="string" table:style-name="ce1">
            <text:p>Holdaway_Uncommon_NewZealand_2012: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silicic rocks</text:p>
          </table:table-cell>
          <table:table-cell office:value-type="string" table:style-name="ce1">
            <text:p>Holdaway_Uncommon_NewZealand_2012:1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iffs, scarps &amp; tors of silicic-intermediate rocks</text:p>
          </table:table-cell>
          <table:table-cell office:value-type="string" table:style-name="ce1">
            <text:p>Holdaway_Uncommon_NewZealand_2012:1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loud forest</text:p>
          </table:table-cell>
          <table:table-cell office:value-type="string" table:style-name="ce1">
            <text:p>Holdaway_Uncommon_NewZealand_2012:1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calcareous rock</text:p>
          </table:table-cell>
          <table:table-cell office:value-type="string" table:style-name="ce1">
            <text:p>Holdaway_Uncommon_NewZealand_2012:1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mafic rock</text:p>
          </table:table-cell>
          <table:table-cell office:value-type="string" table:style-name="ce1">
            <text:p>Holdaway_Uncommon_NewZealand_2012:1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siliceous rock</text:p>
          </table:table-cell>
          <table:table-cell office:value-type="string" table:style-name="ce1">
            <text:p>Holdaway_Uncommon_NewZealand_2012:1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Coastal cliffs on siliceous-intermediate rock</text:p>
          </table:table-cell>
          <table:table-cell office:value-type="string" table:style-name="ce1">
            <text:p>Holdaway_Uncommon_NewZealand_2012:1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oastal rock stack</text:p>
          </table:table-cell>
          <table:table-cell office:value-type="string" table:style-name="ce1">
            <text:p>Holdaway_Uncommon_NewZealand_2012:1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Coastal turf</text:p>
          </table:table-cell>
          <table:table-cell office:value-type="string" table:style-name="ce1">
            <text:p>Holdaway_Uncommon_NewZealand_2012:1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Cushion bogs</text:p>
          </table:table-cell>
          <table:table-cell office:value-type="string" table:style-name="ce1">
            <text:p>Holdaway_Uncommon_NewZealand_2012:1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Damp sand plains</text:p>
          </table:table-cell>
          <table:table-cell office:value-type="string" table:style-name="ce1">
            <text:p>Holdaway_Uncommon_NewZealand_2012:2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ebris flow or lahar</text:p>
          </table:table-cell>
          <table:table-cell office:value-type="string" table:style-name="ce1">
            <text:p>Holdaway_Uncommon_NewZealand_2012:2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omed bog (Sporadanthus)</text:p>
          </table:table-cell>
          <table:table-cell office:value-type="string" table:style-name="ce1">
            <text:p>Holdaway_Uncommon_NewZealand_2012:2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Dune deflation hollow</text:p>
          </table:table-cell>
          <table:table-cell office:value-type="string" table:style-name="ce1">
            <text:p>Holdaway_Uncommon_NewZealand_2012:2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Dune slacks</text:p>
          </table:table-cell>
          <table:table-cell office:value-type="string" table:style-name="ce1">
            <text:p>Holdaway_Uncommon_NewZealand_2012:2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Ephemeral wetlands</text:p>
          </table:table-cell>
          <table:table-cell office:value-type="string" table:style-name="ce1">
            <text:p>Holdaway_Uncommon_NewZealand_2012:2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Estuary</text:p>
          </table:table-cell>
          <table:table-cell office:value-type="string" table:style-name="ce1">
            <text:p>Holdaway_Uncommon_NewZealand_2012:2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Frost hollows</text:p>
          </table:table-cell>
          <table:table-cell office:value-type="string" table:style-name="ce1">
            <text:p>Holdaway_Uncommon_NewZealand_2012:2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Fumeroles</text:p>
          </table:table-cell>
          <table:table-cell office:value-type="string" table:style-name="ce1">
            <text:p>Holdaway_Uncommon_NewZealand_2012:2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eothermal - acid rain systems</text:p>
          </table:table-cell>
          <table:table-cell office:value-type="string" table:style-name="ce1">
            <text:p>Holdaway_Uncommon_NewZealand_2012:2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eothermal heated ground</text:p>
          </table:table-cell>
          <table:table-cell office:value-type="string" table:style-name="ce1">
            <text:p>Holdaway_Uncommon_NewZealand_2012:3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eothermal hydrothermally altered ground (now cool)</text:p>
          </table:table-cell>
          <table:table-cell office:value-type="string" table:style-name="ce1">
            <text:p>Holdaway_Uncommon_NewZealand_2012:3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eothermal streamsides</text:p>
          </table:table-cell>
          <table:table-cell office:value-type="string" table:style-name="ce1">
            <text:p>Holdaway_Uncommon_NewZealand_2012:3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ranitic gravel fields</text:p>
          </table:table-cell>
          <table:table-cell office:value-type="string" table:style-name="ce1">
            <text:p>Holdaway_Uncommon_NewZealand_2012:3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Granitic sand plains</text:p>
          </table:table-cell>
          <table:table-cell office:value-type="string" table:style-name="ce1">
            <text:p>Holdaway_Uncommon_NewZealand_2012:3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Gumlands</text:p>
          </table:table-cell>
          <table:table-cell office:value-type="string" table:style-name="ce1">
            <text:p>Holdaway_Uncommon_NewZealand_2012:3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Inland saline</text:p>
          </table:table-cell>
          <table:table-cell office:value-type="string" table:style-name="ce1">
            <text:p>Holdaway_Uncommon_NewZealand_2012:3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Inland sand dunes</text:p>
          </table:table-cell>
          <table:table-cell office:value-type="string" table:style-name="ce1">
            <text:p>Holdaway_Uncommon_NewZealand_2012:3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Lagoons</text:p>
          </table:table-cell>
          <table:table-cell office:value-type="string" table:style-name="ce1">
            <text:p>Holdaway_Uncommon_NewZealand_2012:3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Lake margins</text:p>
          </table:table-cell>
          <table:table-cell office:value-type="string" table:style-name="ce1">
            <text:p>Holdaway_Uncommon_NewZealand_2012:3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1">
            <text:p>Leached terraces</text:p>
          </table:table-cell>
          <table:table-cell office:value-type="string" table:style-name="ce1">
            <text:p>Holdaway_Uncommon_NewZealand_2012:4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Limestone erosion pavements</text:p>
          </table:table-cell>
          <table:table-cell office:value-type="string" table:style-name="ce1">
            <text:p>Holdaway_Uncommon_NewZealand_2012:4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Marine mammal influenced sites</text:p>
          </table:table-cell>
          <table:table-cell office:value-type="string" table:style-name="ce1">
            <text:p>Holdaway_Uncommon_NewZealand_2012:4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Moraine</text:p>
          </table:table-cell>
          <table:table-cell office:value-type="string" table:style-name="ce1">
            <text:p>Holdaway_Uncommon_NewZealand_2012:4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Old tephra plains (= frost flats)</text:p>
          </table:table-cell>
          <table:table-cell office:value-type="string" table:style-name="ce1">
            <text:p>Holdaway_Uncommon_NewZealand_2012:4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Outwash gravels</text:p>
          </table:table-cell>
          <table:table-cell office:value-type="string" table:style-name="ce1">
            <text:p>Holdaway_Uncommon_NewZealand_2012:4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Pakihi</text:p>
          </table:table-cell>
          <table:table-cell office:value-type="string" table:style-name="ce1">
            <text:p>Holdaway_Uncommon_NewZealand_2012:4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Recent lava flows</text:p>
          </table:table-cell>
          <table:table-cell office:value-type="string" table:style-name="ce1">
            <text:p>Holdaway_Uncommon_NewZealand_2012:4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andstone erosion pavements</text:p>
          </table:table-cell>
          <table:table-cell office:value-type="string" table:style-name="ce1">
            <text:p>Holdaway_Uncommon_NewZealand_2012:4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calcareous rock</text:p>
          </table:table-cell>
          <table:table-cell office:value-type="string" table:style-name="ce1">
            <text:p>Holdaway_Uncommon_NewZealand_2012:4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siliceous-intermediate rock</text:p>
          </table:table-cell>
          <table:table-cell office:value-type="string" table:style-name="ce1">
            <text:p>Holdaway_Uncommon_NewZealand_2012:5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crees of ultramafic rock</text:p>
          </table:table-cell>
          <table:table-cell office:value-type="string" table:style-name="ce1">
            <text:p>Holdaway_Uncommon_NewZealand_2012:5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abird burrowed soil</text:p>
          </table:table-cell>
          <table:table-cell office:value-type="string" table:style-name="ce1">
            <text:p>Holdaway_Uncommon_NewZealand_2012:5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abird guano deposits</text:p>
          </table:table-cell>
          <table:table-cell office:value-type="string" table:style-name="ce1">
            <text:p>Holdaway_Uncommon_NewZealand_2012:5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eepages and flushes</text:p>
          </table:table-cell>
          <table:table-cell office:value-type="string" table:style-name="ce1">
            <text:p>Holdaway_Uncommon_NewZealand_2012:5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8">
            <text:p>Shell barrier beach (Chenier plain)</text:p>
          </table:table-cell>
          <table:table-cell office:value-type="string" table:style-name="ce1">
            <text:p>Holdaway_Uncommon_NewZealand_2012:5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hingle beach</text:p>
          </table:table-cell>
          <table:table-cell office:value-type="string" table:style-name="ce1">
            <text:p>Holdaway_Uncommon_NewZealand_2012:5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inkholes</text:p>
          </table:table-cell>
          <table:table-cell office:value-type="string" table:style-name="ce1">
            <text:p>Holdaway_Uncommon_NewZealand_2012:5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nowbanks</text:p>
          </table:table-cell>
          <table:table-cell office:value-type="string" table:style-name="ce1">
            <text:p>Holdaway_Uncommon_NewZealand_2012:5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able sand dune</text:p>
          </table:table-cell>
          <table:table-cell office:value-type="string" table:style-name="ce1">
            <text:p>Holdaway_Uncommon_NewZealand_2012:5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ony beach ridge</text:p>
          </table:table-cell>
          <table:table-cell office:value-type="string" table:style-name="ce1">
            <text:p>Holdaway_Uncommon_NewZealand_2012:6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String mire</text:p>
          </table:table-cell>
          <table:table-cell office:value-type="string" table:style-name="ce1">
            <text:p>Holdaway_Uncommon_NewZealand_2012:61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Subterranean river gravels</text:p>
          </table:table-cell>
          <table:table-cell office:value-type="string" table:style-name="ce1">
            <text:p>Holdaway_Uncommon_NewZealand_2012:62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Tarn</text:p>
          </table:table-cell>
          <table:table-cell office:value-type="string" table:style-name="ce1">
            <text:p>Holdaway_Uncommon_NewZealand_2012:63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boulderfields</text:p>
          </table:table-cell>
          <table:table-cell office:value-type="string" table:style-name="ce1">
            <text:p>Holdaway_Uncommon_NewZealand_2012:64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cliffs, scarps &amp; tors</text:p>
          </table:table-cell>
          <table:table-cell office:value-type="string" table:style-name="ce1">
            <text:p>Holdaway_Uncommon_NewZealand_2012:65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hills</text:p>
          </table:table-cell>
          <table:table-cell office:value-type="string" table:style-name="ce1">
            <text:p>Holdaway_Uncommon_NewZealand_2012:66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Ultramafic sea cliffs</text:p>
          </table:table-cell>
          <table:table-cell office:value-type="string" table:style-name="ce1">
            <text:p>Holdaway_Uncommon_NewZealand_2012:67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Volcanic boulderfields</text:p>
          </table:table-cell>
          <table:table-cell office:value-type="string" table:style-name="ce1">
            <text:p>Holdaway_Uncommon_NewZealand_2012:68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6">
            <text:p>Volcanic dunes</text:p>
          </table:table-cell>
          <table:table-cell office:value-type="string" table:style-name="ce1">
            <text:p>Holdaway_Uncommon_NewZealand_2012:69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ldaway_Uncommon_NewZealand_2012</text:p>
          </table:table-cell>
          <table:table-cell office:value-type="string" table:style-name="ce27">
            <text:p>Young tephra plains and hillslopes</text:p>
          </table:table-cell>
          <table:table-cell office:value-type="string" table:style-name="ce1">
            <text:p>Holdaway_Uncommon_NewZealand_2012:70</text:p>
          </table:table-cell>
          <table:table-cell office:value-type="string" table:style-name="ce23">
            <text:p>New Zealand</text:p>
          </table:table-cell>
          <table:table-cell office:value-type="string" table:style-name="ce21">
            <text:p>none</text:p>
          </table:table-cell>
          <table:table-cell office:value-type="string" table:style-name="ce24">
            <text:p>RLE v1.0 (Rodríquez et al. 2011)</text:p>
          </table:table-cell>
          <table:table-cell office:value-type="float" office:value="2012" table:style-name="ce21">
            <text:p>2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siempre verdes per se<text:s text:c="11"/></text:p>
          </table:table-cell>
          <table:table-cell office:value-type="string" table:style-name="ce1">
            <text:p>OliveiraMiranda_RLE_Venezuela_2010:1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nublados<text:s text:c="18"/></text:p>
          </table:table-cell>
          <table:table-cell office:value-type="string" table:style-name="ce1">
            <text:p>OliveiraMiranda_RLE_Venezuela_2010:2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palmas<text:s text:c="15"/></text:p>
          </table:table-cell>
          <table:table-cell office:value-type="string" table:style-name="ce1">
            <text:p>OliveiraMiranda_RLE_Venezuela_2010:3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pantano<text:s text:c="2"/></text:p>
          </table:table-cell>
          <table:table-cell office:value-type="string" table:style-name="ce1">
            <text:p>OliveiraMiranda_RLE_Venezuela_2010:4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 manglares<text:s text:c="3"/></text:p>
          </table:table-cell>
          <table:table-cell office:value-type="string" table:style-name="ce1">
            <text:p>OliveiraMiranda_RLE_Venezuela_2010:5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semideciduos<text:s text:c="3"/></text:p>
          </table:table-cell>
          <table:table-cell office:value-type="string" table:style-name="ce1">
            <text:p>OliveiraMiranda_RLE_Venezuela_2010:6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deciduos</text:p>
          </table:table-cell>
          <table:table-cell office:value-type="string" table:style-name="ce1">
            <text:p>OliveiraMiranda_RLE_Venezuela_2010:7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Bosques ribereños</text:p>
          </table:table-cell>
          <table:table-cell office:value-type="string" table:style-name="ce1">
            <text:p>OliveiraMiranda_RLE_Venezuela_2010:8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siempreverdes per se<text:s text:c="3"/></text:p>
          </table:table-cell>
          <table:table-cell office:value-type="string" table:style-name="ce1">
            <text:p>OliveiraMiranda_RLE_Venezuela_2010:9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espinosos</text:p>
          </table:table-cell>
          <table:table-cell office:value-type="string" table:style-name="ce1">
            <text:p>OliveiraMiranda_RLE_Venezuela_2010:10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ribereños</text:p>
          </table:table-cell>
          <table:table-cell office:value-type="string" table:style-name="ce1">
            <text:p>OliveiraMiranda_RLE_Venezuela_2010:11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y herbazales parameros</text:p>
          </table:table-cell>
          <table:table-cell office:value-type="string" table:style-name="ce1">
            <text:p>OliveiraMiranda_RLE_Venezuela_2010:12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Arbustales tepuyanos</text:p>
          </table:table-cell>
          <table:table-cell office:value-type="string" table:style-name="ce1">
            <text:p>OliveiraMiranda_RLE_Venezuela_2010:13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tepuyanos</text:p>
          </table:table-cell>
          <table:table-cell office:value-type="string" table:style-name="ce1">
            <text:p>OliveiraMiranda_RLE_Venezuela_2010:14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Sabanas abiertas</text:p>
          </table:table-cell>
          <table:table-cell office:value-type="string" table:style-name="ce1">
            <text:p>OliveiraMiranda_RLE_Venezuela_2010:15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Sabanas arbustivas y/o arboladas<text:s text:c="8"/></text:p>
          </table:table-cell>
          <table:table-cell office:value-type="string" table:style-name="ce1">
            <text:p>OliveiraMiranda_RLE_Venezuela_2010:16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de pantano<text:s text:c="2"/></text:p>
          </table:table-cell>
          <table:table-cell office:value-type="string" table:style-name="ce1">
            <text:p>OliveiraMiranda_RLE_Venezuela_2010:17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arbustivos sobre arena blanca</text:p>
          </table:table-cell>
          <table:table-cell office:value-type="string" table:style-name="ce1">
            <text:p>OliveiraMiranda_RLE_Venezuela_2010:18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Herbazales litorales</text:p>
          </table:table-cell>
          <table:table-cell office:value-type="string" table:style-name="ce1">
            <text:p>OliveiraMiranda_RLE_Venezuela_2010:19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OliveiraMiranda_RLE_Venezuela_2010</text:p>
          </table:table-cell>
          <table:table-cell office:value-type="string" table:style-name="ce1">
            <text:p>Vegetación saxícola</text:p>
          </table:table-cell>
          <table:table-cell office:value-type="string" table:style-name="ce1">
            <text:p>OliveiraMiranda_RLE_Venezuela_2010:20</text:p>
          </table:table-cell>
          <table:table-cell office:value-type="string" table:style-name="ce23">
            <text:p>Venezuela</text:p>
          </table:table-cell>
          <table:table-cell table:style-name="ce21"/>
          <table:table-cell office:value-type="string" table:style-name="ce21">
            <text:p>RLE pre v1.0 (Rodriguez et al. MS)</text:p>
          </table:table-cell>
          <table:table-cell office:value-type="float" office:value="2010" table:style-name="ce21">
            <text:p>2010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Desierto <text:s text:c="3"/>tropical <text:s text:c="3"/>costero con vegetación escasa</text:p>
          </table:table-cell>
          <table:table-cell office:value-type="string" table:style-name="ce29">
            <text:p>MAC_RLE_Chile_2015: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Desierto <text:s text:c="3"/>tropical <text:s text:c="3"/>interior con vegetación escasa</text:p>
          </table:table-cell>
          <table:table-cell office:value-type="string" table:style-name="ce29">
            <text:p>MAC_RLE_Chile_2015: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interior de Atriplex atacamensis y Tessaria absinthioides</text:p>
          </table:table-cell>
          <table:table-cell office:value-type="string" table:style-name="ce29">
            <text:p>MAC_RLE_Chile_2015: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interior Malesherbia auristipulata y Tarasa rahmeri</text:p>
          </table:table-cell>
          <table:table-cell office:value-type="string" table:style-name="ce29">
            <text:p>MAC_RLE_Chile_2015: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costero <text:s text:c="2"/>de <text:s text:c="2"/>Nolana adansonii y N. lycioides</text:p>
          </table:table-cell>
          <table:table-cell office:value-type="string" table:style-name="ce29">
            <text:p>MAC_RLE_Chile_2015: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tropical costero de Ephedra breana y Eulychnia iquiquensis</text:p>
          </table:table-cell>
          <table:table-cell office:value-type="string" table:style-name="ce29">
            <text:p>MAC_RLE_Chile_2015: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Copiapoa boliviana y Heliotropium</text:p>
          </table:table-cell>
          <table:table-cell office:value-type="string" table:style-name="ce29">
            <text:p>MAC_RLE_Chile_2015: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Heliotropium <text:s/>eremogenum y Eulychnia morromorenoensis</text:p>
          </table:table-cell>
          <table:table-cell office:value-type="string" table:style-name="ce29">
            <text:p>MAC_RLE_Chile_2015: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Gypothamnium <text:s text:c="3"/>pinifolium y Heliotropium pycnophyllum</text:p>
          </table:table-cell>
          <table:table-cell office:value-type="string" table:style-name="ce29">
            <text:p>MAC_RLE_Chile_2015: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Matorral desértico mediterráneo costero de Euphorbia lactiflua y Eulychnia iquiquensis</text:p>
          </table:table-cell>
          <table:table-cell office:value-type="string" table:style-name="ce29">
            <text:p>MAC_RLE_Chile_2015:1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Euphorbia lactiflua y Eulychnia saint-­‐pieana</text:p>
          </table:table-cell>
          <table:table-cell office:value-type="string" table:style-name="ce29">
            <text:p>MAC_RLE_Chile_2015:1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Oxyphyllum ulicinum y Gymnophyton foliosum</text:p>
          </table:table-cell>
          <table:table-cell office:value-type="string" table:style-name="ce29">
            <text:p>MAC_RLE_Chile_2015:1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Heliotropium floridum y Atriplex clivicola</text:p>
          </table:table-cell>
          <table:table-cell office:value-type="string" table:style-name="ce29">
            <text:p>MAC_RLE_Chile_2015:1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Oxalis gigantea y Eulychnia breviflora</text:p>
          </table:table-cell>
          <table:table-cell office:value-type="string" table:style-name="ce29">
            <text:p>MAC_RLE_Chile_2015:1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Skytanthus <text:s text:c="2"/>acutus <text:s text:c="2"/>y Atriplex deserticola</text:p>
          </table:table-cell>
          <table:table-cell office:value-type="string" table:style-name="ce29">
            <text:p>MAC_RLE_Chile_2015:1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tropical interior de Huidobria chilensis y Nolana leptophylla</text:p>
          </table:table-cell>
          <table:table-cell office:value-type="string" table:style-name="ce29">
            <text:p>MAC_RLE_Chile_2015:1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Oxalis gigantea y Heliotropium stenophyllum</text:p>
          </table:table-cell>
          <table:table-cell office:value-type="string" table:style-name="ce29">
            <text:p>MAC_RLE_Chile_2015:1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Adesmia <text:s/>argentea <text:s/>y Bulnesia chilensis</text:p>
          </table:table-cell>
          <table:table-cell office:value-type="string" table:style-name="ce29">
            <text:p>MAC_RLE_Chile_2015:1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Heliotropium <text:s/>stenophyllum y Flourensia thurifera</text:p>
          </table:table-cell>
          <table:table-cell office:value-type="string" table:style-name="ce29">
            <text:p>MAC_RLE_Chile_2015:1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interior de Flourensia thurifera y Colliguaja odorifera</text:p>
          </table:table-cell>
          <table:table-cell office:value-type="string" table:style-name="ce29">
            <text:p>MAC_RLE_Chile_2015:2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desértico mediterráneo costero de Bahia ambrosioides y Puya chilensis</text:p>
          </table:table-cell>
          <table:table-cell office:value-type="string" table:style-name="ce29">
            <text:p>MAC_RLE_Chile_2015:2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<text:s text:c="2"/>interior <text:s text:c="2"/>de Adesmia atacamensis y Cistanthe salsoloides</text:p>
          </table:table-cell>
          <table:table-cell office:value-type="string" table:style-name="ce29">
            <text:p>MAC_RLE_Chile_2015:2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andino de Atriplex imbricata y Acantholippia deserticola</text:p>
          </table:table-cell>
          <table:table-cell office:value-type="string" table:style-name="ce29">
            <text:p>MAC_RLE_Chile_2015:2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tropical interior de Nolana leptophylla y Cistanthe salsoloides</text:p>
          </table:table-cell>
          <table:table-cell office:value-type="string" table:style-name="ce29">
            <text:p>MAC_RLE_Chile_2015:2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desértico tropical-­‐mediterráneo andino <text:s text:c="2"/>de <text:s/>Atriplex imbricata</text:p>
          </table:table-cell>
          <table:table-cell office:value-type="string" table:style-name="ce29">
            <text:p>MAC_RLE_Chile_2015:2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desértico mediterráneo andino de Senecio proteus y Haplopappus baylahuen</text:p>
          </table:table-cell>
          <table:table-cell office:value-type="string" table:style-name="ce29">
            <text:p>MAC_RLE_Chile_2015:2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espinoso mediterráneo interior de Trevoa quinquinervia y Colliguaja odorifera</text:p>
          </table:table-cell>
          <table:table-cell office:value-type="string" table:style-name="ce29">
            <text:p>MAC_RLE_Chile_2015:2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espinoso mediterráneo interior de Puya coerulea y Colliguaja odorifera</text:p>
          </table:table-cell>
          <table:table-cell office:value-type="string" table:style-name="ce29">
            <text:p>MAC_RLE_Chile_2015:2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interior de Prosopis tamarugo y Tessaria absinthiodes</text:p>
          </table:table-cell>
          <table:table-cell office:value-type="string" table:style-name="ce29">
            <text:p>MAC_RLE_Chile_2015:2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interior de Geoffroea decorticans y Prosopis alba</text:p>
          </table:table-cell>
          <table:table-cell office:value-type="string" table:style-name="ce29">
            <text:p>MAC_RLE_Chile_2015:3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tropical andino de Browningia candelaris y Corryocactus brevistylus</text:p>
          </table:table-cell>
          <table:table-cell office:value-type="string" table:style-name="ce29">
            <text:p>MAC_RLE_Chile_2015:3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interior de Acacia caven y Prosopis chilensis</text:p>
          </table:table-cell>
          <table:table-cell office:value-type="string" table:style-name="ce29">
            <text:p>MAC_RLE_Chile_2015:3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de mediterráneo <text:s text:c="3"/>andino Acacia caven y Baccharis paniculata</text:p>
          </table:table-cell>
          <table:table-cell office:value-type="string" table:style-name="ce29">
            <text:p>MAC_RLE_Chile_2015:3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costero de Acacia caven y Maytenus boaria</text:p>
          </table:table-cell>
          <table:table-cell office:value-type="string" table:style-name="ce29">
            <text:p>MAC_RLE_Chile_2015:3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pinoso mediterráneo interior de Acacia caven y Lithrea caustica</text:p>
          </table:table-cell>
          <table:table-cell office:value-type="string" table:style-name="ce29">
            <text:p>MAC_RLE_Chile_2015:3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esclerofilo mediterráneo costero <text:s/>de <text:s/>Peumus <text:s/>boldus y Schinus latifolius</text:p>
          </table:table-cell>
          <table:table-cell office:value-type="string" table:style-name="ce29">
            <text:p>MAC_RLE_Chile_2015:3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esclerofilo mediterráneo interior Quillaja saponaria y Porlieria chilensis</text:p>
          </table:table-cell>
          <table:table-cell office:value-type="string" table:style-name="ce29">
            <text:p>MAC_RLE_Chile_2015:3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Kageneckia angustifolia y Guindilia trinervis</text:p>
          </table:table-cell>
          <table:table-cell office:value-type="string" table:style-name="ce29">
            <text:p>MAC_RLE_Chile_2015:3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esclerofilo mediterráneo costero de Cryptocarya alba y Peumus boldus</text:p>
          </table:table-cell>
          <table:table-cell office:value-type="string" table:style-name="ce29">
            <text:p>MAC_RLE_Chile_2015:3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costero de Lithrea caustica y Cryptocarya alba</text:p>
          </table:table-cell>
          <table:table-cell office:value-type="string" table:style-name="ce29">
            <text:p>MAC_RLE_Chile_2015:4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Quillaja saponaria y Lithrea caustica</text:p>
          </table:table-cell>
          <table:table-cell office:value-type="string" table:style-name="ce29">
            <text:p>MAC_RLE_Chile_2015:4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costero de Lithrea caustica y Azara integrifolia</text:p>
          </table:table-cell>
          <table:table-cell office:value-type="string" table:style-name="ce29">
            <text:p>MAC_RLE_Chile_2015:4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interior de Lithrea caustica y Peumus boldus</text:p>
          </table:table-cell>
          <table:table-cell office:value-type="string" table:style-name="ce29">
            <text:p>MAC_RLE_Chile_2015:4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esclerofilo mediterráneo andino de Lithrea caustica y Lomatia hirsuta</text:p>
          </table:table-cell>
          <table:table-cell office:value-type="string" table:style-name="ce29">
            <text:p>MAC_RLE_Chile_2015:4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esclerofilo psamófilo mediterráneo interior <text:s/>de <text:s/>Quillaja saponaria y Fabiana imbricata</text:p>
          </table:table-cell>
          <table:table-cell office:value-type="string" table:style-name="ce29">
            <text:p>MAC_RLE_Chile_2015:4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macrocarpa y Ribes punctatum</text:p>
          </table:table-cell>
          <table:table-cell office:value-type="string" table:style-name="ce29">
            <text:p>MAC_RLE_Chile_2015:4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interior de Nothofagus obliqua y Cryptocarya alba</text:p>
          </table:table-cell>
          <table:table-cell office:value-type="string" table:style-name="ce29">
            <text:p>MAC_RLE_Chile_2015:4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andino de Nothofagus obliqua y Austrocedrus chilensis</text:p>
          </table:table-cell>
          <table:table-cell office:value-type="string" table:style-name="ce29">
            <text:p>MAC_RLE_Chile_2015:4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glauca y Azara petiolaris</text:p>
          </table:table-cell>
          <table:table-cell office:value-type="string" table:style-name="ce29">
            <text:p>MAC_RLE_Chile_2015:4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costero de Nothofagus glauca y Persea lingue</text:p>
          </table:table-cell>
          <table:table-cell office:value-type="string" table:style-name="ce29">
            <text:p>MAC_RLE_Chile_2015:5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mediterráneo andino de Nothofagus glauca y N. obliqua</text:p>
          </table:table-cell>
          <table:table-cell office:value-type="string" table:style-name="ce29">
            <text:p>MAC_RLE_Chile_2015:5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costero <text:s/>de <text:s/>Nothofagus obliqua y Gomortega keule</text:p>
          </table:table-cell>
          <table:table-cell office:value-type="string" table:style-name="ce29">
            <text:p>MAC_RLE_Chile_2015:5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de Nothofagus obliqua y Persea lingue</text:p>
          </table:table-cell>
          <table:table-cell office:value-type="string" table:style-name="ce29">
            <text:p>MAC_RLE_Chile_2015:5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de Nothofagus obliqua y Laurelia sempervirens</text:p>
          </table:table-cell>
          <table:table-cell office:value-type="string" table:style-name="ce29">
            <text:p>MAC_RLE_Chile_2015:5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mixto templado costero de Nothofagus dombeyi y N. obliqua</text:p>
          </table:table-cell>
          <table:table-cell office:value-type="string" table:style-name="ce29">
            <text:p>MAC_RLE_Chile_2015:5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costero de Nothofagus <text:s/>alpina y Persea lingue</text:p>
          </table:table-cell>
          <table:table-cell office:value-type="string" table:style-name="ce29">
            <text:p>MAC_RLE_Chile_2015:5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andino <text:s/>de <text:s/>Nothofagus alpina y N. obliqua</text:p>
          </table:table-cell>
          <table:table-cell office:value-type="string" table:style-name="ce29">
            <text:p>MAC_RLE_Chile_2015:5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alpina y Dasyphyllum diacanthoides</text:p>
          </table:table-cell>
          <table:table-cell office:value-type="string" table:style-name="ce29">
            <text:p>MAC_RLE_Chile_2015:5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alpina y N. dombeyi</text:p>
          </table:table-cell>
          <table:table-cell office:value-type="string" table:style-name="ce29">
            <text:p>MAC_RLE_Chile_2015:5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caducifolio mediterráneo-­‐templado andino <text:s/>de <text:s/>Nothofagus pumilio y N. obliqua</text:p>
          </table:table-cell>
          <table:table-cell office:value-type="string" table:style-name="ce29">
            <text:p>MAC_RLE_Chile_2015:6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Araucaria araucana</text:p>
          </table:table-cell>
          <table:table-cell office:value-type="string" table:style-name="ce29">
            <text:p>MAC_RLE_Chile_2015:6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<text:s/>pumilio <text:s/>y Drimys andina</text:p>
          </table:table-cell>
          <table:table-cell office:value-type="string" table:style-name="ce29">
            <text:p>MAC_RLE_Chile_2015:6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Berberis ilicifolia</text:p>
          </table:table-cell>
          <table:table-cell office:value-type="string" table:style-name="ce29">
            <text:p>MAC_RLE_Chile_2015:6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Azara alpina</text:p>
          </table:table-cell>
          <table:table-cell office:value-type="string" table:style-name="ce29">
            <text:p>MAC_RLE_Chile_2015:6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caducifolio templado <text:s/>andino <text:s/>de Nothofagus pumilio y Ribes cucullatum</text:p>
          </table:table-cell>
          <table:table-cell office:value-type="string" table:style-name="ce29">
            <text:p>MAC_RLE_Chile_2015:6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caducifolio templado andino de Nothofagus pumilio y Chiliotrichum diffusum</text:p>
          </table:table-cell>
          <table:table-cell office:value-type="string" table:style-name="ce29">
            <text:p>MAC_RLE_Chile_2015:6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2">
            <text:p>Bosque caducifolio templado-­‐antiboreal andino de Nothofagus pumilio <text:s text:c="2"/>y <text:s text:c="2"/>Maytenus disticha</text:p>
          </table:table-cell>
          <table:table-cell office:value-type="string" table:style-name="ce29">
            <text:p>MAC_RLE_Chile_2015:6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caducifolio templado andino de Nothofagus antarctica</text:p>
          </table:table-cell>
          <table:table-cell office:value-type="string" table:style-name="ce29">
            <text:p>MAC_RLE_Chile_2015:6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caducifolio templado andino de Nothofagus antarctica y Empetrum rubrum</text:p>
          </table:table-cell>
          <table:table-cell office:value-type="string" table:style-name="ce29">
            <text:p>MAC_RLE_Chile_2015:6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caducifolio templado de Nothofagus antarctica y Berberis microphylla</text:p>
          </table:table-cell>
          <table:table-cell office:value-type="string" table:style-name="ce29">
            <text:p>MAC_RLE_Chile_2015:7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0">
            <text:p>Matorral arborescente caducifolio templado-­‐ antiboreal andino de N. antarctica y Chiliotrichum diffusum</text:p>
          </table:table-cell>
          <table:table-cell office:value-type="string" table:style-name="ce29">
            <text:p>MAC_RLE_Chile_2015:7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costero de Aextoxicon punctatum y Laurelia sempervirens</text:p>
          </table:table-cell>
          <table:table-cell office:value-type="string" table:style-name="ce29">
            <text:p>MAC_RLE_Chile_2015:7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costero de Weinmannia trichosperma <text:s/>y Laureliopsis philippiana</text:p>
          </table:table-cell>
          <table:table-cell office:value-type="string" table:style-name="ce29">
            <text:p>MAC_RLE_Chile_2015:7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laurifolio templado interior de Nothofagus dombeyi y Eucryphia cordifolia</text:p>
          </table:table-cell>
          <table:table-cell office:value-type="string" table:style-name="ce29">
            <text:p>MAC_RLE_Chile_2015:7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Araucaria araucana</text:p>
          </table:table-cell>
          <table:table-cell office:value-type="string" table:style-name="ce29">
            <text:p>MAC_RLE_Chile_2015:7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Araucaria araucana y Nothofagus dombeyi</text:p>
          </table:table-cell>
          <table:table-cell office:value-type="string" table:style-name="ce29">
            <text:p>MAC_RLE_Chile_2015:7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Araucaria araucana y Festuca scabriuscula</text:p>
          </table:table-cell>
          <table:table-cell office:value-type="string" table:style-name="ce29">
            <text:p>MAC_RLE_Chile_2015:7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/>resinoso <text:s/>templado andino <text:s/>de <text:s/>Austrocedrus chilensis <text:s/>y <text:s/>Nothofagus dombeyi</text:p>
          </table:table-cell>
          <table:table-cell office:value-type="string" table:style-name="ce29">
            <text:p>MAC_RLE_Chile_2015:7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Fitzroya cupressoides</text:p>
          </table:table-cell>
          <table:table-cell office:value-type="string" table:style-name="ce29">
            <text:p>MAC_RLE_Chile_2015:7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andino de Fitzroya cupressoides</text:p>
          </table:table-cell>
          <table:table-cell office:value-type="string" table:style-name="ce29">
            <text:p>MAC_RLE_Chile_2015:8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Pilgerodendron uvifera y Tepualia stipularis</text:p>
          </table:table-cell>
          <table:table-cell office:value-type="string" table:style-name="ce29">
            <text:p>MAC_RLE_Chile_2015:8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resinoso templado costero de Pilgerodendron uvifera y Astelia pumila</text:p>
          </table:table-cell>
          <table:table-cell office:value-type="string" table:style-name="ce29">
            <text:p>MAC_RLE_Chile_2015:8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dombeyi y Gaultheria phillyreifolia</text:p>
          </table:table-cell>
          <table:table-cell office:value-type="string" table:style-name="ce29">
            <text:p>MAC_RLE_Chile_2015:8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dombeyi y Saxegothaea conspicua</text:p>
          </table:table-cell>
          <table:table-cell office:value-type="string" table:style-name="ce29">
            <text:p>MAC_RLE_Chile_2015:8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interior de Nothofagus nitida y Podocarpus nubigena</text:p>
          </table:table-cell>
          <table:table-cell office:value-type="string" table:style-name="ce29">
            <text:p>MAC_RLE_Chile_2015:8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interior de Nothofagus betuloides y Desfontainia spinosa</text:p>
          </table:table-cell>
          <table:table-cell office:value-type="string" table:style-name="ce29">
            <text:p>MAC_RLE_Chile_2015:8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betuloides y Laureliopsis philippiana</text:p>
          </table:table-cell>
          <table:table-cell office:value-type="string" table:style-name="ce29">
            <text:p>MAC_RLE_Chile_2015:8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andino de Nothofagus betuloides y Chusquea macrostachya</text:p>
          </table:table-cell>
          <table:table-cell office:value-type="string" table:style-name="ce29">
            <text:p>MAC_RLE_Chile_2015:8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3"/>siempreverde mixto templado andino de Nothofagus betuloides y Berberis serrato-­‐dentata</text:p>
          </table:table-cell>
          <table:table-cell office:value-type="string" table:style-name="ce29">
            <text:p>MAC_RLE_Chile_2015:8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mixto templado-­‐ antiboreal andino de Nothofagus betuloides y Nothofagus pumilio</text:p>
          </table:table-cell>
          <table:table-cell office:value-type="string" table:style-name="ce29">
            <text:p>MAC_RLE_Chile_2015:9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siempreverde templado costero de Nothofagus betuloides y Embothrium coccineum</text:p>
          </table:table-cell>
          <table:table-cell office:value-type="string" table:style-name="ce29">
            <text:p>MAC_RLE_Chile_2015:9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Bosque <text:s text:c="2"/>siempreverde templado <text:s/>costero <text:s/>de Nothofagus <text:s text:c="3"/>betuloides <text:s text:c="3"/>y Drimys winteri</text:p>
          </table:table-cell>
          <table:table-cell office:value-type="string" table:style-name="ce29">
            <text:p>MAC_RLE_Chile_2015:9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siempreverde templado costero de Pilgerodendron uvifera y Nothofagus nitida</text:p>
          </table:table-cell>
          <table:table-cell office:value-type="string" table:style-name="ce29">
            <text:p>MAC_RLE_Chile_2015:9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<text:s text:c="2"/>templada <text:s text:c="2"/>costera de Donatia fascicularis y Oreobolus obtusangulus</text:p>
          </table:table-cell>
          <table:table-cell office:value-type="string" table:style-name="ce29">
            <text:p>MAC_RLE_Chile_2015:9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antiboreal costera de Astelia pumila y Donatia fascicularis</text:p>
          </table:table-cell>
          <table:table-cell office:value-type="string" table:style-name="ce29">
            <text:p>MAC_RLE_Chile_2015:9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antiboreal costera de Bolax bovei y Phyllachne uliginosa</text:p>
          </table:table-cell>
          <table:table-cell office:value-type="string" table:style-name="ce29">
            <text:p>MAC_RLE_Chile_2015:9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Turbera templada-­‐ antiboreal interior de Sphagnum magellanicum y Schoenus antarcticus</text:p>
          </table:table-cell>
          <table:table-cell office:value-type="string" table:style-name="ce29">
            <text:p>MAC_RLE_Chile_2015:9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 text:c="2"/>de <text:s text:c="2"/>Fabiana ramulosa y Diplostephium meyenii</text:p>
          </table:table-cell>
          <table:table-cell office:value-type="string" table:style-name="ce29">
            <text:p>MAC_RLE_Chile_2015:9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ucida y Azorella compacta</text:p>
          </table:table-cell>
          <table:table-cell office:value-type="string" table:style-name="ce29">
            <text:p>MAC_RLE_Chile_2015:9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ucida <text:s text:c="2"/>y <text:s text:c="2"/>Festuca orthophylla</text:p>
          </table:table-cell>
          <table:table-cell office:value-type="string" table:style-name="ce29">
            <text:p>MAC_RLE_Chile_2015:10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Parastrephia lepidophylla y P. qudrangularis</text:p>
          </table:table-cell>
          <table:table-cell office:value-type="string" table:style-name="ce29">
            <text:p>MAC_RLE_Chile_2015:10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Azorella compacta y Pycnophyllum molle</text:p>
          </table:table-cell>
          <table:table-cell office:value-type="string" table:style-name="ce29">
            <text:p>MAC_RLE_Chile_2015:10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Fabiana denudata y Chuquiraga atacamensis</text:p>
          </table:table-cell>
          <table:table-cell office:value-type="string" table:style-name="ce29">
            <text:p>MAC_RLE_Chile_2015:10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Fabiana squamata y Festuca chrysophylla</text:p>
          </table:table-cell>
          <table:table-cell office:value-type="string" table:style-name="ce29">
            <text:p>MAC_RLE_Chile_2015:10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Fabiana bryoides y Parastrephia quadrangularis</text:p>
          </table:table-cell>
          <table:table-cell office:value-type="string" table:style-name="ce29">
            <text:p>MAC_RLE_Chile_2015:10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<text:s text:c="4"/>tropical andino <text:s/>de <text:s/>Mulinum crassifolium <text:s/>y <text:s/>Urbania pappigera</text:p>
          </table:table-cell>
          <table:table-cell office:value-type="string" table:style-name="ce29">
            <text:p>MAC_RLE_Chile_2015:10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de Artemisia copa y Stipa frigida</text:p>
          </table:table-cell>
          <table:table-cell office:value-type="string" table:style-name="ce29">
            <text:p>MAC_RLE_Chile_2015:10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/>bajo <text:s/>tropical andino <text:s/>de <text:s/>Adesmia <text:s/>frigida y Stipa frigida</text:p>
          </table:table-cell>
          <table:table-cell office:value-type="string" table:style-name="ce29">
            <text:p>MAC_RLE_Chile_2015:10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ropical-­‐ mediterráneo andino de Adesmia hystrix y Ephedra breana</text:p>
          </table:table-cell>
          <table:table-cell office:value-type="string" table:style-name="ce29">
            <text:p>MAC_RLE_Chile_2015:10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ropical-­‐ mediterráneo andino de Adesmia subterranea y Adesmia echinus</text:p>
          </table:table-cell>
          <table:table-cell office:value-type="string" table:style-name="ce29">
            <text:p>MAC_RLE_Chile_2015:11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costero de Chuquiraga oppositifolia y Mulinum spinosum</text:p>
          </table:table-cell>
          <table:table-cell office:value-type="string" table:style-name="ce29">
            <text:p>MAC_RLE_Chile_2015:11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Chuquiraga oppositifolia y Nardophyllum lanatum</text:p>
          </table:table-cell>
          <table:table-cell office:value-type="string" table:style-name="ce29">
            <text:p>MAC_RLE_Chile_2015:11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Laretia acaulis y Berberis empetrifolia</text:p>
          </table:table-cell>
          <table:table-cell office:value-type="string" table:style-name="ce29">
            <text:p>MAC_RLE_Chile_2015:11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<text:s text:c="3"/>bajo mediterráneo andino de Chuquiraga oppositifolia y Discaria articulata</text:p>
          </table:table-cell>
          <table:table-cell office:value-type="string" table:style-name="ce29">
            <text:p>MAC_RLE_Chile_2015:11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emplado andino de Discaria chacaye y Berberis empetrifolia</text:p>
          </table:table-cell>
          <table:table-cell office:value-type="string" table:style-name="ce29">
            <text:p>MAC_RLE_Chile_2015:11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emplado andino <text:s text:c="2"/>de <text:s text:c="2"/>Adesmia longipes <text:s text:c="2"/>y <text:s text:c="2"/>Senecio bipontini</text:p>
          </table:table-cell>
          <table:table-cell office:value-type="string" table:style-name="ce29">
            <text:p>MAC_RLE_Chile_2015:11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Matorral bajo templado-­‐ antiboreal andino de Bolax gummifera <text:s text:c="3"/>y <text:s text:c="2"/>Azorella selago</text:p>
          </table:table-cell>
          <table:table-cell office:value-type="string" table:style-name="ce29">
            <text:p>MAC_RLE_Chile_2015:11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tropical andino de Chaetanthera sphaeroidalis</text:p>
          </table:table-cell>
          <table:table-cell office:value-type="string" table:style-name="ce29">
            <text:p>MAC_RLE_Chile_2015:118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mediterráneo de Nastanthus spathulatus y Menonvillea spathulata</text:p>
          </table:table-cell>
          <table:table-cell office:value-type="string" table:style-name="ce29">
            <text:p>MAC_RLE_Chile_2015:119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mediterráneo andino de O. adenophylla y Pozoa coriacea</text:p>
          </table:table-cell>
          <table:table-cell office:value-type="string" table:style-name="ce29">
            <text:p>MAC_RLE_Chile_2015:120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<text:s/>templado <text:s/>andino de <text:s text:c="3"/>Nassauvia <text:s text:c="3"/>dentata <text:s text:c="3"/>y Senecio portalesianus</text:p>
          </table:table-cell>
          <table:table-cell office:value-type="string" table:style-name="ce29">
            <text:p>MAC_RLE_Chile_2015:121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Herbazal antiboreal andino de Nassauvia pygmaea y N. lagascae</text:p>
          </table:table-cell>
          <table:table-cell office:value-type="string" table:style-name="ce29">
            <text:p>MAC_RLE_Chile_2015:122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mediterránea-­‐ templada de Festuca pallescens y Mulinum spinosum</text:p>
          </table:table-cell>
          <table:table-cell office:value-type="string" table:style-name="ce29">
            <text:p>MAC_RLE_Chile_2015:123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mediterránea-­‐ templada <text:s/>oriental <text:s/>de Festuca gracillima</text:p>
          </table:table-cell>
          <table:table-cell office:value-type="string" table:style-name="ce29">
            <text:p>MAC_RLE_Chile_2015:124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Empetrum rubrum</text:p>
          </table:table-cell>
          <table:table-cell office:value-type="string" table:style-name="ce29">
            <text:p>MAC_RLE_Chile_2015:125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Chiliotrichum diffusum</text:p>
          </table:table-cell>
          <table:table-cell office:value-type="string" table:style-name="ce29">
            <text:p>MAC_RLE_Chile_2015:126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MAC_RLE_Chile_2015</text:p>
          </table:table-cell>
          <table:table-cell office:value-type="string" table:style-name="ce30">
            <text:p>Estepa <text:s text:c="2"/>templada <text:s text:c="3"/>oriental de Festuca gracillima y Mulinum spinosum</text:p>
          </table:table-cell>
          <table:table-cell office:value-type="string" table:style-name="ce29">
            <text:p>MAC_RLE_Chile_2015:127</text:p>
          </table:table-cell>
          <table:table-cell office:value-type="string" table:style-name="ce29">
            <text:p>Chile</text:p>
          </table:table-cell>
          <table:table-cell table:number-columns-repeated="2" table:style-name="ce21"/>
          <table:table-cell office:value-type="float" office:value="2015" table:style-name="ce21">
            <text:p>2015</text:p>
          </table:table-cell>
          <table:table-cell office:value-type="string" table:style-name="ce3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arix</text:p>
          </table:table-cell>
          <table:table-cell office:value-type="string" table:style-name="ce1">
            <text:p>Tan_SouthWestChina_2017: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cea asperata</text:p>
          </table:table-cell>
          <table:table-cell office:value-type="string" table:style-name="ce1">
            <text:p>Tan_SouthWestChina_2017: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bies fabri</text:p>
          </table:table-cell>
          <table:table-cell office:value-type="string" table:style-name="ce1">
            <text:p>Tan_SouthWestChina_2017: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nus</text:p>
          </table:table-cell>
          <table:table-cell office:value-type="string" table:style-name="ce1">
            <text:p>Tan_SouthWestChina_2017: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bina</text:p>
          </table:table-cell>
          <table:table-cell office:value-type="string" table:style-name="ce1">
            <text:p>Tan_SouthWestChina_2017: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latycladus orientalis</text:p>
          </table:table-cell>
          <table:table-cell office:value-type="string" table:style-name="ce1">
            <text:p>Tan_SouthWestChina_2017: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Juniperus rigida</text:p>
          </table:table-cell>
          <table:table-cell office:value-type="string" table:style-name="ce1">
            <text:p>Tan_SouthWestChina_2017: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unninghamia lanceolata</text:p>
          </table:table-cell>
          <table:table-cell office:value-type="string" table:style-name="ce1">
            <text:p>Tan_SouthWestChina_2017: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upressus funebris</text:p>
          </table:table-cell>
          <table:table-cell office:value-type="string" table:style-name="ce1">
            <text:p>Tan_SouthWestChina_2017: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suga dumosa</text:p>
          </table:table-cell>
          <table:table-cell office:value-type="string" table:style-name="ce1">
            <text:p>Tan_SouthWestChina_2017:1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suga chinensis (Franch.) Pritz</text:p>
          </table:table-cell>
          <table:table-cell office:value-type="string" table:style-name="ce1">
            <text:p>Tan_SouthWestChina_2017:1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</text:p>
          </table:table-cell>
          <table:table-cell office:value-type="string" table:style-name="ce1">
            <text:p>Tan_SouthWestChina_2017:1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etula</text:p>
          </table:table-cell>
          <table:table-cell office:value-type="string" table:style-name="ce1">
            <text:p>Tan_SouthWestChina_2017:2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teroceltis tatarinowii</text:p>
          </table:table-cell>
          <table:table-cell office:value-type="string" table:style-name="ce1">
            <text:p>Tan_SouthWestChina_2017:2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Castanea sequinii</text:p>
          </table:table-cell>
          <table:table-cell office:value-type="string" table:style-name="ce1">
            <text:p>Tan_SouthWestChina_2017:2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iquidambar formosana</text:p>
          </table:table-cell>
          <table:table-cell office:value-type="string" table:style-name="ce1">
            <text:p>Tan_SouthWestChina_2017:2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Alnus nepalensis</text:p>
          </table:table-cell>
          <table:table-cell office:value-type="string" table:style-name="ce1">
            <text:p>Tan_SouthWestChina_2017:2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opulus davidiana</text:p>
          </table:table-cell>
          <table:table-cell office:value-type="string" table:style-name="ce1">
            <text:p>Tan_SouthWestChina_2017:2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Quercus variabilis</text:p>
          </table:table-cell>
          <table:table-cell office:value-type="string" table:style-name="ce1">
            <text:p>Tan_SouthWestChina_2017:3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hocarpus cleistocarpus</text:p>
          </table:table-cell>
          <table:table-cell office:value-type="string" table:style-name="ce1">
            <text:p>Tan_SouthWestChina_2017:3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yclobalanopsis multinervis</text:p>
          </table:table-cell>
          <table:table-cell office:value-type="string" table:style-name="ce1">
            <text:p>Tan_SouthWestChina_2017:3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yclobalanopsis glauca</text:p>
          </table:table-cell>
          <table:table-cell office:value-type="string" table:style-name="ce1">
            <text:p>Tan_SouthWestChina_2017:3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stanopsis fargesii</text:p>
          </table:table-cell>
          <table:table-cell office:value-type="string" table:style-name="ce1">
            <text:p>Tan_SouthWestChina_2017:3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hocarpus glaber</text:p>
          </table:table-cell>
          <table:table-cell office:value-type="string" table:style-name="ce1">
            <text:p>Tan_SouthWestChina_2017:3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Ficus</text:p>
          </table:table-cell>
          <table:table-cell office:value-type="string" table:style-name="ce1">
            <text:p>Tan_SouthWestChina_2017:4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hodoleia parvipetala</text:p>
          </table:table-cell>
          <table:table-cell office:value-type="string" table:style-name="ce1">
            <text:p>Tan_SouthWestChina_2017:4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 semecarpifolia</text:p>
          </table:table-cell>
          <table:table-cell office:value-type="string" table:style-name="ce1">
            <text:p>Tan_SouthWestChina_2017:4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Bombax malabarica</text:p>
          </table:table-cell>
          <table:table-cell office:value-type="string" table:style-name="ce1">
            <text:p>Tan_SouthWestChina_2017:4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Lysidice Hance</text:p>
          </table:table-cell>
          <table:table-cell office:value-type="string" table:style-name="ce1">
            <text:p>Tan_SouthWestChina_2017:4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Dipterocarpus tonkinensis</text:p>
          </table:table-cell>
          <table:table-cell office:value-type="string" table:style-name="ce1">
            <text:p>Tan_SouthWestChina_2017:4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Terminalia myricarpa</text:p>
          </table:table-cell>
          <table:table-cell office:value-type="string" table:style-name="ce1">
            <text:p>Tan_SouthWestChina_2017:5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arashorea chinensis</text:p>
          </table:table-cell>
          <table:table-cell office:value-type="string" table:style-name="ce1">
            <text:p>Tan_SouthWestChina_2017:5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Burretiodendron hsienmu</text:p>
          </table:table-cell>
          <table:table-cell office:value-type="string" table:style-name="ce1">
            <text:p>Tan_SouthWestChina_2017:5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dhuca pasquieri (Dubard) Lam</text:p>
          </table:table-cell>
          <table:table-cell office:value-type="string" table:style-name="ce1">
            <text:p>Tan_SouthWestChina_2017:5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Semecarpus reticulata</text:p>
          </table:table-cell>
          <table:table-cell office:value-type="string" table:style-name="ce1">
            <text:p>Tan_SouthWestChina_2017:5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hyllostachys pubescens</text:p>
          </table:table-cell>
          <table:table-cell office:value-type="string" table:style-name="ce1">
            <text:p>Tan_SouthWestChina_2017:5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hyllostachys bambusoides</text:p>
          </table:table-cell>
          <table:table-cell office:value-type="string" table:style-name="ce1">
            <text:p>Tan_SouthWestChina_2017:6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ostachys congesta</text:p>
          </table:table-cell>
          <table:table-cell office:value-type="string" table:style-name="ce1">
            <text:p>Tan_SouthWestChina_2017:6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Chimonobambus tumidinoda</text:p>
          </table:table-cell>
          <table:table-cell office:value-type="string" table:style-name="ce1">
            <text:p>Tan_SouthWestChina_2017:6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nocalamus affinis</text:p>
          </table:table-cell>
          <table:table-cell office:value-type="string" table:style-name="ce1">
            <text:p>Tan_SouthWestChina_2017:6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seudosasa amabilis</text:p>
          </table:table-cell>
          <table:table-cell office:value-type="string" table:style-name="ce1">
            <text:p>Tan_SouthWestChina_2017:6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Dendrocalamus strictus</text:p>
          </table:table-cell>
          <table:table-cell office:value-type="string" table:style-name="ce1">
            <text:p>Tan_SouthWestChina_2017:6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narundinaria</text:p>
          </table:table-cell>
          <table:table-cell office:value-type="string" table:style-name="ce1">
            <text:p>Tan_SouthWestChina_2017:7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inus densata var. pygmaea</text:p>
          </table:table-cell>
          <table:table-cell office:value-type="string" table:style-name="ce1">
            <text:p>Tan_SouthWestChina_2017:7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lix spp</text:p>
          </table:table-cell>
          <table:table-cell office:value-type="string" table:style-name="ce1">
            <text:p>Tan_SouthWestChina_2017:8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lus baccata</text:p>
          </table:table-cell>
          <table:table-cell office:value-type="string" table:style-name="ce1">
            <text:p>Tan_SouthWestChina_2017:8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rylus heterophylla</text:p>
          </table:table-cell>
          <table:table-cell office:value-type="string" table:style-name="ce1">
            <text:p>Tan_SouthWestChina_2017:8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espedeza bicolor</text:p>
          </table:table-cell>
          <table:table-cell office:value-type="string" table:style-name="ce1">
            <text:p>Tan_SouthWestChina_2017:8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Vitex</text:p>
          </table:table-cell>
          <table:table-cell office:value-type="string" table:style-name="ce1">
            <text:p>Tan_SouthWestChina_2017:8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tinus nana</text:p>
          </table:table-cell>
          <table:table-cell office:value-type="string" table:style-name="ce1">
            <text:p>Tan_SouthWestChina_2017:8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piraea spp</text:p>
          </table:table-cell>
          <table:table-cell office:value-type="string" table:style-name="ce1">
            <text:p>Tan_SouthWestChina_2017:8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ophora viciifolia</text:p>
          </table:table-cell>
          <table:table-cell office:value-type="string" table:style-name="ce1">
            <text:p>Tan_SouthWestChina_2017:9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Hippophae rhamnoides</text:p>
          </table:table-cell>
          <table:table-cell office:value-type="string" table:style-name="ce1">
            <text:p>Tan_SouthWestChina_2017:9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Elaeagnus umbellata</text:p>
          </table:table-cell>
          <table:table-cell office:value-type="string" table:style-name="ce1">
            <text:p>Tan_SouthWestChina_2017:9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ragana</text:p>
          </table:table-cell>
          <table:table-cell office:value-type="string" table:style-name="ce1">
            <text:p>Tan_SouthWestChina_2017:9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osa spp</text:p>
          </table:table-cell>
          <table:table-cell office:value-type="string" table:style-name="ce1">
            <text:p>Tan_SouthWestChina_2017:9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Tamarix chinensis</text:p>
          </table:table-cell>
          <table:table-cell office:value-type="string" table:style-name="ce1">
            <text:p>Tan_SouthWestChina_2017:10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stanea seguinii</text:p>
          </table:table-cell>
          <table:table-cell office:value-type="string" table:style-name="ce1">
            <text:p>Tan_SouthWestChina_2017:10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. acutissima scrub</text:p>
          </table:table-cell>
          <table:table-cell office:value-type="string" table:style-name="ce1">
            <text:p>Tan_SouthWestChina_2017:10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oropetalum chinense</text:p>
          </table:table-cell>
          <table:table-cell office:value-type="string" table:style-name="ce1">
            <text:p>Tan_SouthWestChina_2017:10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yonia ovalifolia</text:p>
          </table:table-cell>
          <table:table-cell office:value-type="string" table:style-name="ce1">
            <text:p>Tan_SouthWestChina_2017:10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Rhodomyrtus tomentosa</text:p>
          </table:table-cell>
          <table:table-cell office:value-type="string" table:style-name="ce1">
            <text:p>Tan_SouthWestChina_2017:10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aeckea frutescens</text:p>
          </table:table-cell>
          <table:table-cell office:value-type="string" table:style-name="ce1">
            <text:p>Tan_SouthWestChina_2017:10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Macaranga denticulata</text:p>
          </table:table-cell>
          <table:table-cell office:value-type="string" table:style-name="ce1">
            <text:p>Tan_SouthWestChina_2017:11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oriaria sinica</text:p>
          </table:table-cell>
          <table:table-cell office:value-type="string" table:style-name="ce1">
            <text:p>Tan_SouthWestChina_2017:11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Litsea populifolia</text:p>
          </table:table-cell>
          <table:table-cell office:value-type="string" table:style-name="ce1">
            <text:p>Tan_SouthWestChina_2017:11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Zanthoxylum planispinum</text:p>
          </table:table-cell>
          <table:table-cell office:value-type="string" table:style-name="ce1">
            <text:p>Tan_SouthWestChina_2017:11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geretia theezans</text:p>
          </table:table-cell>
          <table:table-cell office:value-type="string" table:style-name="ce1">
            <text:p>Tan_SouthWestChina_2017:11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anthus frachetianus</text:p>
          </table:table-cell>
          <table:table-cell office:value-type="string" table:style-name="ce1">
            <text:p>Tan_SouthWestChina_2017:11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Myrsine africana</text:p>
          </table:table-cell>
          <table:table-cell office:value-type="string" table:style-name="ce1">
            <text:p>Tan_SouthWestChina_2017:11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teroceltis tatarinowii scrub</text:p>
          </table:table-cell>
          <table:table-cell office:value-type="string" table:style-name="ce1">
            <text:p>Tan_SouthWestChina_2017:12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yllanthus emblica</text:p>
          </table:table-cell>
          <table:table-cell office:value-type="string" table:style-name="ce1">
            <text:p>Tan_SouthWestChina_2017:12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Viburnum spp</text:p>
          </table:table-cell>
          <table:table-cell office:value-type="string" table:style-name="ce1">
            <text:p>Tan_SouthWestChina_2017:12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Opuntia dillenii</text:p>
          </table:table-cell>
          <table:table-cell office:value-type="string" table:style-name="ce1">
            <text:p>Tan_SouthWestChina_2017:12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Euphorbia royleana</text:p>
          </table:table-cell>
          <table:table-cell office:value-type="string" table:style-name="ce1">
            <text:p>Tan_SouthWestChina_2017:12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biraea angustata</text:p>
          </table:table-cell>
          <table:table-cell office:value-type="string" table:style-name="ce1">
            <text:p>Tan_SouthWestChina_2017:12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Dasipbora fruticosa</text:p>
          </table:table-cell>
          <table:table-cell office:value-type="string" table:style-name="ce1">
            <text:p>Tan_SouthWestChina_2017:130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Rhododendron</text:p>
          </table:table-cell>
          <table:table-cell office:value-type="string" table:style-name="ce1">
            <text:p>Tan_SouthWestChina_2017:13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Quercus monimotricha scrub</text:p>
          </table:table-cell>
          <table:table-cell office:value-type="string" table:style-name="ce1">
            <text:p>Tan_SouthWestChina_2017:13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tipa alpine</text:p>
          </table:table-cell>
          <table:table-cell office:value-type="string" table:style-name="ce1">
            <text:p>Tan_SouthWestChina_2017:16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othriochloa ischaemum</text:p>
          </table:table-cell>
          <table:table-cell office:value-type="string" table:style-name="ce1">
            <text:p>Tan_SouthWestChina_2017:17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Themeda triandra var. japonica</text:p>
          </table:table-cell>
          <table:table-cell office:value-type="string" table:style-name="ce1">
            <text:p>Tan_SouthWestChina_2017:17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Miscanthus sinensis</text:p>
          </table:table-cell>
          <table:table-cell office:value-type="string" table:style-name="ce1">
            <text:p>Tan_SouthWestChina_2017:17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Eulalia speciosa</text:p>
          </table:table-cell>
          <table:table-cell office:value-type="string" table:style-name="ce1">
            <text:p>Tan_SouthWestChina_2017:17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rundinella setosa</text:p>
          </table:table-cell>
          <table:table-cell office:value-type="string" table:style-name="ce1">
            <text:p>Tan_SouthWestChina_2017:17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Heteropogon contortus</text:p>
          </table:table-cell>
          <table:table-cell office:value-type="string" table:style-name="ce1">
            <text:p>Tan_SouthWestChina_2017:17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Imperata cylindrica var. major community</text:p>
          </table:table-cell>
          <table:table-cell office:value-type="string" table:style-name="ce1">
            <text:p>Tan_SouthWestChina_2017:18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Neyraudia reynaudiana</text:p>
          </table:table-cell>
          <table:table-cell office:value-type="string" table:style-name="ce1">
            <text:p>Tan_SouthWestChina_2017:18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romus inermis</text:p>
          </table:table-cell>
          <table:table-cell office:value-type="string" table:style-name="ce1">
            <text:p>Tan_SouthWestChina_2017:187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Poa spp</text:p>
          </table:table-cell>
          <table:table-cell office:value-type="string" table:style-name="ce1">
            <text:p>Tan_SouthWestChina_2017:18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Brachypodium sylvaticum</text:p>
          </table:table-cell>
          <table:table-cell office:value-type="string" table:style-name="ce1">
            <text:p>Tan_SouthWestChina_2017:19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<text:span text:style-name="T1">Imperata cylindrica var. major</text:span><text:span text:style-name="T2"><text:s/></text:span><text:span text:style-name="T1">meadow</text:span></text:p>
          </table:table-cell>
          <table:table-cell office:value-type="string" table:style-name="ce1">
            <text:p>Tan_SouthWestChina_2017:19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Festuca ovina</text:p>
          </table:table-cell>
          <table:table-cell office:value-type="string" table:style-name="ce1">
            <text:p>Tan_SouthWestChina_2017:19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grostis Linn.</text:p>
          </table:table-cell>
          <table:table-cell office:value-type="string" table:style-name="ce1">
            <text:p>Tan_SouthWestChina_2017:19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nguisorba officinatis</text:p>
          </table:table-cell>
          <table:table-cell office:value-type="string" table:style-name="ce1">
            <text:p>Tan_SouthWestChina_2017:20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Holophytic forb holophytic</text:p>
          </table:table-cell>
          <table:table-cell office:value-type="string" table:style-name="ce1">
            <text:p>Tan_SouthWestChina_2017:224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Kobresia spp. Alpine</text:p>
          </table:table-cell>
          <table:table-cell office:value-type="string" table:style-name="ce1">
            <text:p>Tan_SouthWestChina_2017:22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Elymus nutans</text:p>
          </table:table-cell>
          <table:table-cell office:value-type="string" table:style-name="ce1">
            <text:p>Tan_SouthWestChina_2017:226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olygonum alpine</text:p>
          </table:table-cell>
          <table:table-cell office:value-type="string" table:style-name="ce1">
            <text:p>Tan_SouthWestChina_2017:231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Anaphalis flavescens</text:p>
          </table:table-cell>
          <table:table-cell office:value-type="string" table:style-name="ce1">
            <text:p>Tan_SouthWestChina_2017:23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ibbaldia tetrandra</text:p>
          </table:table-cell>
          <table:table-cell office:value-type="string" table:style-name="ce1">
            <text:p>Tan_SouthWestChina_2017:238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3">
            <text:p>Saussurea involucrata</text:p>
          </table:table-cell>
          <table:table-cell office:value-type="string" table:style-name="ce1">
            <text:p>Tan_SouthWestChina_2017:242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Saussurea spp.</text:p>
          </table:table-cell>
          <table:table-cell office:value-type="string" table:style-name="ce1">
            <text:p>Tan_SouthWestChina_2017:243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Phragmites communis</text:p>
          </table:table-cell>
          <table:table-cell office:value-type="string" table:style-name="ce1">
            <text:p>Tan_SouthWestChina_2017:299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_SouthWestChina_2017</text:p>
          </table:table-cell>
          <table:table-cell office:value-type="string" table:style-name="ce34">
            <text:p>Carex spp. alpine</text:p>
          </table:table-cell>
          <table:table-cell office:value-type="string" table:style-name="ce1">
            <text:p>Tan_SouthWestChina_2017:305</text:p>
          </table:table-cell>
          <table:table-cell office:value-type="string" table:style-name="ce29">
            <text:p>China</text:p>
          </table:table-cell>
          <table:table-cell table:number-columns-repeated="2" table:style-name="ce21"/>
          <table:table-cell office:value-type="float" office:value="2017" table:style-name="ce21">
            <text:p>2017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1 Charion/Armleuchteralgengesellschaft</text:p>
          </table:table-cell>
          <table:table-cell office:value-type="string" table:style-name="ce35">
            <text:p>CH_RL_Lebensraeume_2016: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2 Potamion / Laichkrautgesellschaften</text:p>
          </table:table-cell>
          <table:table-cell office:value-type="string" table:style-name="ce35">
            <text:p>CH_RL_Lebensraeume_2016: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 Lemnion / Wasserlinsengesellschaften</text:p>
          </table:table-cell>
          <table:table-cell office:value-type="string" table:style-name="ce35">
            <text:p>CH_RL_Lebensraeume_2016: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.1 Hydrocharition / Froschbissgesellschaften (Hydrocharietum morsus-ranae)</text:p>
          </table:table-cell>
          <table:table-cell office:value-type="string" table:style-name="ce35">
            <text:p>CH_RL_Lebensraeume_2016: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3.2 Utricularion / Wasserschlauchgesellschaften (Utricularietum australis)</text:p>
          </table:table-cell>
          <table:table-cell office:value-type="string" table:style-name="ce35">
            <text:p>CH_RL_Lebensraeume_2016: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 Nymphaeion / <text:s/>Schwimmblattgesellschaft</text:p>
          </table:table-cell>
          <table:table-cell office:value-type="string" table:style-name="ce35">
            <text:p>CH_RL_Lebensraeume_2016: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.1 Ranunculion aquatilis / <text:s/>Wasserhahnenfussgesellschaft</text:p>
          </table:table-cell>
          <table:table-cell office:value-type="string" table:style-name="ce35">
            <text:p>CH_RL_Lebensraeume_2016: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1.4.2 Hottonietum / <text:s/>Wasserfedergesellschaft</text:p>
          </table:table-cell>
          <table:table-cell office:value-type="string" table:style-name="ce35">
            <text:p>CH_RL_Lebensraeume_2016: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1 Ranunculion fluitantis / <text:s/>Brachsmen- und Barbenregion (Potamon)</text:p>
          </table:table-cell>
          <table:table-cell office:value-type="string" table:style-name="ce35">
            <text:p>CH_RL_Lebensraeume_2016: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2 Fontinalidion antipyreticae / <text:s/>Äschenregion (Hyporhithron)</text:p>
          </table:table-cell>
          <table:table-cell office:value-type="string" table:style-name="ce35">
            <text:p>CH_RL_Lebensraeume_2016:1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3 Scapanion undulatae / <text:s/>Untere Forellenregion (Metarhithron)</text:p>
          </table:table-cell>
          <table:table-cell office:value-type="string" table:style-name="ce35">
            <text:p>CH_RL_Lebensraeume_2016:1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4 Dermatocarpion rivulorum / <text:s/>Obere Forellenregion (Epirhithron)</text:p>
          </table:table-cell>
          <table:table-cell office:value-type="string" table:style-name="ce35">
            <text:p>CH_RL_Lebensraeume_2016:1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5 Temporärer Wasserlauf</text:p>
          </table:table-cell>
          <table:table-cell office:value-type="string" table:style-name="ce35">
            <text:p>CH_RL_Lebensraeume_2016:1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2.6 Zone der Gletscherbäche (Kryal)</text:p>
          </table:table-cell>
          <table:table-cell office:value-type="string" table:style-name="ce35">
            <text:p>CH_RL_Lebensraeume_2016:1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0 Überrieselte Fläche, Quelle ohne Vegetation</text:p>
          </table:table-cell>
          <table:table-cell office:value-type="string" table:style-name="ce35">
            <text:p>CH_RL_Lebensraeume_2016:1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0.1 Auenquelle, Giesse</text:p>
          </table:table-cell>
          <table:table-cell office:value-type="string" table:style-name="ce35">
            <text:p>CH_RL_Lebensraeume_2016:1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1 Adiantion / <text:s/>Wärmeliebende Quellflur</text:p>
          </table:table-cell>
          <table:table-cell office:value-type="string" table:style-name="ce35">
            <text:p>CH_RL_Lebensraeume_2016:1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2 Cratoneurion / <text:s/>Kalkreiche Quellflur</text:p>
          </table:table-cell>
          <table:table-cell office:value-type="string" table:style-name="ce35">
            <text:p>CH_RL_Lebensraeume_2016:1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1.3.3 Cardamino-Montion / <text:s/>Kalkarme Quellflur</text:p>
          </table:table-cell>
          <table:table-cell office:value-type="string" table:style-name="ce35">
            <text:p>CH_RL_Lebensraeume_2016:1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1 Sphagno-Utricularion / <text:s/>Moortümpelgesellschaft</text:p>
          </table:table-cell>
          <table:table-cell office:value-type="string" table:style-name="ce35">
            <text:p>CH_RL_Lebensraeume_2016:2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2.1 Phragmition / <text:s/>Stillwasser-Röhricht</text:p>
          </table:table-cell>
          <table:table-cell office:value-type="string" table:style-name="ce35">
            <text:p>CH_RL_Lebensraeume_2016:2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2.2 Phalaridion / <text:s/>Flussufer- und Landröhricht</text:p>
          </table:table-cell>
          <table:table-cell office:value-type="string" table:style-name="ce35">
            <text:p>CH_RL_Lebensraeume_2016:2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3 Littorellion / <text:s/>Strandlingsgesellschaften</text:p>
          </table:table-cell>
          <table:table-cell office:value-type="string" table:style-name="ce35">
            <text:p>CH_RL_Lebensraeume_2016:2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1.4 Glycerio-Sparganion / <text:s/>Bachröhricht</text:p>
          </table:table-cell>
          <table:table-cell office:value-type="string" table:style-name="ce35">
            <text:p>CH_RL_Lebensraeume_2016:2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1.1 Magnocaricion / <text:s/>Grossseggenried</text:p>
          </table:table-cell>
          <table:table-cell office:value-type="string" table:style-name="ce35">
            <text:p>CH_RL_Lebensraeume_2016:2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1.2 Cladietum / <text:s/>Schneidbinsenried</text:p>
          </table:table-cell>
          <table:table-cell office:value-type="string" table:style-name="ce35">
            <text:p>CH_RL_Lebensraeume_2016:2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2 Caricion fuscae / <text:s/>Kalkarmes Kleinseggenried (Braunseggenried)</text:p>
          </table:table-cell>
          <table:table-cell office:value-type="string" table:style-name="ce35">
            <text:p>CH_RL_Lebensraeume_2016:2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3 Caricion davallianae / <text:s/>Kalkreiches Kleinseggenried (Davallseggenried)</text:p>
          </table:table-cell>
          <table:table-cell office:value-type="string" table:style-name="ce35">
            <text:p>CH_RL_Lebensraeume_2016:2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4 Caricion lasiocarpae / <text:s/>Übergangsmoor</text:p>
          </table:table-cell>
          <table:table-cell office:value-type="string" table:style-name="ce35">
            <text:p>CH_RL_Lebensraeume_2016:2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2.5 Caricion bicolori-atrofuscae / <text:s/>Schwemmufervegetation alpiner Wildbäche</text:p>
          </table:table-cell>
          <table:table-cell office:value-type="string" table:style-name="ce35">
            <text:p>CH_RL_Lebensraeume_2016:3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1 Molinion / <text:s/>Pfeifengraswiese</text:p>
          </table:table-cell>
          <table:table-cell office:value-type="string" table:style-name="ce35">
            <text:p>CH_RL_Lebensraeume_2016:3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2 Calthion / <text:s/>Nährstoffreiche Feuchtwiesen (Sumpfdotterblumenwiese)</text:p>
          </table:table-cell>
          <table:table-cell office:value-type="string" table:style-name="ce35">
            <text:p>CH_RL_Lebensraeume_2016:3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3.3 Filipendulion / <text:s/>Feuchte Hochstaudenflur (Spierstaudenflur)</text:p>
          </table:table-cell>
          <table:table-cell office:value-type="string" table:style-name="ce35">
            <text:p>CH_RL_Lebensraeume_2016:3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4.1 Sphagnion magellanici / <text:s/>Offene-Hochmoor</text:p>
          </table:table-cell>
          <table:table-cell office:value-type="string" table:style-name="ce35">
            <text:p>CH_RL_Lebensraeume_2016:3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 Nanocyperion / <text:s/>Einjährige Schlammflur (Zwergbinsenflur)</text:p>
          </table:table-cell>
          <table:table-cell office:value-type="string" table:style-name="ce35">
            <text:p>CH_RL_Lebensraeume_2016:3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1 Zwergbinsen-Annuellenflur mit Sumpfbinsen</text:p>
          </table:table-cell>
          <table:table-cell office:value-type="string" table:style-name="ce35">
            <text:p>CH_RL_Lebensraeume_2016:3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2 Zwergbinsen-Annuellenflur mit Zypergräsern</text:p>
          </table:table-cell>
          <table:table-cell office:value-type="string" table:style-name="ce35">
            <text:p>CH_RL_Lebensraeume_2016:3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1.3 Annuellenflur feuchter Böden mit Zwergkräutern</text:p>
          </table:table-cell>
          <table:table-cell office:value-type="string" table:style-name="ce35">
            <text:p>CH_RL_Lebensraeume_2016:3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2.5.2 Bidention / <text:s/>Mehrjährige Schlammflur (Zweizahnflur)</text:p>
          </table:table-cell>
          <table:table-cell office:value-type="string" table:style-name="ce35">
            <text:p>CH_RL_Lebensraeume_2016:3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1.1 Gletscher</text:p>
          </table:table-cell>
          <table:table-cell office:value-type="string" table:style-name="ce35">
            <text:p>CH_RL_Lebensraeume_2016:4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1.2 Blockgletscher</text:p>
          </table:table-cell>
          <table:table-cell office:value-type="string" table:style-name="ce35">
            <text:p>CH_RL_Lebensraeume_2016:4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2.1.1 Epilobion fleischeri / <text:s/>Alluvionen mit krautiger Pioniervegetation</text:p>
          </table:table-cell>
          <table:table-cell office:value-type="string" table:style-name="ce35">
            <text:p>CH_RL_Lebensraeume_2016:4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2 Thlaspion rotundifolii / <text:s/>Alpine Kalkblockflur</text:p>
          </table:table-cell>
          <table:table-cell office:value-type="string" table:style-name="ce35">
            <text:p>CH_RL_Lebensraeume_2016:4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3 Drabion hoppeanae / <text:s/>Alpine Kalkschieferflur</text:p>
          </table:table-cell>
          <table:table-cell office:value-type="string" table:style-name="ce35">
            <text:p>CH_RL_Lebensraeume_2016:4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4 Petasition paradoxi / <text:s/>Fernerdereiche Kalkschuttflur</text:p>
          </table:table-cell>
          <table:table-cell office:value-type="string" table:style-name="ce35">
            <text:p>CH_RL_Lebensraeume_2016:4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1.5 Stipion calamagrostis / <text:s/>Trockenwarme Kalkschuttflur</text:p>
          </table:table-cell>
          <table:table-cell office:value-type="string" table:style-name="ce35">
            <text:p>CH_RL_Lebensraeume_2016:4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2.2 Androsacion alpinae / <text:s/>Alpine Silikatschuttflur</text:p>
          </table:table-cell>
          <table:table-cell office:value-type="string" table:style-name="ce35">
            <text:p>CH_RL_Lebensraeume_2016:4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3.2.3 Galeopsion segetum / <text:s/>Trockenwarme Silikatschuttflur</text:p>
          </table:table-cell>
          <table:table-cell office:value-type="string" table:style-name="ce35">
            <text:p>CH_RL_Lebensraeume_2016:4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DD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1 Kalkfels ohne Gefässpflanzen</text:p>
          </table:table-cell>
          <table:table-cell office:value-type="string" table:style-name="ce35">
            <text:p>CH_RL_Lebensraeume_2016:4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2 Potentillion / <text:s/>Trockene Kalkfelsflur</text:p>
          </table:table-cell>
          <table:table-cell office:value-type="string" table:style-name="ce35">
            <text:p>CH_RL_Lebensraeume_2016:5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1.3 Cystopteridion / <text:s/>Schattige Kalkfelsflur</text:p>
          </table:table-cell>
          <table:table-cell office:value-type="string" table:style-name="ce35">
            <text:p>CH_RL_Lebensraeume_2016:5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1 Silikatfels ohne Gefässpflanzen</text:p>
          </table:table-cell>
          <table:table-cell office:value-type="string" table:style-name="ce35">
            <text:p>CH_RL_Lebensraeume_2016:5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2 Androsacion vandellii / <text:s/>Silikatfelsflur</text:p>
          </table:table-cell>
          <table:table-cell office:value-type="string" table:style-name="ce35">
            <text:p>CH_RL_Lebensraeume_2016:5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4.2.3 Asplenion serpentini / <text:s/>Serpentingesteinsflur</text:p>
          </table:table-cell>
          <table:table-cell office:value-type="string" table:style-name="ce35">
            <text:p>CH_RL_Lebensraeume_2016:5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3.5 Höhlen</text:p>
          </table:table-cell>
          <table:table-cell office:value-type="string" table:style-name="ce35">
            <text:p>CH_RL_Lebensraeume_2016:5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1 Alysso-Sedion / <text:s/>Wärmeliebende Kalkfels-Pionierflur</text:p>
          </table:table-cell>
          <table:table-cell office:value-type="string" table:style-name="ce35">
            <text:p>CH_RL_Lebensraeume_2016:5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2 Drabo-Seslerion / <text:s/>Kalkfels-Pionierflur des Gebirges (Karstfluren)</text:p>
          </table:table-cell>
          <table:table-cell office:value-type="string" table:style-name="ce35">
            <text:p>CH_RL_Lebensraeume_2016:5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3 Sedo-Veronicion / <text:s/>Wärmeliebende Silikatfels-Pionierflur</text:p>
          </table:table-cell>
          <table:table-cell office:value-type="string" table:style-name="ce35">
            <text:p>CH_RL_Lebensraeume_2016:5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1.4 Sedo-Scleranthion / <text:s/>Silikatfelsgrusflur des Gebirges</text:p>
          </table:table-cell>
          <table:table-cell office:value-type="string" table:style-name="ce35">
            <text:p>CH_RL_Lebensraeume_2016:5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1.1 Stipo-Poenion carniolicae / <text:s/>Inneralpine Felsensteppe der Westalpen</text:p>
          </table:table-cell>
          <table:table-cell office:value-type="string" table:style-name="ce35">
            <text:p>CH_RL_Lebensraeume_2016:6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1.2 Stipo-Poenion xerophilae / <text:s/>Inneralpine Felsensteppe der Ostalpen</text:p>
          </table:table-cell>
          <table:table-cell office:value-type="string" table:style-name="ce35">
            <text:p>CH_RL_Lebensraeume_2016:6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1.2 Cirsio-Brachypodion / <text:s/>Kontinentaler Halbtrockenrasen</text:p>
          </table:table-cell>
          <table:table-cell office:value-type="string" table:style-name="ce35">
            <text:p>CH_RL_Lebensraeume_2016:6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2 Xerobromion / <text:s/>Mitteleuropäischer Trockenrasen</text:p>
          </table:table-cell>
          <table:table-cell office:value-type="string" table:style-name="ce35">
            <text:p>CH_RL_Lebensraeume_2016:6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3 Diplachnion / <text:s/>Insubrischer Trockenrasen</text:p>
          </table:table-cell>
          <table:table-cell office:value-type="string" table:style-name="ce35">
            <text:p>CH_RL_Lebensraeume_2016:6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2.4 Mesobromion / <text:s/>Mitteleuropäischer Halbtrockenrasen</text:p>
          </table:table-cell>
          <table:table-cell office:value-type="string" table:style-name="ce35">
            <text:p>CH_RL_Lebensraeume_2016:6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1.1 Seslerion / <text:s/>Blaugrashalde</text:p>
          </table:table-cell>
          <table:table-cell office:value-type="string" table:style-name="ce35">
            <text:p>CH_RL_Lebensraeume_2016:6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1.2 Caricion austroalpinae / <text:s/>Blaugrashalde der südlichen Kalkalpen</text:p>
          </table:table-cell>
          <table:table-cell office:value-type="string" table:style-name="ce35">
            <text:p>CH_RL_Lebensraeume_2016:6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2 Caricion firmae / <text:s/>Polsterseggenrasen</text:p>
          </table:table-cell>
          <table:table-cell office:value-type="string" table:style-name="ce35">
            <text:p>CH_RL_Lebensraeume_2016:6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3 Caricion ferrugineae / <text:s/>Rostseggenhalde</text:p>
          </table:table-cell>
          <table:table-cell office:value-type="string" table:style-name="ce35">
            <text:p>CH_RL_Lebensraeume_2016:6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4 Elynion / <text:s/>Windkantenrasen (Nacktriedrasen)</text:p>
          </table:table-cell>
          <table:table-cell office:value-type="string" table:style-name="ce35">
            <text:p>CH_RL_Lebensraeume_2016:7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5 Nardion / <text:s/>Borstgrasrasen</text:p>
          </table:table-cell>
          <table:table-cell office:value-type="string" table:style-name="ce35">
            <text:p>CH_RL_Lebensraeume_2016:7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1 Festucion variae / <text:s/>Buntschwingelhalde</text:p>
          </table:table-cell>
          <table:table-cell office:value-type="string" table:style-name="ce35">
            <text:p>CH_RL_Lebensraeume_2016:7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2 Laserpitio-Poion violaceae / <text:s/>Violettschwingelrasen</text:p>
          </table:table-cell>
          <table:table-cell office:value-type="string" table:style-name="ce35">
            <text:p>CH_RL_Lebensraeume_2016:7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6.3 Festucion spadiceae / <text:s/>Goldschwingelrasen</text:p>
          </table:table-cell>
          <table:table-cell office:value-type="string" table:style-name="ce35">
            <text:p>CH_RL_Lebensraeume_2016:7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3.7 Caricion curvulae / <text:s/>Krummseggenrasen</text:p>
          </table:table-cell>
          <table:table-cell office:value-type="string" table:style-name="ce35">
            <text:p>CH_RL_Lebensraeume_2016:7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4.1 Arabidion caerulae / <text:s/>Kalkreiches Schneetälchen</text:p>
          </table:table-cell>
          <table:table-cell office:value-type="string" table:style-name="ce35">
            <text:p>CH_RL_Lebensraeume_2016:7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4.2 Salicion herbaceae / <text:s/>Kalkarmes Schneetälchen</text:p>
          </table:table-cell>
          <table:table-cell office:value-type="string" table:style-name="ce35">
            <text:p>CH_RL_Lebensraeume_2016:7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1 Knaulgraswiesen</text:p>
          </table:table-cell>
          <table:table-cell office:value-type="string" table:style-name="ce35">
            <text:p>CH_RL_Lebensraeume_2016:7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2 Arrhenatheretum typicum / <text:s/>Typische Fromentalwiese</text:p>
          </table:table-cell>
          <table:table-cell office:value-type="string" table:style-name="ce35">
            <text:p>CH_RL_Lebensraeume_2016:7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3 Arrhenatheretum salvietosum / <text:s/>Trockene Fromentalwiese</text:p>
          </table:table-cell>
          <table:table-cell office:value-type="string" table:style-name="ce35">
            <text:p>CH_RL_Lebensraeume_2016:8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1.4 Trifolio-Alopecuretum / <text:s/>Feuchte Fuchschwanzwiese</text:p>
          </table:table-cell>
          <table:table-cell office:value-type="string" table:style-name="ce35">
            <text:p>CH_RL_Lebensraeume_2016:8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2 Polygono-Trisetion / <text:s/>Bergfettwiese (Goldhaferwiese)</text:p>
          </table:table-cell>
          <table:table-cell office:value-type="string" table:style-name="ce35">
            <text:p>CH_RL_Lebensraeume_2016:8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3 Cynosurion / <text:s/>Talfettweide (Kammgrasweide)</text:p>
          </table:table-cell>
          <table:table-cell office:value-type="string" table:style-name="ce35">
            <text:p>CH_RL_Lebensraeume_2016:8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5.4 Poion alpinae / <text:s/>Bergfettweide (Milchkrautweide)</text:p>
          </table:table-cell>
          <table:table-cell office:value-type="string" table:style-name="ce35">
            <text:p>CH_RL_Lebensraeume_2016:8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4.6.1 Convolvulo-Agropyrion / <text:s/>Queckenbrache</text:p>
          </table:table-cell>
          <table:table-cell office:value-type="string" table:style-name="ce35">
            <text:p>CH_RL_Lebensraeume_2016:8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1 Geranion sanguinei / <text:s/>Trockenwarmer Krautsaum</text:p>
          </table:table-cell>
          <table:table-cell office:value-type="string" table:style-name="ce35">
            <text:p>CH_RL_Lebensraeume_2016:8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2 Trifolion medii / <text:s/>Mesophiler Krautsaum</text:p>
          </table:table-cell>
          <table:table-cell office:value-type="string" table:style-name="ce35">
            <text:p>CH_RL_Lebensraeume_2016:8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3 Convolvulion / <text:s/>Feuchter Krautsaum (Tieflagen)</text:p>
          </table:table-cell>
          <table:table-cell office:value-type="string" table:style-name="ce35">
            <text:p>CH_RL_Lebensraeume_2016:8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4 Petasition officinalis / <text:s/>Feuchter Krautsaum (höheren Lagen)</text:p>
          </table:table-cell>
          <table:table-cell office:value-type="string" table:style-name="ce35">
            <text:p>CH_RL_Lebensraeume_2016:8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1.5 Aegopodion + Alliarion / <text:s/>Nährstoffreicher Krautsaum</text:p>
          </table:table-cell>
          <table:table-cell office:value-type="string" table:style-name="ce35">
            <text:p>CH_RL_Lebensraeume_2016:9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1 Atropion / <text:s/>Kalkreiche Schlagflur</text:p>
          </table:table-cell>
          <table:table-cell office:value-type="string" table:style-name="ce35">
            <text:p>CH_RL_Lebensraeume_2016:9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2 Epilobion angustifolii / <text:s/>Kalkarme Schlagflur</text:p>
          </table:table-cell>
          <table:table-cell office:value-type="string" table:style-name="ce35">
            <text:p>CH_RL_Lebensraeume_2016:9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3 Calamagrostion / <text:s/>Hochgrasflur des Gebirges</text:p>
          </table:table-cell>
          <table:table-cell office:value-type="string" table:style-name="ce35">
            <text:p>CH_RL_Lebensraeume_2016:9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4 Adenostylion / <text:s/>Hochstaudenflur des Gebirges</text:p>
          </table:table-cell>
          <table:table-cell office:value-type="string" table:style-name="ce35">
            <text:p>CH_RL_Lebensraeume_2016:9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2.5 Adlerfarnflur</text:p>
          </table:table-cell>
          <table:table-cell office:value-type="string" table:style-name="ce35">
            <text:p>CH_RL_Lebensraeume_2016:9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1 Sarothamnion / <text:s/>Besenginster-Gebüsche</text:p>
          </table:table-cell>
          <table:table-cell office:value-type="string" table:style-name="ce35">
            <text:p>CH_RL_Lebensraeume_2016:9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2 Berberidion / <text:s/>Trockenwarmes Gebüsch</text:p>
          </table:table-cell>
          <table:table-cell office:value-type="string" table:style-name="ce35">
            <text:p>CH_RL_Lebensraeume_2016:9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3 Pruno-Rubion / <text:s/>Mesophiles Gebüsch</text:p>
          </table:table-cell>
          <table:table-cell office:value-type="string" table:style-name="ce35">
            <text:p>CH_RL_Lebensraeume_2016:9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4 Brombeergestrüpp</text:p>
          </table:table-cell>
          <table:table-cell office:value-type="string" table:style-name="ce35">
            <text:p>CH_RL_Lebensraeume_2016:9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5 Sambuco-Salicion / <text:s/>Gebüschreiche Vorwaldgesellschaften</text:p>
          </table:table-cell>
          <table:table-cell office:value-type="string" table:style-name="ce35">
            <text:p>CH_RL_Lebensraeume_2016:10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6 Salicion elaeagni / <text:s/>Auen-Weidengebüsch</text:p>
          </table:table-cell>
          <table:table-cell office:value-type="string" table:style-name="ce35">
            <text:p>CH_RL_Lebensraeume_2016:10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7 Salicion cinereae / <text:s/>Moor-Weidengebüsch</text:p>
          </table:table-cell>
          <table:table-cell office:value-type="string" table:style-name="ce35">
            <text:p>CH_RL_Lebensraeume_2016:10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8 Salicenion waldsteinianae / <text:s/>Gebirgs-Weidengebüsch</text:p>
          </table:table-cell>
          <table:table-cell office:value-type="string" table:style-name="ce35">
            <text:p>CH_RL_Lebensraeume_2016:10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3.9 Alnenion viridis / <text:s/>Grünerlengebüsche</text:p>
          </table:table-cell>
          <table:table-cell office:value-type="string" table:style-name="ce35">
            <text:p>CH_RL_Lebensraeume_2016:10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1 Calluno-Genistion / <text:s/>Subatlantische Zwergstrauchheide (Ginsterheide)</text:p>
          </table:table-cell>
          <table:table-cell office:value-type="string" table:style-name="ce35">
            <text:p>CH_RL_Lebensraeume_2016:10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2 Juniperion sabinae / <text:s/>Kontinentale Zwergstrauchheide (Sefistrauchheide)</text:p>
          </table:table-cell>
          <table:table-cell office:value-type="string" table:style-name="ce35">
            <text:p>CH_RL_Lebensraeume_2016:10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3 Ericion / <text:s/>Subalpine Kalkheide (Erikaheide)</text:p>
          </table:table-cell>
          <table:table-cell office:value-type="string" table:style-name="ce35">
            <text:p>CH_RL_Lebensraeume_2016:10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4 Juniperion nanae / <text:s/>Trockene subalpine Zwergstrauchheide (Zwergwacholderheide)</text:p>
          </table:table-cell>
          <table:table-cell office:value-type="string" table:style-name="ce35">
            <text:p>CH_RL_Lebensraeume_2016:10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5 Rhododendro-Vaccinion / <text:s/>Mesophile subalpine Zwergstrauchheide (Alpenrosenheide)</text:p>
          </table:table-cell>
          <table:table-cell office:value-type="string" table:style-name="ce35">
            <text:p>CH_RL_Lebensraeume_2016:10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5.4.6 Loiseleurio-Vaccinion / <text:s/>Alpine Windheide</text:p>
          </table:table-cell>
          <table:table-cell office:value-type="string" table:style-name="ce35">
            <text:p>CH_RL_Lebensraeume_2016:11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1 Alnion glutinosae / <text:s/>Erlen-Bruchwald</text:p>
          </table:table-cell>
          <table:table-cell office:value-type="string" table:style-name="ce35">
            <text:p>CH_RL_Lebensraeume_2016:11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2 Salicion albae / <text:s/>Weichholz-Auenwald</text:p>
          </table:table-cell>
          <table:table-cell office:value-type="string" table:style-name="ce35">
            <text:p>CH_RL_Lebensraeume_2016:11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3 Alnion incanae / <text:s/>Grauerlen-Auenwald</text:p>
          </table:table-cell>
          <table:table-cell office:value-type="string" table:style-name="ce35">
            <text:p>CH_RL_Lebensraeume_2016:11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3.1 Salicetum pentandrae / <text:s/>Alpen-Weidenauenwald</text:p>
          </table:table-cell>
          <table:table-cell office:value-type="string" table:style-name="ce35">
            <text:p>CH_RL_Lebensraeume_2016:11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1.4 Fraxinion / <text:s/>Hartholz-Auenwald</text:p>
          </table:table-cell>
          <table:table-cell office:value-type="string" table:style-name="ce35">
            <text:p>CH_RL_Lebensraeume_2016:11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1 Cephalanthero-Fagenion / <text:s/>Orchideen-Buchenwald</text:p>
          </table:table-cell>
          <table:table-cell office:value-type="string" table:style-name="ce35">
            <text:p>CH_RL_Lebensraeume_2016:11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2 Luzulo-Fagenion / <text:s/>Hainsimsen-Buchenwald</text:p>
          </table:table-cell>
          <table:table-cell office:value-type="string" table:style-name="ce35">
            <text:p>CH_RL_Lebensraeume_2016:11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3 Galio-Fagenion / <text:s/>Waldmeister-Buchenwald</text:p>
          </table:table-cell>
          <table:table-cell office:value-type="string" table:style-name="ce35">
            <text:p>CH_RL_Lebensraeume_2016:11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3.1 Illici-Fagenion / <text:s/>Atlantischer Buchenwald</text:p>
          </table:table-cell>
          <table:table-cell office:value-type="string" table:style-name="ce35">
            <text:p>CH_RL_Lebensraeume_2016:11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4 Lonicero-Fagenion / <text:s/>Zahnwurz-Buchenwald</text:p>
          </table:table-cell>
          <table:table-cell office:value-type="string" table:style-name="ce35">
            <text:p>CH_RL_Lebensraeume_2016:12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2.5 Abieti-Fagenion / <text:s/>Tannen-Buchenwald</text:p>
          </table:table-cell>
          <table:table-cell office:value-type="string" table:style-name="ce35">
            <text:p>CH_RL_Lebensraeume_2016:12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1 Lunario-Acerion / <text:s/>Ahorn-Schluchtwald</text:p>
          </table:table-cell>
          <table:table-cell office:value-type="string" table:style-name="ce35">
            <text:p>CH_RL_Lebensraeume_2016:12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2 Tilion platyphylli / <text:s/>Linden-Mischwald</text:p>
          </table:table-cell>
          <table:table-cell office:value-type="string" table:style-name="ce35">
            <text:p>CH_RL_Lebensraeume_2016:12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3 Carpinion / <text:s/>Eichen- Hainbuchenwald</text:p>
          </table:table-cell>
          <table:table-cell office:value-type="string" table:style-name="ce35">
            <text:p>CH_RL_Lebensraeume_2016:12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4 Quercion pubescenti-petraeae / <text:s/>Flaumeichenwald</text:p>
          </table:table-cell>
          <table:table-cell office:value-type="string" table:style-name="ce35">
            <text:p>CH_RL_Lebensraeume_2016:12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5 Orno-Ostryon / <text:s/>Hopfenbuchenwald</text:p>
          </table:table-cell>
          <table:table-cell office:value-type="string" table:style-name="ce35">
            <text:p>CH_RL_Lebensraeume_2016:12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6 Quercion robori-petraeae / <text:s/>Saurer Eichenmischwald</text:p>
          </table:table-cell>
          <table:table-cell office:value-type="string" table:style-name="ce35">
            <text:p>CH_RL_Lebensraeume_2016:12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7 Kastanienwald</text:p>
          </table:table-cell>
          <table:table-cell office:value-type="string" table:style-name="ce35">
            <text:p>CH_RL_Lebensraeume_2016:12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8 Laubwald mit immergrünen Sträuchern</text:p>
          </table:table-cell>
          <table:table-cell office:value-type="string" table:style-name="ce35">
            <text:p>CH_RL_Lebensraeume_2016:12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3.9 Robinion / <text:s/>Robinienwald</text:p>
          </table:table-cell>
          <table:table-cell office:value-type="string" table:style-name="ce35">
            <text:p>CH_RL_Lebensraeume_2016:13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1 Molinio-Pinion / <text:s/>Pfeifengras-Föhrenwald</text:p>
          </table:table-cell>
          <table:table-cell office:value-type="string" table:style-name="ce35">
            <text:p>CH_RL_Lebensraeume_2016:13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2 Erico-Pinion sylvestris / <text:s/>Subkontinentaler kalkreicher Föhrenwald</text:p>
          </table:table-cell>
          <table:table-cell office:value-type="string" table:style-name="ce35">
            <text:p>CH_RL_Lebensraeume_2016:13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2.1 Cytiso-Pinion / <text:s/>Mitteleuropäischer subkontinentaler kalkreicher Föhrenwald (Geissklee-Föhrenwald)</text:p>
          </table:table-cell>
          <table:table-cell office:value-type="string" table:style-name="ce35">
            <text:p>CH_RL_Lebensraeume_2016:13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3 Ononido-Pinion / <text:s/>Kontinentaler Steppen-Föhrenwald</text:p>
          </table:table-cell>
          <table:table-cell office:value-type="string" table:style-name="ce35">
            <text:p>CH_RL_Lebensraeume_2016:13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4.4 Dicrano-Pinion / <text:s/>Kalkarmer Föhrenwald</text:p>
          </table:table-cell>
          <table:table-cell office:value-type="string" table:style-name="ce35">
            <text:p>CH_RL_Lebensraeume_2016:13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1 Betulion pubescentis / <text:s/>Hochmoor-Birkenwald</text:p>
          </table:table-cell>
          <table:table-cell office:value-type="string" table:style-name="ce35">
            <text:p>CH_RL_Lebensraeume_2016:13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2 Ledo-Pinion / <text:s/>Hochmoor-Bergföhrenwald</text:p>
          </table:table-cell>
          <table:table-cell office:value-type="string" table:style-name="ce35">
            <text:p>CH_RL_Lebensraeume_2016:13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5.3 Sphagno-Piceetum / <text:s/>Hochmoor-Fichtenwald</text:p>
          </table:table-cell>
          <table:table-cell office:value-type="string" table:style-name="ce35">
            <text:p>CH_RL_Lebensraeume_2016:13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1 Abieti-Piceion / <text:s/>Tannen-Fichtenwald</text:p>
          </table:table-cell>
          <table:table-cell office:value-type="string" table:style-name="ce35">
            <text:p>CH_RL_Lebensraeume_2016:13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2 Vaccinio-Piceion / <text:s/>Heidelbeer-Fichtenwald</text:p>
          </table:table-cell>
          <table:table-cell office:value-type="string" table:style-name="ce35">
            <text:p>CH_RL_Lebensraeume_2016:14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3 Larici-Pinetum cembrae [Larici-Pinion cembrae] / <text:s/>Lärchen-Arvenwald</text:p>
          </table:table-cell>
          <table:table-cell office:value-type="string" table:style-name="ce35">
            <text:p>CH_RL_Lebensraeume_2016:14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4 Lärchenwald</text:p>
          </table:table-cell>
          <table:table-cell office:value-type="string" table:style-name="ce35">
            <text:p>CH_RL_Lebensraeume_2016:14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5.1 Vaccinio-Pinion uncinatae / <text:s/>Kalkarmer Bergföhrenwald</text:p>
          </table:table-cell>
          <table:table-cell office:value-type="string" table:style-name="ce35">
            <text:p>CH_RL_Lebensraeume_2016:14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6.6.5.2 Erico-Pinion uncinatae / <text:s/>Kalkreicher Bergföhrenwald</text:p>
          </table:table-cell>
          <table:table-cell office:value-type="string" table:style-name="ce35">
            <text:p>CH_RL_Lebensraeume_2016:14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1 Agropyro-Rumicion / <text:s/>Feuchte bis nasse Ruderal- und Pionierstandorte</text:p>
          </table:table-cell>
          <table:table-cell office:value-type="string" table:style-name="ce35">
            <text:p>CH_RL_Lebensraeume_2016:14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2 Polygonion avicularis / <text:s/>Trockene Trittfluren</text:p>
          </table:table-cell>
          <table:table-cell office:value-type="string" table:style-name="ce35">
            <text:p>CH_RL_Lebensraeume_2016:14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3 Poion supinae / <text:s/>Subalpin-alpine Trittflur</text:p>
          </table:table-cell>
          <table:table-cell office:value-type="string" table:style-name="ce35">
            <text:p>CH_RL_Lebensraeume_2016:14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4 Sisymbrion / <text:s/>Einjährige Ruderalflur</text:p>
          </table:table-cell>
          <table:table-cell office:value-type="string" table:style-name="ce35">
            <text:p>CH_RL_Lebensraeume_2016:14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5 Onopordion / <text:s/>Trockenwarme Ruderalflur</text:p>
          </table:table-cell>
          <table:table-cell office:value-type="string" table:style-name="ce35">
            <text:p>CH_RL_Lebensraeume_2016:14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6 Dauco-Melilotion / <text:s/>Mesophile Ruderalflur</text:p>
          </table:table-cell>
          <table:table-cell office:value-type="string" table:style-name="ce35">
            <text:p>CH_RL_Lebensraeume_2016:15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7 Rumicion alpini / <text:s/>Alpine Lägerflur (Alpenblackenflur)</text:p>
          </table:table-cell>
          <table:table-cell office:value-type="string" table:style-name="ce35">
            <text:p>CH_RL_Lebensraeume_2016:15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1.8 Arction / <text:s/>Lägerflur der Tieflagen</text:p>
          </table:table-cell>
          <table:table-cell office:value-type="string" table:style-name="ce35">
            <text:p>CH_RL_Lebensraeume_2016:15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2.1 Centrantho-Parietarion / <text:s/>Trockenmauern, Lesesteinhaufen</text:p>
          </table:table-cell>
          <table:table-cell office:value-type="string" table:style-name="ce35">
            <text:p>CH_RL_Lebensraeume_2016:15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7.2.2 Saginion rocumbentis / <text:s/>Steinpflaster-Trittflur</text:p>
          </table:table-cell>
          <table:table-cell office:value-type="string" table:style-name="ce35">
            <text:p>CH_RL_Lebensraeume_2016:15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1 Baumschule aus Laubgehölzen</text:p>
          </table:table-cell>
          <table:table-cell office:value-type="string" table:style-name="ce35">
            <text:p>CH_RL_Lebensraeume_2016:15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2 Baumschule aus Nadelgehölzen</text:p>
          </table:table-cell>
          <table:table-cell office:value-type="string" table:style-name="ce35">
            <text:p>CH_RL_Lebensraeume_2016:15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3 Kastanienhain (ohne Unterholz)</text:p>
          </table:table-cell>
          <table:table-cell office:value-type="string" table:style-name="ce35">
            <text:p>CH_RL_Lebensraeume_2016:15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4 Hochstammobstgarten</text:p>
          </table:table-cell>
          <table:table-cell office:value-type="string" table:style-name="ce35">
            <text:p>CH_RL_Lebensraeume_2016:158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EN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5 Niederstammobstgarten</text:p>
          </table:table-cell>
          <table:table-cell office:value-type="string" table:style-name="ce35">
            <text:p>CH_RL_Lebensraeume_2016:159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6 Rebberg</text:p>
          </table:table-cell>
          <table:table-cell office:value-type="string" table:style-name="ce35">
            <text:p>CH_RL_Lebensraeume_2016:160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1.7 Beerenkultur</text:p>
          </table:table-cell>
          <table:table-cell office:value-type="string" table:style-name="ce35">
            <text:p>CH_RL_Lebensraeume_2016:161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1.1 Aphanion / <text:s/>Kalkarme Getreideäcker</text:p>
          </table:table-cell>
          <table:table-cell office:value-type="string" table:style-name="ce35">
            <text:p>CH_RL_Lebensraeume_2016:162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1.2 Caucalidion / <text:s/>Kalkreiche Getreideäcker</text:p>
          </table:table-cell>
          <table:table-cell office:value-type="string" table:style-name="ce35">
            <text:p>CH_RL_Lebensraeume_2016:163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CR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1 Polygono-Chenopodion / <text:s/>Kalkarmer, lehmiger Hackfruchtacker</text:p>
          </table:table-cell>
          <table:table-cell office:value-type="string" table:style-name="ce35">
            <text:p>CH_RL_Lebensraeume_2016:164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LC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2 Fumario-Euphorbion / <text:s/>Kalkreicher, lehmiger Hackfruchtacker</text:p>
          </table:table-cell>
          <table:table-cell office:value-type="string" table:style-name="ce35">
            <text:p>CH_RL_Lebensraeume_2016:165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3 Panico-Setarion / <text:s/>Kalkarmer, trockener Hackfruchtacker</text:p>
          </table:table-cell>
          <table:table-cell office:value-type="string" table:style-name="ce35">
            <text:p>CH_RL_Lebensraeume_2016:166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NT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CH_RL_Lebensraeume_2016</text:p>
          </table:table-cell>
          <table:table-cell office:value-type="string" table:style-name="ce20">
            <text:p>8.2.3.4 Eragrostion / <text:s/>Kalkreicher, trockener Hackfruchtacker</text:p>
          </table:table-cell>
          <table:table-cell office:value-type="string" table:style-name="ce35">
            <text:p>CH_RL_Lebensraeume_2016:167</text:p>
          </table:table-cell>
          <table:table-cell office:value-type="string" table:style-name="ce21">
            <text:p>Switzerland</text:p>
          </table:table-cell>
          <table:table-cell table:number-columns-repeated="2" table:style-name="ce21"/>
          <table:table-cell office:value-type="float" office:value="2016" table:style-name="ce21">
            <text:p>2016</text:p>
          </table:table-cell>
          <table:table-cell office:value-type="string" table:style-name="ce1">
            <text:p>VU</text:p>
          </table:table-cell>
          <table:table-cell table:number-columns-repeated="16376"/>
        </table:table-row>
        <table:table-row table:number-rows-repeated="1047305" table:style-name="ro1">
          <table:table-cell table:number-columns-repeated="16384"/>
        </table:table-row>
      </table:table>
      <table:table table:name="Delarze_et_al__Appendix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1.1.1</text:p>
          </table:table-cell>
          <table:table-cell office:value-type="string" table:style-name="ce1">
            <text:p>Charion</text:p>
          </table:table-cell>
          <table:table-cell office:value-type="string" table:style-name="ce1">
            <text:p>Armleuchteralgen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CD1a,CD3a</text:p>
          </table:table-cell>
          <table:table-cell office:value-type="string" office:string-value="1.1.1 Charion/Armleuchteralgengesellschaft" table:formula="of:=CONCATENATE([.A1];&quot; &quot;;[.B1];IF([.B1]=&quot;&quot;;&quot;&quot;;&quot;/&quot;);[.C1])" table:style-name="ce1">
            <text:p>1.1.1 Charion/Armleuchteralgen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</text:p>
          </table:table-cell>
          <table:table-cell office:value-type="string" table:style-name="ce1">
            <text:p>Potamion</text:p>
          </table:table-cell>
          <table:table-cell office:value-type="string" table:style-name="ce1">
            <text:p>Laichkrautgesellschaft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2 Potamion / Laichkrautgesellschaften" table:formula="of:=CONCATENATE([.A2];&quot; &quot;;[.B2];IF([.B2]=&quot;&quot;;&quot;&quot;;&quot; / &quot;);[.C2])" table:style-name="ce1">
            <text:p>1.1.2 Potamion / Laichkraut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</text:p>
          </table:table-cell>
          <table:table-cell office:value-type="string" table:style-name="ce1">
            <text:p>Lemnion</text:p>
          </table:table-cell>
          <table:table-cell office:value-type="string" table:style-name="ce1">
            <text:p>Wasserlinsengesellschaft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3a</text:p>
          </table:table-cell>
          <table:table-cell office:value-type="string" office:string-value="1.1.3 Lemnion / Wasserlinsengesellschaften" table:formula="of:=CONCATENATE([.A3];&quot; &quot;;[.B3];IF([.B3]=&quot;&quot;;&quot;&quot;;&quot; / &quot;);[.C3])" table:style-name="ce1">
            <text:p>1.1.3 Lemnion / Wasserlinsen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.1</text:p>
          </table:table-cell>
          <table:table-cell office:value-type="string" table:style-name="ce1">
            <text:p>Hydrocharition</text:p>
          </table:table-cell>
          <table:table-cell office:value-type="string" table:style-name="ce1">
            <text:p>Froschbissgesellschaften (Hydrocharietum morsus-ranae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3a</text:p>
          </table:table-cell>
          <table:table-cell office:value-type="string" office:string-value="1.1.3.1 Hydrocharition / Froschbissgesellschaften (Hydrocharietum morsus-ranae)" table:formula="of:=CONCATENATE([.A4];&quot; &quot;;[.B4];IF([.B4]=&quot;&quot;;&quot;&quot;;&quot; / &quot;);[.C4])" table:style-name="ce1">
            <text:p>1.1.3.1 Hydrocharition / Froschbissgesellschaften (Hydrocharietum morsus-rana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.2</text:p>
          </table:table-cell>
          <table:table-cell office:value-type="string" table:style-name="ce1">
            <text:p>Utricularion</text:p>
          </table:table-cell>
          <table:table-cell office:value-type="string" table:style-name="ce1">
            <text:p>Wasserschlauchgesellschaften (Utricularietum australis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a,CD3a</text:p>
          </table:table-cell>
          <table:table-cell office:value-type="string" office:string-value="1.1.3.2 Utricularion / Wasserschlauchgesellschaften (Utricularietum australis)" table:formula="of:=CONCATENATE([.A5];&quot; &quot;;[.B5];IF([.B5]=&quot;&quot;;&quot;&quot;;&quot; / &quot;);[.C5])" table:style-name="ce1">
            <text:p>1.1.3.2 Utricularion / Wasserschlauchgesellschaften (Utricularietum australi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</text:p>
          </table:table-cell>
          <table:table-cell office:value-type="string" table:style-name="ce1">
            <text:p>Nymphaeion</text:p>
          </table:table-cell>
          <table:table-cell office:value-type="string" table:style-name="ce1">
            <text:p>Schwimmblattgesellschaf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4 Nymphaeion /  Schwimmblattgesellschaft" table:formula="of:=CONCATENATE([.A6];&quot; &quot;;[.B6];IF([.B6]=&quot;&quot;;&quot;&quot;;&quot; /  &quot;);[.C6])" table:style-name="ce1">
            <text:p>1.1.4 Nymphaeion / <text:s/>Schwimmblatt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.1</text:p>
          </table:table-cell>
          <table:table-cell office:value-type="string" table:style-name="ce1">
            <text:p>Ranunculion aquatilis</text:p>
          </table:table-cell>
          <table:table-cell office:value-type="string" table:style-name="ce1">
            <text:p>Wasserhahnenfussgesellschaf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1.1.4.1 Ranunculion aquatilis /  Wasserhahnenfussgesellschaft" table:formula="of:=CONCATENATE([.A7];&quot; &quot;;[.B7];IF([.B7]=&quot;&quot;;&quot;&quot;;&quot; /  &quot;);[.C7])" table:style-name="ce1">
            <text:p>1.1.4.1 Ranunculion aquatilis / <text:s/>Wasserhahnenfuss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4.2</text:p>
          </table:table-cell>
          <table:table-cell office:value-type="string" table:style-name="ce1">
            <text:p>Hottonietum</text:p>
          </table:table-cell>
          <table:table-cell office:value-type="string" table:style-name="ce1">
            <text:p>Wasserfeder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,CD3a</text:p>
          </table:table-cell>
          <table:table-cell office:value-type="string" office:string-value="1.1.4.2 Hottonietum /  Wasserfedergesellschaft" table:formula="of:=CONCATENATE([.A8];&quot; &quot;;[.B8];IF([.B8]=&quot;&quot;;&quot;&quot;;&quot; /  &quot;);[.C8])" table:style-name="ce1">
            <text:p>1.1.4.2 Hottonietum / <text:s/>Wasserfeder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1</text:p>
          </table:table-cell>
          <table:table-cell office:value-type="string" table:style-name="ce1">
            <text:p>Ranunculion fluitantis</text:p>
          </table:table-cell>
          <table:table-cell office:value-type="string" table:style-name="ce1">
            <text:p>Brachsmen- und Barbenregion (Potam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b</text:p>
          </table:table-cell>
          <table:table-cell office:value-type="string" office:string-value="1.2.1 Ranunculion fluitantis /  Brachsmen- und Barbenregion (Potamon)" table:formula="of:=CONCATENATE([.A9];&quot; &quot;;[.B9];IF([.B9]=&quot;&quot;;&quot;&quot;;&quot; /  &quot;);[.C9])" table:style-name="ce1">
            <text:p>1.2.1 Ranunculion fluitantis / <text:s/>Brachsmen- und Barbenregion (Potam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2</text:p>
          </table:table-cell>
          <table:table-cell office:value-type="string" table:style-name="ce1">
            <text:p>Fontinalidion antipyreticae</text:p>
          </table:table-cell>
          <table:table-cell office:value-type="string" table:style-name="ce1">
            <text:p>Äschenregion (Hyporhithr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a,CD3b</text:p>
          </table:table-cell>
          <table:table-cell office:value-type="string" office:string-value="1.2.2 Fontinalidion antipyreticae /  Äschenregion (Hyporhithron)" table:formula="of:=CONCATENATE([.A10];&quot; &quot;;[.B10];IF([.B10]=&quot;&quot;;&quot;&quot;;&quot; /  &quot;);[.C10])" table:style-name="ce1">
            <text:p>1.2.2 Fontinalidion antipyreticae / <text:s/>Äschenregion (Hypo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</text:p>
          </table:table-cell>
          <table:table-cell office:value-type="string" table:style-name="ce1">
            <text:p>Scapanion undulatae</text:p>
          </table:table-cell>
          <table:table-cell office:value-type="string" table:style-name="ce1">
            <text:p>Untere Forellenregion (Metarhithro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3a</text:p>
          </table:table-cell>
          <table:table-cell office:value-type="string" office:string-value="1.2.3 Scapanion undulatae /  Untere Forellenregion (Metarhithron)" table:formula="of:=CONCATENATE([.A11];&quot; &quot;;[.B11];IF([.B11]=&quot;&quot;;&quot;&quot;;&quot; /  &quot;);[.C11])" table:style-name="ce1">
            <text:p>1.2.3 Scapanion undulatae / <text:s/>Untere Forellenregion (Meta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4</text:p>
          </table:table-cell>
          <table:table-cell office:value-type="string" table:style-name="ce1">
            <text:p>Dermatocarpion rivulorum</text:p>
          </table:table-cell>
          <table:table-cell office:value-type="string" table:style-name="ce1">
            <text:p>Obere Forellenregion (Epirhithro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1.2.4 Dermatocarpion rivulorum /  Obere Forellenregion (Epirhithron)" table:formula="of:=CONCATENATE([.A12];&quot; &quot;;[.B12];IF([.B12]=&quot;&quot;;&quot;&quot;;&quot; /  &quot;);[.C12])" table:style-name="ce1">
            <text:p>1.2.4 Dermatocarpion rivulorum / <text:s/>Obere Forellenregion (Epirhithro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5</text:p>
          </table:table-cell>
          <table:table-cell table:style-name="ce1"/>
          <table:table-cell office:value-type="string" table:style-name="ce1">
            <text:p>Temporärer Wasserlauf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b</text:p>
          </table:table-cell>
          <table:table-cell office:value-type="string" office:string-value="1.2.5 Temporärer Wasserlauf" table:formula="of:=CONCATENATE([.A13];&quot; &quot;;[.B13];IF([.B13]=&quot;&quot;;&quot;&quot;;&quot; /  &quot;);[.C13])" table:style-name="ce1">
            <text:p>1.2.5 Temporärer Wasserl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6</text:p>
          </table:table-cell>
          <table:table-cell table:style-name="ce1"/>
          <table:table-cell office:value-type="string" table:style-name="ce1">
            <text:p>Zone der Gletscherbäche (Kryal)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E</text:p>
          </table:table-cell>
          <table:table-cell office:value-type="string" office:string-value="1.2.6 Zone der Gletscherbäche (Kryal)" table:formula="of:=CONCATENATE([.A14];&quot; &quot;;[.B14];IF([.B14]=&quot;&quot;;&quot;&quot;;&quot; /  &quot;);[.C14])" table:style-name="ce1">
            <text:p>1.2.6 Zone der Gletscherbäche (Kryal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0</text:p>
          </table:table-cell>
          <table:table-cell table:style-name="ce1"/>
          <table:table-cell office:value-type="string" table:style-name="ce1">
            <text:p>Überrieselte Fläche, Quelle ohne Vegetatio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0 Überrieselte Fläche, Quelle ohne Vegetation" table:formula="of:=CONCATENATE([.A15];&quot; &quot;;[.B15];IF([.B15]=&quot;&quot;;&quot;&quot;;&quot; /  &quot;);[.C15])" table:style-name="ce1">
            <text:p>1.3.0 Überrieselte Fläche, Quelle ohne Veget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0.1</text:p>
          </table:table-cell>
          <table:table-cell table:style-name="ce1"/>
          <table:table-cell office:value-type="string" table:style-name="ce1">
            <text:p>Auenquelle, Giess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</text:p>
          </table:table-cell>
          <table:table-cell office:value-type="string" office:string-value="1.3.0.1 Auenquelle, Giesse" table:formula="of:=CONCATENATE([.A16];&quot; &quot;;[.B16];IF([.B16]=&quot;&quot;;&quot;&quot;;&quot; /  &quot;);[.C16])" table:style-name="ce1">
            <text:p>1.3.0.1 Auenquelle, Gies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1</text:p>
          </table:table-cell>
          <table:table-cell office:value-type="string" table:style-name="ce1">
            <text:p>Adiantion</text:p>
          </table:table-cell>
          <table:table-cell office:value-type="string" table:style-name="ce1">
            <text:p>Wärmeliebende Quell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B2</text:p>
          </table:table-cell>
          <table:table-cell office:value-type="string" office:string-value="1.3.1 Adiantion /  Wärmeliebende Quellflur" table:formula="of:=CONCATENATE([.A17];&quot; &quot;;[.B17];IF([.B17]=&quot;&quot;;&quot;&quot;;&quot; /  &quot;);[.C17])" table:style-name="ce1">
            <text:p>1.3.1 Adiantion / <text:s/>Wärmeliebend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2</text:p>
          </table:table-cell>
          <table:table-cell office:value-type="string" table:style-name="ce1">
            <text:p>Cratoneurion</text:p>
          </table:table-cell>
          <table:table-cell office:value-type="string" table:style-name="ce1">
            <text:p>Kalkreiche Quellflu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2 Cratoneurion /  Kalkreiche Quellflur" table:formula="of:=CONCATENATE([.A18];&quot; &quot;;[.B18];IF([.B18]=&quot;&quot;;&quot;&quot;;&quot; /  &quot;);[.C18])" table:style-name="ce1">
            <text:p>1.3.2 Cratoneurion / <text:s/>Kalkreich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3.3</text:p>
          </table:table-cell>
          <table:table-cell office:value-type="string" table:style-name="ce1">
            <text:p>Cardamino-Montion</text:p>
          </table:table-cell>
          <table:table-cell office:value-type="string" table:style-name="ce1">
            <text:p>Kalkarme Quellflu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</text:p>
          </table:table-cell>
          <table:table-cell office:value-type="string" office:string-value="1.3.3 Cardamino-Montion /  Kalkarme Quellflur" table:formula="of:=CONCATENATE([.A19];&quot; &quot;;[.B19];IF([.B19]=&quot;&quot;;&quot;&quot;;&quot; /  &quot;);[.C19])" table:style-name="ce1">
            <text:p>1.3.3 Cardamino-Montion / <text:s/>Kalkarme Quel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</text:p>
          </table:table-cell>
          <table:table-cell office:value-type="string" table:style-name="ce1">
            <text:p>Sphagno-Utricularion</text:p>
          </table:table-cell>
          <table:table-cell office:value-type="string" table:style-name="ce1">
            <text:p>Moortümpelgesellschaf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1.1 Sphagno-Utricularion /  Moortümpelgesellschaft" table:formula="of:=CONCATENATE([.A20];&quot; &quot;;[.B20];IF([.B20]=&quot;&quot;;&quot;&quot;;&quot; /  &quot;);[.C20])" table:style-name="ce1">
            <text:p>2.1.1 Sphagno-Utricularion / <text:s/>Moortümpelgesellsch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</text:p>
          </table:table-cell>
          <table:table-cell office:value-type="string" table:style-name="ce1">
            <text:p>Phragmition</text:p>
          </table:table-cell>
          <table:table-cell office:value-type="string" table:style-name="ce1">
            <text:p>Stillwasser-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2.1 Phragmition /  Stillwasser-Röhricht" table:formula="of:=CONCATENATE([.A21];&quot; &quot;;[.B21];IF([.B21]=&quot;&quot;;&quot;&quot;;&quot; /  &quot;);[.C21])" table:style-name="ce1">
            <text:p>2.1.2.1 Phragmition / <text:s/>Stillwasser-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</text:p>
          </table:table-cell>
          <table:table-cell office:value-type="string" table:style-name="ce1">
            <text:p>Phalaridion</text:p>
          </table:table-cell>
          <table:table-cell office:value-type="string" table:style-name="ce1">
            <text:p>Flussufer- und Land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2.2 Phalaridion /  Flussufer- und Landröhricht" table:formula="of:=CONCATENATE([.A22];&quot; &quot;;[.B22];IF([.B22]=&quot;&quot;;&quot;&quot;;&quot; /  &quot;);[.C22])" table:style-name="ce1">
            <text:p>2.1.2.2 Phalaridion / <text:s/>Flussufer- und Land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3</text:p>
          </table:table-cell>
          <table:table-cell office:value-type="string" table:style-name="ce1">
            <text:p>Littorellion</text:p>
          </table:table-cell>
          <table:table-cell office:value-type="string" table:style-name="ce1">
            <text:p>Strandlingsgesellschaft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1.3 Littorellion /  Strandlingsgesellschaften" table:formula="of:=CONCATENATE([.A23];&quot; &quot;;[.B23];IF([.B23]=&quot;&quot;;&quot;&quot;;&quot; /  &quot;);[.C23])" table:style-name="ce1">
            <text:p>2.1.3 Littorellion / <text:s/>Strandlings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4</text:p>
          </table:table-cell>
          <table:table-cell office:value-type="string" table:style-name="ce1">
            <text:p>Glycerio-Sparganion</text:p>
          </table:table-cell>
          <table:table-cell office:value-type="string" table:style-name="ce1">
            <text:p>Bachröhricht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1.4 Glycerio-Sparganion /  Bachröhricht" table:formula="of:=CONCATENATE([.A24];&quot; &quot;;[.B24];IF([.B24]=&quot;&quot;;&quot;&quot;;&quot; /  &quot;);[.C24])" table:style-name="ce1">
            <text:p>2.1.4 Glycerio-Sparganion / <text:s/>Bachröhric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1</text:p>
          </table:table-cell>
          <table:table-cell office:value-type="string" table:style-name="ce1">
            <text:p>Magnocaricion</text:p>
          </table:table-cell>
          <table:table-cell office:value-type="string" table:style-name="ce1">
            <text:p>Grossseggenri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1.1 Magnocaricion /  Grossseggenried" table:formula="of:=CONCATENATE([.A25];&quot; &quot;;[.B25];IF([.B25]=&quot;&quot;;&quot;&quot;;&quot; /  &quot;);[.C25])" table:style-name="ce1">
            <text:p>2.2.1.1 Magnocaricion / <text:s/>Grossseggenri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2</text:p>
          </table:table-cell>
          <table:table-cell office:value-type="string" table:style-name="ce1">
            <text:p>Cladietum</text:p>
          </table:table-cell>
          <table:table-cell office:value-type="string" table:style-name="ce1">
            <text:p>Schneidbinsenrie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1.2 Cladietum /  Schneidbinsenried" table:formula="of:=CONCATENATE([.A26];&quot; &quot;;[.B26];IF([.B26]=&quot;&quot;;&quot;&quot;;&quot; /  &quot;);[.C26])" table:style-name="ce1">
            <text:p>2.2.1.2 Cladietum / <text:s/>Schneidbinsenri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2</text:p>
          </table:table-cell>
          <table:table-cell office:value-type="string" table:style-name="ce1">
            <text:p>Caricion fuscae</text:p>
          </table:table-cell>
          <table:table-cell office:value-type="string" table:style-name="ce1">
            <text:p>Kalkarmes Kleinseggenried (Braunseggenried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2.2 Caricion fuscae /  Kalkarmes Kleinseggenried (Braunseggenried)" table:formula="of:=CONCATENATE([.A27];&quot; &quot;;[.B27];IF([.B27]=&quot;&quot;;&quot;&quot;;&quot; /  &quot;);[.C27])" table:style-name="ce1">
            <text:p>2.2.2 Caricion fuscae / <text:s/>Kalkarmes Kleinseggenried (Braunseggenrie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</text:p>
          </table:table-cell>
          <table:table-cell office:value-type="string" table:style-name="ce1">
            <text:p>Caricion davallianae</text:p>
          </table:table-cell>
          <table:table-cell office:value-type="string" table:style-name="ce1">
            <text:p>Kalkreiches Kleinseggenried (Davallseggenried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2.3 Caricion davallianae /  Kalkreiches Kleinseggenried (Davallseggenried)" table:formula="of:=CONCATENATE([.A28];&quot; &quot;;[.B28];IF([.B28]=&quot;&quot;;&quot;&quot;;&quot; /  &quot;);[.C28])" table:style-name="ce1">
            <text:p>2.2.3 Caricion davallianae / <text:s/>Kalkreiches Kleinseggenried (Davallseggenrie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4</text:p>
          </table:table-cell>
          <table:table-cell office:value-type="string" table:style-name="ce1">
            <text:p>Caricion lasiocarpae</text:p>
          </table:table-cell>
          <table:table-cell office:value-type="string" table:style-name="ce1">
            <text:p>Übergangsmoo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2.4 Caricion lasiocarpae /  Übergangsmoor" table:formula="of:=CONCATENATE([.A29];&quot; &quot;;[.B29];IF([.B29]=&quot;&quot;;&quot;&quot;;&quot; /  &quot;);[.C29])" table:style-name="ce1">
            <text:p>2.2.4 Caricion lasiocarpae / <text:s/>Übergangsmo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5</text:p>
          </table:table-cell>
          <table:table-cell office:value-type="string" table:style-name="ce1">
            <text:p>Caricion bicolori-atrofuscae</text:p>
          </table:table-cell>
          <table:table-cell office:value-type="string" table:style-name="ce1">
            <text:p>Schwemmufervegetation alpiner Wildbäch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2.2.5 Caricion bicolori-atrofuscae /  Schwemmufervegetation alpiner Wildbäche" table:formula="of:=CONCATENATE([.A30];&quot; &quot;;[.B30];IF([.B30]=&quot;&quot;;&quot;&quot;;&quot; /  &quot;);[.C30])" table:style-name="ce1">
            <text:p>2.2.5 Caricion bicolori-atrofuscae / <text:s/>Schwemmufervegetation alpiner Wildbä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1</text:p>
          </table:table-cell>
          <table:table-cell office:value-type="string" table:style-name="ce1">
            <text:p>Molinion</text:p>
          </table:table-cell>
          <table:table-cell office:value-type="string" table:style-name="ce1">
            <text:p>Pfeifengraswies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3.1 Molinion /  Pfeifengraswiese" table:formula="of:=CONCATENATE([.A31];&quot; &quot;;[.B31];IF([.B31]=&quot;&quot;;&quot;&quot;;&quot; /  &quot;);[.C31])" table:style-name="ce1">
            <text:p>2.3.1 Molinion / <text:s/>Pfeifengras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2</text:p>
          </table:table-cell>
          <table:table-cell office:value-type="string" table:style-name="ce1">
            <text:p>Calthion</text:p>
          </table:table-cell>
          <table:table-cell office:value-type="string" table:style-name="ce1">
            <text:p>Nährstoffreiche Feuchtwiesen (Sumpfdotterblumenwiese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2.3.2 Calthion /  Nährstoffreiche Feuchtwiesen (Sumpfdotterblumenwiese)" table:formula="of:=CONCATENATE([.A32];&quot; &quot;;[.B32];IF([.B32]=&quot;&quot;;&quot;&quot;;&quot; /  &quot;);[.C32])" table:style-name="ce1">
            <text:p>2.3.2 Calthion / <text:s/>Nährstoffreiche Feuchtwiesen (Sumpfdotterblumenwies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3.3</text:p>
          </table:table-cell>
          <table:table-cell office:value-type="string" table:style-name="ce1">
            <text:p>Filipendulion</text:p>
          </table:table-cell>
          <table:table-cell office:value-type="string" table:style-name="ce1">
            <text:p>Feuchte Hochstaudenflur (Spierstaudenflur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2.3.3 Filipendulion /  Feuchte Hochstaudenflur (Spierstaudenflur)" table:formula="of:=CONCATENATE([.A33];&quot; &quot;;[.B33];IF([.B33]=&quot;&quot;;&quot;&quot;;&quot; /  &quot;);[.C33])" table:style-name="ce1">
            <text:p>2.3.3 Filipendulion / <text:s/>Feuchte Hochstaudenflur (Spierstaud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</text:p>
          </table:table-cell>
          <table:table-cell office:value-type="string" table:style-name="ce1">
            <text:p>Sphagnion magellanici</text:p>
          </table:table-cell>
          <table:table-cell office:value-type="string" table:style-name="ce1">
            <text:p>Offene-Hochmoo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4.1 Sphagnion magellanici /  Offene-Hochmoor" table:formula="of:=CONCATENATE([.A34];&quot; &quot;;[.B34];IF([.B34]=&quot;&quot;;&quot;&quot;;&quot; /  &quot;);[.C34])" table:style-name="ce1">
            <text:p>2.4.1 Sphagnion magellanici / <text:s/>Offene-Hochmo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</text:p>
          </table:table-cell>
          <table:table-cell office:value-type="string" table:style-name="ce1">
            <text:p>Nanocyperion</text:p>
          </table:table-cell>
          <table:table-cell office:value-type="string" table:style-name="ce1">
            <text:p>Einjährige Schlammflur (Zwergbinsenflur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b</text:p>
          </table:table-cell>
          <table:table-cell office:value-type="string" office:string-value="2.5.1 Nanocyperion /  Einjährige Schlammflur (Zwergbinsenflur)" table:formula="of:=CONCATENATE([.A35];&quot; &quot;;[.B35];IF([.B35]=&quot;&quot;;&quot;&quot;;&quot; /  &quot;);[.C35])" table:style-name="ce1">
            <text:p>2.5.1 Nanocyperion / <text:s/>Einjährige Schlammflur (Zwergbins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1</text:p>
          </table:table-cell>
          <table:table-cell table:style-name="ce1"/>
          <table:table-cell office:value-type="string" table:style-name="ce1">
            <text:p>Zwergbinsen-Annuellenflur mit Sumpfbinse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CD1a,CD1b</text:p>
          </table:table-cell>
          <table:table-cell office:value-type="string" office:string-value="2.5.1.1 Zwergbinsen-Annuellenflur mit Sumpfbinsen" table:formula="of:=CONCATENATE([.A36];&quot; &quot;;[.B36];IF([.B36]=&quot;&quot;;&quot;&quot;;&quot; /  &quot;);[.C36])" table:style-name="ce1">
            <text:p>2.5.1.1 Zwergbinsen-Annuellenflur mit Sumpfbin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2</text:p>
          </table:table-cell>
          <table:table-cell table:style-name="ce1"/>
          <table:table-cell office:value-type="string" table:style-name="ce1">
            <text:p>Zwergbinsen-Annuellenflur mit Zypergräser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2.5.1.2 Zwergbinsen-Annuellenflur mit Zypergräsern" table:formula="of:=CONCATENATE([.A37];&quot; &quot;;[.B37];IF([.B37]=&quot;&quot;;&quot;&quot;;&quot; /  &quot;);[.C37])" table:style-name="ce1">
            <text:p>2.5.1.2 Zwergbinsen-Annuellenflur mit Zypergräs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1.3</text:p>
          </table:table-cell>
          <table:table-cell table:style-name="ce1"/>
          <table:table-cell office:value-type="string" table:style-name="ce1">
            <text:p>Annuellenflur feuchter Böden mit Zwergkräuter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CD1,CD3</text:p>
          </table:table-cell>
          <table:table-cell office:value-type="string" office:string-value="2.5.1.3 Annuellenflur feuchter Böden mit Zwergkräutern" table:formula="of:=CONCATENATE([.A38];&quot; &quot;;[.B38];IF([.B38]=&quot;&quot;;&quot;&quot;;&quot; /  &quot;);[.C38])" table:style-name="ce1">
            <text:p>2.5.1.3 Annuellenflur feuchter Böden mit Zwergkräut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5.2</text:p>
          </table:table-cell>
          <table:table-cell office:value-type="string" table:style-name="ce1">
            <text:p>Bidention</text:p>
          </table:table-cell>
          <table:table-cell office:value-type="string" table:style-name="ce1">
            <text:p>Mehrjährige Schlammflur (Zweizahnflur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2.5.2 Bidention /  Mehrjährige Schlammflur (Zweizahnflur)" table:formula="of:=CONCATENATE([.A39];&quot; &quot;;[.B39];IF([.B39]=&quot;&quot;;&quot;&quot;;&quot; /  &quot;);[.C39])" table:style-name="ce1">
            <text:p>2.5.2 Bidention / <text:s/>Mehrjährige Schlammflur (Zweizah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</text:p>
          </table:table-cell>
          <table:table-cell table:style-name="ce1"/>
          <table:table-cell office:value-type="string" table:style-name="ce1">
            <text:p>Gletsch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a</text:p>
          </table:table-cell>
          <table:table-cell office:value-type="string" office:string-value="3.1.1 Gletscher" table:formula="of:=CONCATENATE([.A40];&quot; &quot;;[.B40];IF([.B40]=&quot;&quot;;&quot;&quot;;&quot; /  &quot;);[.C40])" table:style-name="ce1">
            <text:p>3.1.1 Gletsch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</text:p>
          </table:table-cell>
          <table:table-cell table:style-name="ce1"/>
          <table:table-cell office:value-type="string" table:style-name="ce1">
            <text:p>Blockgletscher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DD</text:p>
          </table:table-cell>
          <table:table-cell office:value-type="string" office:string-value="3.1.2 Blockgletscher" table:formula="of:=CONCATENATE([.A41];&quot; &quot;;[.B41];IF([.B41]=&quot;&quot;;&quot;&quot;;&quot; /  &quot;);[.C41])" table:style-name="ce1">
            <text:p>3.1.2 Blockgletsch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2.1.1</text:p>
          </table:table-cell>
          <table:table-cell office:value-type="string" table:style-name="ce1">
            <text:p>Epilobion fleischeri</text:p>
          </table:table-cell>
          <table:table-cell office:value-type="string" table:style-name="ce1">
            <text:p>Alluvionen mit krautiger Pioniervegetatio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a, A1</text:p>
          </table:table-cell>
          <table:table-cell office:value-type="string" office:string-value="3.2.1.1 Epilobion fleischeri /  Alluvionen mit krautiger Pioniervegetation" table:formula="of:=CONCATENATE([.A42];&quot; &quot;;[.B42];IF([.B42]=&quot;&quot;;&quot;&quot;;&quot; /  &quot;);[.C42])" table:style-name="ce1">
            <text:p>3.2.1.1 Epilobion fleischeri / <text:s/>Alluvionen mit krautiger Pionierveget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</text:p>
          </table:table-cell>
          <table:table-cell office:value-type="string" table:style-name="ce1">
            <text:p>Thlaspion rotundifolii</text:p>
          </table:table-cell>
          <table:table-cell office:value-type="string" table:style-name="ce1">
            <text:p>Alpine Kalkblock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2 Thlaspion rotundifolii /  Alpine Kalkblockflur" table:formula="of:=CONCATENATE([.A43];&quot; &quot;;[.B43];IF([.B43]=&quot;&quot;;&quot;&quot;;&quot; /  &quot;);[.C43])" table:style-name="ce1">
            <text:p>3.3.1.2 Thlaspion rotundifolii / <text:s/>Alpine Kalkblock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</text:p>
          </table:table-cell>
          <table:table-cell office:value-type="string" table:style-name="ce1">
            <text:p>Drabion hoppeanae</text:p>
          </table:table-cell>
          <table:table-cell office:value-type="string" table:style-name="ce1">
            <text:p>Alpine Kalkschiefer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3 Drabion hoppeanae /  Alpine Kalkschieferflur" table:formula="of:=CONCATENATE([.A44];&quot; &quot;;[.B44];IF([.B44]=&quot;&quot;;&quot;&quot;;&quot; /  &quot;);[.C44])" table:style-name="ce1">
            <text:p>3.3.1.3 Drabion hoppeanae / <text:s/>Alpine Kalkschief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4</text:p>
          </table:table-cell>
          <table:table-cell office:value-type="string" table:style-name="ce1">
            <text:p>Petasition paradoxi</text:p>
          </table:table-cell>
          <table:table-cell office:value-type="string" table:style-name="ce1">
            <text:p>Fernerdereiche Kalkschu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1.4 Petasition paradoxi /  Fernerdereiche Kalkschuttflur" table:formula="of:=CONCATENATE([.A45];&quot; &quot;;[.B45];IF([.B45]=&quot;&quot;;&quot;&quot;;&quot; /  &quot;);[.C45])" table:style-name="ce1">
            <text:p>3.3.1.4 Petasition paradoxi / <text:s/>Fernerdereiche Kalk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5</text:p>
          </table:table-cell>
          <table:table-cell office:value-type="string" table:style-name="ce1">
            <text:p>Stipion calamagrostis</text:p>
          </table:table-cell>
          <table:table-cell office:value-type="string" table:style-name="ce1">
            <text:p>Trockenwarme Kalkschutt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a</text:p>
          </table:table-cell>
          <table:table-cell office:value-type="string" office:string-value="3.3.1.5 Stipion calamagrostis /  Trockenwarme Kalkschuttflur" table:formula="of:=CONCATENATE([.A46];&quot; &quot;;[.B46];IF([.B46]=&quot;&quot;;&quot;&quot;;&quot; /  &quot;);[.C46])" table:style-name="ce1">
            <text:p>3.3.1.5 Stipion calamagrostis / <text:s/>Trockenwarme Kalk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</text:p>
          </table:table-cell>
          <table:table-cell office:value-type="string" table:style-name="ce1">
            <text:p>Androsacion alpinae</text:p>
          </table:table-cell>
          <table:table-cell office:value-type="string" table:style-name="ce1">
            <text:p>Alpine Silikatschu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3.2.2 Androsacion alpinae /  Alpine Silikatschuttflur" table:formula="of:=CONCATENATE([.A47];&quot; &quot;;[.B47];IF([.B47]=&quot;&quot;;&quot;&quot;;&quot; /  &quot;);[.C47])" table:style-name="ce1">
            <text:p>3.3.2.2 Androsacion alpinae / <text:s/>Alpine Silikat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</text:p>
          </table:table-cell>
          <table:table-cell office:value-type="string" table:style-name="ce1">
            <text:p>Galeopsion segetum</text:p>
          </table:table-cell>
          <table:table-cell office:value-type="string" table:style-name="ce1">
            <text:p>Trockenwarme Silikatschuttflur</text:p>
          </table:table-cell>
          <table:table-cell office:value-type="string" table:style-name="ce1">
            <text:p>DD</text:p>
          </table:table-cell>
          <table:table-cell table:style-name="ce1"/>
          <table:table-cell office:value-type="string" office:string-value="3.3.2.3 Galeopsion segetum /  Trockenwarme Silikatschuttflur" table:formula="of:=CONCATENATE([.A48];&quot; &quot;;[.B48];IF([.B48]=&quot;&quot;;&quot;&quot;;&quot; /  &quot;);[.C48])" table:style-name="ce1">
            <text:p>3.3.2.3 Galeopsion segetum / <text:s/>Trockenwarme Silikatschu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1</text:p>
          </table:table-cell>
          <table:table-cell table:style-name="ce1"/>
          <table:table-cell office:value-type="string" table:style-name="ce1">
            <text:p>Kalkfels ohne Gefässpflan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1 Kalkfels ohne Gefässpflanzen" table:formula="of:=CONCATENATE([.A49];&quot; &quot;;[.B49];IF([.B49]=&quot;&quot;;&quot;&quot;;&quot; /  &quot;);[.C49])" table:style-name="ce1">
            <text:p>3.4.1.1 Kalkfels ohne Gefässpflan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2</text:p>
          </table:table-cell>
          <table:table-cell office:value-type="string" table:style-name="ce1">
            <text:p>Potentillion</text:p>
          </table:table-cell>
          <table:table-cell office:value-type="string" table:style-name="ce1">
            <text:p>Trockene Kalk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2 Potentillion /  Trockene Kalkfelsflur" table:formula="of:=CONCATENATE([.A50];&quot; &quot;;[.B50];IF([.B50]=&quot;&quot;;&quot;&quot;;&quot; /  &quot;);[.C50])" table:style-name="ce1">
            <text:p>3.4.1.2 Potentillion / <text:s/>Trockene Kalk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3</text:p>
          </table:table-cell>
          <table:table-cell office:value-type="string" table:style-name="ce1">
            <text:p>Cystopteridion</text:p>
          </table:table-cell>
          <table:table-cell office:value-type="string" table:style-name="ce1">
            <text:p>Schattige Kalk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1.3 Cystopteridion /  Schattige Kalkfelsflur" table:formula="of:=CONCATENATE([.A51];&quot; &quot;;[.B51];IF([.B51]=&quot;&quot;;&quot;&quot;;&quot; /  &quot;);[.C51])" table:style-name="ce1">
            <text:p>3.4.1.3 Cystopteridion / <text:s/>Schattige Kalk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1</text:p>
          </table:table-cell>
          <table:table-cell table:style-name="ce1"/>
          <table:table-cell office:value-type="string" table:style-name="ce1">
            <text:p>Silikatfels ohne Gefässpflan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2.1 Silikatfels ohne Gefässpflanzen" table:formula="of:=CONCATENATE([.A52];&quot; &quot;;[.B52];IF([.B52]=&quot;&quot;;&quot;&quot;;&quot; /  &quot;);[.C52])" table:style-name="ce1">
            <text:p>3.4.2.1 Silikatfels ohne Gefässpflan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2</text:p>
          </table:table-cell>
          <table:table-cell office:value-type="string" table:style-name="ce1">
            <text:p>Androsacion vandellii</text:p>
          </table:table-cell>
          <table:table-cell office:value-type="string" table:style-name="ce1">
            <text:p>Silikatfels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3.4.2.2 Androsacion vandellii /  Silikatfelsflur" table:formula="of:=CONCATENATE([.A53];&quot; &quot;;[.B53];IF([.B53]=&quot;&quot;;&quot;&quot;;&quot; /  &quot;);[.C53])" table:style-name="ce1">
            <text:p>3.4.2.2 Androsacion vandellii / <text:s/>Silikatfels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2.3</text:p>
          </table:table-cell>
          <table:table-cell office:value-type="string" table:style-name="ce1">
            <text:p>Asplenion serpentini</text:p>
          </table:table-cell>
          <table:table-cell office:value-type="string" table:style-name="ce1">
            <text:p>Serpentingesteins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2</text:p>
          </table:table-cell>
          <table:table-cell office:value-type="string" office:string-value="3.4.2.3 Asplenion serpentini /  Serpentingesteinsflur" table:formula="of:=CONCATENATE([.A54];&quot; &quot;;[.B54];IF([.B54]=&quot;&quot;;&quot;&quot;;&quot; /  &quot;);[.C54])" table:style-name="ce1">
            <text:p>3.4.2.3 Asplenion serpentini / <text:s/>Serpentingesteinsflur</text:p>
          </table:table-cell>
          <table:table-cell table:number-columns-repeated="16378"/>
        </table:table-row>
        <table:table-row table:style-name="ro1">
          <table:table-cell office:value-type="float" office:value="3.5" table:style-name="ce1">
            <text:p>3.5</text:p>
          </table:table-cell>
          <table:table-cell table:style-name="ce1"/>
          <table:table-cell office:value-type="string" table:style-name="ce1">
            <text:p>Höhl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3.5 Höhlen" table:formula="of:=CONCATENATE([.A55];&quot; &quot;;[.B55];IF([.B55]=&quot;&quot;;&quot;&quot;;&quot; /  &quot;);[.C55])" table:style-name="ce1">
            <text:p>3.5 Höh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</text:p>
          </table:table-cell>
          <table:table-cell office:value-type="string" table:style-name="ce1">
            <text:p>Alysso-Sedion</text:p>
          </table:table-cell>
          <table:table-cell office:value-type="string" table:style-name="ce1">
            <text:p>Wärmeliebende Kalkfels-Pionierflu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1.1 Alysso-Sedion /  Wärmeliebende Kalkfels-Pionierflur" table:formula="of:=CONCATENATE([.A56];&quot; &quot;;[.B56];IF([.B56]=&quot;&quot;;&quot;&quot;;&quot; /  &quot;);[.C56])" table:style-name="ce1">
            <text:p>4.1.1 Alysso-Sedion / <text:s/>Wärmeliebende Kalkfels-Pioni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2</text:p>
          </table:table-cell>
          <table:table-cell office:value-type="string" table:style-name="ce1">
            <text:p>Drabo-Seslerion</text:p>
          </table:table-cell>
          <table:table-cell office:value-type="string" table:style-name="ce1">
            <text:p>Kalkfels-Pionierflur des Gebirges (Karstflure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1.2 Drabo-Seslerion /  Kalkfels-Pionierflur des Gebirges (Karstfluren)" table:formula="of:=CONCATENATE([.A57];&quot; &quot;;[.B57];IF([.B57]=&quot;&quot;;&quot;&quot;;&quot; /  &quot;);[.C57])" table:style-name="ce1">
            <text:p>4.1.2 Drabo-Seslerion / <text:s/>Kalkfels-Pionierflur des Gebirges (Karstflur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3</text:p>
          </table:table-cell>
          <table:table-cell office:value-type="string" table:style-name="ce1">
            <text:p>Sedo-Veronicion</text:p>
          </table:table-cell>
          <table:table-cell office:value-type="string" table:style-name="ce1">
            <text:p>Wärmeliebende Silikatfels-Pionier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4.1.3 Sedo-Veronicion /  Wärmeliebende Silikatfels-Pionierflur" table:formula="of:=CONCATENATE([.A58];&quot; &quot;;[.B58];IF([.B58]=&quot;&quot;;&quot;&quot;;&quot; /  &quot;);[.C58])" table:style-name="ce1">
            <text:p>4.1.3 Sedo-Veronicion / <text:s/>Wärmeliebende Silikatfels-Pionier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4</text:p>
          </table:table-cell>
          <table:table-cell office:value-type="string" table:style-name="ce1">
            <text:p>Sedo-Scleranthion</text:p>
          </table:table-cell>
          <table:table-cell office:value-type="string" table:style-name="ce1">
            <text:p>Silikatfelsgrusflur des Gebirges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1.4 Sedo-Scleranthion /  Silikatfelsgrusflur des Gebirges" table:formula="of:=CONCATENATE([.A59];&quot; &quot;;[.B59];IF([.B59]=&quot;&quot;;&quot;&quot;;&quot; /  &quot;);[.C59])" table:style-name="ce1">
            <text:p>4.1.4 Sedo-Scleranthion / <text:s/>Silikatfelsgrus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1.1</text:p>
          </table:table-cell>
          <table:table-cell office:value-type="string" table:style-name="ce1">
            <text:p>Stipo-Poenion carniolicae</text:p>
          </table:table-cell>
          <table:table-cell office:value-type="string" table:style-name="ce1">
            <text:p>Inneralpine Felsensteppe der Westalp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2.1.1.1 Stipo-Poenion carniolicae /  Inneralpine Felsensteppe der Westalpen" table:formula="of:=CONCATENATE([.A60];&quot; &quot;;[.B60];IF([.B60]=&quot;&quot;;&quot;&quot;;&quot; /  &quot;);[.C60])" table:style-name="ce1">
            <text:p>4.2.1.1.1 Stipo-Poenion carniolicae / <text:s/>Inneralpine Felsensteppe der West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1.2</text:p>
          </table:table-cell>
          <table:table-cell office:value-type="string" table:style-name="ce1">
            <text:p>Stipo-Poenion xerophilae</text:p>
          </table:table-cell>
          <table:table-cell office:value-type="string" table:style-name="ce1">
            <text:p>Inneralpine Felsensteppe der Ostalp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1</text:p>
          </table:table-cell>
          <table:table-cell office:value-type="string" office:string-value="4.2.1.1.2 Stipo-Poenion xerophilae /  Inneralpine Felsensteppe der Ostalpen" table:formula="of:=CONCATENATE([.A61];&quot; &quot;;[.B61];IF([.B61]=&quot;&quot;;&quot;&quot;;&quot; /  &quot;);[.C61])" table:style-name="ce1">
            <text:p>4.2.1.1.2 Stipo-Poenion xerophilae / <text:s/>Inneralpine Felsensteppe der Ost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2</text:p>
          </table:table-cell>
          <table:table-cell office:value-type="string" table:style-name="ce1">
            <text:p>Cirsio-Brachypodion</text:p>
          </table:table-cell>
          <table:table-cell office:value-type="string" table:style-name="ce1">
            <text:p>Kontinentaler Halb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2.1.2 Cirsio-Brachypodion /  Kontinentaler Halbtrockenrasen" table:formula="of:=CONCATENATE([.A62];&quot; &quot;;[.B62];IF([.B62]=&quot;&quot;;&quot;&quot;;&quot; /  &quot;);[.C62])" table:style-name="ce1">
            <text:p>4.2.1.2 Cirsio-Brachypodion / <text:s/>Kontinentaler Halb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2</text:p>
          </table:table-cell>
          <table:table-cell office:value-type="string" table:style-name="ce1">
            <text:p>Xerobromion</text:p>
          </table:table-cell>
          <table:table-cell office:value-type="string" table:style-name="ce1">
            <text:p>Mitteleuropäischer 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2.2 Xerobromion /  Mitteleuropäischer Trockenrasen" table:formula="of:=CONCATENATE([.A63];&quot; &quot;;[.B63];IF([.B63]=&quot;&quot;;&quot;&quot;;&quot; /  &quot;);[.C63])" table:style-name="ce1">
            <text:p>4.2.2 Xerobromion / <text:s/>Mitteleuropäischer 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3</text:p>
          </table:table-cell>
          <table:table-cell office:value-type="string" table:style-name="ce1">
            <text:p>Diplachnion</text:p>
          </table:table-cell>
          <table:table-cell office:value-type="string" table:style-name="ce1">
            <text:p>Insubrischer Trockenras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4.2.3 Diplachnion /  Insubrischer Trockenrasen" table:formula="of:=CONCATENATE([.A64];&quot; &quot;;[.B64];IF([.B64]=&quot;&quot;;&quot;&quot;;&quot; /  &quot;);[.C64])" table:style-name="ce1">
            <text:p>4.2.3 Diplachnion / <text:s/>Insubrischer 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4</text:p>
          </table:table-cell>
          <table:table-cell office:value-type="string" table:style-name="ce1">
            <text:p>Mesobromion</text:p>
          </table:table-cell>
          <table:table-cell office:value-type="string" table:style-name="ce1">
            <text:p>Mitteleuropäischer Halbtrocken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2.4 Mesobromion /  Mitteleuropäischer Halbtrockenrasen" table:formula="of:=CONCATENATE([.A65];&quot; &quot;;[.B65];IF([.B65]=&quot;&quot;;&quot;&quot;;&quot; /  &quot;);[.C65])" table:style-name="ce1">
            <text:p>4.2.4 Mesobromion / <text:s/>Mitteleuropäischer Halbtrock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1.1</text:p>
          </table:table-cell>
          <table:table-cell office:value-type="string" table:style-name="ce1">
            <text:p>Seslerion</text:p>
          </table:table-cell>
          <table:table-cell office:value-type="string" table:style-name="ce1">
            <text:p>Blaugras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3.1.1 Seslerion /  Blaugrashalde" table:formula="of:=CONCATENATE([.A66];&quot; &quot;;[.B66];IF([.B66]=&quot;&quot;;&quot;&quot;;&quot; /  &quot;);[.C66])" table:style-name="ce1">
            <text:p>4.3.1.1 Seslerion / <text:s/>Blaugras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1.2</text:p>
          </table:table-cell>
          <table:table-cell office:value-type="string" table:style-name="ce1">
            <text:p>Caricion austroalpinae</text:p>
          </table:table-cell>
          <table:table-cell office:value-type="string" table:style-name="ce1">
            <text:p>Blaugrashalde der südlichen Kalkalpe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B1</text:p>
          </table:table-cell>
          <table:table-cell office:value-type="string" office:string-value="4.3.1.2 Caricion austroalpinae /  Blaugrashalde der südlichen Kalkalpen" table:formula="of:=CONCATENATE([.A67];&quot; &quot;;[.B67];IF([.B67]=&quot;&quot;;&quot;&quot;;&quot; /  &quot;);[.C67])" table:style-name="ce1">
            <text:p>4.3.1.2 Caricion austroalpinae / <text:s/>Blaugrashalde der südlichen Kalkalp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2</text:p>
          </table:table-cell>
          <table:table-cell office:value-type="string" table:style-name="ce1">
            <text:p>Caricion firmae</text:p>
          </table:table-cell>
          <table:table-cell office:value-type="string" table:style-name="ce1">
            <text:p>Polsterseggen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2 Caricion firmae /  Polsterseggenrasen" table:formula="of:=CONCATENATE([.A68];&quot; &quot;;[.B68];IF([.B68]=&quot;&quot;;&quot;&quot;;&quot; /  &quot;);[.C68])" table:style-name="ce1">
            <text:p>4.3.2 Caricion firmae / <text:s/>Polstersegg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3</text:p>
          </table:table-cell>
          <table:table-cell office:value-type="string" table:style-name="ce1">
            <text:p>Caricion ferrugineae</text:p>
          </table:table-cell>
          <table:table-cell office:value-type="string" table:style-name="ce1">
            <text:p>Rostseggen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3.3 Caricion ferrugineae /  Rostseggenhalde" table:formula="of:=CONCATENATE([.A69];&quot; &quot;;[.B69];IF([.B69]=&quot;&quot;;&quot;&quot;;&quot; /  &quot;);[.C69])" table:style-name="ce1">
            <text:p>4.3.3 Caricion ferrugineae / <text:s/>Rostseggen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4</text:p>
          </table:table-cell>
          <table:table-cell office:value-type="string" table:style-name="ce1">
            <text:p>Elynion</text:p>
          </table:table-cell>
          <table:table-cell office:value-type="string" table:style-name="ce1">
            <text:p>Windkantenrasen (Nacktriedrasen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4 Elynion /  Windkantenrasen (Nacktriedrasen)" table:formula="of:=CONCATENATE([.A70];&quot; &quot;;[.B70];IF([.B70]=&quot;&quot;;&quot;&quot;;&quot; /  &quot;);[.C70])" table:style-name="ce1">
            <text:p>4.3.4 Elynion / <text:s/>Windkantenrasen (Nacktriedras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5</text:p>
          </table:table-cell>
          <table:table-cell office:value-type="string" table:style-name="ce1">
            <text:p>Nardion</text:p>
          </table:table-cell>
          <table:table-cell office:value-type="string" table:style-name="ce1">
            <text:p>Borstgras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5 Nardion /  Borstgrasrasen" table:formula="of:=CONCATENATE([.A71];&quot; &quot;;[.B71];IF([.B71]=&quot;&quot;;&quot;&quot;;&quot; /  &quot;);[.C71])" table:style-name="ce1">
            <text:p>4.3.5 Nardion / <text:s/>Borstgras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1</text:p>
          </table:table-cell>
          <table:table-cell office:value-type="string" table:style-name="ce1">
            <text:p>Festucion variae</text:p>
          </table:table-cell>
          <table:table-cell office:value-type="string" table:style-name="ce1">
            <text:p>Buntschwingelhald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4.3.6.1 Festucion variae /  Buntschwingelhalde" table:formula="of:=CONCATENATE([.A72];&quot; &quot;;[.B72];IF([.B72]=&quot;&quot;;&quot;&quot;;&quot; /  &quot;);[.C72])" table:style-name="ce1">
            <text:p>4.3.6.1 Festucion variae / <text:s/>Buntschwingelha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2</text:p>
          </table:table-cell>
          <table:table-cell office:value-type="string" table:style-name="ce1">
            <text:p>Laserpitio-Poion violaceae</text:p>
          </table:table-cell>
          <table:table-cell office:value-type="string" table:style-name="ce1">
            <text:p>Violettschwingel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4.3.6.2 Laserpitio-Poion violaceae /  Violettschwingelrasen" table:formula="of:=CONCATENATE([.A73];&quot; &quot;;[.B73];IF([.B73]=&quot;&quot;;&quot;&quot;;&quot; /  &quot;);[.C73])" table:style-name="ce1">
            <text:p>4.3.6.2 Laserpitio-Poion violaceae / <text:s/>Violettschwingel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6.3</text:p>
          </table:table-cell>
          <table:table-cell office:value-type="string" table:style-name="ce1">
            <text:p>Festucion spadiceae</text:p>
          </table:table-cell>
          <table:table-cell office:value-type="string" table:style-name="ce1">
            <text:p>Goldschwingelras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1,B2</text:p>
          </table:table-cell>
          <table:table-cell office:value-type="string" office:string-value="4.3.6.3 Festucion spadiceae /  Goldschwingelrasen" table:formula="of:=CONCATENATE([.A74];&quot; &quot;;[.B74];IF([.B74]=&quot;&quot;;&quot;&quot;;&quot; /  &quot;);[.C74])" table:style-name="ce1">
            <text:p>4.3.6.3 Festucion spadiceae / <text:s/>Goldschwingel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3.7</text:p>
          </table:table-cell>
          <table:table-cell office:value-type="string" table:style-name="ce1">
            <text:p>Caricion curvulae</text:p>
          </table:table-cell>
          <table:table-cell office:value-type="string" table:style-name="ce1">
            <text:p>Krummseggenra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3.7 Caricion curvulae /  Krummseggenrasen" table:formula="of:=CONCATENATE([.A75];&quot; &quot;;[.B75];IF([.B75]=&quot;&quot;;&quot;&quot;;&quot; /  &quot;);[.C75])" table:style-name="ce1">
            <text:p>4.3.7 Caricion curvulae / <text:s/>Krummseggenra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4.1</text:p>
          </table:table-cell>
          <table:table-cell office:value-type="string" table:style-name="ce1">
            <text:p>Arabidion caerulae</text:p>
          </table:table-cell>
          <table:table-cell office:value-type="string" table:style-name="ce1">
            <text:p>Kalkreiches Schneetälch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4.1 Arabidion caerulae /  Kalkreiches Schneetälchen" table:formula="of:=CONCATENATE([.A76];&quot; &quot;;[.B76];IF([.B76]=&quot;&quot;;&quot;&quot;;&quot; /  &quot;);[.C76])" table:style-name="ce1">
            <text:p>4.4.1 Arabidion caerulae / <text:s/>Kalkreiches Schneetälch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4.2</text:p>
          </table:table-cell>
          <table:table-cell office:value-type="string" table:style-name="ce1">
            <text:p>Salicion herbaceae</text:p>
          </table:table-cell>
          <table:table-cell office:value-type="string" table:style-name="ce1">
            <text:p>Kalkarmes Schneetälch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4.2 Salicion herbaceae /  Kalkarmes Schneetälchen" table:formula="of:=CONCATENATE([.A77];&quot; &quot;;[.B77];IF([.B77]=&quot;&quot;;&quot;&quot;;&quot; /  &quot;);[.C77])" table:style-name="ce1">
            <text:p>4.4.2 Salicion herbaceae / <text:s/>Kalkarmes Schneetälch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1</text:p>
          </table:table-cell>
          <table:table-cell table:style-name="ce1"/>
          <table:table-cell office:value-type="string" table:style-name="ce1">
            <text:p>Knaulgraswies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1.1 Knaulgraswiesen" table:formula="of:=CONCATENATE([.A78];&quot; &quot;;[.B78];IF([.B78]=&quot;&quot;;&quot;&quot;;&quot; /  &quot;);[.C78])" table:style-name="ce1">
            <text:p>4.5.1.1 Knaulgraswie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2</text:p>
          </table:table-cell>
          <table:table-cell office:value-type="string" table:style-name="ce1">
            <text:p>Arrhenatheretum typicum</text:p>
          </table:table-cell>
          <table:table-cell office:value-type="string" table:style-name="ce1">
            <text:p>Typische Fromentalwies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4.5.1.2 Arrhenatheretum typicum /  Typische Fromentalwiese" table:formula="of:=CONCATENATE([.A79];&quot; &quot;;[.B79];IF([.B79]=&quot;&quot;;&quot;&quot;;&quot; /  &quot;);[.C79])" table:style-name="ce1">
            <text:p>4.5.1.2 Arrhenatheretum typicum / <text:s/>Typische Fromental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3</text:p>
          </table:table-cell>
          <table:table-cell office:value-type="string" table:style-name="ce1">
            <text:p>Arrhenatheretum salvietosum</text:p>
          </table:table-cell>
          <table:table-cell office:value-type="string" table:style-name="ce1">
            <text:p>Trockene Fromentalwies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4.5.1.3 Arrhenatheretum salvietosum /  Trockene Fromentalwiese" table:formula="of:=CONCATENATE([.A80];&quot; &quot;;[.B80];IF([.B80]=&quot;&quot;;&quot;&quot;;&quot; /  &quot;);[.C80])" table:style-name="ce1">
            <text:p>4.5.1.3 Arrhenatheretum salvietosum / <text:s/>Trockene Fromental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1.4</text:p>
          </table:table-cell>
          <table:table-cell office:value-type="string" table:style-name="ce1">
            <text:p>Trifolio-Alopecuretum</text:p>
          </table:table-cell>
          <table:table-cell office:value-type="string" table:style-name="ce1">
            <text:p>Feuchte Fuchschwanzwiese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4.5.1.4 Trifolio-Alopecuretum /  Feuchte Fuchschwanzwiese" table:formula="of:=CONCATENATE([.A81];&quot; &quot;;[.B81];IF([.B81]=&quot;&quot;;&quot;&quot;;&quot; /  &quot;);[.C81])" table:style-name="ce1">
            <text:p>4.5.1.4 Trifolio-Alopecuretum / <text:s/>Feuchte Fuchschwanzwi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2</text:p>
          </table:table-cell>
          <table:table-cell office:value-type="string" table:style-name="ce1">
            <text:p>Polygono-Trisetion</text:p>
          </table:table-cell>
          <table:table-cell office:value-type="string" table:style-name="ce1">
            <text:p>Bergfettwiese (Goldhaferwies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2 Polygono-Trisetion /  Bergfettwiese (Goldhaferwiese)" table:formula="of:=CONCATENATE([.A82];&quot; &quot;;[.B82];IF([.B82]=&quot;&quot;;&quot;&quot;;&quot; /  &quot;);[.C82])" table:style-name="ce1">
            <text:p>4.5.2 Polygono-Trisetion / <text:s/>Bergfettwiese (Goldhaferwies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3</text:p>
          </table:table-cell>
          <table:table-cell office:value-type="string" table:style-name="ce1">
            <text:p>Cynosurion</text:p>
          </table:table-cell>
          <table:table-cell office:value-type="string" table:style-name="ce1">
            <text:p>Talfettweide (Kammgrasw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3 Cynosurion /  Talfettweide (Kammgrasweide)" table:formula="of:=CONCATENATE([.A83];&quot; &quot;;[.B83];IF([.B83]=&quot;&quot;;&quot;&quot;;&quot; /  &quot;);[.C83])" table:style-name="ce1">
            <text:p>4.5.3 Cynosurion / <text:s/>Talfettweide (Kammgrasw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5.4</text:p>
          </table:table-cell>
          <table:table-cell office:value-type="string" table:style-name="ce1">
            <text:p>Poion alpinae</text:p>
          </table:table-cell>
          <table:table-cell office:value-type="string" table:style-name="ce1">
            <text:p>Bergfettweide (Milchkrautw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4.5.4 Poion alpinae /  Bergfettweide (Milchkrautweide)" table:formula="of:=CONCATENATE([.A84];&quot; &quot;;[.B84];IF([.B84]=&quot;&quot;;&quot;&quot;;&quot; /  &quot;);[.C84])" table:style-name="ce1">
            <text:p>4.5.4 Poion alpinae / <text:s/>Bergfettweide (Milchkrautw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6.1</text:p>
          </table:table-cell>
          <table:table-cell office:value-type="string" table:style-name="ce1">
            <text:p>Convolvulo-Agropyrion</text:p>
          </table:table-cell>
          <table:table-cell office:value-type="string" table:style-name="ce1">
            <text:p>Queckenbrach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</text:p>
          </table:table-cell>
          <table:table-cell office:value-type="string" office:string-value="4.6.1 Convolvulo-Agropyrion /  Queckenbrache" table:formula="of:=CONCATENATE([.A85];&quot; &quot;;[.B85];IF([.B85]=&quot;&quot;;&quot;&quot;;&quot; /  &quot;);[.C85])" table:style-name="ce1">
            <text:p>4.6.1 Convolvulo-Agropyrion / <text:s/>Queckenbra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1</text:p>
          </table:table-cell>
          <table:table-cell office:value-type="string" table:style-name="ce1">
            <text:p>Geranion sanguinei</text:p>
          </table:table-cell>
          <table:table-cell office:value-type="string" table:style-name="ce1">
            <text:p>Trockenwarmer Krautsaum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CD1c</text:p>
          </table:table-cell>
          <table:table-cell office:value-type="string" office:string-value="5.1.1 Geranion sanguinei /  Trockenwarmer Krautsaum" table:formula="of:=CONCATENATE([.A86];&quot; &quot;;[.B86];IF([.B86]=&quot;&quot;;&quot;&quot;;&quot; /  &quot;);[.C86])" table:style-name="ce1">
            <text:p>5.1.1 Geranion sanguinei / <text:s/>Trockenwarm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2</text:p>
          </table:table-cell>
          <table:table-cell office:value-type="string" table:style-name="ce1">
            <text:p>Trifolion medii</text:p>
          </table:table-cell>
          <table:table-cell office:value-type="string" table:style-name="ce1">
            <text:p>Mesophiler Krautsaum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1.2 Trifolion medii /  Mesophiler Krautsaum" table:formula="of:=CONCATENATE([.A87];&quot; &quot;;[.B87];IF([.B87]=&quot;&quot;;&quot;&quot;;&quot; /  &quot;);[.C87])" table:style-name="ce1">
            <text:p>5.1.2 Trifolion medii / <text:s/>Mesophil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3</text:p>
          </table:table-cell>
          <table:table-cell office:value-type="string" table:style-name="ce1">
            <text:p>Convolvulion</text:p>
          </table:table-cell>
          <table:table-cell office:value-type="string" table:style-name="ce1">
            <text:p>Feuchter Krautsaum (Tieflagen)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c</text:p>
          </table:table-cell>
          <table:table-cell office:value-type="string" office:string-value="5.1.3 Convolvulion /  Feuchter Krautsaum (Tieflagen)" table:formula="of:=CONCATENATE([.A88];&quot; &quot;;[.B88];IF([.B88]=&quot;&quot;;&quot;&quot;;&quot; /  &quot;);[.C88])" table:style-name="ce1">
            <text:p>5.1.3 Convolvulion / <text:s/>Feuchter Krautsaum (Tieflag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4</text:p>
          </table:table-cell>
          <table:table-cell office:value-type="string" table:style-name="ce1">
            <text:p>Petasition officinalis</text:p>
          </table:table-cell>
          <table:table-cell office:value-type="string" table:style-name="ce1">
            <text:p>Feuchter Krautsaum (höheren Lagen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5.1.4 Petasition officinalis /  Feuchter Krautsaum (höheren Lagen)" table:formula="of:=CONCATENATE([.A89];&quot; &quot;;[.B89];IF([.B89]=&quot;&quot;;&quot;&quot;;&quot; /  &quot;);[.C89])" table:style-name="ce1">
            <text:p>5.1.4 Petasition officinalis / <text:s/>Feuchter Krautsaum (höheren Lagen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1.5</text:p>
          </table:table-cell>
          <table:table-cell office:value-type="string" table:style-name="ce1">
            <text:p>Aegopodion + Alliarion</text:p>
          </table:table-cell>
          <table:table-cell office:value-type="string" table:style-name="ce1">
            <text:p>Nährstoffreicher Krautsaum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1.5 Aegopodion + Alliarion /  Nährstoffreicher Krautsaum" table:formula="of:=CONCATENATE([.A90];&quot; &quot;;[.B90];IF([.B90]=&quot;&quot;;&quot;&quot;;&quot; /  &quot;);[.C90])" table:style-name="ce1">
            <text:p>5.1.5 Aegopodion + Alliarion / <text:s/>Nährstoffreicher Krautsa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1</text:p>
          </table:table-cell>
          <table:table-cell office:value-type="string" table:style-name="ce1">
            <text:p>Atropion</text:p>
          </table:table-cell>
          <table:table-cell office:value-type="string" table:style-name="ce1">
            <text:p>Kalkreiche Schlag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1 Atropion /  Kalkreiche Schlagflur" table:formula="of:=CONCATENATE([.A91];&quot; &quot;;[.B91];IF([.B91]=&quot;&quot;;&quot;&quot;;&quot; /  &quot;);[.C91])" table:style-name="ce1">
            <text:p>5.2.1 Atropion / <text:s/>Kalkreiche Schlag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2</text:p>
          </table:table-cell>
          <table:table-cell office:value-type="string" table:style-name="ce1">
            <text:p>Epilobion angustifolii</text:p>
          </table:table-cell>
          <table:table-cell office:value-type="string" table:style-name="ce1">
            <text:p>Kalkarme Schlag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2 Epilobion angustifolii /  Kalkarme Schlagflur" table:formula="of:=CONCATENATE([.A92];&quot; &quot;;[.B92];IF([.B92]=&quot;&quot;;&quot;&quot;;&quot; /  &quot;);[.C92])" table:style-name="ce1">
            <text:p>5.2.2 Epilobion angustifolii / <text:s/>Kalkarme Schlag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3</text:p>
          </table:table-cell>
          <table:table-cell office:value-type="string" table:style-name="ce1">
            <text:p>Calamagrostion</text:p>
          </table:table-cell>
          <table:table-cell office:value-type="string" table:style-name="ce1">
            <text:p>Hochgrasflur des Gebirges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3 Calamagrostion /  Hochgrasflur des Gebirges" table:formula="of:=CONCATENATE([.A93];&quot; &quot;;[.B93];IF([.B93]=&quot;&quot;;&quot;&quot;;&quot; /  &quot;);[.C93])" table:style-name="ce1">
            <text:p>5.2.3 Calamagrostion / <text:s/>Hochgras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4</text:p>
          </table:table-cell>
          <table:table-cell office:value-type="string" table:style-name="ce1">
            <text:p>Adenostylion</text:p>
          </table:table-cell>
          <table:table-cell office:value-type="string" table:style-name="ce1">
            <text:p>Hochstaudenflur des Gebirges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4 Adenostylion /  Hochstaudenflur des Gebirges" table:formula="of:=CONCATENATE([.A94];&quot; &quot;;[.B94];IF([.B94]=&quot;&quot;;&quot;&quot;;&quot; /  &quot;);[.C94])" table:style-name="ce1">
            <text:p>5.2.4 Adenostylion / <text:s/>Hochstaudenflur des Gebirg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2.5</text:p>
          </table:table-cell>
          <table:table-cell table:style-name="ce1"/>
          <table:table-cell office:value-type="string" table:style-name="ce1">
            <text:p>Adlerfarn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2.5 Adlerfarnflur" table:formula="of:=CONCATENATE([.A95];&quot; &quot;;[.B95];IF([.B95]=&quot;&quot;;&quot;&quot;;&quot; /  &quot;);[.C95])" table:style-name="ce1">
            <text:p>5.2.5 Adlerfarn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1</text:p>
          </table:table-cell>
          <table:table-cell office:value-type="string" table:style-name="ce1">
            <text:p>Sarothamnion</text:p>
          </table:table-cell>
          <table:table-cell office:value-type="string" table:style-name="ce1">
            <text:p>Besenginster-Gebüsch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1 Sarothamnion /  Besenginster-Gebüsche" table:formula="of:=CONCATENATE([.A96];&quot; &quot;;[.B96];IF([.B96]=&quot;&quot;;&quot;&quot;;&quot; /  &quot;);[.C96])" table:style-name="ce1">
            <text:p>5.3.1 Sarothamnion / <text:s/>Besenginster-Gebüs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2</text:p>
          </table:table-cell>
          <table:table-cell office:value-type="string" table:style-name="ce1">
            <text:p>Berberidion</text:p>
          </table:table-cell>
          <table:table-cell office:value-type="string" table:style-name="ce1">
            <text:p>Trockenwarmes 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3.2 Berberidion /  Trockenwarmes Gebüsch" table:formula="of:=CONCATENATE([.A97];&quot; &quot;;[.B97];IF([.B97]=&quot;&quot;;&quot;&quot;;&quot; /  &quot;);[.C97])" table:style-name="ce1">
            <text:p>5.3.2 Berberidion / <text:s/>Trockenwarmes 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3</text:p>
          </table:table-cell>
          <table:table-cell office:value-type="string" table:style-name="ce1">
            <text:p>Pruno-Rubion</text:p>
          </table:table-cell>
          <table:table-cell office:value-type="string" table:style-name="ce1">
            <text:p>Mesophiles 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3.3 Pruno-Rubion /  Mesophiles Gebüsch" table:formula="of:=CONCATENATE([.A98];&quot; &quot;;[.B98];IF([.B98]=&quot;&quot;;&quot;&quot;;&quot; /  &quot;);[.C98])" table:style-name="ce1">
            <text:p>5.3.3 Pruno-Rubion / <text:s/>Mesophiles 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4</text:p>
          </table:table-cell>
          <table:table-cell table:style-name="ce1"/>
          <table:table-cell office:value-type="string" table:style-name="ce1">
            <text:p>Brombeergestrüpp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4 Brombeergestrüpp" table:formula="of:=CONCATENATE([.A99];&quot; &quot;;[.B99];IF([.B99]=&quot;&quot;;&quot;&quot;;&quot; /  &quot;);[.C99])" table:style-name="ce1">
            <text:p>5.3.4 Brombeergestrüp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5</text:p>
          </table:table-cell>
          <table:table-cell office:value-type="string" table:style-name="ce1">
            <text:p>Sambuco-Salicion</text:p>
          </table:table-cell>
          <table:table-cell office:value-type="string" table:style-name="ce1">
            <text:p>Gebüschreiche Vorwaldgesellschaft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5 Sambuco-Salicion /  Gebüschreiche Vorwaldgesellschaften" table:formula="of:=CONCATENATE([.A100];&quot; &quot;;[.B100];IF([.B100]=&quot;&quot;;&quot;&quot;;&quot; /  &quot;);[.C100])" table:style-name="ce1">
            <text:p>5.3.5 Sambuco-Salicion / <text:s/>Gebüschreiche Vorwaldgesellschaf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6</text:p>
          </table:table-cell>
          <table:table-cell office:value-type="string" table:style-name="ce1">
            <text:p>Salicion elaeagni</text:p>
          </table:table-cell>
          <table:table-cell office:value-type="string" table:style-name="ce1">
            <text:p>Auen-Weidengebüsch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5.3.6 Salicion elaeagni /  Auen-Weidengebüsch" table:formula="of:=CONCATENATE([.A101];&quot; &quot;;[.B101];IF([.B101]=&quot;&quot;;&quot;&quot;;&quot; /  &quot;);[.C101])" table:style-name="ce1">
            <text:p>5.3.6 Salicion elaeagni / <text:s/>Auen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7</text:p>
          </table:table-cell>
          <table:table-cell office:value-type="string" table:style-name="ce1">
            <text:p>Salicion cinereae</text:p>
          </table:table-cell>
          <table:table-cell office:value-type="string" table:style-name="ce1">
            <text:p>Moor-Weidengebüsch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</text:p>
          </table:table-cell>
          <table:table-cell office:value-type="string" office:string-value="5.3.7 Salicion cinereae /  Moor-Weidengebüsch" table:formula="of:=CONCATENATE([.A102];&quot; &quot;;[.B102];IF([.B102]=&quot;&quot;;&quot;&quot;;&quot; /  &quot;);[.C102])" table:style-name="ce1">
            <text:p>5.3.7 Salicion cinereae / <text:s/>Moor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8</text:p>
          </table:table-cell>
          <table:table-cell office:value-type="string" table:style-name="ce1">
            <text:p>Salicenion waldsteinianae</text:p>
          </table:table-cell>
          <table:table-cell office:value-type="string" table:style-name="ce1">
            <text:p>Gebirgs-Weidengebüsch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8 Salicenion waldsteinianae /  Gebirgs-Weidengebüsch" table:formula="of:=CONCATENATE([.A103];&quot; &quot;;[.B103];IF([.B103]=&quot;&quot;;&quot;&quot;;&quot; /  &quot;);[.C103])" table:style-name="ce1">
            <text:p>5.3.8 Salicenion waldsteinianae / <text:s/>Gebirgs-Weidengebüs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3.9</text:p>
          </table:table-cell>
          <table:table-cell office:value-type="string" table:style-name="ce1">
            <text:p>Alnenion viridis</text:p>
          </table:table-cell>
          <table:table-cell office:value-type="string" table:style-name="ce1">
            <text:p>Grünerlengebüsch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3.9 Alnenion viridis /  Grünerlengebüsche" table:formula="of:=CONCATENATE([.A104];&quot; &quot;;[.B104];IF([.B104]=&quot;&quot;;&quot;&quot;;&quot; /  &quot;);[.C104])" table:style-name="ce1">
            <text:p>5.3.9 Alnenion viridis / <text:s/>Grünerlengebüs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1</text:p>
          </table:table-cell>
          <table:table-cell office:value-type="string" table:style-name="ce1">
            <text:p>Calluno-Genistion</text:p>
          </table:table-cell>
          <table:table-cell office:value-type="string" table:style-name="ce1">
            <text:p>Subatlantische Zwergstrauchheide (Ginsterheide)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c</text:p>
          </table:table-cell>
          <table:table-cell office:value-type="string" office:string-value="5.4.1 Calluno-Genistion /  Subatlantische Zwergstrauchheide (Ginsterheide)" table:formula="of:=CONCATENATE([.A105];&quot; &quot;;[.B105];IF([.B105]=&quot;&quot;;&quot;&quot;;&quot; /  &quot;);[.C105])" table:style-name="ce1">
            <text:p>5.4.1 Calluno-Genistion / <text:s/>Subatlantische Zwergstrauchheide (Ginster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2</text:p>
          </table:table-cell>
          <table:table-cell office:value-type="string" table:style-name="ce1">
            <text:p>Juniperion sabinae</text:p>
          </table:table-cell>
          <table:table-cell office:value-type="string" table:style-name="ce1">
            <text:p>Kontinentale Zwergstrauchheide (Sefistrauch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2 Juniperion sabinae /  Kontinentale Zwergstrauchheide (Sefistrauchheide)" table:formula="of:=CONCATENATE([.A106];&quot; &quot;;[.B106];IF([.B106]=&quot;&quot;;&quot;&quot;;&quot; /  &quot;);[.C106])" table:style-name="ce1">
            <text:p>5.4.2 Juniperion sabinae / <text:s/>Kontinentale Zwergstrauchheide (Sefistrauch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3</text:p>
          </table:table-cell>
          <table:table-cell office:value-type="string" table:style-name="ce1">
            <text:p>Ericion</text:p>
          </table:table-cell>
          <table:table-cell office:value-type="string" table:style-name="ce1">
            <text:p>Subalpine Kalkheide (Erika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3 Ericion /  Subalpine Kalkheide (Erikaheide)" table:formula="of:=CONCATENATE([.A107];&quot; &quot;;[.B107];IF([.B107]=&quot;&quot;;&quot;&quot;;&quot; /  &quot;);[.C107])" table:style-name="ce1">
            <text:p>5.4.3 Ericion / <text:s/>Subalpine Kalkheide (Erika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4</text:p>
          </table:table-cell>
          <table:table-cell office:value-type="string" table:style-name="ce1">
            <text:p>Juniperion nanae</text:p>
          </table:table-cell>
          <table:table-cell office:value-type="string" table:style-name="ce1">
            <text:p>Trockene subalpine Zwergstrauchheide (Zwergwacholder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4 Juniperion nanae /  Trockene subalpine Zwergstrauchheide (Zwergwacholderheide)" table:formula="of:=CONCATENATE([.A108];&quot; &quot;;[.B108];IF([.B108]=&quot;&quot;;&quot;&quot;;&quot; /  &quot;);[.C108])" table:style-name="ce1">
            <text:p>5.4.4 Juniperion nanae / <text:s/>Trockene subalpine Zwergstrauchheide (Zwergwacholder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5</text:p>
          </table:table-cell>
          <table:table-cell office:value-type="string" table:style-name="ce1">
            <text:p>Rhododendro-Vaccinion</text:p>
          </table:table-cell>
          <table:table-cell office:value-type="string" table:style-name="ce1">
            <text:p>Mesophile subalpine Zwergstrauchheide (Alpenrosenheide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5 Rhododendro-Vaccinion /  Mesophile subalpine Zwergstrauchheide (Alpenrosenheide)" table:formula="of:=CONCATENATE([.A109];&quot; &quot;;[.B109];IF([.B109]=&quot;&quot;;&quot;&quot;;&quot; /  &quot;);[.C109])" table:style-name="ce1">
            <text:p>5.4.5 Rhododendro-Vaccinion / <text:s/>Mesophile subalpine Zwergstrauchheide (Alpenrosenheid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.4.6</text:p>
          </table:table-cell>
          <table:table-cell office:value-type="string" table:style-name="ce1">
            <text:p>Loiseleurio-Vaccinion</text:p>
          </table:table-cell>
          <table:table-cell office:value-type="string" table:style-name="ce1">
            <text:p>Alpine Windheide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5.4.6 Loiseleurio-Vaccinion /  Alpine Windheide" table:formula="of:=CONCATENATE([.A110];&quot; &quot;;[.B110];IF([.B110]=&quot;&quot;;&quot;&quot;;&quot; /  &quot;);[.C110])" table:style-name="ce1">
            <text:p>5.4.6 Loiseleurio-Vaccinion / <text:s/>Alpine Windhei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1</text:p>
          </table:table-cell>
          <table:table-cell office:value-type="string" table:style-name="ce1">
            <text:p>Alnion glutinosae</text:p>
          </table:table-cell>
          <table:table-cell office:value-type="string" table:style-name="ce1">
            <text:p>Erlen-Bruch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B4</text:p>
          </table:table-cell>
          <table:table-cell office:value-type="string" office:string-value="6.1.1 Alnion glutinosae /  Erlen-Bruchwald" table:formula="of:=CONCATENATE([.A111];&quot; &quot;;[.B111];IF([.B111]=&quot;&quot;;&quot;&quot;;&quot; /  &quot;);[.C111])" table:style-name="ce1">
            <text:p>6.1.1 Alnion glutinosae / <text:s/>Erlen-Bru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2</text:p>
          </table:table-cell>
          <table:table-cell office:value-type="string" table:style-name="ce1">
            <text:p>Salicion albae</text:p>
          </table:table-cell>
          <table:table-cell office:value-type="string" table:style-name="ce1">
            <text:p>Weichholz-Au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B1,B2,B4</text:p>
          </table:table-cell>
          <table:table-cell office:value-type="string" office:string-value="6.1.2 Salicion albae /  Weichholz-Auenwald" table:formula="of:=CONCATENATE([.A112];&quot; &quot;;[.B112];IF([.B112]=&quot;&quot;;&quot;&quot;;&quot; /  &quot;);[.C112])" table:style-name="ce1">
            <text:p>6.1.2 Salicion albae / <text:s/>Weichholz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3</text:p>
          </table:table-cell>
          <table:table-cell office:value-type="string" table:style-name="ce1">
            <text:p>Alnion incanae</text:p>
          </table:table-cell>
          <table:table-cell office:value-type="string" table:style-name="ce1">
            <text:p>Grauerlen-Au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6.1.3 Alnion incanae /  Grauerlen-Auenwald" table:formula="of:=CONCATENATE([.A113];&quot; &quot;;[.B113];IF([.B113]=&quot;&quot;;&quot;&quot;;&quot; /  &quot;);[.C113])" table:style-name="ce1">
            <text:p>6.1.3 Alnion incanae / <text:s/>Grauerlen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3.1</text:p>
          </table:table-cell>
          <table:table-cell office:value-type="string" table:style-name="ce1">
            <text:p>Salicetum pentandrae</text:p>
          </table:table-cell>
          <table:table-cell office:value-type="string" table:style-name="ce1">
            <text:p>Alpen-Weidenauenwald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B4</text:p>
          </table:table-cell>
          <table:table-cell office:value-type="string" office:string-value="6.1.3.1 Salicetum pentandrae /  Alpen-Weidenauenwald" table:formula="of:=CONCATENATE([.A114];&quot; &quot;;[.B114];IF([.B114]=&quot;&quot;;&quot;&quot;;&quot; /  &quot;);[.C114])" table:style-name="ce1">
            <text:p>6.1.3.1 Salicetum pentandrae / <text:s/>Alpen-Weiden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1.4</text:p>
          </table:table-cell>
          <table:table-cell office:value-type="string" table:style-name="ce1">
            <text:p>Fraxinion</text:p>
          </table:table-cell>
          <table:table-cell office:value-type="string" table:style-name="ce1">
            <text:p>Hartholz-Au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1.4 Fraxinion /  Hartholz-Auenwald" table:formula="of:=CONCATENATE([.A115];&quot; &quot;;[.B115];IF([.B115]=&quot;&quot;;&quot;&quot;;&quot; /  &quot;);[.C115])" table:style-name="ce1">
            <text:p>6.1.4 Fraxinion / <text:s/>Hartholz-Au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1</text:p>
          </table:table-cell>
          <table:table-cell office:value-type="string" table:style-name="ce1">
            <text:p>Cephalanthero-Fagenion</text:p>
          </table:table-cell>
          <table:table-cell office:value-type="string" table:style-name="ce1">
            <text:p>Orchide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1 Cephalanthero-Fagenion /  Orchideen-Buchenwald" table:formula="of:=CONCATENATE([.A116];&quot; &quot;;[.B116];IF([.B116]=&quot;&quot;;&quot;&quot;;&quot; /  &quot;);[.C116])" table:style-name="ce1">
            <text:p>6.2.1 Cephalanthero-Fagenion / <text:s/>Orchide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2</text:p>
          </table:table-cell>
          <table:table-cell office:value-type="string" table:style-name="ce1">
            <text:p>Luzulo-Fagenion</text:p>
          </table:table-cell>
          <table:table-cell office:value-type="string" table:style-name="ce1">
            <text:p>Hainsims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2 Luzulo-Fagenion /  Hainsimsen-Buchenwald" table:formula="of:=CONCATENATE([.A117];&quot; &quot;;[.B117];IF([.B117]=&quot;&quot;;&quot;&quot;;&quot; /  &quot;);[.C117])" table:style-name="ce1">
            <text:p>6.2.2 Luzulo-Fagenion / <text:s/>Hainsims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3</text:p>
          </table:table-cell>
          <table:table-cell office:value-type="string" table:style-name="ce1">
            <text:p>Galio-Fagenion</text:p>
          </table:table-cell>
          <table:table-cell office:value-type="string" table:style-name="ce1">
            <text:p>Waldmeister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3 Galio-Fagenion /  Waldmeister-Buchenwald" table:formula="of:=CONCATENATE([.A118];&quot; &quot;;[.B118];IF([.B118]=&quot;&quot;;&quot;&quot;;&quot; /  &quot;);[.C118])" table:style-name="ce1">
            <text:p>6.2.3 Galio-Fagenion / <text:s/>Waldmeister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3.1</text:p>
          </table:table-cell>
          <table:table-cell office:value-type="string" table:style-name="ce1">
            <text:p>Illici-Fagenion</text:p>
          </table:table-cell>
          <table:table-cell office:value-type="string" table:style-name="ce1">
            <text:p>Atlantischer Buch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1,B2,B4</text:p>
          </table:table-cell>
          <table:table-cell office:value-type="string" office:string-value="6.2.3.1 Illici-Fagenion /  Atlantischer Buchenwald" table:formula="of:=CONCATENATE([.A119];&quot; &quot;;[.B119];IF([.B119]=&quot;&quot;;&quot;&quot;;&quot; /  &quot;);[.C119])" table:style-name="ce1">
            <text:p>6.2.3.1 Illici-Fagenion / <text:s/>Atlantischer 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4</text:p>
          </table:table-cell>
          <table:table-cell office:value-type="string" table:style-name="ce1">
            <text:p>Lonicero-Fagenion</text:p>
          </table:table-cell>
          <table:table-cell office:value-type="string" table:style-name="ce1">
            <text:p>Zahnwurz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4 Lonicero-Fagenion /  Zahnwurz-Buchenwald" table:formula="of:=CONCATENATE([.A120];&quot; &quot;;[.B120];IF([.B120]=&quot;&quot;;&quot;&quot;;&quot; /  &quot;);[.C120])" table:style-name="ce1">
            <text:p>6.2.4 Lonicero-Fagenion / <text:s/>Zahnwurz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2.5</text:p>
          </table:table-cell>
          <table:table-cell office:value-type="string" table:style-name="ce1">
            <text:p>Abieti-Fagenion</text:p>
          </table:table-cell>
          <table:table-cell office:value-type="string" table:style-name="ce1">
            <text:p>Tannen-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2.5 Abieti-Fagenion /  Tannen-Buchenwald" table:formula="of:=CONCATENATE([.A121];&quot; &quot;;[.B121];IF([.B121]=&quot;&quot;;&quot;&quot;;&quot; /  &quot;);[.C121])" table:style-name="ce1">
            <text:p>6.2.5 Abieti-Fagenion / <text:s/>Tannen-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1</text:p>
          </table:table-cell>
          <table:table-cell office:value-type="string" table:style-name="ce1">
            <text:p>Lunario-Acerion</text:p>
          </table:table-cell>
          <table:table-cell office:value-type="string" table:style-name="ce1">
            <text:p>Ahorn-Schlucht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1 Lunario-Acerion /  Ahorn-Schluchtwald" table:formula="of:=CONCATENATE([.A122];&quot; &quot;;[.B122];IF([.B122]=&quot;&quot;;&quot;&quot;;&quot; /  &quot;);[.C122])" table:style-name="ce1">
            <text:p>6.3.1 Lunario-Acerion / <text:s/>Ahorn-Schlucht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2</text:p>
          </table:table-cell>
          <table:table-cell office:value-type="string" table:style-name="ce1">
            <text:p>Tilion platyphylli</text:p>
          </table:table-cell>
          <table:table-cell office:value-type="string" table:style-name="ce1">
            <text:p>Linden-Mischwald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B4</text:p>
          </table:table-cell>
          <table:table-cell office:value-type="string" office:string-value="6.3.2 Tilion platyphylli /  Linden-Mischwald" table:formula="of:=CONCATENATE([.A123];&quot; &quot;;[.B123];IF([.B123]=&quot;&quot;;&quot;&quot;;&quot; /  &quot;);[.C123])" table:style-name="ce1">
            <text:p>6.3.2 Tilion platyphylli / <text:s/>Linden-Mis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3</text:p>
          </table:table-cell>
          <table:table-cell office:value-type="string" table:style-name="ce1">
            <text:p>Carpinion</text:p>
          </table:table-cell>
          <table:table-cell office:value-type="string" table:style-name="ce1">
            <text:p>Eichen- Hainbu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3 Carpinion /  Eichen- Hainbuchenwald" table:formula="of:=CONCATENATE([.A124];&quot; &quot;;[.B124];IF([.B124]=&quot;&quot;;&quot;&quot;;&quot; /  &quot;);[.C124])" table:style-name="ce1">
            <text:p>6.3.3 Carpinion / <text:s/>Eichen- Hain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4</text:p>
          </table:table-cell>
          <table:table-cell office:value-type="string" table:style-name="ce1">
            <text:p>Quercion pubescenti-petraeae</text:p>
          </table:table-cell>
          <table:table-cell office:value-type="string" table:style-name="ce1">
            <text:p>Flaumei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4 Quercion pubescenti-petraeae /  Flaumeichenwald" table:formula="of:=CONCATENATE([.A125];&quot; &quot;;[.B125];IF([.B125]=&quot;&quot;;&quot;&quot;;&quot; /  &quot;);[.C125])" table:style-name="ce1">
            <text:p>6.3.4 Quercion pubescenti-petraeae / <text:s/>Flaumei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5</text:p>
          </table:table-cell>
          <table:table-cell office:value-type="string" table:style-name="ce1">
            <text:p>Orno-Ostryon</text:p>
          </table:table-cell>
          <table:table-cell office:value-type="string" table:style-name="ce1">
            <text:p>Hopfenbuch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B1,B2,B4</text:p>
          </table:table-cell>
          <table:table-cell office:value-type="string" office:string-value="6.3.5 Orno-Ostryon /  Hopfenbuchenwald" table:formula="of:=CONCATENATE([.A126];&quot; &quot;;[.B126];IF([.B126]=&quot;&quot;;&quot;&quot;;&quot; /  &quot;);[.C126])" table:style-name="ce1">
            <text:p>6.3.5 Orno-Ostryon / <text:s/>Hopfenbu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6</text:p>
          </table:table-cell>
          <table:table-cell office:value-type="string" table:style-name="ce1">
            <text:p>Quercion robori-petraeae</text:p>
          </table:table-cell>
          <table:table-cell office:value-type="string" table:style-name="ce1">
            <text:p>Saurer Eichenmisch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6 Quercion robori-petraeae /  Saurer Eichenmischwald" table:formula="of:=CONCATENATE([.A127];&quot; &quot;;[.B127];IF([.B127]=&quot;&quot;;&quot;&quot;;&quot; /  &quot;);[.C127])" table:style-name="ce1">
            <text:p>6.3.6 Quercion robori-petraeae / <text:s/>Saurer Eichenmisch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7</text:p>
          </table:table-cell>
          <table:table-cell table:style-name="ce1"/>
          <table:table-cell office:value-type="string" table:style-name="ce1">
            <text:p>Kastani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7 Kastanienwald" table:formula="of:=CONCATENATE([.A128];&quot; &quot;;[.B128];IF([.B128]=&quot;&quot;;&quot;&quot;;&quot; /  &quot;);[.C128])" table:style-name="ce1">
            <text:p>6.3.7 Kastani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8</text:p>
          </table:table-cell>
          <table:table-cell table:style-name="ce1"/>
          <table:table-cell office:value-type="string" table:style-name="ce1">
            <text:p>Laubwald mit immergrünen Sträucher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8 Laubwald mit immergrünen Sträuchern" table:formula="of:=CONCATENATE([.A129];&quot; &quot;;[.B129];IF([.B129]=&quot;&quot;;&quot;&quot;;&quot; /  &quot;);[.C129])" table:style-name="ce1">
            <text:p>6.3.8 Laubwald mit immergrünen Sträuch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3.9</text:p>
          </table:table-cell>
          <table:table-cell office:value-type="string" table:style-name="ce1">
            <text:p>Robinion</text:p>
          </table:table-cell>
          <table:table-cell office:value-type="string" table:style-name="ce1">
            <text:p>Robini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3.9 Robinion /  Robinienwald" table:formula="of:=CONCATENATE([.A130];&quot; &quot;;[.B130];IF([.B130]=&quot;&quot;;&quot;&quot;;&quot; /  &quot;);[.C130])" table:style-name="ce1">
            <text:p>6.3.9 Robinion / <text:s/>Robini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1</text:p>
          </table:table-cell>
          <table:table-cell office:value-type="string" table:style-name="ce1">
            <text:p>Molinio-Pinion</text:p>
          </table:table-cell>
          <table:table-cell office:value-type="string" table:style-name="ce1">
            <text:p>Pfeifengras-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4.1 Molinio-Pinion /  Pfeifengras-Föhrenwald" table:formula="of:=CONCATENATE([.A131];&quot; &quot;;[.B131];IF([.B131]=&quot;&quot;;&quot;&quot;;&quot; /  &quot;);[.C131])" table:style-name="ce1">
            <text:p>6.4.1 Molinio-Pinion / <text:s/>Pfeifengras-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2</text:p>
          </table:table-cell>
          <table:table-cell office:value-type="string" table:style-name="ce1">
            <text:p>Erico-Pinion sylvestris</text:p>
          </table:table-cell>
          <table:table-cell office:value-type="string" table:style-name="ce1">
            <text:p>Subkontinentaler kalkreicher 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4.2 Erico-Pinion sylvestris /  Subkontinentaler kalkreicher Föhrenwald" table:formula="of:=CONCATENATE([.A132];&quot; &quot;;[.B132];IF([.B132]=&quot;&quot;;&quot;&quot;;&quot; /  &quot;);[.C132])" table:style-name="ce1">
            <text:p>6.4.2 Erico-Pinion sylvestris / <text:s/>Subkontinentaler kalkreicher 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2.1</text:p>
          </table:table-cell>
          <table:table-cell office:value-type="string" table:style-name="ce1">
            <text:p>Cytiso-Pinion</text:p>
          </table:table-cell>
          <table:table-cell office:value-type="string" table:style-name="ce1">
            <text:p>Mitteleuropäischer subkontinentaler kalkreicher Föhrenwald (Geissklee-Föhrenwald)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1,B2,B4</text:p>
          </table:table-cell>
          <table:table-cell office:value-type="string" office:string-value="6.4.2.1 Cytiso-Pinion /  Mitteleuropäischer subkontinentaler kalkreicher Föhrenwald (Geissklee-Föhrenwald)" table:formula="of:=CONCATENATE([.A133];&quot; &quot;;[.B133];IF([.B133]=&quot;&quot;;&quot;&quot;;&quot; /  &quot;);[.C133])" table:style-name="ce1">
            <text:p>6.4.2.1 Cytiso-Pinion / <text:s/>Mitteleuropäischer subkontinentaler kalkreicher Föhrenwald (Geissklee-Föhrenwald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3</text:p>
          </table:table-cell>
          <table:table-cell office:value-type="string" table:style-name="ce1">
            <text:p>Ononido-Pinion</text:p>
          </table:table-cell>
          <table:table-cell office:value-type="string" table:style-name="ce1">
            <text:p>Kontinentaler Steppen-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4.3 Ononido-Pinion /  Kontinentaler Steppen-Föhrenwald" table:formula="of:=CONCATENATE([.A134];&quot; &quot;;[.B134];IF([.B134]=&quot;&quot;;&quot;&quot;;&quot; /  &quot;);[.C134])" table:style-name="ce1">
            <text:p>6.4.3 Ononido-Pinion / <text:s/>Kontinentaler Steppen-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4.4</text:p>
          </table:table-cell>
          <table:table-cell office:value-type="string" table:style-name="ce1">
            <text:p>Dicrano-Pinion</text:p>
          </table:table-cell>
          <table:table-cell office:value-type="string" table:style-name="ce1">
            <text:p>Kalkarmer 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4.4 Dicrano-Pinion /  Kalkarmer Föhrenwald" table:formula="of:=CONCATENATE([.A135];&quot; &quot;;[.B135];IF([.B135]=&quot;&quot;;&quot;&quot;;&quot; /  &quot;);[.C135])" table:style-name="ce1">
            <text:p>6.4.4 Dicrano-Pinion / <text:s/>Kalkarmer 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1</text:p>
          </table:table-cell>
          <table:table-cell office:value-type="string" table:style-name="ce1">
            <text:p>Betulion pubescentis</text:p>
          </table:table-cell>
          <table:table-cell office:value-type="string" table:style-name="ce1">
            <text:p>Hochmoor-Birkenwal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B2,B4</text:p>
          </table:table-cell>
          <table:table-cell office:value-type="string" office:string-value="6.5.1 Betulion pubescentis /  Hochmoor-Birkenwald" table:formula="of:=CONCATENATE([.A136];&quot; &quot;;[.B136];IF([.B136]=&quot;&quot;;&quot;&quot;;&quot; /  &quot;);[.C136])" table:style-name="ce1">
            <text:p>6.5.1 Betulion pubescentis / <text:s/>Hochmoor-Birk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2</text:p>
          </table:table-cell>
          <table:table-cell office:value-type="string" table:style-name="ce1">
            <text:p>Ledo-Pinion</text:p>
          </table:table-cell>
          <table:table-cell office:value-type="string" table:style-name="ce1">
            <text:p>Hochmoor-Berg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B4</text:p>
          </table:table-cell>
          <table:table-cell office:value-type="string" office:string-value="6.5.2 Ledo-Pinion /  Hochmoor-Bergföhrenwald" table:formula="of:=CONCATENATE([.A137];&quot; &quot;;[.B137];IF([.B137]=&quot;&quot;;&quot;&quot;;&quot; /  &quot;);[.C137])" table:style-name="ce1">
            <text:p>6.5.2 Ledo-Pinion / <text:s/>Hochmoor-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5.3</text:p>
          </table:table-cell>
          <table:table-cell office:value-type="string" table:style-name="ce1">
            <text:p>Sphagno-Piceetum</text:p>
          </table:table-cell>
          <table:table-cell office:value-type="string" table:style-name="ce1">
            <text:p>Hochmoor-Ficht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5.3 Sphagno-Piceetum /  Hochmoor-Fichtenwald" table:formula="of:=CONCATENATE([.A138];&quot; &quot;;[.B138];IF([.B138]=&quot;&quot;;&quot;&quot;;&quot; /  &quot;);[.C138])" table:style-name="ce1">
            <text:p>6.5.3 Sphagno-Piceetum / <text:s/>Hochmoor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1</text:p>
          </table:table-cell>
          <table:table-cell office:value-type="string" table:style-name="ce1">
            <text:p>Abieti-Piceion</text:p>
          </table:table-cell>
          <table:table-cell office:value-type="string" table:style-name="ce1">
            <text:p>Tannen-Ficht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1 Abieti-Piceion /  Tannen-Fichtenwald" table:formula="of:=CONCATENATE([.A139];&quot; &quot;;[.B139];IF([.B139]=&quot;&quot;;&quot;&quot;;&quot; /  &quot;);[.C139])" table:style-name="ce1">
            <text:p>6.6.1 Abieti-Piceion / <text:s/>Tannen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2</text:p>
          </table:table-cell>
          <table:table-cell office:value-type="string" table:style-name="ce1">
            <text:p>Vaccinio-Piceion</text:p>
          </table:table-cell>
          <table:table-cell office:value-type="string" table:style-name="ce1">
            <text:p>Heidelbeer-Ficht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2 Vaccinio-Piceion /  Heidelbeer-Fichtenwald" table:formula="of:=CONCATENATE([.A140];&quot; &quot;;[.B140];IF([.B140]=&quot;&quot;;&quot;&quot;;&quot; /  &quot;);[.C140])" table:style-name="ce1">
            <text:p>6.6.2 Vaccinio-Piceion / <text:s/>Heidelbeer-Ficht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3</text:p>
          </table:table-cell>
          <table:table-cell office:value-type="string" table:style-name="ce1">
            <text:p>Larici-Pinetum cembrae [Larici-Pinion cembrae]</text:p>
          </table:table-cell>
          <table:table-cell office:value-type="string" table:style-name="ce1">
            <text:p>Lärchen-Arv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3 Larici-Pinetum cembrae [Larici-Pinion cembrae] /  Lärchen-Arvenwald" table:formula="of:=CONCATENATE([.A141];&quot; &quot;;[.B141];IF([.B141]=&quot;&quot;;&quot;&quot;;&quot; /  &quot;);[.C141])" table:style-name="ce1">
            <text:p>6.6.3 Larici-Pinetum cembrae [Larici-Pinion cembrae] / <text:s/>Lärchen-Arv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4</text:p>
          </table:table-cell>
          <table:table-cell table:style-name="ce1"/>
          <table:table-cell office:value-type="string" table:style-name="ce1">
            <text:p>Lärch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4 Lärchenwald" table:formula="of:=CONCATENATE([.A142];&quot; &quot;;[.B142];IF([.B142]=&quot;&quot;;&quot;&quot;;&quot; /  &quot;);[.C142])" table:style-name="ce1">
            <text:p>6.6.4 Lärch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5.1</text:p>
          </table:table-cell>
          <table:table-cell office:value-type="string" table:style-name="ce1">
            <text:p>Vaccinio-Pinion uncinatae</text:p>
          </table:table-cell>
          <table:table-cell office:value-type="string" table:style-name="ce1">
            <text:p>Kalkarmer Bergföhrenwald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B4</text:p>
          </table:table-cell>
          <table:table-cell office:value-type="string" office:string-value="6.6.5.1 Vaccinio-Pinion uncinatae /  Kalkarmer Bergföhrenwald" table:formula="of:=CONCATENATE([.A143];&quot; &quot;;[.B143];IF([.B143]=&quot;&quot;;&quot;&quot;;&quot; /  &quot;);[.C143])" table:style-name="ce1">
            <text:p>6.6.5.1 Vaccinio-Pinion uncinatae / <text:s/>Kalkarmer 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.6.5.2</text:p>
          </table:table-cell>
          <table:table-cell office:value-type="string" table:style-name="ce1">
            <text:p>Erico-Pinion uncinatae</text:p>
          </table:table-cell>
          <table:table-cell office:value-type="string" table:style-name="ce1">
            <text:p>Kalkreicher Bergföhrenwald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6.6.5.2 Erico-Pinion uncinatae /  Kalkreicher Bergföhrenwald" table:formula="of:=CONCATENATE([.A144];&quot; &quot;;[.B144];IF([.B144]=&quot;&quot;;&quot;&quot;;&quot; /  &quot;);[.C144])" table:style-name="ce1">
            <text:p>6.6.5.2 Erico-Pinion uncinatae / <text:s/>Kalkreicher Bergföhrenw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1</text:p>
          </table:table-cell>
          <table:table-cell office:value-type="string" table:style-name="ce1">
            <text:p>Agropyro-Rumicion</text:p>
          </table:table-cell>
          <table:table-cell office:value-type="string" table:style-name="ce1">
            <text:p>Feuchte bis nasse Ruderal- und Pionierstandort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3</text:p>
          </table:table-cell>
          <table:table-cell office:value-type="string" office:string-value="7.1.1 Agropyro-Rumicion /  Feuchte bis nasse Ruderal- und Pionierstandorte" table:formula="of:=CONCATENATE([.A145];&quot; &quot;;[.B145];IF([.B145]=&quot;&quot;;&quot;&quot;;&quot; /  &quot;);[.C145])" table:style-name="ce1">
            <text:p>7.1.1 Agropyro-Rumicion / <text:s/>Feuchte bis nasse Ruderal- und Pionierstand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2</text:p>
          </table:table-cell>
          <table:table-cell office:value-type="string" table:style-name="ce1">
            <text:p>Polygonion avicularis</text:p>
          </table:table-cell>
          <table:table-cell office:value-type="string" table:style-name="ce1">
            <text:p>Trockene Trittfluren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A1,CD1b,CD3a</text:p>
          </table:table-cell>
          <table:table-cell office:value-type="string" office:string-value="7.1.2 Polygonion avicularis /  Trockene Trittfluren" table:formula="of:=CONCATENATE([.A146];&quot; &quot;;[.B146];IF([.B146]=&quot;&quot;;&quot;&quot;;&quot; /  &quot;);[.C146])" table:style-name="ce1">
            <text:p>7.1.2 Polygonion avicularis / <text:s/>Trockene Trittflu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3</text:p>
          </table:table-cell>
          <table:table-cell office:value-type="string" table:style-name="ce1">
            <text:p>Poion supinae</text:p>
          </table:table-cell>
          <table:table-cell office:value-type="string" table:style-name="ce1">
            <text:p>Subalpin-alpine Trittfl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7.1.3 Poion supinae /  Subalpin-alpine Trittflur" table:formula="of:=CONCATENATE([.A147];&quot; &quot;;[.B147];IF([.B147]=&quot;&quot;;&quot;&quot;;&quot; /  &quot;);[.C147])" table:style-name="ce1">
            <text:p>7.1.3 Poion supinae / <text:s/>Subalpin-alpine Tri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4</text:p>
          </table:table-cell>
          <table:table-cell office:value-type="string" table:style-name="ce1">
            <text:p>Sisymbrion</text:p>
          </table:table-cell>
          <table:table-cell office:value-type="string" table:style-name="ce1">
            <text:p>Einjährige Ruderal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 CD1a</text:p>
          </table:table-cell>
          <table:table-cell office:value-type="string" office:string-value="7.1.4 Sisymbrion /  Einjährige Ruderalflur" table:formula="of:=CONCATENATE([.A148];&quot; &quot;;[.B148];IF([.B148]=&quot;&quot;;&quot;&quot;;&quot; /  &quot;);[.C148])" table:style-name="ce1">
            <text:p>7.1.4 Sisymbrion / <text:s/>Einjährig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5</text:p>
          </table:table-cell>
          <table:table-cell office:value-type="string" table:style-name="ce1">
            <text:p>Onopordion</text:p>
          </table:table-cell>
          <table:table-cell office:value-type="string" table:style-name="ce1">
            <text:p>Trockenwarme Ruderalflur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,CD1a,CD3a</text:p>
          </table:table-cell>
          <table:table-cell office:value-type="string" office:string-value="7.1.5 Onopordion /  Trockenwarme Ruderalflur" table:formula="of:=CONCATENATE([.A149];&quot; &quot;;[.B149];IF([.B149]=&quot;&quot;;&quot;&quot;;&quot; /  &quot;);[.C149])" table:style-name="ce1">
            <text:p>7.1.5 Onopordion / <text:s/>Trockenwarm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6</text:p>
          </table:table-cell>
          <table:table-cell office:value-type="string" table:style-name="ce1">
            <text:p>Dauco-Melilotion</text:p>
          </table:table-cell>
          <table:table-cell office:value-type="string" table:style-name="ce1">
            <text:p>Mesophile Ruderal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, CD1a</text:p>
          </table:table-cell>
          <table:table-cell office:value-type="string" office:string-value="7.1.6 Dauco-Melilotion /  Mesophile Ruderalflur" table:formula="of:=CONCATENATE([.A150];&quot; &quot;;[.B150];IF([.B150]=&quot;&quot;;&quot;&quot;;&quot; /  &quot;);[.C150])" table:style-name="ce1">
            <text:p>7.1.6 Dauco-Melilotion / <text:s/>Mesophile Ruderal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7</text:p>
          </table:table-cell>
          <table:table-cell office:value-type="string" table:style-name="ce1">
            <text:p>Rumicion alpini</text:p>
          </table:table-cell>
          <table:table-cell office:value-type="string" table:style-name="ce1">
            <text:p>Alpine Lägerflur (Alpenblackenflur)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7.1.7 Rumicion alpini /  Alpine Lägerflur (Alpenblackenflur)" table:formula="of:=CONCATENATE([.A151];&quot; &quot;;[.B151];IF([.B151]=&quot;&quot;;&quot;&quot;;&quot; /  &quot;);[.C151])" table:style-name="ce1">
            <text:p>7.1.7 Rumicion alpini / <text:s/>Alpine Lägerflur (Alpenblackenflu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1.8</text:p>
          </table:table-cell>
          <table:table-cell office:value-type="string" table:style-name="ce1">
            <text:p>Arction</text:p>
          </table:table-cell>
          <table:table-cell office:value-type="string" table:style-name="ce1">
            <text:p>Lägerflur der Tieflag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7.1.8 Arction /  Lägerflur der Tieflagen" table:formula="of:=CONCATENATE([.A152];&quot; &quot;;[.B152];IF([.B152]=&quot;&quot;;&quot;&quot;;&quot; /  &quot;);[.C152])" table:style-name="ce1">
            <text:p>7.1.8 Arction / <text:s/>Lägerflur der Tiefla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2.1</text:p>
          </table:table-cell>
          <table:table-cell office:value-type="string" table:style-name="ce1">
            <text:p>Centrantho-Parietarion</text:p>
          </table:table-cell>
          <table:table-cell office:value-type="string" table:style-name="ce1">
            <text:p>Trockenmauern, Lesesteinhaufen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7.2.1 Centrantho-Parietarion /  Trockenmauern, Lesesteinhaufen" table:formula="of:=CONCATENATE([.A153];&quot; &quot;;[.B153];IF([.B153]=&quot;&quot;;&quot;&quot;;&quot; /  &quot;);[.C153])" table:style-name="ce1">
            <text:p>7.2.1 Centrantho-Parietarion / <text:s/>Trockenmauern, Lesesteinhauf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.2.2</text:p>
          </table:table-cell>
          <table:table-cell office:value-type="string" table:style-name="ce1">
            <text:p>Saginion rocumbentis</text:p>
          </table:table-cell>
          <table:table-cell office:value-type="string" table:style-name="ce1">
            <text:p>Steinpflaster-Trittflu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A1</text:p>
          </table:table-cell>
          <table:table-cell office:value-type="string" office:string-value="7.2.2 Saginion rocumbentis /  Steinpflaster-Trittflur" table:formula="of:=CONCATENATE([.A154];&quot; &quot;;[.B154];IF([.B154]=&quot;&quot;;&quot;&quot;;&quot; /  &quot;);[.C154])" table:style-name="ce1">
            <text:p>7.2.2 Saginion rocumbentis / <text:s/>Steinpflaster-Trittfl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1</text:p>
          </table:table-cell>
          <table:table-cell table:style-name="ce1"/>
          <table:table-cell office:value-type="string" table:style-name="ce1">
            <text:p>Baumschule aus Laubgehöl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1 Baumschule aus Laubgehölzen" table:formula="of:=CONCATENATE([.A155];&quot; &quot;;[.B155];IF([.B155]=&quot;&quot;;&quot;&quot;;&quot; /  &quot;);[.C155])" table:style-name="ce1">
            <text:p>8.1.1 Baumschule aus Laubgehöl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2</text:p>
          </table:table-cell>
          <table:table-cell table:style-name="ce1"/>
          <table:table-cell office:value-type="string" table:style-name="ce1">
            <text:p>Baumschule aus Nadelgehölz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2 Baumschule aus Nadelgehölzen" table:formula="of:=CONCATENATE([.A156];&quot; &quot;;[.B156];IF([.B156]=&quot;&quot;;&quot;&quot;;&quot; /  &quot;);[.C156])" table:style-name="ce1">
            <text:p>8.1.2 Baumschule aus Nadelgehölz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3</text:p>
          </table:table-cell>
          <table:table-cell table:style-name="ce1"/>
          <table:table-cell office:value-type="string" table:style-name="ce1">
            <text:p>Kastanienhain (ohne Unterholz)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8.1.3 Kastanienhain (ohne Unterholz)" table:formula="of:=CONCATENATE([.A157];&quot; &quot;;[.B157];IF([.B157]=&quot;&quot;;&quot;&quot;;&quot; /  &quot;);[.C157])" table:style-name="ce1">
            <text:p>8.1.3 Kastanienhain (ohne Unterholz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4</text:p>
          </table:table-cell>
          <table:table-cell table:style-name="ce1"/>
          <table:table-cell office:value-type="string" table:style-name="ce1">
            <text:p>Hochstammobstgart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A1</text:p>
          </table:table-cell>
          <table:table-cell office:value-type="string" office:string-value="8.1.4 Hochstammobstgarten" table:formula="of:=CONCATENATE([.A158];&quot; &quot;;[.B158];IF([.B158]=&quot;&quot;;&quot;&quot;;&quot; /  &quot;);[.C158])" table:style-name="ce1">
            <text:p>8.1.4 Hochstammobstgar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5</text:p>
          </table:table-cell>
          <table:table-cell table:style-name="ce1"/>
          <table:table-cell office:value-type="string" table:style-name="ce1">
            <text:p>Niederstammobstgarten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5 Niederstammobstgarten" table:formula="of:=CONCATENATE([.A159];&quot; &quot;;[.B159];IF([.B159]=&quot;&quot;;&quot;&quot;;&quot; /  &quot;);[.C159])" table:style-name="ce1">
            <text:p>8.1.5 Niederstammobstgar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6</text:p>
          </table:table-cell>
          <table:table-cell table:style-name="ce1"/>
          <table:table-cell office:value-type="string" table:style-name="ce1">
            <text:p>Rebberg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3a</text:p>
          </table:table-cell>
          <table:table-cell office:value-type="string" office:string-value="8.1.6 Rebberg" table:formula="of:=CONCATENATE([.A160];&quot; &quot;;[.B160];IF([.B160]=&quot;&quot;;&quot;&quot;;&quot; /  &quot;);[.C160])" table:style-name="ce1">
            <text:p>8.1.6 Rebbe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1.7</text:p>
          </table:table-cell>
          <table:table-cell table:style-name="ce1"/>
          <table:table-cell office:value-type="string" table:style-name="ce1">
            <text:p>Beerenkultu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1.7 Beerenkultur" table:formula="of:=CONCATENATE([.A161];&quot; &quot;;[.B161];IF([.B161]=&quot;&quot;;&quot;&quot;;&quot; /  &quot;);[.C161])" table:style-name="ce1">
            <text:p>8.1.7 Beerenkult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1.1</text:p>
          </table:table-cell>
          <table:table-cell office:value-type="string" table:style-name="ce1">
            <text:p>Aphanion</text:p>
          </table:table-cell>
          <table:table-cell office:value-type="string" table:style-name="ce1">
            <text:p>Kalkarme Getreideäcke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D1a</text:p>
          </table:table-cell>
          <table:table-cell office:value-type="string" office:string-value="8.2.1.1 Aphanion /  Kalkarme Getreideäcker" table:formula="of:=CONCATENATE([.A162];&quot; &quot;;[.B162];IF([.B162]=&quot;&quot;;&quot;&quot;;&quot; /  &quot;);[.C162])" table:style-name="ce1">
            <text:p>8.2.1.1 Aphanion / <text:s/>Kalkarme Getreideä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1.2</text:p>
          </table:table-cell>
          <table:table-cell office:value-type="string" table:style-name="ce1">
            <text:p>Caucalidion</text:p>
          </table:table-cell>
          <table:table-cell office:value-type="string" table:style-name="ce1">
            <text:p>Kalkreiche Getreideäcke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D1a</text:p>
          </table:table-cell>
          <table:table-cell office:value-type="string" office:string-value="8.2.1.2 Caucalidion /  Kalkreiche Getreideäcker" table:formula="of:=CONCATENATE([.A163];&quot; &quot;;[.B163];IF([.B163]=&quot;&quot;;&quot;&quot;;&quot; /  &quot;);[.C163])" table:style-name="ce1">
            <text:p>8.2.1.2 Caucalidion / <text:s/>Kalkreiche Getreideä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1</text:p>
          </table:table-cell>
          <table:table-cell office:value-type="string" table:style-name="ce1">
            <text:p>Polygono-Chenopodion</text:p>
          </table:table-cell>
          <table:table-cell office:value-type="string" table:style-name="ce1">
            <text:p>Kalkarmer, lehmiger Hackfruchtacker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office:string-value="8.2.3.1 Polygono-Chenopodion /  Kalkarmer, lehmiger Hackfruchtacker" table:formula="of:=CONCATENATE([.A164];&quot; &quot;;[.B164];IF([.B164]=&quot;&quot;;&quot;&quot;;&quot; /  &quot;);[.C164])" table:style-name="ce1">
            <text:p>8.2.3.1 Polygono-Chenopodion / <text:s/>Kalkarmer, lehmig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2</text:p>
          </table:table-cell>
          <table:table-cell office:value-type="string" table:style-name="ce1">
            <text:p>Fumario-Euphorbion</text:p>
          </table:table-cell>
          <table:table-cell office:value-type="string" table:style-name="ce1">
            <text:p>Kalkreicher, lehmiger Hackfruchtack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b</text:p>
          </table:table-cell>
          <table:table-cell office:value-type="string" office:string-value="8.2.3.2 Fumario-Euphorbion /  Kalkreicher, lehmiger Hackfruchtacker" table:formula="of:=CONCATENATE([.A165];&quot; &quot;;[.B165];IF([.B165]=&quot;&quot;;&quot;&quot;;&quot; /  &quot;);[.C165])" table:style-name="ce1">
            <text:p>8.2.3.2 Fumario-Euphorbion / <text:s/>Kalkreicher, lehmig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3</text:p>
          </table:table-cell>
          <table:table-cell office:value-type="string" table:style-name="ce1">
            <text:p>Panico-Setarion</text:p>
          </table:table-cell>
          <table:table-cell office:value-type="string" table:style-name="ce1">
            <text:p>Kalkarmer, trockener Hackfruchtacker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CD1a</text:p>
          </table:table-cell>
          <table:table-cell office:value-type="string" office:string-value="8.2.3.3 Panico-Setarion /  Kalkarmer, trockener Hackfruchtacker" table:formula="of:=CONCATENATE([.A166];&quot; &quot;;[.B166];IF([.B166]=&quot;&quot;;&quot;&quot;;&quot; /  &quot;);[.C166])" table:style-name="ce1">
            <text:p>8.2.3.3 Panico-Setarion / <text:s/>Kalkarmer, trockener Hackfruchtac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.2.3.4</text:p>
          </table:table-cell>
          <table:table-cell office:value-type="string" table:style-name="ce1">
            <text:p>Eragrostion</text:p>
          </table:table-cell>
          <table:table-cell office:value-type="string" table:style-name="ce1">
            <text:p>Kalkreicher, trockener Hackfruchtacker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CD1b</text:p>
          </table:table-cell>
          <table:table-cell office:value-type="string" office:string-value="8.2.3.4 Eragrostion /  Kalkreicher, trockener Hackfruchtacker" table:formula="of:=CONCATENATE([.A167];&quot; &quot;;[.B167];IF([.B167]=&quot;&quot;;&quot;&quot;;&quot; /  &quot;);[.C167])" table:style-name="ce1">
            <text:p>8.2.3.4 Eragrostion / <text:s/>Kalkreicher, trockener Hackfruchtacker</text:p>
          </table:table-cell>
          <table:table-cell table:number-columns-repeated="16378"/>
        </table:table-row>
        <table:table-row table:number-rows-repeated="10484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charter" svg:font-family="&quot;Bitstream charter&quot;"/>
    <style:font-face style:name="Liberation Serif" svg:font-family="&quot;Liberation Serif&quot;"/>
    <style:font-face style:name="Times New Roman" svg:font-family="&quot;Times New Roman&quot;"/>
    <style:font-face style:name="Calibri1" svg:font-family="Calibri1"/>
    <style:font-face style:name="宋体" svg:font-family="宋体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2-27T14:20:43Z</meta:creation-date>
    <dc:date>2020-04-13T09:15:12Z</dc:date>
    <meta:editing-cycles>2</meta:editing-cycles>
    <meta:editing-duration>PT2777S</meta:editing-duration>
  </office:meta>
</office:document-meta>
</file>